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B4000002C3CC7C36352E1B142D.png" manifest:media-type="image/png"/>
  <manifest:file-entry manifest:full-path="Pictures/100002010000034D000004B6D521B309A0889E2C.png" manifest:media-type="image/png"/>
  <manifest:file-entry manifest:full-path="Pictures/1000020100000226000002831589420E8C76DDE2.png" manifest:media-type="image/png"/>
  <manifest:file-entry manifest:full-path="Pictures/10000201000001C20000027E6DA4CD78621B3A9C.png" manifest:media-type="image/png"/>
  <manifest:file-entry manifest:full-path="Pictures/1000020100001425000003D4CCF62FDB73637BF5.png" manifest:media-type="image/png"/>
  <manifest:file-entry manifest:full-path="Pictures/1000020100000492000004924D96295B5E94EBDB.png" manifest:media-type="image/png"/>
  <manifest:file-entry manifest:full-path="Pictures/10000000000003840000027C7B5CBF52C24F085C.jpg" manifest:media-type="image/jpeg"/>
  <manifest:file-entry manifest:full-path="Pictures/10000201000009B000000DB4E80C144FB765BA3E.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Algerian1" svg:font-family="Algerian" style:font-family-generic="decorative"/>
    <style:font-face style:name="Arial3" svg:font-family="Arial" style:font-family-generic="swiss"/>
    <style:font-face style:name="arial2" svg:font-family="arial" style:font-adornments="Bold" style:font-family-generic="swiss"/>
    <style:font-face style:name="arial3" svg:font-family="arial" style:font-adornments="Gras" style:font-family-generic="swiss"/>
    <style:font-face style:name="arial" svg:font-family="arial" style:font-adornments="Normal" style:font-family-generic="swiss"/>
    <style:font-face style:name="arial1" svg:font-family="arial" style:font-adornments="Regular" style:font-family-generic="swiss"/>
    <style:font-face style:name="Liberation Mono" svg:font-family="'Liberation Mono'" style:font-family-generic="modern" style:font-pitch="fixed"/>
    <style:font-face style:name="NSimSun" svg:font-family="NSimSun" style:font-family-generic="modern" style:font-pitch="fixed"/>
    <style:font-face style:name="Noto Sans Mono CJK SC" svg:font-family="'Noto Sans Mono CJK SC'" style:font-family-generic="modern" style:font-pitch="fixed"/>
    <style:font-face style:name="Algerian2" svg:font-family="Algerian" style:font-family-generic="decorative" style:font-pitch="variable"/>
    <style:font-face style:name="Algerian" svg:font-family="Algerian"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Liberation Serif" svg:font-family="'Liberation Serif'" style:font-family-generic="roman" style:font-pitch="variable"/>
    <style:font-face style:name="Liberation Serif2" svg:font-family="'Liberation Serif'" style:font-adornments="Gras" style:font-family-generic="roman" style:font-pitch="variable"/>
    <style:font-face style:name="Liberation Serif1" svg:font-family="'Liberation Serif'" style:font-adornments="Normal" style:font-family-generic="roman" style:font-pitch="variable"/>
    <style:font-face style:name="Arial" svg:font-family="Arial" style:font-family-generic="swiss" style:font-pitch="variable"/>
    <style:font-face style:name="Arial2" svg:font-family="Arial" style:font-adornments="Gras" style:font-family-generic="swiss" style:font-pitch="variable"/>
    <style:font-face style:name="Arial1" svg:font-family="Arial" style:font-adornments="Normal" style:font-family-generic="swiss" style:font-pitch="variable"/>
    <style:font-face style:name="Calibri1" svg:font-family="Calibri" style:font-adornments="Normal"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Times New Roman" svg:font-family="'Times New Roman'" style:font-family-generic="system" style:font-pitch="variable"/>
    <style:font-face style:name="Yu Gothic Light" svg:font-family="'Yu Gothic Light'" style:font-family-generic="system" style:font-pitch="variable"/>
    <style:font-face style:name="Yu Mincho" svg:font-family="'Yu Mincho'" style:font-family-generic="system" style:font-pitch="variable"/>
  </office:font-face-decls>
  <office:automatic-styles>
    <style:style style:name="StatsPhussilian" style:family="table">
      <style:table-properties style:width="8.251cm" table:align="margins" style:may-break-between-rows="true" table:border-model="collapsing"/>
    </style:style>
    <style:style style:name="StatsPhussilian.A" style:family="table-column">
      <style:table-column-properties style:column-width="4.126cm" style:rel-column-width="32767*"/>
    </style:style>
    <style:style style:name="StatsPhussilian.B" style:family="table-column">
      <style:table-column-properties style:column-width="4.126cm" style:rel-column-width="32768*"/>
    </style:style>
    <style:style style:name="StatsPhussilian.1" style:family="table-row">
      <style:table-row-properties fo:keep-together="auto"/>
    </style:style>
    <style:style style:name="StatsPhussilian.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StatsPhussilian.A2" style:family="table-cell">
      <style:table-cell-properties style:vertical-align="middle" fo:background-color="transparent" fo:padding="0cm" fo:border="none" style:writing-mode="page">
        <style:background-image/>
      </style:table-cell-properties>
    </style:style>
    <style:style style:name="StatsPhussilian.B2" style:family="table-cell" style:data-style-name="N10000">
      <style:table-cell-properties style:vertical-align="middle" fo:background-color="transparent" fo:padding="0cm" fo:border="none" style:writing-mode="page">
        <style:background-image/>
      </style:table-cell-properties>
    </style:style>
    <style:style style:name="StatsPhussilian.8" style:family="table-row">
      <style:table-row-properties style:min-row-height="0.815cm" fo:keep-together="auto"/>
    </style:style>
    <style:style style:name="StatsPhussilian.A8" style:family="table-cell">
      <style:table-cell-properties style:vertical-align="middle" fo:background-color="transparent" fo:padding="0.097cm" fo:border="none" style:writing-mode="page">
        <style:background-image/>
      </style:table-cell-properties>
    </style:style>
    <style:style style:name="StatsPhussilian.B8" style:family="table-cell" style:data-style-name="N10000">
      <style:table-cell-properties style:vertical-align="middle" fo:background-color="transparent" fo:padding="0.097cm" fo:border="none" style:writing-mode="page">
        <style:background-image/>
      </style:table-cell-properties>
    </style:style>
    <style:style style:name="StatsPhussilian.A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StatsPhussilian.B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2" style:family="table">
      <style:table-properties style:width="8.251cm" table:align="margins" style:may-break-between-rows="true" table:border-model="collapsing"/>
    </style:style>
    <style:style style:name="Tableau2.A" style:family="table-column">
      <style:table-column-properties style:column-width="4.126cm" style:rel-column-width="32767*"/>
    </style:style>
    <style:style style:name="Tableau2.B" style:family="table-column">
      <style:table-column-properties style:column-width="4.126cm" style:rel-column-width="32768*"/>
    </style:style>
    <style:style style:name="Tableau2.1" style:family="table-row">
      <style:table-row-properties fo:keep-together="auto"/>
    </style:style>
    <style:style style:name="Tableau2.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eau2.A2" style:family="table-cell">
      <style:table-cell-properties style:vertical-align="middle" fo:background-color="transparent" fo:padding="0cm" fo:border="none" style:writing-mode="page">
        <style:background-image/>
      </style:table-cell-properties>
    </style:style>
    <style:style style:name="Tableau2.B4" style:family="table-cell" style:data-style-name="N10000">
      <style:table-cell-properties style:vertical-align="middle" fo:background-color="transparent" fo:padding="0cm" fo:border="none" style:writing-mode="page">
        <style:background-image/>
      </style:table-cell-properties>
    </style:style>
    <style:style style:name="Tableau2.8" style:family="table-row">
      <style:table-row-properties style:min-row-height="0.815cm" fo:keep-together="auto"/>
    </style:style>
    <style:style style:name="Tableau2.A8" style:family="table-cell">
      <style:table-cell-properties style:vertical-align="middle" fo:background-color="transparent" fo:padding="0.097cm" fo:border="none" style:writing-mode="page">
        <style:background-image/>
      </style:table-cell-properties>
    </style:style>
    <style:style style:name="Tableau2.B8" style:family="table-cell" style:data-style-name="N10000">
      <style:table-cell-properties style:vertical-align="middle" fo:background-color="transparent" fo:padding="0.097cm" fo:border="none" style:writing-mode="page">
        <style:background-image/>
      </style:table-cell-properties>
    </style:style>
    <style:style style:name="Tableau2.A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2.B9" style:family="table-cell" style:data-style-name="N10000">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1" style:family="table">
      <style:table-properties style:width="8.251cm" table:align="margins" style:may-break-between-rows="true" table:border-model="collapsing"/>
    </style:style>
    <style:style style:name="Tableau1.A" style:family="table-column">
      <style:table-column-properties style:column-width="4.126cm" style:rel-column-width="32767*"/>
    </style:style>
    <style:style style:name="Tableau1.B" style:family="table-column">
      <style:table-column-properties style:column-width="4.126cm" style:rel-column-width="32768*"/>
    </style:style>
    <style:style style:name="Tableau1.1" style:family="table-row">
      <style:table-row-properties fo:keep-together="auto"/>
    </style:style>
    <style:style style:name="Tableau1.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eau1.A2" style:family="table-cell">
      <style:table-cell-properties style:vertical-align="middle" fo:background-color="transparent" fo:padding="0cm" fo:border="none" style:writing-mode="page">
        <style:background-image/>
      </style:table-cell-properties>
    </style:style>
    <style:style style:name="Tableau1.B4" style:family="table-cell" style:data-style-name="N10000">
      <style:table-cell-properties style:vertical-align="middle" fo:background-color="transparent" fo:padding="0cm" fo:border="none" style:writing-mode="page">
        <style:background-image/>
      </style:table-cell-properties>
    </style:style>
    <style:style style:name="Tableau1.8" style:family="table-row">
      <style:table-row-properties style:min-row-height="0.815cm" fo:keep-together="auto"/>
    </style:style>
    <style:style style:name="Tableau1.A8" style:family="table-cell">
      <style:table-cell-properties style:vertical-align="middle" fo:background-color="transparent" fo:padding="0.097cm" fo:border="none" style:writing-mode="page">
        <style:background-image/>
      </style:table-cell-properties>
    </style:style>
    <style:style style:name="Tableau1.B8" style:family="table-cell" style:data-style-name="N10000">
      <style:table-cell-properties style:vertical-align="middle" fo:background-color="transparent" fo:padding="0.097cm" fo:border="none" style:writing-mode="page">
        <style:background-image/>
      </style:table-cell-properties>
    </style:style>
    <style:style style:name="Tableau1.A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1.B9" style:family="table-cell" style:data-style-name="N10000">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7" style:family="table">
      <style:table-properties style:width="8.251cm" table:align="margins" style:may-break-between-rows="true" table:border-model="collapsing"/>
    </style:style>
    <style:style style:name="Tableau7.A" style:family="table-column">
      <style:table-column-properties style:column-width="4.126cm" style:rel-column-width="32767*"/>
    </style:style>
    <style:style style:name="Tableau7.B" style:family="table-column">
      <style:table-column-properties style:column-width="4.126cm" style:rel-column-width="32768*"/>
    </style:style>
    <style:style style:name="Tableau7.1" style:family="table-row">
      <style:table-row-properties fo:keep-together="auto"/>
    </style:style>
    <style:style style:name="Tableau7.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eau7.A2" style:family="table-cell">
      <style:table-cell-properties style:vertical-align="middle" fo:background-color="transparent" fo:padding="0cm" fo:border="none" style:writing-mode="page">
        <style:background-image/>
      </style:table-cell-properties>
    </style:style>
    <style:style style:name="Tableau7.B4" style:family="table-cell" style:data-style-name="N10000">
      <style:table-cell-properties style:vertical-align="middle" fo:background-color="transparent" fo:padding="0cm" fo:border="none" style:writing-mode="page">
        <style:background-image/>
      </style:table-cell-properties>
    </style:style>
    <style:style style:name="Tableau7.8" style:family="table-row">
      <style:table-row-properties style:min-row-height="0.815cm" fo:keep-together="auto"/>
    </style:style>
    <style:style style:name="Tableau7.A8" style:family="table-cell">
      <style:table-cell-properties style:vertical-align="middle" fo:background-color="transparent" fo:padding="0.097cm" fo:border="none" style:writing-mode="page">
        <style:background-image/>
      </style:table-cell-properties>
    </style:style>
    <style:style style:name="Tableau7.B8" style:family="table-cell" style:data-style-name="N10000">
      <style:table-cell-properties style:vertical-align="middle" fo:background-color="transparent" fo:padding="0.097cm" fo:border="none" style:writing-mode="page">
        <style:background-image/>
      </style:table-cell-properties>
    </style:style>
    <style:style style:name="Tableau7.A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7.B9" style:family="table-cell" style:data-style-name="N10000">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3" style:family="table">
      <style:table-properties style:width="8.251cm" table:align="margins" style:may-break-between-rows="true" table:border-model="collapsing"/>
    </style:style>
    <style:style style:name="Tableau3.A" style:family="table-column">
      <style:table-column-properties style:column-width="4.126cm" style:rel-column-width="32767*"/>
    </style:style>
    <style:style style:name="Tableau3.B" style:family="table-column">
      <style:table-column-properties style:column-width="4.126cm" style:rel-column-width="32768*"/>
    </style:style>
    <style:style style:name="Tableau3.1" style:family="table-row">
      <style:table-row-properties fo:keep-together="auto"/>
    </style:style>
    <style:style style:name="Tableau3.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eau3.A2" style:family="table-cell">
      <style:table-cell-properties style:vertical-align="middle" fo:background-color="transparent" fo:padding="0cm" fo:border="none" style:writing-mode="page">
        <style:background-image/>
      </style:table-cell-properties>
    </style:style>
    <style:style style:name="Tableau3.B4" style:family="table-cell" style:data-style-name="N10000">
      <style:table-cell-properties style:vertical-align="middle" fo:background-color="transparent" fo:padding="0cm" fo:border="none" style:writing-mode="page">
        <style:background-image/>
      </style:table-cell-properties>
    </style:style>
    <style:style style:name="Tableau3.8" style:family="table-row">
      <style:table-row-properties style:min-row-height="0.815cm" fo:keep-together="auto"/>
    </style:style>
    <style:style style:name="Tableau3.A8" style:family="table-cell">
      <style:table-cell-properties style:vertical-align="middle" fo:background-color="transparent" fo:padding="0.097cm" fo:border="none" style:writing-mode="page">
        <style:background-image/>
      </style:table-cell-properties>
    </style:style>
    <style:style style:name="Tableau3.B8" style:family="table-cell" style:data-style-name="N10000">
      <style:table-cell-properties style:vertical-align="middle" fo:background-color="transparent" fo:padding="0.097cm" fo:border="none" style:writing-mode="page">
        <style:background-image/>
      </style:table-cell-properties>
    </style:style>
    <style:style style:name="Tableau3.A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3.B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4" style:family="table">
      <style:table-properties style:width="8.251cm" table:align="margins" style:may-break-between-rows="true" table:border-model="collapsing"/>
    </style:style>
    <style:style style:name="Tableau4.A" style:family="table-column">
      <style:table-column-properties style:column-width="4.126cm" style:rel-column-width="32767*"/>
    </style:style>
    <style:style style:name="Tableau4.B" style:family="table-column">
      <style:table-column-properties style:column-width="4.126cm" style:rel-column-width="32768*"/>
    </style:style>
    <style:style style:name="Tableau4.1" style:family="table-row">
      <style:table-row-properties fo:keep-together="auto"/>
    </style:style>
    <style:style style:name="Tableau4.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eau4.A2" style:family="table-cell">
      <style:table-cell-properties style:vertical-align="middle" fo:background-color="transparent" fo:padding="0cm" fo:border="none" style:writing-mode="page">
        <style:background-image/>
      </style:table-cell-properties>
    </style:style>
    <style:style style:name="Tableau4.B4" style:family="table-cell" style:data-style-name="N10000">
      <style:table-cell-properties style:vertical-align="middle" fo:background-color="transparent" fo:padding="0cm" fo:border="none" style:writing-mode="page">
        <style:background-image/>
      </style:table-cell-properties>
    </style:style>
    <style:style style:name="Tableau4.8" style:family="table-row">
      <style:table-row-properties style:min-row-height="0.815cm" fo:keep-together="auto"/>
    </style:style>
    <style:style style:name="Tableau4.A8" style:family="table-cell">
      <style:table-cell-properties style:vertical-align="middle" fo:background-color="transparent" fo:padding="0.097cm" fo:border="none" style:writing-mode="page">
        <style:background-image/>
      </style:table-cell-properties>
    </style:style>
    <style:style style:name="Tableau4.B8" style:family="table-cell" style:data-style-name="N10000">
      <style:table-cell-properties style:vertical-align="middle" fo:background-color="transparent" fo:padding="0.097cm" fo:border="none" style:writing-mode="page">
        <style:background-image/>
      </style:table-cell-properties>
    </style:style>
    <style:style style:name="Tableau4.A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4.B9" style:family="table-cell" style:data-style-name="N10000">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5" style:family="table">
      <style:table-properties style:width="8.251cm" table:align="margins" style:may-break-between-rows="true" table:border-model="collapsing"/>
    </style:style>
    <style:style style:name="Tableau5.A" style:family="table-column">
      <style:table-column-properties style:column-width="4.126cm" style:rel-column-width="32767*"/>
    </style:style>
    <style:style style:name="Tableau5.B" style:family="table-column">
      <style:table-column-properties style:column-width="4.126cm" style:rel-column-width="32768*"/>
    </style:style>
    <style:style style:name="Tableau5.1" style:family="table-row">
      <style:table-row-properties fo:keep-together="auto"/>
    </style:style>
    <style:style style:name="Tableau5.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eau5.A2" style:family="table-cell">
      <style:table-cell-properties style:vertical-align="middle" fo:background-color="transparent" fo:padding="0cm" fo:border="none" style:writing-mode="page">
        <style:background-image/>
      </style:table-cell-properties>
    </style:style>
    <style:style style:name="Tableau5.B4" style:family="table-cell" style:data-style-name="N10000">
      <style:table-cell-properties style:vertical-align="middle" fo:background-color="transparent" fo:padding="0cm" fo:border="none" style:writing-mode="page">
        <style:background-image/>
      </style:table-cell-properties>
    </style:style>
    <style:style style:name="Tableau5.8" style:family="table-row">
      <style:table-row-properties style:min-row-height="0.815cm" fo:keep-together="auto"/>
    </style:style>
    <style:style style:name="Tableau5.A8" style:family="table-cell">
      <style:table-cell-properties style:vertical-align="middle" fo:background-color="transparent" fo:padding="0.097cm" fo:border="none" style:writing-mode="page">
        <style:background-image/>
      </style:table-cell-properties>
    </style:style>
    <style:style style:name="Tableau5.B8" style:family="table-cell" style:data-style-name="N10000">
      <style:table-cell-properties style:vertical-align="middle" fo:background-color="transparent" fo:padding="0.097cm" fo:border="none" style:writing-mode="page">
        <style:background-image/>
      </style:table-cell-properties>
    </style:style>
    <style:style style:name="Tableau5.A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5.B9" style:family="table-cell" style:data-style-name="N10000">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6" style:family="table">
      <style:table-properties style:width="8.251cm" table:align="margins" style:may-break-between-rows="true" table:border-model="collapsing"/>
    </style:style>
    <style:style style:name="Tableau6.A" style:family="table-column">
      <style:table-column-properties style:column-width="4.126cm" style:rel-column-width="32767*"/>
    </style:style>
    <style:style style:name="Tableau6.B" style:family="table-column">
      <style:table-column-properties style:column-width="4.126cm" style:rel-column-width="32768*"/>
    </style:style>
    <style:style style:name="Tableau6.1" style:family="table-row">
      <style:table-row-properties fo:keep-together="auto"/>
    </style:style>
    <style:style style:name="Tableau6.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eau6.A2" style:family="table-cell">
      <style:table-cell-properties style:vertical-align="middle" fo:background-color="transparent" fo:padding="0cm" fo:border="none" style:writing-mode="page">
        <style:background-image/>
      </style:table-cell-properties>
    </style:style>
    <style:style style:name="Tableau6.4" style:family="table-row">
      <style:table-row-properties style:min-row-height="0.716cm" fo:keep-together="auto"/>
    </style:style>
    <style:style style:name="Tableau6.B4" style:family="table-cell" style:data-style-name="N10000">
      <style:table-cell-properties style:vertical-align="middle" fo:background-color="transparent" fo:padding="0cm" fo:border="none" style:writing-mode="page">
        <style:background-image/>
      </style:table-cell-properties>
    </style:style>
    <style:style style:name="Tableau6.8" style:family="table-row">
      <style:table-row-properties style:min-row-height="0.815cm" fo:keep-together="auto"/>
    </style:style>
    <style:style style:name="Tableau6.A8" style:family="table-cell">
      <style:table-cell-properties style:vertical-align="middle" fo:background-color="transparent" fo:padding="0.097cm" fo:border="none" style:writing-mode="page">
        <style:background-image/>
      </style:table-cell-properties>
    </style:style>
    <style:style style:name="Tableau6.B8" style:family="table-cell" style:data-style-name="N10000">
      <style:table-cell-properties style:vertical-align="middle" fo:background-color="transparent" fo:padding="0.097cm" fo:border="none" style:writing-mode="page">
        <style:background-image/>
      </style:table-cell-properties>
    </style:style>
    <style:style style:name="Tableau6.A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6.B9" style:family="table-cell" style:data-style-name="N10000">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8" style:family="table">
      <style:table-properties style:width="8.251cm" table:align="margins" style:may-break-between-rows="true" table:border-model="collapsing"/>
    </style:style>
    <style:style style:name="Tableau8.A" style:family="table-column">
      <style:table-column-properties style:column-width="4.126cm" style:rel-column-width="32767*"/>
    </style:style>
    <style:style style:name="Tableau8.B" style:family="table-column">
      <style:table-column-properties style:column-width="4.126cm" style:rel-column-width="32768*"/>
    </style:style>
    <style:style style:name="Tableau8.1" style:family="table-row">
      <style:table-row-properties fo:keep-together="auto"/>
    </style:style>
    <style:style style:name="Tableau8.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eau8.A2" style:family="table-cell">
      <style:table-cell-properties style:vertical-align="middle" fo:background-color="transparent" fo:padding="0cm" fo:border="none" style:writing-mode="page">
        <style:background-image/>
      </style:table-cell-properties>
    </style:style>
    <style:style style:name="Tableau8.B4" style:family="table-cell" style:data-style-name="N10000">
      <style:table-cell-properties style:vertical-align="middle" fo:background-color="transparent" fo:padding="0cm" fo:border="none" style:writing-mode="page">
        <style:background-image/>
      </style:table-cell-properties>
    </style:style>
    <style:style style:name="Tableau8.8" style:family="table-row">
      <style:table-row-properties style:min-row-height="0.815cm" fo:keep-together="auto"/>
    </style:style>
    <style:style style:name="Tableau8.A8" style:family="table-cell">
      <style:table-cell-properties style:vertical-align="middle" fo:background-color="transparent" fo:padding="0.097cm" fo:border="none" style:writing-mode="page">
        <style:background-image/>
      </style:table-cell-properties>
    </style:style>
    <style:style style:name="Tableau8.B8" style:family="table-cell" style:data-style-name="N10000">
      <style:table-cell-properties style:vertical-align="middle" fo:background-color="transparent" fo:padding="0.097cm" fo:border="none" style:writing-mode="page">
        <style:background-image/>
      </style:table-cell-properties>
    </style:style>
    <style:style style:name="Tableau8.A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8.B9" style:family="table-cell" style:data-style-name="N10000">
      <style:table-cell-properties style:vertical-align="middle" fo:background-color="transparent" fo:padding="0.097cm" fo:border-left="none" fo:border-right="none" fo:border-top="none" fo:border-bottom="0.5pt solid #000000" style:writing-mode="page">
        <style:background-image/>
      </style:table-cell-properties>
    </style:style>
    <style:style style:name="P1" style:family="paragraph" style:parent-style-name="Header">
      <style:text-properties officeooo:rsid="00098d19" officeooo:paragraph-rsid="00098d19"/>
    </style:style>
    <style:style style:name="P2" style:family="paragraph" style:parent-style-name="Standard">
      <style:paragraph-properties style:writing-mode="lr-tb"/>
      <style:text-properties fo:language="en" fo:country="US"/>
    </style:style>
    <style:style style:name="P3" style:family="paragraph" style:parent-style-name="Standard">
      <style:paragraph-properties fo:text-align="center" style:justify-single-word="false" style:writing-mode="lr-tb"/>
      <style:text-properties fo:language="en" fo:country="US" officeooo:paragraph-rsid="00098d19"/>
    </style:style>
    <style:style style:name="P4" style:family="paragraph" style:parent-style-name="Standard">
      <style:paragraph-properties style:writing-mode="lr-tb"/>
      <style:text-properties fo:language="en" fo:country="US" officeooo:paragraph-rsid="000d6c9f"/>
    </style:style>
    <style:style style:name="P5" style:family="paragraph" style:parent-style-name="Text_20_body">
      <style:text-properties style:use-window-font-color="true" officeooo:paragraph-rsid="001e267d"/>
    </style:style>
    <style:style style:name="P6" style:family="paragraph" style:parent-style-name="Text_20_body">
      <style:text-properties style:use-window-font-color="true" officeooo:paragraph-rsid="001fc5eb"/>
    </style:style>
    <style:style style:name="P7" style:family="paragraph" style:parent-style-name="Text_20_body">
      <style:text-properties style:use-window-font-color="true" officeooo:rsid="0046783c" officeooo:paragraph-rsid="0046783c"/>
    </style:style>
    <style:style style:name="P8" style:family="paragraph" style:parent-style-name="Text_20_body">
      <style:text-properties officeooo:paragraph-rsid="001ae725"/>
    </style:style>
    <style:style style:name="P9" style:family="paragraph" style:parent-style-name="Text_20_body">
      <style:text-properties officeooo:paragraph-rsid="002125cf"/>
    </style:style>
    <style:style style:name="P10" style:family="paragraph" style:parent-style-name="Text_20_body">
      <style:text-properties style:font-name="Arial" officeooo:rsid="002c6f71" officeooo:paragraph-rsid="014029d7"/>
    </style:style>
    <style:style style:name="P11" style:family="paragraph" style:parent-style-name="Text_20_body">
      <style:text-properties style:font-name="Arial" officeooo:rsid="002c6f71" officeooo:paragraph-rsid="01c9e7f3"/>
    </style:style>
    <style:style style:name="P12" style:family="paragraph" style:parent-style-name="Text_20_body">
      <style:text-properties style:font-name="Arial" fo:language="en" fo:country="GB" officeooo:paragraph-rsid="002a0177"/>
    </style:style>
    <style:style style:name="P13" style:family="paragraph" style:parent-style-name="Text_20_body">
      <style:text-properties style:font-name="Arial" fo:language="en" fo:country="GB" officeooo:rsid="002a2d97" officeooo:paragraph-rsid="002a2d97"/>
    </style:style>
    <style:style style:name="P14" style:family="paragraph" style:parent-style-name="Text_20_body">
      <style:text-properties style:font-name="Arial" fo:language="en" fo:country="GB" officeooo:paragraph-rsid="0028c7fc"/>
    </style:style>
    <style:style style:name="P15" style:family="paragraph" style:parent-style-name="Text_20_body">
      <style:text-properties style:font-name="Arial" fo:language="en" fo:country="GB" officeooo:paragraph-rsid="002b22b1"/>
    </style:style>
    <style:style style:name="P16" style:family="paragraph" style:parent-style-name="Text_20_body">
      <style:text-properties style:font-name="Arial" fo:language="en" fo:country="GB" officeooo:paragraph-rsid="002ccb98"/>
    </style:style>
    <style:style style:name="P17" style:family="paragraph" style:parent-style-name="Text_20_body">
      <style:text-properties style:font-name="Arial" fo:language="en" fo:country="GB" officeooo:rsid="002c6f71" officeooo:paragraph-rsid="002c6f71"/>
    </style:style>
    <style:style style:name="P18" style:family="paragraph" style:parent-style-name="Text_20_body">
      <style:text-properties style:font-name="Arial" fo:language="en" fo:country="GB" officeooo:paragraph-rsid="014ad51f"/>
    </style:style>
    <style:style style:name="P19" style:family="paragraph" style:parent-style-name="Text_20_body">
      <style:text-properties style:font-name="Arial" fo:font-size="12pt" fo:language="en" fo:country="GB" fo:font-weight="bold" officeooo:rsid="021235e7" officeooo:paragraph-rsid="021235e7" style:font-weight-asian="bold" style:font-weight-complex="bold"/>
    </style:style>
    <style:style style:name="P20" style:family="paragraph" style:parent-style-name="Text_20_body">
      <style:text-properties style:font-name="Arial" fo:font-size="12pt" fo:language="en" fo:country="GB" fo:font-weight="bold" officeooo:rsid="021235e7" officeooo:paragraph-rsid="021380dd" style:font-weight-asian="bold" style:font-weight-complex="bold"/>
    </style:style>
    <style:style style:name="P21" style:family="paragraph" style:parent-style-name="Text_20_body">
      <style:text-properties style:font-name="Arial" fo:font-size="12pt" fo:language="en" fo:country="GB" fo:font-weight="bold" officeooo:rsid="02348847" officeooo:paragraph-rsid="02348847" style:font-weight-asian="bold" style:font-weight-complex="bold"/>
    </style:style>
    <style:style style:name="P22" style:family="paragraph" style:parent-style-name="Text_20_body">
      <style:text-properties officeooo:paragraph-rsid="00401599"/>
    </style:style>
    <style:style style:name="P23" style:family="paragraph" style:parent-style-name="Text_20_body">
      <style:text-properties officeooo:rsid="00459520" officeooo:paragraph-rsid="00459520"/>
    </style:style>
    <style:style style:name="P24" style:family="paragraph" style:parent-style-name="Text_20_body">
      <style:text-properties officeooo:paragraph-rsid="007dd33a"/>
    </style:style>
    <style:style style:name="P25" style:family="paragraph" style:parent-style-name="Text_20_body">
      <style:text-properties style:font-name="arial1" fo:font-size="12pt" fo:language="en" fo:country="GB" officeooo:rsid="00884e0d" officeooo:paragraph-rsid="00884e0d"/>
    </style:style>
    <style:style style:name="P26" style:family="paragraph" style:parent-style-name="Text_20_body">
      <style:text-properties style:font-name="arial1" fo:font-size="12pt" fo:language="en" fo:country="GB" fo:font-weight="normal" officeooo:paragraph-rsid="00cb2864" style:font-weight-asian="normal" style:font-weight-complex="normal"/>
    </style:style>
    <style:style style:name="P27" style:family="paragraph" style:parent-style-name="Text_20_body">
      <style:text-properties style:font-name="arial1" fo:font-size="12pt" fo:language="en" fo:country="GB" fo:font-weight="normal" officeooo:paragraph-rsid="01df5b4f" style:font-weight-asian="normal" style:font-weight-complex="normal"/>
    </style:style>
    <style:style style:name="P28" style:family="paragraph" style:parent-style-name="Text_20_body">
      <style:text-properties style:font-name="arial1" fo:font-size="12pt" fo:language="en" fo:country="GB" fo:font-weight="normal" officeooo:paragraph-rsid="0209b0d1" style:font-weight-asian="normal" style:font-weight-complex="normal"/>
    </style:style>
    <style:style style:name="P29" style:family="paragraph" style:parent-style-name="Text_20_body">
      <style:text-properties style:font-name="arial1" fo:font-size="12pt" fo:language="en" fo:country="GB" fo:font-weight="normal" officeooo:paragraph-rsid="02218b07" style:font-weight-asian="normal" style:font-weight-complex="normal"/>
    </style:style>
    <style:style style:name="P30" style:family="paragraph" style:parent-style-name="Text_20_body">
      <style:text-properties style:font-name="arial1" fo:font-size="12pt" fo:language="en" fo:country="GB" officeooo:rsid="00b80dad" officeooo:paragraph-rsid="00b80dad"/>
    </style:style>
    <style:style style:name="P31" style:family="paragraph" style:parent-style-name="Text_20_body">
      <style:text-properties style:font-name="arial1" fo:font-size="12pt" fo:language="en" fo:country="GB" officeooo:rsid="00b80dad" officeooo:paragraph-rsid="00c8de9f"/>
    </style:style>
    <style:style style:name="P32" style:family="paragraph" style:parent-style-name="Text_20_body">
      <style:text-properties style:font-name="arial1" fo:font-size="12pt" fo:language="en" fo:country="GB" officeooo:rsid="00b80dad" officeooo:paragraph-rsid="00ca21c5"/>
    </style:style>
    <style:style style:name="P33" style:family="paragraph" style:parent-style-name="Text_20_body">
      <style:text-properties style:font-name="arial1" fo:font-size="12pt" fo:language="en" fo:country="GB" officeooo:rsid="00b80dad" officeooo:paragraph-rsid="012544a7"/>
    </style:style>
    <style:style style:name="P34" style:family="paragraph" style:parent-style-name="Text_20_body">
      <style:text-properties style:font-name="arial1" fo:font-size="12pt" fo:language="en" fo:country="GB" fo:font-weight="bold" officeooo:rsid="013c6487" officeooo:paragraph-rsid="013c6487" style:font-weight-asian="bold" style:font-weight-complex="bold"/>
    </style:style>
    <style:style style:name="P35" style:family="paragraph" style:parent-style-name="Text_20_body">
      <style:text-properties style:font-name="arial1" fo:font-size="12pt" fo:language="en" fo:country="GB" fo:font-weight="bold" officeooo:rsid="019bf012" officeooo:paragraph-rsid="019bf012" style:font-weight-asian="bold" style:font-weight-complex="bold"/>
    </style:style>
    <style:style style:name="P36" style:family="paragraph" style:parent-style-name="Text_20_body">
      <style:text-properties style:font-name="arial1" fo:font-size="12pt" fo:language="en" fo:country="GB" fo:font-weight="bold" officeooo:rsid="01af091a" officeooo:paragraph-rsid="01afa318" style:font-weight-asian="bold" style:font-weight-complex="bold"/>
    </style:style>
    <style:style style:name="P37" style:family="paragraph" style:parent-style-name="Text_20_body">
      <style:text-properties style:font-name="arial1" fo:font-size="12pt" fo:language="en" fo:country="GB" fo:font-weight="bold" officeooo:rsid="01ce8ccb" officeooo:paragraph-rsid="01ce8ccb" style:font-weight-asian="bold" style:font-weight-complex="bold"/>
    </style:style>
    <style:style style:name="P38" style:family="paragraph" style:parent-style-name="Text_20_body">
      <style:text-properties style:font-name="arial1" fo:font-size="12pt" fo:language="en" fo:country="GB" fo:font-weight="bold" officeooo:rsid="01e2049c" officeooo:paragraph-rsid="01e498f5" style:font-weight-asian="bold" style:font-weight-complex="bold"/>
    </style:style>
    <style:style style:name="P39" style:family="paragraph" style:parent-style-name="Text_20_body">
      <style:text-properties style:font-name="arial1" fo:font-size="12pt" fo:language="en" fo:country="GB" fo:font-weight="bold" officeooo:paragraph-rsid="021675e4" style:font-weight-asian="bold" style:font-weight-complex="bold"/>
    </style:style>
    <style:style style:name="P40" style:family="paragraph" style:parent-style-name="Text_20_body">
      <style:text-properties style:font-name="arial1" fo:font-size="12pt" fo:language="en" fo:country="GB" fo:font-weight="bold" officeooo:rsid="0232be94" officeooo:paragraph-rsid="0232be94" style:font-weight-asian="bold" style:font-weight-complex="bold"/>
    </style:style>
    <style:style style:name="P41" style:family="paragraph" style:parent-style-name="Text_20_body">
      <style:text-properties style:font-name="arial1" fo:font-size="12pt" fo:language="en" fo:country="GB" officeooo:rsid="021c4d86" officeooo:paragraph-rsid="021c4d86"/>
    </style:style>
    <style:style style:name="P42" style:family="paragraph" style:parent-style-name="Text_20_body">
      <style:text-properties style:font-name="arial1" fo:font-size="12pt" fo:language="en" fo:country="GB" officeooo:rsid="02d93b57" officeooo:paragraph-rsid="02d93b57"/>
    </style:style>
    <style:style style:name="P43" style:family="paragraph" style:parent-style-name="Text_20_body">
      <style:text-properties style:font-name="arial1" fo:font-size="12pt" fo:language="en" fo:country="GB" officeooo:rsid="02fc4dc4" officeooo:paragraph-rsid="02fc4dc4"/>
    </style:style>
    <style:style style:name="P44" style:family="paragraph" style:parent-style-name="Text_20_body">
      <style:text-properties style:font-name="arial1" fo:font-size="12pt" fo:language="en" fo:country="GB" officeooo:rsid="02d1d442" officeooo:paragraph-rsid="02d1d442"/>
    </style:style>
    <style:style style:name="P45" style:family="paragraph" style:parent-style-name="Text_20_body">
      <style:text-properties style:font-name="arial1" fo:font-size="12pt" fo:language="en" fo:country="GB" officeooo:rsid="032c9144" officeooo:paragraph-rsid="032c9144"/>
    </style:style>
    <style:style style:name="P46" style:family="paragraph" style:parent-style-name="Text_20_body">
      <style:text-properties style:font-name="arial1" fo:font-size="12pt" fo:language="en" fo:country="GB" officeooo:rsid="03339c52" officeooo:paragraph-rsid="03339c52"/>
    </style:style>
    <style:style style:name="P47" style:family="paragraph" style:parent-style-name="Text_20_body">
      <style:text-properties style:font-name="arial1" fo:font-size="12pt" fo:language="en" fo:country="GB" officeooo:rsid="03383e09" officeooo:paragraph-rsid="03383e09"/>
    </style:style>
    <style:style style:name="P48" style:family="paragraph" style:parent-style-name="Text_20_body">
      <style:text-properties style:font-name="arial1" fo:font-size="12pt" fo:language="en" fo:country="GB" officeooo:rsid="033c19d9" officeooo:paragraph-rsid="033c19d9"/>
    </style:style>
    <style:style style:name="P49" style:family="paragraph" style:parent-style-name="Text_20_body">
      <style:text-properties style:font-name="arial1" fo:font-size="12pt" fo:language="en" fo:country="GB" officeooo:rsid="0352b750" officeooo:paragraph-rsid="0352b750"/>
    </style:style>
    <style:style style:name="P50" style:family="paragraph" style:parent-style-name="Text_20_body">
      <style:text-properties style:font-name="arial1" fo:font-size="12pt" fo:language="en" fo:country="GB" officeooo:rsid="034f8ca0" officeooo:paragraph-rsid="037efeff"/>
    </style:style>
    <style:style style:name="P51" style:family="paragraph" style:parent-style-name="Text_20_body">
      <style:text-properties style:font-name="arial1" fo:font-size="12pt" fo:language="en" fo:country="US" fo:font-weight="normal" officeooo:rsid="01270cb0" officeooo:paragraph-rsid="012d3f07" style:font-weight-asian="normal" style:font-weight-complex="normal"/>
    </style:style>
    <style:style style:name="P52" style:family="paragraph" style:parent-style-name="Text_20_body">
      <style:text-properties fo:language="en" fo:country="GB"/>
    </style:style>
    <style:style style:name="P53" style:family="paragraph" style:parent-style-name="Text_20_body">
      <style:text-properties fo:language="en" fo:country="GB" officeooo:rsid="0090b561" officeooo:paragraph-rsid="008f5f8d"/>
    </style:style>
    <style:style style:name="P54" style:family="paragraph" style:parent-style-name="Text_20_body">
      <style:text-properties fo:language="en" fo:country="GB" officeooo:rsid="0081140b" officeooo:paragraph-rsid="0081140b"/>
    </style:style>
    <style:style style:name="P55" style:family="paragraph" style:parent-style-name="Text_20_body">
      <style:text-properties fo:language="en" fo:country="GB" officeooo:rsid="00832503" officeooo:paragraph-rsid="00832503"/>
    </style:style>
    <style:style style:name="P56" style:family="paragraph" style:parent-style-name="Text_20_body">
      <style:text-properties fo:language="en" fo:country="GB" officeooo:rsid="0081d8c6" officeooo:paragraph-rsid="0081d8c6"/>
    </style:style>
    <style:style style:name="P57" style:family="paragraph" style:parent-style-name="Text_20_body">
      <style:text-properties fo:language="en" fo:country="GB" officeooo:paragraph-rsid="00884e0d"/>
    </style:style>
    <style:style style:name="P58" style:family="paragraph" style:parent-style-name="Text_20_body">
      <style:text-properties fo:language="en" fo:country="GB" officeooo:paragraph-rsid="00b4b82b"/>
    </style:style>
    <style:style style:name="P59" style:family="paragraph" style:parent-style-name="Text_20_body">
      <style:text-properties fo:language="en" fo:country="GB" officeooo:rsid="003414f5" officeooo:paragraph-rsid="003414f5"/>
    </style:style>
    <style:style style:name="P60" style:family="paragraph" style:parent-style-name="Text_20_body">
      <style:text-properties fo:language="en" fo:country="GB" officeooo:rsid="003414f5" officeooo:paragraph-rsid="0256c02c"/>
    </style:style>
    <style:style style:name="P61" style:family="paragraph" style:parent-style-name="Text_20_body">
      <style:text-properties fo:language="en" fo:country="GB" officeooo:paragraph-rsid="003414f5"/>
    </style:style>
    <style:style style:name="P62" style:family="paragraph" style:parent-style-name="Text_20_body">
      <style:text-properties fo:language="en" fo:country="GB" officeooo:rsid="010b959c" officeooo:paragraph-rsid="010b959c"/>
    </style:style>
    <style:style style:name="P63" style:family="paragraph" style:parent-style-name="Text_20_body">
      <style:text-properties fo:language="en" fo:country="GB" officeooo:rsid="011439f3" officeooo:paragraph-rsid="011439f3"/>
    </style:style>
    <style:style style:name="P64" style:family="paragraph" style:parent-style-name="Text_20_body">
      <style:text-properties fo:language="en" fo:country="GB" officeooo:rsid="011619c7" officeooo:paragraph-rsid="011619c7"/>
    </style:style>
    <style:style style:name="P65" style:family="paragraph" style:parent-style-name="Text_20_body">
      <style:text-properties fo:language="en" fo:country="GB" officeooo:rsid="01180599" officeooo:paragraph-rsid="01180599"/>
    </style:style>
    <style:style style:name="P66" style:family="paragraph" style:parent-style-name="Text_20_body">
      <style:text-properties fo:language="en" fo:country="GB" officeooo:rsid="01190dc1" officeooo:paragraph-rsid="01180599"/>
    </style:style>
    <style:style style:name="P67" style:family="paragraph" style:parent-style-name="Text_20_body">
      <style:text-properties fo:language="en" fo:country="GB" officeooo:paragraph-rsid="01026009"/>
    </style:style>
    <style:style style:name="P68" style:family="paragraph" style:parent-style-name="Text_20_body">
      <style:text-properties fo:language="en" fo:country="GB" officeooo:rsid="008f5f8d" officeooo:paragraph-rsid="008f5f8d"/>
    </style:style>
    <style:style style:name="P69" style:family="paragraph" style:parent-style-name="Text_20_body">
      <style:text-properties fo:language="en" fo:country="GB" officeooo:paragraph-rsid="0095a2d9"/>
    </style:style>
    <style:style style:name="P70" style:family="paragraph" style:parent-style-name="Text_20_body">
      <style:text-properties fo:language="en" fo:country="GB" officeooo:rsid="0095a2d9" officeooo:paragraph-rsid="0095a2d9"/>
    </style:style>
    <style:style style:name="P71" style:family="paragraph" style:parent-style-name="Text_20_body">
      <style:text-properties fo:language="en" fo:country="GB" officeooo:paragraph-rsid="00832503"/>
    </style:style>
    <style:style style:name="P72" style:family="paragraph" style:parent-style-name="Text_20_body">
      <style:text-properties fo:language="en" fo:country="GB" officeooo:rsid="013c6487" officeooo:paragraph-rsid="013f5413"/>
    </style:style>
    <style:style style:name="P73" style:family="paragraph" style:parent-style-name="Text_20_body">
      <style:text-properties fo:language="en" fo:country="GB" officeooo:paragraph-rsid="01e875f7"/>
    </style:style>
    <style:style style:name="P74" style:family="paragraph" style:parent-style-name="Text_20_body">
      <style:text-properties fo:language="en" fo:country="GB" officeooo:rsid="02161526" officeooo:paragraph-rsid="0252a96d"/>
    </style:style>
    <style:style style:name="P75" style:family="paragraph" style:parent-style-name="Text_20_body">
      <style:text-properties fo:language="en" fo:country="GB" officeooo:paragraph-rsid="0252a96d"/>
    </style:style>
    <style:style style:name="P76" style:family="paragraph" style:parent-style-name="Text_20_body">
      <style:text-properties fo:language="en" fo:country="GB" officeooo:rsid="0252a96d" officeooo:paragraph-rsid="0252a96d"/>
    </style:style>
    <style:style style:name="P77" style:family="paragraph" style:parent-style-name="Text_20_body">
      <style:text-properties fo:language="en" fo:country="GB" officeooo:rsid="0256eb2a" officeooo:paragraph-rsid="0256eb2a"/>
    </style:style>
    <style:style style:name="P78" style:family="paragraph" style:parent-style-name="Text_20_body">
      <style:text-properties fo:language="en" fo:country="GB" officeooo:rsid="02582397" officeooo:paragraph-rsid="02582397"/>
    </style:style>
    <style:style style:name="P79" style:family="paragraph" style:parent-style-name="Text_20_body">
      <style:text-properties fo:language="en" fo:country="GB" officeooo:paragraph-rsid="0273ce07"/>
    </style:style>
    <style:style style:name="P80" style:family="paragraph" style:parent-style-name="Text_20_body">
      <style:text-properties fo:language="en" fo:country="GB" officeooo:paragraph-rsid="0346ce4b"/>
    </style:style>
    <style:style style:name="P81" style:family="paragraph" style:parent-style-name="Text_20_body">
      <style:text-properties fo:language="en" fo:country="GB" officeooo:rsid="036cf8fc" officeooo:paragraph-rsid="036f861d"/>
    </style:style>
    <style:style style:name="P82" style:family="paragraph" style:parent-style-name="Text_20_body">
      <style:text-properties officeooo:paragraph-rsid="00ab9557"/>
    </style:style>
    <style:style style:name="P83" style:family="paragraph" style:parent-style-name="Text_20_body">
      <style:text-properties officeooo:paragraph-rsid="00af5423"/>
    </style:style>
    <style:style style:name="P84" style:family="paragraph" style:parent-style-name="Text_20_body">
      <style:text-properties fo:color="#c9211e" officeooo:paragraph-rsid="00f56f7a"/>
    </style:style>
    <style:style style:name="P85" style:family="paragraph" style:parent-style-name="Text_20_body">
      <style:text-properties officeooo:paragraph-rsid="00db1802"/>
    </style:style>
    <style:style style:name="P86" style:family="paragraph" style:parent-style-name="Text_20_body">
      <style:text-properties officeooo:paragraph-rsid="00e22fde"/>
    </style:style>
    <style:style style:name="P87" style:family="paragraph" style:parent-style-name="Text_20_body">
      <style:text-properties officeooo:paragraph-rsid="00ff896b"/>
    </style:style>
    <style:style style:name="P88" style:family="paragraph" style:parent-style-name="Text_20_body">
      <style:text-properties officeooo:paragraph-rsid="012d3f07"/>
    </style:style>
    <style:style style:name="P89" style:family="paragraph" style:parent-style-name="Text_20_body">
      <style:text-properties officeooo:paragraph-rsid="013ad6cd"/>
    </style:style>
    <style:style style:name="P90" style:family="paragraph" style:parent-style-name="Text_20_body">
      <style:text-properties officeooo:paragraph-rsid="0161b02e"/>
    </style:style>
    <style:style style:name="P91" style:family="paragraph" style:parent-style-name="Text_20_body">
      <style:text-properties officeooo:rsid="01629438" officeooo:paragraph-rsid="01629438"/>
    </style:style>
    <style:style style:name="P92" style:family="paragraph" style:parent-style-name="Text_20_body">
      <style:text-properties officeooo:paragraph-rsid="016efdaa"/>
    </style:style>
    <style:style style:name="P93" style:family="paragraph" style:parent-style-name="Text_20_body">
      <style:text-properties officeooo:paragraph-rsid="01a89336"/>
    </style:style>
    <style:style style:name="P94" style:family="paragraph" style:parent-style-name="Text_20_body">
      <style:text-properties officeooo:paragraph-rsid="01cd6553"/>
    </style:style>
    <style:style style:name="P95" style:family="paragraph" style:parent-style-name="Text_20_body">
      <style:text-properties officeooo:paragraph-rsid="01c03085"/>
    </style:style>
    <style:style style:name="P96" style:family="paragraph" style:parent-style-name="Text_20_body">
      <style:text-properties officeooo:paragraph-rsid="01f9efa9"/>
    </style:style>
    <style:style style:name="P97" style:family="paragraph" style:parent-style-name="Text_20_body">
      <style:text-properties officeooo:paragraph-rsid="01fc3ae7"/>
    </style:style>
    <style:style style:name="P98" style:family="paragraph" style:parent-style-name="Text_20_body">
      <style:text-properties officeooo:paragraph-rsid="023a79cd"/>
    </style:style>
    <style:style style:name="P99" style:family="paragraph" style:parent-style-name="Text_20_body">
      <style:text-properties officeooo:paragraph-rsid="0241a82d"/>
    </style:style>
    <style:style style:name="P100" style:family="paragraph" style:parent-style-name="Text_20_body">
      <style:text-properties officeooo:paragraph-rsid="0242bac3"/>
    </style:style>
    <style:style style:name="P101" style:family="paragraph" style:parent-style-name="Text_20_body">
      <style:text-properties officeooo:paragraph-rsid="0252a96d"/>
    </style:style>
    <style:style style:name="P102" style:family="paragraph" style:parent-style-name="Text_20_body">
      <style:text-properties officeooo:paragraph-rsid="025c8e18"/>
    </style:style>
    <style:style style:name="P103" style:family="paragraph" style:parent-style-name="Text_20_body">
      <style:text-properties officeooo:paragraph-rsid="027c966e"/>
    </style:style>
    <style:style style:name="P104" style:family="paragraph" style:parent-style-name="Text_20_body">
      <style:text-properties officeooo:paragraph-rsid="02829a7c"/>
    </style:style>
    <style:style style:name="P105" style:family="paragraph" style:parent-style-name="Text_20_body">
      <style:text-properties officeooo:paragraph-rsid="02e6deb1"/>
    </style:style>
    <style:style style:name="P106" style:family="paragraph" style:parent-style-name="Text_20_body">
      <style:text-properties officeooo:paragraph-rsid="02ed5645"/>
    </style:style>
    <style:style style:name="P107" style:family="paragraph" style:parent-style-name="Text_20_body">
      <style:text-properties officeooo:paragraph-rsid="0303c16c"/>
    </style:style>
    <style:style style:name="P108" style:family="paragraph" style:parent-style-name="Text_20_body">
      <style:text-properties officeooo:rsid="030f97b4" officeooo:paragraph-rsid="030f97b4"/>
    </style:style>
    <style:style style:name="P109" style:family="paragraph" style:parent-style-name="Text_20_body">
      <style:text-properties officeooo:rsid="03108884" officeooo:paragraph-rsid="03108884"/>
    </style:style>
    <style:style style:name="P110" style:family="paragraph" style:parent-style-name="Text_20_body">
      <style:text-properties officeooo:paragraph-rsid="030095f0"/>
    </style:style>
    <style:style style:name="P111" style:family="paragraph" style:parent-style-name="Text_20_body">
      <style:text-properties officeooo:paragraph-rsid="02f24503"/>
    </style:style>
    <style:style style:name="P112" style:family="paragraph" style:parent-style-name="Text_20_body">
      <style:text-properties officeooo:paragraph-rsid="034980d3"/>
    </style:style>
    <style:style style:name="P113" style:family="paragraph" style:parent-style-name="Text_20_body">
      <style:text-properties officeooo:rsid="034c1a03" officeooo:paragraph-rsid="034c1a03"/>
    </style:style>
    <style:style style:name="P114" style:family="paragraph" style:parent-style-name="Text_20_body">
      <style:text-properties officeooo:paragraph-rsid="0356ccde"/>
    </style:style>
    <style:style style:name="P115" style:family="paragraph" style:parent-style-name="Title">
      <style:text-properties style:use-window-font-color="true" style:font-name="Algerian1" fo:language="en" fo:country="US"/>
    </style:style>
    <style:style style:name="P116" style:family="paragraph" style:parent-style-name="Text_20_body">
      <style:paragraph-properties fo:margin-left="0cm" fo:margin-right="0cm" fo:text-indent="0cm" style:auto-text-indent="false"/>
    </style:style>
    <style:style style:name="P117" style:family="paragraph" style:parent-style-name="Text_20_body">
      <style:paragraph-properties fo:margin-left="0cm" fo:margin-right="0cm" fo:text-indent="0cm" style:auto-text-indent="false"/>
      <style:text-properties style:use-window-font-color="true" officeooo:rsid="007dd33a" officeooo:paragraph-rsid="007dd33a"/>
    </style:style>
    <style:style style:name="P118" style:family="paragraph" style:parent-style-name="Text_20_body">
      <style:paragraph-properties fo:margin-left="0cm" fo:margin-right="0cm" fo:text-indent="0cm" style:auto-text-indent="false"/>
      <style:text-properties style:font-name="Arial" officeooo:rsid="002c6f71" officeooo:paragraph-rsid="018ad3ac"/>
    </style:style>
    <style:style style:name="P119" style:family="paragraph" style:parent-style-name="Text_20_body">
      <style:paragraph-properties fo:margin-left="0cm" fo:margin-right="0cm" fo:text-indent="0cm" style:auto-text-indent="false"/>
      <style:text-properties style:font-name="arial1" fo:font-size="12pt" fo:language="en" fo:country="GB" fo:font-weight="normal" officeooo:paragraph-rsid="0228b293" style:font-weight-asian="normal" style:font-weight-complex="normal"/>
    </style:style>
    <style:style style:name="P120" style:family="paragraph" style:parent-style-name="Text_20_body">
      <style:paragraph-properties fo:margin-left="0cm" fo:margin-right="0cm" fo:text-indent="0cm" style:auto-text-indent="false"/>
      <style:text-properties style:font-name="arial1" fo:font-size="12pt" fo:language="en" fo:country="GB" officeooo:rsid="00ba2684" officeooo:paragraph-rsid="00b80dad"/>
    </style:style>
    <style:style style:name="P121" style:family="paragraph" style:parent-style-name="Text_20_body">
      <style:paragraph-properties fo:margin-left="0cm" fo:margin-right="0cm" fo:text-indent="0cm" style:auto-text-indent="false"/>
      <style:text-properties style:font-name="arial1" fo:font-size="12pt" fo:language="en" fo:country="GB" officeooo:rsid="00ba2684" officeooo:paragraph-rsid="00ca21c5"/>
    </style:style>
    <style:style style:name="P122" style:family="paragraph" style:parent-style-name="Text_20_body">
      <style:paragraph-properties fo:margin-left="0cm" fo:margin-right="0cm" fo:text-indent="0cm" style:auto-text-indent="false"/>
      <style:text-properties style:font-name="arial1" fo:font-size="12pt" fo:language="en" fo:country="GB" officeooo:rsid="00ba2684" officeooo:paragraph-rsid="012544a7"/>
    </style:style>
    <style:style style:name="P123" style:family="paragraph" style:parent-style-name="Text_20_body">
      <style:paragraph-properties fo:margin-left="0cm" fo:margin-right="0cm" fo:text-indent="0cm" style:auto-text-indent="false"/>
      <style:text-properties style:font-name="arial1" fo:font-size="12pt" fo:language="en" fo:country="GB" officeooo:rsid="02c34424" officeooo:paragraph-rsid="02c34424"/>
    </style:style>
    <style:style style:name="P124" style:family="paragraph" style:parent-style-name="Text_20_body">
      <style:paragraph-properties fo:margin-left="0cm" fo:margin-right="0cm" fo:text-indent="0cm" style:auto-text-indent="false"/>
      <style:text-properties style:font-name="arial1" fo:font-size="12pt" fo:language="en" fo:country="GB" officeooo:rsid="02d6b3d2" officeooo:paragraph-rsid="02e343a5"/>
    </style:style>
    <style:style style:name="P125" style:family="paragraph" style:parent-style-name="Text_20_body">
      <style:paragraph-properties fo:margin-left="0cm" fo:margin-right="0cm" fo:text-indent="0cm" style:auto-text-indent="false"/>
      <style:text-properties fo:language="en" fo:country="GB" officeooo:paragraph-rsid="01f95485"/>
    </style:style>
    <style:style style:name="P126" style:family="paragraph" style:parent-style-name="Text_20_body">
      <style:paragraph-properties fo:margin-left="0cm" fo:margin-right="0cm" fo:text-indent="0cm" style:auto-text-indent="false"/>
      <style:text-properties officeooo:rsid="007b6ceb" officeooo:paragraph-rsid="007b6ceb"/>
    </style:style>
    <style:style style:name="P127" style:family="paragraph" style:parent-style-name="Text_20_body">
      <style:paragraph-properties fo:margin-left="0cm" fo:margin-right="0cm" fo:text-indent="0cm" style:auto-text-indent="false"/>
      <style:text-properties officeooo:paragraph-rsid="00d9fc71"/>
    </style:style>
    <style:style style:name="P128" style:family="paragraph" style:parent-style-name="Text_20_body">
      <style:paragraph-properties fo:margin-left="0cm" fo:margin-right="0cm" fo:text-indent="0cm" style:auto-text-indent="false"/>
      <style:text-properties officeooo:rsid="00c8de9f" officeooo:paragraph-rsid="00c953ca"/>
    </style:style>
    <style:style style:name="P129" style:family="paragraph" style:parent-style-name="Text_20_body">
      <style:paragraph-properties fo:margin-left="0cm" fo:margin-right="0cm" fo:text-indent="0cm" style:auto-text-indent="false"/>
      <style:text-properties officeooo:paragraph-rsid="017d5a01"/>
    </style:style>
    <style:style style:name="P130" style:family="paragraph" style:parent-style-name="Text_20_body">
      <style:paragraph-properties fo:margin-left="0cm" fo:margin-right="0cm" fo:text-indent="0cm" style:auto-text-indent="false"/>
      <style:text-properties officeooo:paragraph-rsid="01819839"/>
    </style:style>
    <style:style style:name="P131" style:family="paragraph" style:parent-style-name="Text_20_body">
      <style:paragraph-properties fo:margin-left="0cm" fo:margin-right="0cm" fo:text-indent="0cm" style:auto-text-indent="false"/>
      <style:text-properties officeooo:paragraph-rsid="01f9efa9"/>
    </style:style>
    <style:style style:name="P132" style:family="paragraph" style:parent-style-name="Text_20_body">
      <style:paragraph-properties fo:margin-left="0cm" fo:margin-right="0cm" fo:text-indent="0cm" style:auto-text-indent="false"/>
      <style:text-properties officeooo:paragraph-rsid="021235e7"/>
    </style:style>
    <style:style style:name="P133" style:family="paragraph" style:parent-style-name="Text_20_body">
      <style:paragraph-properties fo:margin-left="0cm" fo:margin-right="0cm" fo:text-indent="0cm" style:auto-text-indent="false"/>
      <style:text-properties officeooo:paragraph-rsid="021675e4"/>
    </style:style>
    <style:style style:name="P134" style:family="paragraph" style:parent-style-name="Text_20_body">
      <style:paragraph-properties fo:margin-left="0cm" fo:margin-right="0cm" fo:text-indent="0cm" style:auto-text-indent="false"/>
      <style:text-properties officeooo:paragraph-rsid="0218164f"/>
    </style:style>
    <style:style style:name="P135" style:family="paragraph" style:parent-style-name="Text_20_body">
      <style:paragraph-properties fo:margin-left="0cm" fo:margin-right="0cm" fo:text-indent="0cm" style:auto-text-indent="false"/>
      <style:text-properties officeooo:paragraph-rsid="021941f0"/>
    </style:style>
    <style:style style:name="P136" style:family="paragraph" style:parent-style-name="Text_20_body">
      <style:paragraph-properties fo:margin-left="0cm" fo:margin-right="0cm" fo:text-indent="0cm" style:auto-text-indent="false"/>
      <style:text-properties officeooo:paragraph-rsid="028f3643"/>
    </style:style>
    <style:style style:name="P137" style:family="paragraph" style:parent-style-name="Text_20_body">
      <style:paragraph-properties fo:margin-left="0cm" fo:margin-right="0cm" fo:text-indent="0cm" style:auto-text-indent="false"/>
      <style:text-properties officeooo:paragraph-rsid="02ed5645"/>
    </style:style>
    <style:style style:name="P138" style:family="paragraph" style:parent-style-name="Standard">
      <style:paragraph-properties fo:margin-left="0cm" fo:margin-right="0cm" fo:text-indent="0cm" style:auto-text-indent="false"/>
    </style:style>
    <style:style style:name="P139" style:family="paragraph" style:parent-style-name="Table_20_Contents">
      <style:text-properties fo:language="en" fo:country="GB"/>
    </style:style>
    <style:style style:name="P140" style:family="paragraph" style:parent-style-name="Table_20_Contents">
      <style:text-properties fo:language="en" fo:country="GB" officeooo:paragraph-rsid="012544a7"/>
    </style:style>
    <style:style style:name="P141" style:family="paragraph" style:parent-style-name="Table_20_Contents">
      <style:text-properties fo:language="en" fo:country="GB" officeooo:paragraph-rsid="00c8de9f"/>
    </style:style>
    <style:style style:name="P142" style:family="paragraph" style:parent-style-name="Table_20_Contents">
      <style:text-properties fo:language="en" fo:country="GB" officeooo:paragraph-rsid="00ca21c5"/>
    </style:style>
    <style:style style:name="P143" style:family="paragraph" style:parent-style-name="Table_20_Contents">
      <style:text-properties fo:language="en" fo:country="GB" officeooo:rsid="00bb791d" officeooo:paragraph-rsid="00bb791d"/>
    </style:style>
    <style:style style:name="P144" style:family="paragraph" style:parent-style-name="Table_20_Contents">
      <style:text-properties fo:language="en" fo:country="GB" officeooo:rsid="00bb791d" officeooo:paragraph-rsid="00c0cf9c"/>
    </style:style>
    <style:style style:name="P145" style:family="paragraph" style:parent-style-name="Table_20_Contents">
      <style:text-properties fo:language="en" fo:country="GB" officeooo:rsid="00bb791d" officeooo:paragraph-rsid="00ca21c5"/>
    </style:style>
    <style:style style:name="P146" style:family="paragraph" style:parent-style-name="Table_20_Contents">
      <style:text-properties fo:language="en" fo:country="GB" officeooo:rsid="00bb791d" officeooo:paragraph-rsid="012544a7"/>
    </style:style>
    <style:style style:name="P147" style:family="paragraph" style:parent-style-name="Table_20_Contents">
      <style:text-properties fo:language="en" fo:country="GB" officeooo:rsid="00c16740" officeooo:paragraph-rsid="00c16740"/>
    </style:style>
    <style:style style:name="P148" style:family="paragraph" style:parent-style-name="Table_20_Contents">
      <style:text-properties fo:language="en" fo:country="GB" officeooo:rsid="00c16740" officeooo:paragraph-rsid="00c8de9f"/>
    </style:style>
    <style:style style:name="P149" style:family="paragraph" style:parent-style-name="Table_20_Contents">
      <style:text-properties fo:language="en" fo:country="GB" officeooo:rsid="00c16740" officeooo:paragraph-rsid="00ca21c5"/>
    </style:style>
    <style:style style:name="P150" style:family="paragraph" style:parent-style-name="Table_20_Contents">
      <style:text-properties fo:language="en" fo:country="GB" officeooo:rsid="00c16740" officeooo:paragraph-rsid="012544a7"/>
    </style:style>
    <style:style style:name="P151" style:family="paragraph" style:parent-style-name="Table_20_Contents">
      <style:text-properties fo:language="en" fo:country="GB" officeooo:rsid="00c0cf9c" officeooo:paragraph-rsid="00c0cf9c"/>
    </style:style>
    <style:style style:name="P152" style:family="paragraph" style:parent-style-name="Table_20_Contents">
      <style:text-properties fo:language="en" fo:country="GB" officeooo:rsid="00c0cf9c" officeooo:paragraph-rsid="00ca21c5"/>
    </style:style>
    <style:style style:name="P153" style:family="paragraph" style:parent-style-name="Table_20_Contents">
      <style:text-properties fo:language="en" fo:country="GB" officeooo:rsid="00c0cf9c" officeooo:paragraph-rsid="012544a7"/>
    </style:style>
    <style:style style:name="P154" style:family="paragraph" style:parent-style-name="Table_20_Contents">
      <style:text-properties fo:language="en" fo:country="GB" officeooo:rsid="00c4cfa5" officeooo:paragraph-rsid="00c4cfa5"/>
    </style:style>
    <style:style style:name="P155" style:family="paragraph" style:parent-style-name="Table_20_Contents">
      <style:text-properties fo:language="en" fo:country="GB" officeooo:rsid="00c4cfa5" officeooo:paragraph-rsid="00ca21c5"/>
    </style:style>
    <style:style style:name="P156" style:family="paragraph" style:parent-style-name="Table_20_Contents">
      <style:text-properties fo:language="en" fo:country="GB" officeooo:rsid="013ad6cd" officeooo:paragraph-rsid="013ad6cd"/>
    </style:style>
    <style:style style:name="P157" style:family="paragraph" style:parent-style-name="Table_20_Contents">
      <style:text-properties fo:language="en" fo:country="GB" officeooo:rsid="01b46eff" officeooo:paragraph-rsid="01b46eff"/>
    </style:style>
    <style:style style:name="P158" style:family="paragraph" style:parent-style-name="Table_20_Contents">
      <style:text-properties fo:language="en" fo:country="GB" officeooo:rsid="01b49a28" officeooo:paragraph-rsid="01b49a28"/>
    </style:style>
    <style:style style:name="P159" style:family="paragraph" style:parent-style-name="Table_20_Contents">
      <style:text-properties fo:language="en" fo:country="GB" officeooo:rsid="01b6f860" officeooo:paragraph-rsid="01b6f860"/>
    </style:style>
    <style:style style:name="P160" style:family="paragraph" style:parent-style-name="Table_20_Contents">
      <style:text-properties fo:language="en" fo:country="GB" officeooo:rsid="01eae4a6" officeooo:paragraph-rsid="01eae4a6"/>
    </style:style>
    <style:style style:name="P161" style:family="paragraph" style:parent-style-name="Table_20_Contents">
      <style:text-properties fo:language="en" fo:country="GB" officeooo:rsid="01ec9642" officeooo:paragraph-rsid="01ec9642"/>
    </style:style>
    <style:style style:name="P162" style:family="paragraph" style:parent-style-name="Table_20_Contents">
      <style:text-properties fo:language="en" fo:country="GB" officeooo:rsid="026a5b96" officeooo:paragraph-rsid="026a5b96"/>
    </style:style>
    <style:style style:name="P163" style:family="paragraph" style:parent-style-name="Table_20_Contents">
      <style:text-properties style:font-name="arial" fo:font-size="13pt" fo:language="en" fo:country="GB" officeooo:rsid="00c374f3" officeooo:paragraph-rsid="00c374f3"/>
    </style:style>
    <style:style style:name="P164" style:family="paragraph" style:parent-style-name="Table_20_Contents">
      <style:text-properties style:font-name="arial" fo:font-size="13pt" fo:language="en" fo:country="GB" officeooo:rsid="00fbaf0a" officeooo:paragraph-rsid="00fbaf0a"/>
    </style:style>
    <style:style style:name="P165" style:family="paragraph" style:parent-style-name="Table_20_Contents">
      <style:text-properties style:font-name="arial" fo:font-size="13pt" fo:language="en" fo:country="GB" officeooo:rsid="013ad6cd" officeooo:paragraph-rsid="013ad6cd"/>
    </style:style>
    <style:style style:name="P166" style:family="paragraph" style:parent-style-name="Table_20_Contents">
      <style:text-properties style:font-name="arial" fo:font-size="13pt" fo:language="en" fo:country="GB" officeooo:rsid="016c5be5" officeooo:paragraph-rsid="016c5be5"/>
    </style:style>
    <style:style style:name="P167" style:family="paragraph" style:parent-style-name="Table_20_Contents">
      <style:text-properties style:font-name="arial" fo:font-size="13pt" fo:language="en" fo:country="GB" officeooo:rsid="01b46eff" officeooo:paragraph-rsid="01b46eff"/>
    </style:style>
    <style:style style:name="P168" style:family="paragraph" style:parent-style-name="Table_20_Contents">
      <style:text-properties style:font-name="arial" fo:font-size="13pt" fo:language="en" fo:country="GB" officeooo:rsid="01df5b4f" officeooo:paragraph-rsid="01df5b4f"/>
    </style:style>
    <style:style style:name="P169" style:family="paragraph" style:parent-style-name="Table_20_Contents">
      <style:text-properties style:font-name="arial" fo:font-size="13pt" fo:language="en" fo:country="GB" officeooo:rsid="01eae4a6" officeooo:paragraph-rsid="01eae4a6"/>
    </style:style>
    <style:style style:name="P170" style:family="paragraph" style:parent-style-name="Table_20_Contents">
      <style:text-properties style:font-name="arial" fo:font-size="13pt" fo:language="en" fo:country="GB" officeooo:rsid="01ee6920" officeooo:paragraph-rsid="01ee6920"/>
    </style:style>
    <style:style style:name="P171" style:family="paragraph" style:parent-style-name="Table_20_Contents">
      <style:text-properties style:font-name="arial" fo:font-size="13pt" fo:language="en" fo:country="GB" officeooo:rsid="021235e7" officeooo:paragraph-rsid="021235e7"/>
    </style:style>
    <style:style style:name="P172" style:family="paragraph" style:parent-style-name="Table_20_Contents">
      <style:text-properties style:font-name="arial" fo:font-size="13pt" fo:language="en" fo:country="GB" officeooo:rsid="02371c5e" officeooo:paragraph-rsid="02371c5e"/>
    </style:style>
    <style:style style:name="P173" style:family="paragraph" style:parent-style-name="Table_20_Contents">
      <style:text-properties style:font-name="arial" fo:font-size="13pt" fo:language="en" fo:country="GB" officeooo:rsid="023fa3e9" officeooo:paragraph-rsid="023fa3e9"/>
    </style:style>
    <style:style style:name="P174" style:family="paragraph" style:parent-style-name="Table_20_Contents">
      <style:text-properties style:font-name="arial" fo:font-size="13pt" fo:language="en" fo:country="GB" officeooo:rsid="02508d05" officeooo:paragraph-rsid="02508d05"/>
    </style:style>
    <style:style style:name="P175" style:family="paragraph" style:parent-style-name="Table_20_Contents">
      <style:text-properties style:font-name="arial" fo:font-size="13pt" fo:language="en" fo:country="GB" officeooo:rsid="0251f131" officeooo:paragraph-rsid="0251f131"/>
    </style:style>
    <style:style style:name="P176" style:family="paragraph" style:parent-style-name="Table_20_Contents">
      <style:text-properties style:font-name="arial" fo:font-size="13pt" fo:language="en" fo:country="GB" officeooo:rsid="025c05c9" officeooo:paragraph-rsid="025c05c9"/>
    </style:style>
    <style:style style:name="P177" style:family="paragraph" style:parent-style-name="Table_20_Contents">
      <style:text-properties style:font-name="arial" fo:font-size="13pt" fo:language="en" fo:country="GB" officeooo:rsid="026a5b96" officeooo:paragraph-rsid="026a5b96"/>
    </style:style>
    <style:style style:name="P178" style:family="paragraph" style:parent-style-name="Table_20_Contents">
      <style:text-properties style:font-name="arial" fo:font-size="13pt" fo:language="en" fo:country="GB" officeooo:rsid="02897c42" officeooo:paragraph-rsid="02897c42"/>
    </style:style>
    <style:style style:name="P179" style:family="paragraph" style:parent-style-name="Subtitle">
      <style:paragraph-properties fo:text-align="center" style:justify-single-word="false"/>
      <style:text-properties style:font-name="Algerian2" fo:language="en" fo:country="US"/>
    </style:style>
    <style:style style:name="P180" style:family="paragraph" style:parent-style-name="Standard">
      <style:text-properties officeooo:paragraph-rsid="02b1e7cf"/>
    </style:style>
    <style:style style:name="P181" style:family="paragraph" style:parent-style-name="Standard">
      <style:text-properties officeooo:paragraph-rsid="036476e7"/>
    </style:style>
    <style:style style:name="P182" style:family="paragraph" style:parent-style-name="Standard">
      <style:paragraph-properties fo:break-before="page" style:writing-mode="lr-tb"/>
      <style:text-properties fo:language="en" fo:country="US"/>
    </style:style>
    <style:style style:name="P183" style:family="paragraph" style:parent-style-name="Contents_20_1">
      <style:paragraph-properties>
        <style:tab-stops>
          <style:tab-stop style:position="17cm" style:type="right" style:leader-style="dotted" style:leader-text="."/>
        </style:tab-stops>
      </style:paragraph-properties>
    </style:style>
    <style:style style:name="P184" style:family="paragraph" style:parent-style-name="Contents_20_2">
      <style:paragraph-properties>
        <style:tab-stops>
          <style:tab-stop style:position="17cm" style:type="right" style:leader-style="dotted" style:leader-text="."/>
        </style:tab-stops>
      </style:paragraph-properties>
    </style:style>
    <style:style style:name="P185" style:family="paragraph" style:parent-style-name="Contents_20_3">
      <style:paragraph-properties>
        <style:tab-stops>
          <style:tab-stop style:position="17cm" style:type="right" style:leader-style="dotted" style:leader-text="."/>
        </style:tab-stops>
      </style:paragraph-properties>
    </style:style>
    <style:style style:name="P186" style:family="paragraph" style:parent-style-name="Heading_20_1">
      <style:paragraph-properties fo:break-before="page"/>
    </style:style>
    <style:style style:name="P187" style:family="paragraph" style:parent-style-name="Heading_20_1">
      <style:paragraph-properties fo:break-before="page"/>
      <style:text-properties fo:language="en" fo:country="GB" officeooo:rsid="0081140b" officeooo:paragraph-rsid="0081140b"/>
    </style:style>
    <style:style style:name="P188" style:family="paragraph" style:parent-style-name="Heading_20_1">
      <style:paragraph-properties fo:break-before="page"/>
      <style:text-properties fo:language="en" fo:country="GB" officeooo:rsid="00832503" officeooo:paragraph-rsid="00832503"/>
    </style:style>
    <style:style style:name="P189" style:family="paragraph" style:parent-style-name="Heading_20_2">
      <style:text-properties officeooo:paragraph-rsid="002125cf"/>
    </style:style>
    <style:style style:name="P190" style:family="paragraph" style:parent-style-name="Heading_20_2">
      <style:text-properties style:font-name="Arial" fo:language="en" fo:country="GB" officeooo:rsid="00285818" officeooo:paragraph-rsid="00285818"/>
    </style:style>
    <style:style style:name="P191" style:family="paragraph" style:parent-style-name="Heading_20_2">
      <style:text-properties fo:language="en" fo:country="GB" officeooo:rsid="010439ff" officeooo:paragraph-rsid="010439ff"/>
    </style:style>
    <style:style style:name="P192" style:family="paragraph" style:parent-style-name="Heading_20_2">
      <style:text-properties fo:language="en" fo:country="GB" officeooo:rsid="0081140b" officeooo:paragraph-rsid="0081140b"/>
    </style:style>
    <style:style style:name="P193" style:family="paragraph" style:parent-style-name="Heading_20_2">
      <style:text-properties fo:language="en" fo:country="GB" officeooo:rsid="0081d8c6" officeooo:paragraph-rsid="0081d8c6"/>
    </style:style>
    <style:style style:name="P194" style:family="paragraph" style:parent-style-name="Heading_20_2">
      <style:text-properties fo:language="en" fo:country="GB" officeooo:rsid="00832503" officeooo:paragraph-rsid="00832503"/>
    </style:style>
    <style:style style:name="P195" style:family="paragraph" style:parent-style-name="Heading_20_2">
      <style:paragraph-properties fo:break-before="page"/>
    </style:style>
    <style:style style:name="P196" style:family="paragraph" style:parent-style-name="Heading_20_2" style:list-style-name="">
      <style:paragraph-properties fo:line-height="150%" fo:text-align="justify" style:justify-single-word="false" fo:orphans="2" fo:widows="2" fo:hyphenation-ladder-count="no-limit" fo:break-before="page"/>
      <style:text-properties officeooo:paragraph-rsid="02ba1ac0" fo:hyphenate="true" fo:hyphenation-remain-char-count="2" fo:hyphenation-push-char-count="2" loext:hyphenation-no-caps="false"/>
    </style:style>
    <style:style style:name="P197" style:family="paragraph" style:parent-style-name="Heading_20_2">
      <style:paragraph-properties fo:break-before="page"/>
      <style:text-properties officeooo:paragraph-rsid="02ba1ac0"/>
    </style:style>
    <style:style style:name="P198" style:family="paragraph" style:parent-style-name="Heading_20_2">
      <style:paragraph-properties fo:break-before="page"/>
      <style:text-properties style:font-name="Arial" fo:language="en" fo:country="GB" officeooo:rsid="002a0177" officeooo:paragraph-rsid="002a0177"/>
    </style:style>
    <style:style style:name="P199" style:family="paragraph" style:parent-style-name="Heading_20_3">
      <style:text-properties officeooo:paragraph-rsid="002125cf"/>
    </style:style>
    <style:style style:name="P200" style:family="paragraph" style:parent-style-name="Heading_20_3">
      <style:text-properties officeooo:paragraph-rsid="007b6ceb"/>
    </style:style>
    <style:style style:name="P201" style:family="paragraph" style:parent-style-name="Heading_20_3">
      <style:text-properties fo:language="en" fo:country="GB" officeooo:rsid="00832503" officeooo:paragraph-rsid="02ba1ac0"/>
    </style:style>
    <style:style style:name="P202" style:family="paragraph" style:parent-style-name="Heading_20_3">
      <style:text-properties fo:language="en" fo:country="GB" officeooo:rsid="0107e7ae" officeooo:paragraph-rsid="0107e7ae"/>
    </style:style>
    <style:style style:name="P203" style:family="paragraph" style:parent-style-name="Heading_20_3">
      <style:text-properties officeooo:rsid="02fc4475" officeooo:paragraph-rsid="02fc4475"/>
    </style:style>
    <style:style style:name="P204" style:family="paragraph" style:parent-style-name="Heading_20_3">
      <style:text-properties style:use-window-font-color="true" style:font-name="Arial" fo:font-size="14pt" fo:language="en" fo:country="GB" fo:font-weight="bold" officeooo:rsid="0383b731" officeooo:paragraph-rsid="0383b731" style:font-name-asian="Noto Sans CJK SC Regular" style:font-size-asian="15pt" style:font-weight-asian="bold" style:font-name-complex="Lohit Devanagari" style:font-size-complex="15pt" style:font-weight-complex="bold"/>
    </style:style>
    <style:style style:name="P205" style:family="paragraph" style:parent-style-name="Heading_20_3">
      <style:paragraph-properties fo:break-before="page"/>
    </style:style>
    <style:style style:name="P206" style:family="paragraph" style:parent-style-name="Heading_20_3">
      <style:paragraph-properties fo:break-before="page"/>
      <style:text-properties style:font-name="Arial" fo:language="en" fo:country="GB" officeooo:rsid="002fdd2f"/>
    </style:style>
    <style:style style:name="P207" style:family="paragraph" style:parent-style-name="Heading_20_3">
      <style:paragraph-properties fo:break-before="page"/>
      <style:text-properties officeooo:rsid="0324f298" officeooo:paragraph-rsid="0324f298"/>
    </style:style>
    <style:style style:name="P208" style:family="paragraph" style:parent-style-name="Heading_20_3">
      <style:paragraph-properties fo:break-before="page"/>
      <style:text-properties officeooo:paragraph-rsid="03258e67"/>
    </style:style>
    <style:style style:name="P209" style:family="paragraph" style:parent-style-name="Heading_20_3">
      <style:paragraph-properties fo:break-before="page"/>
      <style:text-properties fo:language="en" fo:country="GB"/>
    </style:style>
    <style:style style:name="P210" style:family="paragraph" style:parent-style-name="Heading_20_3">
      <style:paragraph-properties fo:break-before="page"/>
      <style:text-properties fo:language="en" fo:country="GB" officeooo:rsid="00853b84" officeooo:paragraph-rsid="00853b84"/>
    </style:style>
    <style:style style:name="P211" style:family="paragraph" style:parent-style-name="Heading_20_4">
      <style:text-properties fo:language="en" fo:country="GB"/>
    </style:style>
    <style:style style:name="P212" style:family="paragraph" style:parent-style-name="Heading_20_4">
      <style:text-properties fo:language="en" fo:country="GB" officeooo:rsid="0083438e" officeooo:paragraph-rsid="02ba1ac0"/>
    </style:style>
    <style:style style:name="P213" style:family="paragraph" style:parent-style-name="Heading_20_4">
      <style:text-properties fo:language="en" fo:country="GB" officeooo:paragraph-rsid="02ba1ac0"/>
    </style:style>
    <style:style style:name="P214" style:family="paragraph" style:parent-style-name="Heading_20_4">
      <style:text-properties fo:language="en" fo:country="GB" officeooo:rsid="00b47d77" officeooo:paragraph-rsid="00b47d77"/>
    </style:style>
    <style:style style:name="P215" style:family="paragraph" style:parent-style-name="Heading_20_4">
      <style:text-properties fo:language="en" fo:country="GB" officeooo:rsid="00b47d77" officeooo:paragraph-rsid="00dfde2a"/>
    </style:style>
    <style:style style:name="P216" style:family="paragraph" style:parent-style-name="Heading_20_4">
      <style:text-properties fo:language="en" fo:country="GB" officeooo:rsid="00b47d77" officeooo:paragraph-rsid="012544a7"/>
    </style:style>
    <style:style style:name="P217" style:family="paragraph" style:parent-style-name="Heading_20_4">
      <style:text-properties fo:language="en" fo:country="GB" officeooo:rsid="00b47d77" officeooo:paragraph-rsid="00ca21c5"/>
    </style:style>
    <style:style style:name="P218" style:family="paragraph" style:parent-style-name="Heading_20_4">
      <style:text-properties fo:language="en" fo:country="GB" officeooo:paragraph-rsid="00bd76d9"/>
    </style:style>
    <style:style style:name="P219" style:family="paragraph" style:parent-style-name="Heading_20_4">
      <style:text-properties fo:language="en" fo:country="GB" officeooo:rsid="002b22b1" officeooo:paragraph-rsid="002fdd2f"/>
    </style:style>
    <style:style style:name="P220" style:family="paragraph" style:parent-style-name="Heading_20_4">
      <style:text-properties fo:language="en" fo:country="GB" officeooo:rsid="002b22b1" officeooo:paragraph-rsid="003751e1"/>
    </style:style>
    <style:style style:name="P221" style:family="paragraph" style:parent-style-name="Heading_20_4">
      <style:text-properties fo:language="en" fo:country="GB" officeooo:rsid="002b22b1" officeooo:paragraph-rsid="012544a7"/>
    </style:style>
    <style:style style:name="P222" style:family="paragraph" style:parent-style-name="Heading_20_4">
      <style:text-properties fo:language="en" fo:country="GB" officeooo:paragraph-rsid="00c8de9f"/>
    </style:style>
    <style:style style:name="P223" style:family="paragraph" style:parent-style-name="Heading_20_4">
      <style:text-properties fo:language="en" fo:country="GB" officeooo:paragraph-rsid="01629438"/>
    </style:style>
    <style:style style:name="P224" style:family="paragraph" style:parent-style-name="Heading_20_4">
      <style:text-properties fo:language="en" fo:country="GB" officeooo:paragraph-rsid="00ca21c5"/>
    </style:style>
    <style:style style:name="P225" style:family="paragraph" style:parent-style-name="Heading_20_4">
      <style:text-properties fo:language="en" fo:country="GB" officeooo:paragraph-rsid="012544a7"/>
    </style:style>
    <style:style style:name="P226" style:family="paragraph" style:parent-style-name="Heading_20_4">
      <style:text-properties fo:language="en" fo:country="GB" officeooo:paragraph-rsid="01cd6553"/>
    </style:style>
    <style:style style:name="P227" style:family="paragraph" style:parent-style-name="Heading_20_4">
      <style:text-properties fo:language="en" fo:country="GB" officeooo:paragraph-rsid="02339cc0"/>
    </style:style>
    <style:style style:name="P228" style:family="paragraph" style:parent-style-name="Heading_20_4">
      <style:text-properties fo:language="en" fo:country="GB" officeooo:rsid="00853b84" officeooo:paragraph-rsid="00853b84"/>
    </style:style>
    <style:style style:name="P229" style:family="paragraph" style:parent-style-name="Heading_20_4">
      <style:text-properties officeooo:rsid="030f97b4" officeooo:paragraph-rsid="030f97b4"/>
    </style:style>
    <style:style style:name="P230" style:family="paragraph" style:parent-style-name="Heading_20_4">
      <style:text-properties style:font-name="Arial" fo:language="en" fo:country="GB" officeooo:rsid="002b22b1" officeooo:paragraph-rsid="002b22b1"/>
    </style:style>
    <style:style style:name="P231" style:family="paragraph" style:parent-style-name="Heading_20_4">
      <style:text-properties officeooo:paragraph-rsid="00e116f8"/>
    </style:style>
    <style:style style:name="P232" style:family="paragraph" style:parent-style-name="Heading_20_4">
      <style:text-properties officeooo:paragraph-rsid="00ea007e"/>
    </style:style>
    <style:style style:name="P233" style:family="paragraph" style:parent-style-name="Heading_20_4">
      <style:text-properties officeooo:paragraph-rsid="013f5b67"/>
    </style:style>
    <style:style style:name="P234" style:family="paragraph" style:parent-style-name="Heading_20_4">
      <style:text-properties officeooo:paragraph-rsid="01b6f860"/>
    </style:style>
    <style:style style:name="P235" style:family="paragraph" style:parent-style-name="Heading_20_4">
      <style:text-properties officeooo:paragraph-rsid="01cd6553"/>
    </style:style>
    <style:style style:name="P236" style:family="paragraph" style:parent-style-name="Heading_20_4">
      <style:text-properties officeooo:paragraph-rsid="021235e7"/>
    </style:style>
    <style:style style:name="P237" style:family="paragraph" style:parent-style-name="Heading_20_4">
      <style:text-properties officeooo:paragraph-rsid="023f7ea1"/>
    </style:style>
    <style:style style:name="P238" style:family="paragraph" style:parent-style-name="Standard" style:list-style-name="L1"/>
    <style:style style:name="P239" style:family="paragraph" style:parent-style-name="Standard" style:list-style-name="L2">
      <style:text-properties officeooo:paragraph-rsid="002125cf"/>
    </style:style>
    <style:style style:name="P240" style:family="paragraph" style:parent-style-name="Standard" style:list-style-name="L4"/>
    <style:style style:name="P241" style:family="paragraph" style:parent-style-name="Standard" style:list-style-name="L5">
      <style:text-properties style:font-name="Arial" fo:language="en" fo:country="GB" officeooo:rsid="0029fbae" officeooo:paragraph-rsid="0029fbae"/>
    </style:style>
    <style:style style:name="P242" style:family="paragraph" style:parent-style-name="Standard" style:list-style-name="L7">
      <style:text-properties officeooo:paragraph-rsid="02e343a5"/>
    </style:style>
    <style:style style:name="P243" style:family="paragraph" style:parent-style-name="Standard" style:list-style-name="L7">
      <style:text-properties officeooo:rsid="02ced060" officeooo:paragraph-rsid="02e343a5"/>
    </style:style>
    <style:style style:name="P244" style:family="paragraph" style:parent-style-name="Standard" style:list-style-name="L8">
      <style:text-properties officeooo:paragraph-rsid="00d0a572"/>
    </style:style>
    <style:style style:name="P245" style:family="paragraph" style:parent-style-name="Standard" style:list-style-name="L9">
      <style:text-properties officeooo:paragraph-rsid="00d6c73e"/>
    </style:style>
    <style:style style:name="P246" style:family="paragraph" style:parent-style-name="Standard" style:list-style-name="L10"/>
    <style:style style:name="P247" style:family="paragraph" style:parent-style-name="Standard" style:list-style-name="L11"/>
    <style:style style:name="P248" style:family="paragraph" style:parent-style-name="Standard" style:list-style-name="L12"/>
    <style:style style:name="P249" style:family="paragraph" style:parent-style-name="Standard" style:list-style-name="L12">
      <style:text-properties officeooo:paragraph-rsid="00f9f625"/>
    </style:style>
    <style:style style:name="P250" style:family="paragraph" style:parent-style-name="Standard" style:list-style-name="L13"/>
    <style:style style:name="P251" style:family="paragraph" style:parent-style-name="Standard" style:list-style-name="L13">
      <style:text-properties officeooo:paragraph-rsid="0100091f"/>
    </style:style>
    <style:style style:name="P252" style:family="paragraph" style:parent-style-name="Standard" style:list-style-name="L13">
      <style:text-properties officeooo:paragraph-rsid="02e8851e"/>
    </style:style>
    <style:style style:name="P253" style:family="paragraph" style:parent-style-name="Standard" style:list-style-name="L15">
      <style:text-properties officeooo:paragraph-rsid="0197e987"/>
    </style:style>
    <style:style style:name="P254" style:family="paragraph" style:parent-style-name="Standard" style:list-style-name="L15">
      <style:text-properties officeooo:paragraph-rsid="019811aa"/>
    </style:style>
    <style:style style:name="P255" style:family="paragraph" style:parent-style-name="Standard" style:list-style-name="L16"/>
    <style:style style:name="P256" style:family="paragraph" style:parent-style-name="Standard" style:list-style-name="L17"/>
    <style:style style:name="P257" style:family="paragraph" style:parent-style-name="Standard" style:list-style-name="L17">
      <style:text-properties officeooo:paragraph-rsid="02eb63d4"/>
    </style:style>
    <style:style style:name="P258" style:family="paragraph" style:parent-style-name="Standard" style:list-style-name="L18"/>
    <style:style style:name="P259" style:family="paragraph" style:parent-style-name="Standard" style:list-style-name="L19">
      <style:text-properties officeooo:paragraph-rsid="01c13029"/>
    </style:style>
    <style:style style:name="P260" style:family="paragraph" style:parent-style-name="Standard" style:list-style-name="L19">
      <style:text-properties officeooo:paragraph-rsid="01c2a637"/>
    </style:style>
    <style:style style:name="P261" style:family="paragraph" style:parent-style-name="Standard" style:list-style-name="L19">
      <style:text-properties style:font-name="arial" fo:font-size="12pt" fo:language="en" fo:country="GB" fo:font-weight="normal" officeooo:paragraph-rsid="01c2a637" style:font-weight-asian="normal" style:font-weight-complex="normal"/>
    </style:style>
    <style:style style:name="P262" style:family="paragraph" style:parent-style-name="Standard" style:list-style-name="L20">
      <style:text-properties style:font-name="arial" fo:font-size="12pt" fo:language="en" fo:country="GB" fo:font-weight="normal" officeooo:paragraph-rsid="01c2a637" style:font-weight-asian="normal" style:font-weight-complex="normal"/>
    </style:style>
    <style:style style:name="P263" style:family="paragraph" style:parent-style-name="Standard" style:list-style-name="L20">
      <style:text-properties officeooo:paragraph-rsid="01c13029"/>
    </style:style>
    <style:style style:name="P264" style:family="paragraph" style:parent-style-name="Standard" style:list-style-name="L20">
      <style:text-properties officeooo:paragraph-rsid="01c2a637"/>
    </style:style>
    <style:style style:name="P265" style:family="paragraph" style:parent-style-name="Standard" style:list-style-name="L22"/>
    <style:style style:name="P266" style:family="paragraph" style:parent-style-name="Standard" style:list-style-name="L22">
      <style:text-properties officeooo:paragraph-rsid="02068d39"/>
    </style:style>
    <style:style style:name="P267" style:family="paragraph" style:parent-style-name="Standard" style:list-style-name="L22">
      <style:text-properties officeooo:paragraph-rsid="0204e2fc"/>
    </style:style>
    <style:style style:name="P268" style:family="paragraph" style:parent-style-name="Standard" style:list-style-name="L22">
      <style:text-properties officeooo:paragraph-rsid="022663c0"/>
    </style:style>
    <style:style style:name="P269" style:family="paragraph" style:parent-style-name="Standard" style:list-style-name="L23"/>
    <style:style style:name="P270" style:family="paragraph" style:parent-style-name="Standard" style:list-style-name="L23">
      <style:text-properties officeooo:paragraph-rsid="02551a25"/>
    </style:style>
    <style:style style:name="P271" style:family="paragraph" style:parent-style-name="Standard" style:list-style-name="L23">
      <style:text-properties officeooo:paragraph-rsid="02eafa39"/>
    </style:style>
    <style:style style:name="P272" style:family="paragraph" style:parent-style-name="Standard" style:list-style-name="L24"/>
    <style:style style:name="P273" style:family="paragraph" style:parent-style-name="Standard" style:list-style-name="L25"/>
    <style:style style:name="P274" style:family="paragraph" style:parent-style-name="Standard" style:list-style-name="L22">
      <style:text-properties fo:font-weight="normal" style:font-weight-asian="normal" style:font-weight-complex="normal"/>
    </style:style>
    <style:style style:name="P275" style:family="paragraph" style:parent-style-name="Standard" style:list-style-name="L22">
      <style:text-properties officeooo:rsid="02450f7f" officeooo:paragraph-rsid="02450f7f"/>
    </style:style>
    <style:style style:name="P276" style:family="paragraph" style:parent-style-name="Standard" style:list-style-name="L26"/>
    <style:style style:name="P277" style:family="paragraph" style:parent-style-name="Standard" style:list-style-name="L26">
      <style:text-properties officeooo:paragraph-rsid="02684ef5"/>
    </style:style>
    <style:style style:name="P278" style:family="paragraph" style:parent-style-name="Standard" style:list-style-name="L27">
      <style:text-properties officeooo:paragraph-rsid="02684ef5"/>
    </style:style>
    <style:style style:name="P279" style:family="paragraph" style:parent-style-name="Standard" style:list-style-name="L29"/>
    <style:style style:name="P280" style:family="paragraph" style:parent-style-name="Standard" style:list-style-name="L30"/>
    <style:style style:name="P281" style:family="paragraph" style:parent-style-name="Standard" style:list-style-name="L30">
      <style:text-properties officeooo:paragraph-rsid="02941665"/>
    </style:style>
    <style:style style:name="P282" style:family="paragraph" style:parent-style-name="Standard" style:list-style-name="L31"/>
    <style:style style:name="P283" style:family="paragraph" style:parent-style-name="Standard" style:list-style-name="L31">
      <style:text-properties officeooo:paragraph-rsid="02b7757b"/>
    </style:style>
    <style:style style:name="P284" style:family="paragraph" style:parent-style-name="Standard" style:list-style-name="L32">
      <style:text-properties officeooo:paragraph-rsid="036476e7"/>
    </style:style>
    <style:style style:name="P285" style:family="paragraph" style:parent-style-name="Standard" style:list-style-name="L32">
      <style:text-properties officeooo:rsid="035ec72d" officeooo:paragraph-rsid="035ec72d"/>
    </style:style>
    <style:style style:name="P286" style:family="paragraph" style:parent-style-name="Standard" style:list-style-name="L32">
      <style:text-properties officeooo:rsid="03672ed4" officeooo:paragraph-rsid="03672ed4"/>
    </style:style>
    <style:style style:name="P287" style:family="paragraph" style:parent-style-name="Standard" style:list-style-name="L33">
      <style:text-properties fo:language="en" fo:country="GB" officeooo:paragraph-rsid="00884e0d"/>
    </style:style>
    <style:style style:name="P288" style:family="paragraph" style:parent-style-name="Standard" style:master-page-name="First_20_Page">
      <style:paragraph-properties style:page-number="auto" style:writing-mode="lr-tb"/>
      <style:text-properties fo:language="en" fo:country="US"/>
    </style:style>
    <style:style style:name="P289" style:family="paragraph" style:parent-style-name="Standard" style:list-style-name="L14">
      <style:paragraph-properties fo:margin-left="0cm" fo:margin-right="0cm" fo:text-indent="0cm" style:auto-text-indent="false"/>
      <style:text-properties officeooo:paragraph-rsid="019a8848"/>
    </style:style>
    <style:style style:name="P290" style:family="paragraph" style:parent-style-name="Standard" style:list-style-name="L22">
      <style:paragraph-properties fo:margin-left="0cm" fo:margin-right="0cm" fo:text-indent="0cm" style:auto-text-indent="false"/>
    </style:style>
    <style:style style:name="P291" style:family="paragraph" style:parent-style-name="Standard" style:list-style-name="L26">
      <style:paragraph-properties fo:margin-left="0cm" fo:margin-right="0cm" fo:text-indent="0cm" style:auto-text-indent="false"/>
    </style:style>
    <style:style style:name="P292" style:family="paragraph" style:parent-style-name="Text_20_body" style:list-style-name="L1">
      <style:text-properties officeooo:paragraph-rsid="002125cf"/>
    </style:style>
    <style:style style:name="P293" style:family="paragraph" style:parent-style-name="Text_20_body" style:list-style-name="L2"/>
    <style:style style:name="P294" style:family="paragraph" style:parent-style-name="Text_20_body" style:list-style-name="L3">
      <style:text-properties officeooo:paragraph-rsid="002125cf"/>
    </style:style>
    <style:style style:name="P295" style:family="paragraph" style:parent-style-name="Text_20_body" style:list-style-name="L4"/>
    <style:style style:name="P296" style:family="paragraph" style:parent-style-name="Text_20_body" style:list-style-name="L6">
      <style:text-properties style:font-name="Arial" fo:language="en" fo:country="GB"/>
    </style:style>
    <style:style style:name="P297" style:family="paragraph" style:parent-style-name="Text_20_body" style:list-style-name="L6">
      <style:text-properties style:font-name="Arial" fo:language="en" fo:country="GB" officeooo:rsid="002a2d97" officeooo:paragraph-rsid="002a2d97"/>
    </style:style>
    <style:style style:name="P298" style:family="paragraph" style:parent-style-name="Text_20_body" style:list-style-name="L6">
      <style:text-properties style:font-name="Arial" fo:language="en" fo:country="GB" officeooo:rsid="014ad51f" officeooo:paragraph-rsid="014ad51f"/>
    </style:style>
    <style:style style:name="P299" style:family="paragraph" style:parent-style-name="Text_20_body" style:list-style-name="L16">
      <style:text-properties style:font-name="Arial" officeooo:rsid="002c6f71" officeooo:paragraph-rsid="01952ca0"/>
    </style:style>
    <style:style style:name="P300" style:family="paragraph" style:parent-style-name="Text_20_body" style:list-style-name="L8"/>
    <style:style style:name="P301" style:family="paragraph" style:parent-style-name="Text_20_body" style:list-style-name="L9"/>
    <style:style style:name="P302" style:family="paragraph" style:parent-style-name="Text_20_body" style:list-style-name="L18"/>
    <style:style style:name="P303" style:family="paragraph" style:parent-style-name="Text_20_body" style:list-style-name="L18">
      <style:text-properties officeooo:paragraph-rsid="01c03085"/>
    </style:style>
    <style:style style:name="P304" style:family="paragraph" style:parent-style-name="Text_20_body" style:list-style-name="L19">
      <style:text-properties officeooo:paragraph-rsid="01c46ec5"/>
    </style:style>
    <style:style style:name="P305" style:family="paragraph" style:parent-style-name="Text_20_body" style:list-style-name="L20">
      <style:text-properties officeooo:paragraph-rsid="01c5a50b"/>
    </style:style>
    <style:style style:name="P306" style:family="paragraph" style:parent-style-name="Text_20_body" style:list-style-name="L21">
      <style:text-properties officeooo:paragraph-rsid="0324f298"/>
    </style:style>
    <style:style style:name="P307" style:family="paragraph" style:parent-style-name="Text_20_body" style:list-style-name="L28">
      <style:text-properties officeooo:paragraph-rsid="02825e66"/>
    </style:style>
    <style:style style:name="P308" style:family="paragraph" style:parent-style-name="Text_20_body">
      <style:text-properties fo:language="en" fo:country="GB"/>
    </style:style>
    <style:style style:name="P309" style:family="paragraph" style:parent-style-name="Text_20_body" style:list-style-name="L33">
      <style:text-properties fo:language="en" fo:country="GB" officeooo:paragraph-rsid="00884e0d"/>
    </style:style>
    <style:style style:name="P310" style:family="paragraph" style:parent-style-name="Text_20_body" style:list-style-name="L34">
      <style:text-properties fo:language="en" fo:country="GB" officeooo:rsid="00965116" officeooo:paragraph-rsid="00965116"/>
    </style:style>
    <style:style style:name="P311" style:family="paragraph" style:parent-style-name="Text_20_body" style:list-style-name="L34">
      <style:text-properties fo:language="en" fo:country="GB" officeooo:rsid="009735e7" officeooo:paragraph-rsid="009735e7"/>
    </style:style>
    <style:style style:name="P312" style:family="paragraph" style:parent-style-name="Text_20_body" style:list-style-name="L34">
      <style:text-properties fo:language="en" fo:country="GB" officeooo:rsid="009735e7" officeooo:paragraph-rsid="009aec46"/>
    </style:style>
    <style:style style:name="P313" style:family="paragraph" style:parent-style-name="Text_20_body" style:list-style-name="L3">
      <style:paragraph-properties fo:margin-left="0cm" fo:margin-right="0cm" fo:text-indent="0cm" style:auto-text-indent="false"/>
      <style:text-properties officeooo:paragraph-rsid="002125cf"/>
    </style:style>
    <style:style style:name="T1" style:family="text">
      <style:text-properties style:use-window-font-color="true"/>
    </style:style>
    <style:style style:name="T2" style:family="text">
      <style:text-properties style:use-window-font-color="true" style:font-name="Calibri1" fo:font-size="11pt" fo:language="en" fo:country="US" officeooo:rsid="001c4ec3"/>
    </style:style>
    <style:style style:name="T3" style:family="text">
      <style:text-properties style:use-window-font-color="true" style:font-name="Calibri1" fo:font-size="11pt" fo:language="en" fo:country="US" officeooo:rsid="001fc5eb"/>
    </style:style>
    <style:style style:name="T4" style:family="text">
      <style:text-properties style:use-window-font-color="true" style:font-name="Calibri1" fo:font-size="11pt" fo:language="en" fo:country="US" officeooo:rsid="0020aa65"/>
    </style:style>
    <style:style style:name="T5" style:family="text">
      <style:text-properties style:use-window-font-color="true" officeooo:rsid="001ae725"/>
    </style:style>
    <style:style style:name="T6" style:family="text">
      <style:text-properties style:use-window-font-color="true" officeooo:rsid="001c4ec3"/>
    </style:style>
    <style:style style:name="T7" style:family="text">
      <style:text-properties style:use-window-font-color="true" fo:language="en" fo:country="US"/>
    </style:style>
    <style:style style:name="T8" style:family="text">
      <style:text-properties style:use-window-font-color="true" fo:language="en" fo:country="US" officeooo:rsid="001c4ec3"/>
    </style:style>
    <style:style style:name="T9" style:family="text">
      <style:text-properties style:use-window-font-color="true" officeooo:rsid="001fc5eb"/>
    </style:style>
    <style:style style:name="T10" style:family="text">
      <style:text-properties style:use-window-font-color="true" officeooo:rsid="0020aa65"/>
    </style:style>
    <style:style style:name="T11" style:family="text">
      <style:text-properties style:use-window-font-color="true" style:font-name="arial1" fo:font-size="12pt" fo:language="en" fo:country="GB" officeooo:rsid="0022b279"/>
    </style:style>
    <style:style style:name="T12" style:family="text">
      <style:text-properties style:use-window-font-color="true" style:font-name="arial1" fo:font-size="12pt" fo:language="en" fo:country="GB" officeooo:rsid="0051a73c"/>
    </style:style>
    <style:style style:name="T13" style:family="text">
      <style:text-properties style:use-window-font-color="true" style:font-name="arial1" fo:font-size="12pt" fo:language="en" fo:country="GB" fo:font-weight="normal" officeooo:rsid="00b80dad" style:font-weight-asian="normal" style:font-weight-complex="normal"/>
    </style:style>
    <style:style style:name="T14" style:family="text">
      <style:text-properties style:use-window-font-color="true" style:font-name="arial1" fo:font-size="12pt" fo:language="en" fo:country="GB" fo:font-weight="normal" officeooo:rsid="00df3bd8" style:font-weight-asian="normal" style:font-weight-complex="normal"/>
    </style:style>
    <style:style style:name="T15" style:family="text">
      <style:text-properties style:use-window-font-color="true" style:font-name="arial1" fo:font-size="12pt" fo:language="en" fo:country="GB" fo:font-weight="normal" officeooo:rsid="00ed4525" style:font-weight-asian="normal" style:font-weight-complex="normal"/>
    </style:style>
    <style:style style:name="T16" style:family="text">
      <style:text-properties style:use-window-font-color="true" style:font-name="arial1" fo:font-size="12pt" fo:language="en" fo:country="GB" fo:font-weight="normal" officeooo:rsid="00ef1a1e" style:font-weight-asian="normal" style:font-weight-complex="normal"/>
    </style:style>
    <style:style style:name="T17" style:family="text">
      <style:text-properties style:use-window-font-color="true" style:font-name="arial1" fo:font-size="12pt" fo:language="en" fo:country="GB" fo:font-weight="normal" officeooo:rsid="00ef249b" style:font-weight-asian="normal" style:font-weight-complex="normal"/>
    </style:style>
    <style:style style:name="T18" style:family="text">
      <style:text-properties style:use-window-font-color="true" style:font-name="arial1" fo:font-size="12pt" fo:language="en" fo:country="GB" fo:font-weight="normal" officeooo:rsid="00ef2cee" style:font-weight-asian="normal" style:font-weight-complex="normal"/>
    </style:style>
    <style:style style:name="T19" style:family="text">
      <style:text-properties style:use-window-font-color="true" style:font-name="arial1" fo:font-size="12pt" fo:language="en" fo:country="GB" fo:font-weight="normal" officeooo:rsid="00ef4c0c" style:font-weight-asian="normal" style:font-weight-complex="normal"/>
    </style:style>
    <style:style style:name="T20" style:family="text">
      <style:text-properties style:use-window-font-color="true" style:font-name="arial1" fo:font-size="12pt" fo:language="en" fo:country="GB" fo:font-weight="normal" officeooo:rsid="00ef5066" style:font-weight-asian="normal" style:font-weight-complex="normal"/>
    </style:style>
    <style:style style:name="T21" style:family="text">
      <style:text-properties style:use-window-font-color="true" style:font-name="arial1" fo:font-size="12pt" fo:language="en" fo:country="GB" fo:font-weight="normal" officeooo:rsid="00eff28b" style:font-weight-asian="normal" style:font-weight-complex="normal"/>
    </style:style>
    <style:style style:name="T22" style:family="text">
      <style:text-properties style:use-window-font-color="true" style:font-name="arial1" fo:font-size="12pt" fo:language="en" fo:country="GB" fo:font-weight="normal" officeooo:rsid="00f1c4f6" style:font-weight-asian="normal" style:font-weight-complex="normal"/>
    </style:style>
    <style:style style:name="T23" style:family="text">
      <style:text-properties style:use-window-font-color="true" style:font-name="arial1" fo:font-size="12pt" fo:language="en" fo:country="GB" fo:font-weight="normal" officeooo:rsid="00f38a38" style:font-weight-asian="normal" style:font-weight-complex="normal"/>
    </style:style>
    <style:style style:name="T24" style:family="text">
      <style:text-properties style:use-window-font-color="true" style:font-name="arial1" fo:font-size="12pt" fo:language="en" fo:country="GB" fo:font-weight="normal" officeooo:rsid="00f42e74" style:font-weight-asian="normal" style:font-weight-complex="normal"/>
    </style:style>
    <style:style style:name="T25" style:family="text">
      <style:text-properties style:use-window-font-color="true" style:font-name="arial1" fo:font-size="12pt" fo:language="en" fo:country="GB" fo:font-weight="normal" officeooo:rsid="00f56f7a" style:font-weight-asian="normal" style:font-weight-complex="normal"/>
    </style:style>
    <style:style style:name="T26" style:family="text">
      <style:text-properties style:use-window-font-color="true" style:font-name="arial1" fo:font-size="12pt" fo:language="en" fo:country="GB" fo:font-weight="normal" officeooo:rsid="00f5da7d" style:font-weight-asian="normal" style:font-weight-complex="normal"/>
    </style:style>
    <style:style style:name="T27" style:family="text">
      <style:text-properties style:use-window-font-color="true" style:font-name="arial1" fo:font-size="12pt" fo:language="en" fo:country="GB" fo:font-weight="normal" officeooo:rsid="00f7a9de" style:font-weight-asian="normal" style:font-weight-complex="normal"/>
    </style:style>
    <style:style style:name="T28" style:family="text">
      <style:text-properties style:use-window-font-color="true" style:font-name="arial1" fo:font-size="12pt" fo:language="en" fo:country="GB" fo:font-weight="normal" officeooo:rsid="011e14af" style:font-weight-asian="normal" style:font-weight-complex="normal"/>
    </style:style>
    <style:style style:name="T29" style:family="text">
      <style:text-properties style:use-window-font-color="true" style:font-name="arial1" fo:font-size="12pt" fo:language="en" fo:country="GB" fo:font-weight="normal" officeooo:rsid="011f558e" style:font-weight-asian="normal" style:font-weight-complex="normal"/>
    </style:style>
    <style:style style:name="T30" style:family="text">
      <style:text-properties style:use-window-font-color="true" style:font-name="arial1" fo:font-size="12pt" fo:language="en" fo:country="GB" fo:font-weight="normal" officeooo:rsid="012091ba" style:font-weight-asian="normal" style:font-weight-complex="normal"/>
    </style:style>
    <style:style style:name="T31" style:family="text">
      <style:text-properties style:use-window-font-color="true" style:font-name="arial1" fo:font-size="12pt" fo:language="en" fo:country="GB" fo:font-weight="normal" officeooo:rsid="01222aaa" style:font-weight-asian="normal" style:font-weight-complex="normal"/>
    </style:style>
    <style:style style:name="T32" style:family="text">
      <style:text-properties style:use-window-font-color="true" style:font-name="arial1" fo:font-size="12pt" fo:language="en" fo:country="GB" officeooo:rsid="00b80dad"/>
    </style:style>
    <style:style style:name="T33" style:family="text">
      <style:text-properties style:use-window-font-color="true" style:font-name="arial1" fo:font-size="12pt" fo:language="en" fo:country="GB" officeooo:rsid="016efdaa"/>
    </style:style>
    <style:style style:name="T34" style:family="text">
      <style:text-properties style:use-window-font-color="true" style:font-name="arial1" fo:font-size="12pt" fo:language="en" fo:country="GB" officeooo:rsid="017052da"/>
    </style:style>
    <style:style style:name="T35" style:family="text">
      <style:text-properties style:use-window-font-color="true" style:font-name="arial1" fo:font-size="12pt" fo:language="en" fo:country="GB" officeooo:rsid="017072e3"/>
    </style:style>
    <style:style style:name="T36" style:family="text">
      <style:text-properties style:use-window-font-color="true" style:font-name="arial1" fo:font-size="12pt" officeooo:rsid="00b80dad"/>
    </style:style>
    <style:style style:name="T37" style:family="text">
      <style:text-properties style:use-window-font-color="true" style:font-name="arial1" fo:font-size="12pt" officeooo:rsid="00dcfc4e"/>
    </style:style>
    <style:style style:name="T38" style:family="text">
      <style:text-properties style:use-window-font-color="true" style:font-name="arial1" fo:font-size="12pt" officeooo:rsid="00df3bd8"/>
    </style:style>
    <style:style style:name="T39" style:family="text">
      <style:text-properties style:use-window-font-color="true" style:font-name="arial1" fo:font-size="12pt" officeooo:rsid="00dfde2a"/>
    </style:style>
    <style:style style:name="T40" style:family="text">
      <style:text-properties style:use-window-font-color="true" style:font-name="arial1" fo:font-size="12pt" officeooo:rsid="00e116f8"/>
    </style:style>
    <style:style style:name="T41" style:family="text">
      <style:text-properties style:use-window-font-color="true" officeooo:rsid="0022b279"/>
    </style:style>
    <style:style style:name="T42" style:family="text">
      <style:text-properties style:use-window-font-color="true" officeooo:rsid="002425f5"/>
    </style:style>
    <style:style style:name="T43" style:family="text">
      <style:text-properties style:use-window-font-color="true" officeooo:rsid="0025d377"/>
    </style:style>
    <style:style style:name="T44" style:family="text">
      <style:text-properties style:use-window-font-color="true" officeooo:rsid="00269f90"/>
    </style:style>
    <style:style style:name="T45" style:family="text">
      <style:text-properties style:use-window-font-color="true" officeooo:rsid="00415e30"/>
    </style:style>
    <style:style style:name="T46" style:family="text">
      <style:text-properties style:use-window-font-color="true" officeooo:rsid="004285c1"/>
    </style:style>
    <style:style style:name="T47" style:family="text">
      <style:text-properties style:use-window-font-color="true" officeooo:rsid="00439926"/>
    </style:style>
    <style:style style:name="T48" style:family="text">
      <style:text-properties style:use-window-font-color="true" officeooo:rsid="00459520"/>
    </style:style>
    <style:style style:name="T49" style:family="text">
      <style:text-properties style:use-window-font-color="true" officeooo:rsid="00401599"/>
    </style:style>
    <style:style style:name="T50" style:family="text">
      <style:text-properties style:use-window-font-color="true" officeooo:rsid="0046783c"/>
    </style:style>
    <style:style style:name="T51" style:family="text">
      <style:text-properties style:use-window-font-color="true" officeooo:rsid="0047be38"/>
    </style:style>
    <style:style style:name="T52" style:family="text">
      <style:text-properties fo:language="en" fo:country="US"/>
    </style:style>
    <style:style style:name="T53" style:family="text">
      <style:text-properties fo:language="en" fo:country="US" officeooo:rsid="001c4ec3"/>
    </style:style>
    <style:style style:name="T54" style:family="text">
      <style:text-properties fo:language="en" fo:country="US" officeooo:rsid="001e267d"/>
    </style:style>
    <style:style style:name="T55" style:family="text">
      <style:text-properties fo:language="en" fo:country="US" officeooo:rsid="001d0ecb"/>
    </style:style>
    <style:style style:name="T56" style:family="text">
      <style:text-properties fo:language="en" fo:country="US" officeooo:rsid="001fc5eb"/>
    </style:style>
    <style:style style:name="T57" style:family="text">
      <style:text-properties fo:language="en" fo:country="US" fo:font-weight="normal" style:font-weight-asian="normal" style:font-weight-complex="normal"/>
    </style:style>
    <style:style style:name="T58" style:family="text">
      <style:text-properties fo:language="en" fo:country="US" fo:font-weight="normal" officeooo:rsid="02aa506a" style:font-weight-asian="normal" style:font-weight-complex="normal"/>
    </style:style>
    <style:style style:name="T59" style:family="text">
      <style:text-properties officeooo:rsid="0028c7fc"/>
    </style:style>
    <style:style style:name="T60" style:family="text">
      <style:text-properties officeooo:rsid="0029fbae"/>
    </style:style>
    <style:style style:name="T61" style:family="text">
      <style:text-properties officeooo:rsid="002a0177"/>
    </style:style>
    <style:style style:name="T62" style:family="text">
      <style:text-properties officeooo:rsid="002b22b1"/>
    </style:style>
    <style:style style:name="T63" style:family="text">
      <style:text-properties officeooo:rsid="002b6978"/>
    </style:style>
    <style:style style:name="T64" style:family="text">
      <style:text-properties officeooo:rsid="002ccb98"/>
    </style:style>
    <style:style style:name="T65" style:family="text">
      <style:text-properties officeooo:rsid="002dc4fa"/>
    </style:style>
    <style:style style:name="T66" style:family="text">
      <style:text-properties fo:font-size="12pt" fo:language="en" fo:country="GB" fo:font-weight="normal" officeooo:rsid="0142d2fc" style:font-weight-asian="normal" style:font-weight-complex="normal"/>
    </style:style>
    <style:style style:name="T67" style:family="text">
      <style:text-properties fo:font-size="12pt" officeooo:rsid="0029fbae"/>
    </style:style>
    <style:style style:name="T68" style:family="text">
      <style:text-properties fo:font-size="12pt" officeooo:rsid="002ccb98"/>
    </style:style>
    <style:style style:name="T69" style:family="text">
      <style:text-properties style:font-name="Arial" officeooo:rsid="002fdd2f"/>
    </style:style>
    <style:style style:name="T70" style:family="text">
      <style:text-properties style:font-name="Arial" officeooo:rsid="00331d1e"/>
    </style:style>
    <style:style style:name="T71" style:family="text">
      <style:text-properties style:font-name="Arial" officeooo:rsid="002a2d97"/>
    </style:style>
    <style:style style:name="T72" style:family="text">
      <style:text-properties style:font-name="Arial" officeooo:rsid="002b22b1"/>
    </style:style>
    <style:style style:name="T73" style:family="text">
      <style:text-properties style:font-name="Arial" fo:language="en" fo:country="GB" fo:font-weight="normal" officeooo:rsid="002c6f71" style:font-weight-asian="normal" style:font-weight-complex="normal"/>
    </style:style>
    <style:style style:name="T74" style:family="text">
      <style:text-properties style:font-name="Arial" fo:language="en" fo:country="GB" fo:font-weight="normal" officeooo:rsid="014818a4" style:font-weight-asian="normal" style:font-weight-complex="normal"/>
    </style:style>
    <style:style style:name="T75" style:family="text">
      <style:text-properties style:font-name="Arial" fo:language="en" fo:country="GB" fo:font-weight="normal" officeooo:rsid="017ff975" style:font-weight-asian="normal" style:font-weight-complex="normal"/>
    </style:style>
    <style:style style:name="T76" style:family="text">
      <style:text-properties style:font-name="Arial" fo:language="en" fo:country="GB" fo:font-weight="normal" officeooo:rsid="01c46ec5" style:font-weight-asian="normal" style:font-weight-complex="normal"/>
    </style:style>
    <style:style style:name="T77" style:family="text">
      <style:text-properties style:font-name="Arial" fo:language="en" fo:country="GB" fo:font-weight="normal" officeooo:rsid="01f14118" style:font-weight-asian="normal" style:font-weight-complex="normal"/>
    </style:style>
    <style:style style:name="T78" style:family="text">
      <style:text-properties style:font-name="Arial" fo:language="en" fo:country="GB" fo:font-weight="normal" officeooo:rsid="01eae4a6" style:font-weight-asian="normal" style:font-weight-complex="normal"/>
    </style:style>
    <style:style style:name="T79" style:family="text">
      <style:text-properties style:font-name="Arial" fo:language="en" fo:country="GB" fo:font-weight="normal" officeooo:rsid="01efdebd" style:font-weight-asian="normal" style:font-weight-complex="normal"/>
    </style:style>
    <style:style style:name="T80" style:family="text">
      <style:text-properties style:font-name="Arial" fo:language="en" fo:country="GB" fo:font-weight="normal" officeooo:rsid="01f22b32" style:font-weight-asian="normal" style:font-weight-complex="normal"/>
    </style:style>
    <style:style style:name="T81" style:family="text">
      <style:text-properties style:font-name="Arial" fo:language="en" fo:country="GB" fo:font-weight="normal" officeooo:rsid="01f5b0a0" style:font-weight-asian="normal" style:font-weight-complex="normal"/>
    </style:style>
    <style:style style:name="T82" style:family="text">
      <style:text-properties style:font-name="Arial" fo:language="en" fo:country="GB" fo:font-weight="normal" officeooo:rsid="01ffa893" style:font-weight-asian="normal" style:font-weight-complex="normal"/>
    </style:style>
    <style:style style:name="T83" style:family="text">
      <style:text-properties style:font-name="Arial" fo:language="en" fo:country="GB" fo:font-weight="normal" officeooo:rsid="02029951" style:font-weight-asian="normal" style:font-weight-complex="normal"/>
    </style:style>
    <style:style style:name="T84" style:family="text">
      <style:text-properties style:font-name="Arial" fo:language="en" fo:country="GB" fo:font-weight="normal" officeooo:rsid="0204e2fc" style:font-weight-asian="normal" style:font-weight-complex="normal"/>
    </style:style>
    <style:style style:name="T85" style:family="text">
      <style:text-properties style:font-name="Arial" fo:language="en" fo:country="GB" fo:font-weight="normal" officeooo:rsid="02068d39" style:font-weight-asian="normal" style:font-weight-complex="normal"/>
    </style:style>
    <style:style style:name="T86" style:family="text">
      <style:text-properties style:font-name="Arial" fo:language="en" fo:country="GB" fo:font-weight="normal" officeooo:rsid="020820a5" style:font-weight-asian="normal" style:font-weight-complex="normal"/>
    </style:style>
    <style:style style:name="T87" style:family="text">
      <style:text-properties style:font-name="Arial" fo:language="en" fo:country="GB" fo:font-weight="normal" officeooo:rsid="022663c0" style:font-weight-asian="normal" style:font-weight-complex="normal"/>
    </style:style>
    <style:style style:name="T88" style:family="text">
      <style:text-properties style:font-name="Arial" fo:language="en" fo:country="GB" fo:font-weight="normal" officeooo:rsid="02274c7a" style:font-weight-asian="normal" style:font-weight-complex="normal"/>
    </style:style>
    <style:style style:name="T89" style:family="text">
      <style:text-properties style:font-name="Arial" fo:language="en" fo:country="GB" fo:font-weight="normal" officeooo:rsid="02440f29" style:font-weight-asian="normal" style:font-weight-complex="normal"/>
    </style:style>
    <style:style style:name="T90" style:family="text">
      <style:text-properties style:font-name="Arial" fo:language="en" fo:country="GB" fo:font-weight="normal" officeooo:rsid="02478121" style:font-weight-asian="normal" style:font-weight-complex="normal"/>
    </style:style>
    <style:style style:name="T91" style:family="text">
      <style:text-properties style:font-name="Arial" fo:language="en" fo:country="GB" fo:font-weight="normal" officeooo:rsid="024875b3" style:font-weight-asian="normal" style:font-weight-complex="normal"/>
    </style:style>
    <style:style style:name="T92" style:family="text">
      <style:text-properties style:font-name="Arial" fo:language="en" fo:country="GB" fo:font-weight="normal" officeooo:rsid="0249f0da" style:font-weight-asian="normal" style:font-weight-complex="normal"/>
    </style:style>
    <style:style style:name="T93" style:family="text">
      <style:text-properties style:font-name="Arial" fo:language="en" fo:country="GB" fo:font-weight="normal" officeooo:rsid="024f0267" style:font-weight-asian="normal" style:font-weight-complex="normal"/>
    </style:style>
    <style:style style:name="T94" style:family="text">
      <style:text-properties style:font-name="Arial" fo:language="en" fo:country="GB" fo:font-weight="normal" officeooo:rsid="0290e124" style:font-weight-asian="normal" style:font-weight-complex="normal"/>
    </style:style>
    <style:style style:name="T95" style:family="text">
      <style:text-properties style:font-name="Arial" fo:language="en" fo:country="GB" fo:font-weight="normal" officeooo:rsid="0292859a" style:font-weight-asian="normal" style:font-weight-complex="normal"/>
    </style:style>
    <style:style style:name="T96" style:family="text">
      <style:text-properties style:font-name="Arial" fo:language="en" fo:country="GB" fo:font-weight="normal" officeooo:rsid="02941665" style:font-weight-asian="normal" style:font-weight-complex="normal"/>
    </style:style>
    <style:style style:name="T97" style:family="text">
      <style:text-properties style:font-name="Arial" fo:language="en" fo:country="GB" fo:font-weight="normal" officeooo:rsid="01c9e7f3" style:font-weight-asian="normal" style:font-weight-complex="normal"/>
    </style:style>
    <style:style style:name="T98" style:family="text">
      <style:text-properties style:font-name="Arial" fo:language="en" fo:country="GB" fo:font-weight="normal" officeooo:rsid="01cb8f09" style:font-weight-asian="normal" style:font-weight-complex="normal"/>
    </style:style>
    <style:style style:name="T99" style:family="text">
      <style:text-properties style:font-name="Arial" fo:language="en" fo:country="GB" fo:font-weight="bold" officeooo:rsid="00e116f8" style:font-weight-asian="bold" style:font-weight-complex="bold"/>
    </style:style>
    <style:style style:name="T100" style:family="text">
      <style:text-properties style:font-name="Arial" fo:language="en" fo:country="GB" officeooo:rsid="002fdd2f"/>
    </style:style>
    <style:style style:name="T101" style:family="text">
      <style:text-properties style:font-name="Arial" fo:font-size="12pt" fo:language="en" fo:country="GB" fo:font-weight="normal" officeooo:rsid="014818a4" style:font-weight-asian="normal" style:font-weight-complex="normal"/>
    </style:style>
    <style:style style:name="T102" style:family="text">
      <style:text-properties style:font-name="Arial" fo:font-size="12pt" fo:language="en" fo:country="GB" fo:font-weight="normal" officeooo:rsid="01819839" style:font-weight-asian="normal" style:font-weight-complex="normal"/>
    </style:style>
    <style:style style:name="T103" style:family="text">
      <style:text-properties style:font-name="Arial" fo:font-size="12pt" fo:language="en" fo:country="GB" fo:font-weight="normal" officeooo:rsid="01c03085" style:font-weight-asian="normal" style:font-weight-complex="normal"/>
    </style:style>
    <style:style style:name="T104" style:family="text">
      <style:text-properties style:font-name="Arial" fo:font-size="12pt" fo:language="en" fo:country="GB" fo:font-weight="normal" officeooo:rsid="01c5a50b" style:font-weight-asian="normal" style:font-weight-complex="normal"/>
    </style:style>
    <style:style style:name="T105" style:family="text">
      <style:text-properties style:font-name="Arial" fo:font-size="12pt" fo:language="en" fo:country="GB" fo:font-weight="normal" officeooo:rsid="02068d39" style:font-weight-asian="normal" style:font-weight-complex="normal"/>
    </style:style>
    <style:style style:name="T106" style:family="text">
      <style:text-properties style:font-name="Arial" fo:font-size="12pt" fo:language="en" fo:country="GB" fo:font-weight="normal" officeooo:rsid="022663c0" style:font-weight-asian="normal" style:font-weight-complex="normal"/>
    </style:style>
    <style:style style:name="T107" style:family="text">
      <style:text-properties style:font-name="Arial" fo:font-size="12pt" fo:language="en" fo:country="GB" fo:font-weight="normal" officeooo:rsid="02440f29" style:font-weight-asian="normal" style:font-weight-complex="normal"/>
    </style:style>
    <style:style style:name="T108" style:family="text">
      <style:text-properties style:font-name="Arial" fo:font-size="12pt" fo:language="en" fo:country="GB" fo:font-weight="normal" officeooo:rsid="02a3a3ab" style:font-weight-asian="normal" style:font-weight-complex="normal"/>
    </style:style>
    <style:style style:name="T109" style:family="text">
      <style:text-properties officeooo:rsid="003414f5"/>
    </style:style>
    <style:style style:name="T110" style:family="text">
      <style:text-properties officeooo:rsid="0034a1fe"/>
    </style:style>
    <style:style style:name="T111" style:family="text">
      <style:text-properties style:font-name="arial1" fo:font-size="12pt"/>
    </style:style>
    <style:style style:name="T112" style:family="text">
      <style:text-properties style:font-name="arial1" fo:font-size="12pt" fo:language="en" fo:country="GB"/>
    </style:style>
    <style:style style:name="T113" style:family="text">
      <style:text-properties style:font-name="arial1" fo:font-size="12pt" fo:language="en" fo:country="GB" officeooo:rsid="005e409c"/>
    </style:style>
    <style:style style:name="T114" style:family="text">
      <style:text-properties style:font-name="arial1" fo:font-size="12pt" fo:language="en" fo:country="GB" officeooo:rsid="0076eaa1"/>
    </style:style>
    <style:style style:name="T115" style:family="text">
      <style:text-properties style:font-name="arial1" fo:font-size="12pt" fo:language="en" fo:country="GB" officeooo:rsid="007ae724"/>
    </style:style>
    <style:style style:name="T116" style:family="text">
      <style:text-properties style:font-name="arial1" fo:font-size="12pt" fo:language="en" fo:country="GB" officeooo:rsid="007b6ceb"/>
    </style:style>
    <style:style style:name="T117" style:family="text">
      <style:text-properties style:font-name="arial1" fo:font-size="12pt" fo:language="en" fo:country="GB" officeooo:rsid="007b746a"/>
    </style:style>
    <style:style style:name="T118" style:family="text">
      <style:text-properties style:font-name="arial1" fo:font-size="12pt" fo:language="en" fo:country="GB" officeooo:rsid="007b9d85"/>
    </style:style>
    <style:style style:name="T119" style:family="text">
      <style:text-properties style:font-name="arial1" fo:font-size="12pt" fo:language="en" fo:country="GB" officeooo:rsid="007c1d50"/>
    </style:style>
    <style:style style:name="T120" style:family="text">
      <style:text-properties style:font-name="arial1" fo:font-size="12pt" fo:language="en" fo:country="GB" fo:font-weight="normal" officeooo:rsid="00a1c6b4" style:font-weight-asian="normal" style:font-weight-complex="normal"/>
    </style:style>
    <style:style style:name="T121" style:family="text">
      <style:text-properties style:font-name="arial1" fo:font-size="12pt" fo:language="en" fo:country="GB" fo:font-weight="normal" officeooo:rsid="00a2fe94" style:font-weight-asian="normal" style:font-weight-complex="normal"/>
    </style:style>
    <style:style style:name="T122" style:family="text">
      <style:text-properties style:font-name="arial1" fo:font-size="12pt" fo:language="en" fo:country="GB" fo:font-weight="normal" officeooo:rsid="00b80dad" style:font-weight-asian="normal" style:font-weight-complex="normal"/>
    </style:style>
    <style:style style:name="T123" style:family="text">
      <style:text-properties style:font-name="arial1" fo:font-size="12pt" fo:language="en" fo:country="GB" fo:font-weight="normal" officeooo:rsid="00db1802" style:font-weight-asian="normal" style:font-weight-complex="normal"/>
    </style:style>
    <style:style style:name="T124" style:family="text">
      <style:text-properties style:font-name="arial1" fo:font-size="12pt" fo:language="en" fo:country="GB" fo:font-weight="normal" officeooo:rsid="00db3c11" style:font-weight-asian="normal" style:font-weight-complex="normal"/>
    </style:style>
    <style:style style:name="T125" style:family="text">
      <style:text-properties style:font-name="arial1" fo:font-size="12pt" fo:language="en" fo:country="GB" fo:font-weight="normal" officeooo:rsid="00e4995e" style:font-weight-asian="normal" style:font-weight-complex="normal"/>
    </style:style>
    <style:style style:name="T126" style:family="text">
      <style:text-properties style:font-name="arial1" fo:font-size="12pt" fo:language="en" fo:country="GB" fo:font-weight="normal" officeooo:rsid="00ec53fd" style:font-weight-asian="normal" style:font-weight-complex="normal"/>
    </style:style>
    <style:style style:name="T127" style:family="text">
      <style:text-properties style:font-name="arial1" fo:font-size="12pt" fo:language="en" fo:country="GB" fo:font-weight="normal" officeooo:rsid="00ed3929" style:font-weight-asian="normal" style:font-weight-complex="normal"/>
    </style:style>
    <style:style style:name="T128" style:family="text">
      <style:text-properties style:font-name="arial1" fo:font-size="12pt" fo:language="en" fo:country="GB" fo:font-weight="normal" officeooo:rsid="00ed4525" style:font-weight-asian="normal" style:font-weight-complex="normal"/>
    </style:style>
    <style:style style:name="T129" style:family="text">
      <style:text-properties style:font-name="arial1" fo:font-size="12pt" fo:language="en" fo:country="GB" fo:font-weight="normal" officeooo:rsid="0176338a" style:font-weight-asian="normal" style:font-weight-complex="normal"/>
    </style:style>
    <style:style style:name="T130" style:family="text">
      <style:text-properties style:font-name="arial1" fo:font-size="12pt" fo:language="en" fo:country="GB" fo:font-weight="normal" officeooo:rsid="01771845" style:font-weight-asian="normal" style:font-weight-complex="normal"/>
    </style:style>
    <style:style style:name="T131" style:family="text">
      <style:text-properties style:font-name="arial1" fo:font-size="12pt" fo:language="en" fo:country="GB" fo:font-weight="normal" officeooo:rsid="01786869" style:font-weight-asian="normal" style:font-weight-complex="normal"/>
    </style:style>
    <style:style style:name="T132" style:family="text">
      <style:text-properties style:font-name="arial1" fo:font-size="12pt" fo:language="en" fo:country="GB" fo:font-weight="normal" officeooo:rsid="017a33df" style:font-weight-asian="normal" style:font-weight-complex="normal"/>
    </style:style>
    <style:style style:name="T133" style:family="text">
      <style:text-properties style:font-name="arial1" fo:font-size="12pt" fo:language="en" fo:country="GB" fo:font-weight="normal" officeooo:rsid="017f1af2" style:font-weight-asian="normal" style:font-weight-complex="normal"/>
    </style:style>
    <style:style style:name="T134" style:family="text">
      <style:text-properties style:font-name="arial1" fo:font-size="12pt" fo:language="en" fo:country="GB" fo:font-weight="normal" officeooo:rsid="01c03085" style:font-weight-asian="normal" style:font-weight-complex="normal"/>
    </style:style>
    <style:style style:name="T135" style:family="text">
      <style:text-properties style:font-name="arial1" fo:font-size="12pt" fo:language="en" fo:country="GB" fo:font-weight="normal" officeooo:rsid="01f9efa9" style:font-weight-asian="normal" style:font-weight-complex="normal"/>
    </style:style>
    <style:style style:name="T136" style:family="text">
      <style:text-properties style:font-name="arial1" fo:font-size="12pt" fo:language="en" fo:country="GB" fo:font-weight="normal" officeooo:rsid="01fe272c" style:font-weight-asian="normal" style:font-weight-complex="normal"/>
    </style:style>
    <style:style style:name="T137" style:family="text">
      <style:text-properties style:font-name="arial1" fo:font-size="12pt" fo:language="en" fo:country="GB" fo:font-weight="normal" officeooo:rsid="021235e7" style:font-weight-asian="normal" style:font-weight-complex="normal"/>
    </style:style>
    <style:style style:name="T138" style:family="text">
      <style:text-properties style:font-name="arial1" fo:font-size="12pt" fo:language="en" fo:country="GB" fo:font-weight="normal" officeooo:rsid="023c2c4e" style:font-weight-asian="normal" style:font-weight-complex="normal"/>
    </style:style>
    <style:style style:name="T139" style:family="text">
      <style:text-properties style:font-name="arial1" fo:font-size="12pt" fo:language="en" fo:country="GB" fo:font-weight="normal" officeooo:rsid="0242bac3" style:font-weight-asian="normal" style:font-weight-complex="normal"/>
    </style:style>
    <style:style style:name="T140" style:family="text">
      <style:text-properties style:font-name="arial1" fo:font-size="12pt" fo:language="en" fo:country="GB" fo:font-weight="normal" officeooo:rsid="0215a320" style:font-weight-asian="normal" style:font-weight-complex="normal"/>
    </style:style>
    <style:style style:name="T141" style:family="text">
      <style:text-properties style:font-name="arial1" fo:font-size="12pt" fo:language="en" fo:country="GB" fo:font-weight="normal" officeooo:rsid="025ca5ee" style:font-weight-asian="normal" style:font-weight-complex="normal"/>
    </style:style>
    <style:style style:name="T142" style:family="text">
      <style:text-properties style:font-name="arial1" fo:font-size="12pt" fo:language="en" fo:country="GB" fo:font-weight="normal" officeooo:rsid="025d89e7" style:font-weight-asian="normal" style:font-weight-complex="normal"/>
    </style:style>
    <style:style style:name="T143" style:family="text">
      <style:text-properties style:font-name="arial1" fo:font-size="12pt" fo:language="en" fo:country="GB" fo:font-weight="normal" officeooo:rsid="025fad6c" style:font-weight-asian="normal" style:font-weight-complex="normal"/>
    </style:style>
    <style:style style:name="T144" style:family="text">
      <style:text-properties style:font-name="arial1" fo:font-size="12pt" fo:language="en" fo:country="GB" fo:font-weight="normal" officeooo:rsid="026d67fc" style:font-weight-asian="normal" style:font-weight-complex="normal"/>
    </style:style>
    <style:style style:name="T145" style:family="text">
      <style:text-properties style:font-name="arial1" fo:font-size="12pt" fo:language="en" fo:country="GB" fo:font-weight="normal" officeooo:rsid="026de884" style:font-weight-asian="normal" style:font-weight-complex="normal"/>
    </style:style>
    <style:style style:name="T146" style:family="text">
      <style:text-properties style:font-name="arial1" fo:font-size="12pt" fo:language="en" fo:country="GB" fo:font-weight="normal" officeooo:rsid="026f1d2d" style:font-weight-asian="normal" style:font-weight-complex="normal"/>
    </style:style>
    <style:style style:name="T147" style:family="text">
      <style:text-properties style:font-name="arial1" fo:font-size="12pt" fo:language="en" fo:country="GB" fo:font-weight="normal" officeooo:rsid="0270dbc0" style:font-weight-asian="normal" style:font-weight-complex="normal"/>
    </style:style>
    <style:style style:name="T148" style:family="text">
      <style:text-properties style:font-name="arial1" fo:font-size="12pt" fo:language="en" fo:country="GB" fo:font-weight="normal" officeooo:rsid="0271dced" style:font-weight-asian="normal" style:font-weight-complex="normal"/>
    </style:style>
    <style:style style:name="T149" style:family="text">
      <style:text-properties style:font-name="arial1" fo:font-size="12pt" fo:language="en" fo:country="GB" fo:font-weight="normal" officeooo:rsid="027c966e" style:font-weight-asian="normal" style:font-weight-complex="normal"/>
    </style:style>
    <style:style style:name="T150" style:family="text">
      <style:text-properties style:font-name="arial1" fo:font-size="12pt" fo:language="en" fo:country="GB" fo:font-weight="normal" officeooo:rsid="027e8649" style:font-weight-asian="normal" style:font-weight-complex="normal"/>
    </style:style>
    <style:style style:name="T151" style:family="text">
      <style:text-properties style:font-name="arial1" fo:font-size="12pt" fo:language="en" fo:country="GB" fo:font-weight="normal" officeooo:rsid="02812f80" style:font-weight-asian="normal" style:font-weight-complex="normal"/>
    </style:style>
    <style:style style:name="T152" style:family="text">
      <style:text-properties style:font-name="arial1" fo:font-size="12pt" fo:language="en" fo:country="GB" fo:font-weight="normal" officeooo:rsid="02825e66" style:font-weight-asian="normal" style:font-weight-complex="normal"/>
    </style:style>
    <style:style style:name="T153" style:family="text">
      <style:text-properties style:font-name="arial1" fo:font-size="12pt" fo:language="en" fo:country="GB" fo:font-weight="normal" officeooo:rsid="02843d94" style:font-weight-asian="normal" style:font-weight-complex="normal"/>
    </style:style>
    <style:style style:name="T154" style:family="text">
      <style:text-properties style:font-name="arial1" fo:font-size="12pt" fo:language="en" fo:country="GB" fo:font-weight="normal" officeooo:rsid="028fcc71" style:font-weight-asian="normal" style:font-weight-complex="normal"/>
    </style:style>
    <style:style style:name="T155" style:family="text">
      <style:text-properties style:font-name="arial1" fo:font-size="12pt" fo:language="en" fo:country="GB" officeooo:rsid="0157f621"/>
    </style:style>
    <style:style style:name="T156" style:family="text">
      <style:text-properties style:font-name="arial1" fo:font-size="12pt" fo:language="en" fo:country="GB" officeooo:rsid="01612924"/>
    </style:style>
    <style:style style:name="T157" style:family="text">
      <style:text-properties style:font-name="arial1" fo:font-size="12pt" fo:language="en" fo:country="GB" officeooo:rsid="016299ac"/>
    </style:style>
    <style:style style:name="T158" style:family="text">
      <style:text-properties style:font-name="arial1" fo:font-size="12pt" fo:language="en" fo:country="GB" officeooo:rsid="01a8f1ee"/>
    </style:style>
    <style:style style:name="T159" style:family="text">
      <style:text-properties style:font-name="arial1" fo:font-size="12pt" fo:language="en" fo:country="GB" officeooo:rsid="01ab3ee1"/>
    </style:style>
    <style:style style:name="T160" style:family="text">
      <style:text-properties style:font-name="arial1" fo:font-size="12pt" fo:language="en" fo:country="GB" officeooo:rsid="01ad309c"/>
    </style:style>
    <style:style style:name="T161" style:family="text">
      <style:text-properties style:font-name="arial1" fo:font-size="12pt" fo:language="en" fo:country="GB" officeooo:rsid="01ae043e"/>
    </style:style>
    <style:style style:name="T162" style:family="text">
      <style:text-properties style:font-name="arial1" fo:font-size="12pt" fo:language="en" fo:country="GB" officeooo:rsid="028c48c6"/>
    </style:style>
    <style:style style:name="T163" style:family="text">
      <style:text-properties style:font-name="arial1" fo:font-size="12pt" fo:language="en" fo:country="GB" officeooo:rsid="028d71f6"/>
    </style:style>
    <style:style style:name="T164" style:family="text">
      <style:text-properties style:font-name="arial1" fo:font-size="12pt" fo:language="en" fo:country="GB" officeooo:rsid="02c32754"/>
    </style:style>
    <style:style style:name="T165" style:family="text">
      <style:text-properties style:font-name="arial1" fo:font-size="12pt" fo:language="en" fo:country="GB" officeooo:rsid="02c40c7c"/>
    </style:style>
    <style:style style:name="T166" style:family="text">
      <style:text-properties style:font-name="arial1" fo:font-size="12pt" fo:language="en" fo:country="GB" officeooo:rsid="02d095ef"/>
    </style:style>
    <style:style style:name="T167" style:family="text">
      <style:text-properties style:font-name="arial1" fo:font-size="12pt" fo:language="en" fo:country="GB" officeooo:rsid="02f79156"/>
    </style:style>
    <style:style style:name="T168" style:family="text">
      <style:text-properties style:font-name="arial1" fo:font-size="12pt" fo:language="en" fo:country="GB" officeooo:rsid="02f9177c"/>
    </style:style>
    <style:style style:name="T169" style:family="text">
      <style:text-properties style:font-name="arial1" fo:font-size="12pt" fo:language="en" fo:country="GB" officeooo:rsid="030c4f52"/>
    </style:style>
    <style:style style:name="T170" style:family="text">
      <style:text-properties style:font-name="arial1" fo:font-size="12pt" fo:language="en" fo:country="GB" officeooo:rsid="030095f0"/>
    </style:style>
    <style:style style:name="T171" style:family="text">
      <style:text-properties style:font-name="arial1" fo:font-size="12pt" fo:language="en" fo:country="GB" officeooo:rsid="02f24503"/>
    </style:style>
    <style:style style:name="T172" style:family="text">
      <style:text-properties style:font-name="arial1" fo:font-size="12pt" fo:language="en" fo:country="GB" officeooo:rsid="02f2c669"/>
    </style:style>
    <style:style style:name="T173" style:family="text">
      <style:text-properties style:font-name="arial1" fo:font-size="12pt" fo:language="en" fo:country="GB" officeooo:rsid="02f357b8"/>
    </style:style>
    <style:style style:name="T174" style:family="text">
      <style:text-properties style:font-name="arial1" fo:font-size="12pt" fo:language="en" fo:country="GB" officeooo:rsid="0345c996"/>
    </style:style>
    <style:style style:name="T175" style:family="text">
      <style:text-properties style:font-name="arial1" fo:font-size="12pt" fo:language="en" fo:country="GB" officeooo:rsid="0347fc90"/>
    </style:style>
    <style:style style:name="T176" style:family="text">
      <style:text-properties style:font-name="arial1" fo:font-size="12pt" fo:language="en" fo:country="GB" officeooo:rsid="034980d3"/>
    </style:style>
    <style:style style:name="T177" style:family="text">
      <style:text-properties style:font-name="arial1" fo:font-size="12pt" fo:language="en" fo:country="GB" officeooo:rsid="034a96f4"/>
    </style:style>
    <style:style style:name="T178" style:family="text">
      <style:text-properties style:font-name="arial1" fo:font-size="12pt" fo:language="en" fo:country="GB" officeooo:rsid="033dbce9"/>
    </style:style>
    <style:style style:name="T179" style:family="text">
      <style:text-properties style:font-name="arial1" fo:font-size="12pt" fo:language="en" fo:country="GB" officeooo:rsid="034d44e3"/>
    </style:style>
    <style:style style:name="T180" style:family="text">
      <style:text-properties style:font-name="arial1" fo:font-size="12pt" fo:language="en" fo:country="GB" officeooo:rsid="034e0b30"/>
    </style:style>
    <style:style style:name="T181" style:family="text">
      <style:text-properties style:font-name="arial1" fo:font-size="12pt" fo:language="en" fo:country="GB" officeooo:rsid="0356ccde"/>
    </style:style>
    <style:style style:name="T182" style:family="text">
      <style:text-properties style:font-name="arial1" fo:font-size="12pt" fo:language="en" fo:country="GB" officeooo:rsid="035856d7"/>
    </style:style>
    <style:style style:name="T183" style:family="text">
      <style:text-properties style:font-name="arial1" fo:font-size="12pt" fo:language="en" fo:country="GB" officeooo:rsid="0359e60c"/>
    </style:style>
    <style:style style:name="T184" style:family="text">
      <style:text-properties style:font-name="arial1" fo:font-size="12pt" officeooo:rsid="00b80dad"/>
    </style:style>
    <style:style style:name="T185" style:family="text">
      <style:text-properties style:font-name="arial1" fo:font-size="12pt" officeooo:rsid="00c16740"/>
    </style:style>
    <style:style style:name="T186" style:family="text">
      <style:text-properties style:font-name="arial1" fo:font-size="12pt" fo:font-weight="normal" officeooo:rsid="013f05d9" style:font-weight-asian="normal" style:font-weight-complex="normal"/>
    </style:style>
    <style:style style:name="T187" style:family="text">
      <style:text-properties style:font-name="arial1" fo:font-size="12pt" fo:font-weight="normal" officeooo:rsid="0151147d" style:font-weight-asian="normal" style:font-weight-complex="normal"/>
    </style:style>
    <style:style style:name="T188" style:family="text">
      <style:text-properties style:font-name="arial1" fo:font-size="12pt" fo:font-weight="normal" officeooo:rsid="01e875f7" style:font-weight-asian="normal" style:font-weight-complex="normal"/>
    </style:style>
    <style:style style:name="T189" style:family="text">
      <style:text-properties style:font-name="arial1" fo:font-size="12pt" fo:font-weight="normal" officeooo:rsid="020da069" style:font-weight-asian="normal" style:font-weight-complex="normal"/>
    </style:style>
    <style:style style:name="T190" style:family="text">
      <style:text-properties style:font-name="arial1" fo:font-size="12pt" fo:font-weight="normal" officeooo:rsid="020e5674" style:font-weight-asian="normal" style:font-weight-complex="normal"/>
    </style:style>
    <style:style style:name="T191" style:family="text">
      <style:text-properties style:font-name="arial1" fo:font-size="12pt" fo:font-weight="normal" officeooo:rsid="020ef4c5" style:font-weight-asian="normal" style:font-weight-complex="normal"/>
    </style:style>
    <style:style style:name="T192" style:family="text">
      <style:text-properties style:font-name="arial1" fo:font-size="12pt" fo:font-weight="normal" officeooo:rsid="0273ce07" style:font-weight-asian="normal" style:font-weight-complex="normal"/>
    </style:style>
    <style:style style:name="T193" style:family="text">
      <style:text-properties style:font-name="arial1" fo:font-size="12pt" fo:font-weight="normal" officeooo:rsid="02759618" style:font-weight-asian="normal" style:font-weight-complex="normal"/>
    </style:style>
    <style:style style:name="T194" style:family="text">
      <style:text-properties style:font-name="arial1" fo:font-size="12pt" fo:font-weight="normal" officeooo:rsid="02771caa" style:font-weight-asian="normal" style:font-weight-complex="normal"/>
    </style:style>
    <style:style style:name="T195" style:family="text">
      <style:text-properties style:font-name="arial1" fo:font-size="12pt" fo:font-weight="normal" officeooo:rsid="0278a7bb" style:font-weight-asian="normal" style:font-weight-complex="normal"/>
    </style:style>
    <style:style style:name="T196" style:family="text">
      <style:text-properties style:font-name="arial1" fo:font-size="12pt" fo:font-weight="normal" officeooo:rsid="027a985a" style:font-weight-asian="normal" style:font-weight-complex="normal"/>
    </style:style>
    <style:style style:name="T197" style:family="text">
      <style:text-properties style:font-name="arial1" fo:font-size="12pt" officeooo:rsid="00884e0d"/>
    </style:style>
    <style:style style:name="T198" style:family="text">
      <style:text-properties style:font-name="arial1" fo:font-size="12pt" officeooo:rsid="024e2230"/>
    </style:style>
    <style:style style:name="T199" style:family="text">
      <style:text-properties style:font-name="arial1" fo:font-size="12pt" officeooo:rsid="0256057c"/>
    </style:style>
    <style:style style:name="T200" style:family="text">
      <style:text-properties style:font-name="arial1" fo:font-size="12pt" officeooo:rsid="025b8f4c"/>
    </style:style>
    <style:style style:name="T201" style:family="text">
      <style:text-properties style:font-name="arial1" fo:font-size="12pt" officeooo:rsid="033ca477"/>
    </style:style>
    <style:style style:name="T202" style:family="text">
      <style:text-properties style:font-name="arial1" fo:font-size="12pt" officeooo:rsid="033dbce9"/>
    </style:style>
    <style:style style:name="T203" style:family="text">
      <style:text-properties style:font-name="arial1" fo:font-size="12pt" officeooo:rsid="033ee33c"/>
    </style:style>
    <style:style style:name="T204" style:family="text">
      <style:text-properties style:font-name="arial1" fo:font-size="12pt" officeooo:rsid="033fbcdf"/>
    </style:style>
    <style:style style:name="T205" style:family="text">
      <style:text-properties style:font-name="arial1" fo:font-size="12pt" officeooo:rsid="034079af"/>
    </style:style>
    <style:style style:name="T206" style:family="text">
      <style:text-properties style:font-name="arial1" fo:font-size="12pt" fo:language="en" fo:country="US"/>
    </style:style>
    <style:style style:name="T207" style:family="text">
      <style:text-properties style:font-name="arial1" fo:font-size="12pt" fo:language="en" fo:country="US" officeooo:rsid="034079af"/>
    </style:style>
    <style:style style:name="T208" style:family="text">
      <style:text-properties fo:language="en" fo:country="GB"/>
    </style:style>
    <style:style style:name="T209" style:family="text">
      <style:text-properties fo:language="en" fo:country="GB" officeooo:rsid="005c4bf3"/>
    </style:style>
    <style:style style:name="T210" style:family="text">
      <style:text-properties fo:language="en" fo:country="GB" officeooo:rsid="005dcb15"/>
    </style:style>
    <style:style style:name="T211" style:family="text">
      <style:text-properties fo:language="en" fo:country="GB" officeooo:rsid="0060eefe"/>
    </style:style>
    <style:style style:name="T212" style:family="text">
      <style:text-properties fo:language="en" fo:country="GB" officeooo:rsid="00622ee7"/>
    </style:style>
    <style:style style:name="T213" style:family="text">
      <style:text-properties fo:language="en" fo:country="GB" officeooo:rsid="0063dd0f"/>
    </style:style>
    <style:style style:name="T214" style:family="text">
      <style:text-properties fo:language="en" fo:country="GB" officeooo:rsid="005fae46"/>
    </style:style>
    <style:style style:name="T215" style:family="text">
      <style:text-properties fo:language="en" fo:country="GB" officeooo:rsid="006ccc07"/>
    </style:style>
    <style:style style:name="T216" style:family="text">
      <style:text-properties fo:language="en" fo:country="GB" officeooo:rsid="006cede3"/>
    </style:style>
    <style:style style:name="T217" style:family="text">
      <style:text-properties fo:language="en" fo:country="GB" officeooo:rsid="006e7e6e"/>
    </style:style>
    <style:style style:name="T218" style:family="text">
      <style:text-properties fo:language="en" fo:country="GB" fo:font-weight="normal" style:font-weight-asian="normal" style:font-weight-complex="normal"/>
    </style:style>
    <style:style style:name="T219" style:family="text">
      <style:text-properties fo:language="en" fo:country="GB" fo:font-weight="normal" officeooo:rsid="00a2fe94" style:font-weight-asian="normal" style:font-weight-complex="normal"/>
    </style:style>
    <style:style style:name="T220" style:family="text">
      <style:text-properties fo:language="en" fo:country="GB" fo:font-weight="normal" officeooo:rsid="00a4ce53" style:font-weight-asian="normal" style:font-weight-complex="normal"/>
    </style:style>
    <style:style style:name="T221" style:family="text">
      <style:text-properties fo:language="en" fo:country="GB" fo:font-weight="normal" officeooo:rsid="00a504f4" style:font-weight-asian="normal" style:font-weight-complex="normal"/>
    </style:style>
    <style:style style:name="T222" style:family="text">
      <style:text-properties fo:language="en" fo:country="GB" fo:font-weight="normal" officeooo:rsid="00a5acfe" style:font-weight-asian="normal" style:font-weight-complex="normal"/>
    </style:style>
    <style:style style:name="T223" style:family="text">
      <style:text-properties fo:language="en" fo:country="GB" fo:font-weight="normal" officeooo:rsid="00a75cc7" style:font-weight-asian="normal" style:font-weight-complex="normal"/>
    </style:style>
    <style:style style:name="T224" style:family="text">
      <style:text-properties fo:language="en" fo:country="GB" fo:font-weight="normal" officeooo:rsid="00f86cbf" style:font-weight-asian="normal" style:font-weight-complex="normal"/>
    </style:style>
    <style:style style:name="T225" style:family="text">
      <style:text-properties fo:language="en" fo:country="GB" fo:font-weight="normal" officeooo:rsid="00f88708" style:font-weight-asian="normal" style:font-weight-complex="normal"/>
    </style:style>
    <style:style style:name="T226" style:family="text">
      <style:text-properties fo:language="en" fo:country="GB" fo:font-weight="normal" officeooo:rsid="012d3f07" style:font-weight-asian="normal" style:font-weight-complex="normal"/>
    </style:style>
    <style:style style:name="T227" style:family="text">
      <style:text-properties fo:language="en" fo:country="GB" fo:font-weight="normal" officeooo:rsid="009caaf4" style:font-weight-asian="normal" style:font-weight-complex="normal"/>
    </style:style>
    <style:style style:name="T228" style:family="text">
      <style:text-properties fo:language="en" fo:country="GB" fo:font-weight="normal" officeooo:rsid="00d0a572" style:font-weight-asian="normal" style:font-weight-complex="normal"/>
    </style:style>
    <style:style style:name="T229" style:family="text">
      <style:text-properties fo:language="en" fo:country="GB" fo:font-weight="normal" officeooo:rsid="00d1dc93" style:font-weight-asian="normal" style:font-weight-complex="normal"/>
    </style:style>
    <style:style style:name="T230" style:family="text">
      <style:text-properties fo:language="en" fo:country="GB" fo:font-weight="normal" officeooo:rsid="00d6c73e" style:font-weight-asian="normal" style:font-weight-complex="normal"/>
    </style:style>
    <style:style style:name="T231" style:family="text">
      <style:text-properties fo:language="en" fo:country="GB" fo:font-weight="normal" officeooo:rsid="00d8b6df" style:font-weight-asian="normal" style:font-weight-complex="normal"/>
    </style:style>
    <style:style style:name="T232" style:family="text">
      <style:text-properties fo:language="en" fo:country="GB" fo:font-weight="normal" officeooo:rsid="00d98ac9" style:font-weight-asian="normal" style:font-weight-complex="normal"/>
    </style:style>
    <style:style style:name="T233" style:family="text">
      <style:text-properties fo:language="en" fo:country="GB" fo:font-weight="normal" officeooo:rsid="00d9fc71" style:font-weight-asian="normal" style:font-weight-complex="normal"/>
    </style:style>
    <style:style style:name="T234" style:family="text">
      <style:text-properties fo:language="en" fo:country="GB" fo:font-weight="normal" officeooo:rsid="00db1802" style:font-weight-asian="normal" style:font-weight-complex="normal"/>
    </style:style>
    <style:style style:name="T235" style:family="text">
      <style:text-properties fo:language="en" fo:country="GB" fo:font-weight="normal" officeooo:rsid="00e22fde" style:font-weight-asian="normal" style:font-weight-complex="normal"/>
    </style:style>
    <style:style style:name="T236" style:family="text">
      <style:text-properties fo:language="en" fo:country="GB" fo:font-weight="normal" officeooo:rsid="00e39498" style:font-weight-asian="normal" style:font-weight-complex="normal"/>
    </style:style>
    <style:style style:name="T237" style:family="text">
      <style:text-properties fo:language="en" fo:country="GB" fo:font-weight="normal" officeooo:rsid="00e4995e" style:font-weight-asian="normal" style:font-weight-complex="normal"/>
    </style:style>
    <style:style style:name="T238" style:family="text">
      <style:text-properties fo:language="en" fo:country="GB" fo:font-weight="normal" officeooo:rsid="01297538" style:font-weight-asian="normal" style:font-weight-complex="normal"/>
    </style:style>
    <style:style style:name="T239" style:family="text">
      <style:text-properties fo:language="en" fo:country="GB" fo:font-weight="normal" officeooo:rsid="009e8913" style:font-weight-asian="normal" style:font-weight-complex="normal"/>
    </style:style>
    <style:style style:name="T240" style:family="text">
      <style:text-properties fo:language="en" fo:country="GB" fo:font-weight="normal" officeooo:rsid="00a0355c" style:font-weight-asian="normal" style:font-weight-complex="normal"/>
    </style:style>
    <style:style style:name="T241" style:family="text">
      <style:text-properties fo:language="en" fo:country="GB" fo:font-weight="normal" officeooo:rsid="00a0730f" style:font-weight-asian="normal" style:font-weight-complex="normal"/>
    </style:style>
    <style:style style:name="T242" style:family="text">
      <style:text-properties fo:language="en" fo:country="GB" fo:font-weight="normal" officeooo:rsid="00a1c6b4" style:font-weight-asian="normal" style:font-weight-complex="normal"/>
    </style:style>
    <style:style style:name="T243" style:family="text">
      <style:text-properties fo:language="en" fo:country="GB" fo:font-weight="normal" officeooo:rsid="00ab9557" style:font-weight-asian="normal" style:font-weight-complex="normal"/>
    </style:style>
    <style:style style:name="T244" style:family="text">
      <style:text-properties fo:language="en" fo:country="GB" fo:font-weight="normal" officeooo:rsid="00abaafa" style:font-weight-asian="normal" style:font-weight-complex="normal"/>
    </style:style>
    <style:style style:name="T245" style:family="text">
      <style:text-properties fo:language="en" fo:country="GB" fo:font-weight="normal" officeooo:rsid="00af5423" style:font-weight-asian="normal" style:font-weight-complex="normal"/>
    </style:style>
    <style:style style:name="T246" style:family="text">
      <style:text-properties fo:language="en" fo:country="GB" fo:font-weight="normal" officeooo:rsid="00b152bf" style:font-weight-asian="normal" style:font-weight-complex="normal"/>
    </style:style>
    <style:style style:name="T247" style:family="text">
      <style:text-properties fo:language="en" fo:country="GB" fo:font-weight="normal" officeooo:rsid="00ff896b" style:font-weight-asian="normal" style:font-weight-complex="normal"/>
    </style:style>
    <style:style style:name="T248" style:family="text">
      <style:text-properties fo:language="en" fo:country="GB" fo:font-weight="normal" officeooo:rsid="0100091f" style:font-weight-asian="normal" style:font-weight-complex="normal"/>
    </style:style>
    <style:style style:name="T249" style:family="text">
      <style:text-properties fo:language="en" fo:country="GB" fo:font-weight="normal" officeooo:rsid="012f0ca8" style:font-weight-asian="normal" style:font-weight-complex="normal"/>
    </style:style>
    <style:style style:name="T250" style:family="text">
      <style:text-properties fo:language="en" fo:country="GB" fo:font-weight="normal" officeooo:rsid="0131089a" style:font-weight-asian="normal" style:font-weight-complex="normal"/>
    </style:style>
    <style:style style:name="T251" style:family="text">
      <style:text-properties fo:language="en" fo:country="GB" fo:font-weight="normal" officeooo:rsid="013158c4" style:font-weight-asian="normal" style:font-weight-complex="normal"/>
    </style:style>
    <style:style style:name="T252" style:family="text">
      <style:text-properties fo:language="en" fo:country="GB" fo:font-weight="normal" officeooo:rsid="0132c04c" style:font-weight-asian="normal" style:font-weight-complex="normal"/>
    </style:style>
    <style:style style:name="T253" style:family="text">
      <style:text-properties fo:language="en" fo:country="GB" fo:font-weight="normal" officeooo:rsid="0133be36" style:font-weight-asian="normal" style:font-weight-complex="normal"/>
    </style:style>
    <style:style style:name="T254" style:family="text">
      <style:text-properties fo:language="en" fo:country="GB" fo:font-weight="normal" officeooo:rsid="01357227" style:font-weight-asian="normal" style:font-weight-complex="normal"/>
    </style:style>
    <style:style style:name="T255" style:family="text">
      <style:text-properties fo:language="en" fo:country="GB" fo:font-weight="normal" officeooo:rsid="013654ea" style:font-weight-asian="normal" style:font-weight-complex="normal"/>
    </style:style>
    <style:style style:name="T256" style:family="text">
      <style:text-properties fo:language="en" fo:country="GB" fo:font-weight="normal" officeooo:rsid="01384132" style:font-weight-asian="normal" style:font-weight-complex="normal"/>
    </style:style>
    <style:style style:name="T257" style:family="text">
      <style:text-properties fo:language="en" fo:country="GB" fo:font-weight="normal" officeooo:rsid="013ad6cd" style:font-weight-asian="normal" style:font-weight-complex="normal"/>
    </style:style>
    <style:style style:name="T258" style:family="text">
      <style:text-properties fo:language="en" fo:country="GB" fo:font-weight="normal" officeooo:rsid="013c6487" style:font-weight-asian="normal" style:font-weight-complex="normal"/>
    </style:style>
    <style:style style:name="T259" style:family="text">
      <style:text-properties fo:language="en" fo:country="GB" fo:font-weight="normal" officeooo:rsid="013e128e" style:font-weight-asian="normal" style:font-weight-complex="normal"/>
    </style:style>
    <style:style style:name="T260" style:family="text">
      <style:text-properties fo:language="en" fo:country="GB" fo:font-weight="normal" officeooo:rsid="013e2899" style:font-weight-asian="normal" style:font-weight-complex="normal"/>
    </style:style>
    <style:style style:name="T261" style:family="text">
      <style:text-properties fo:language="en" fo:country="GB" fo:font-weight="normal" officeooo:rsid="014029d7" style:font-weight-asian="normal" style:font-weight-complex="normal"/>
    </style:style>
    <style:style style:name="T262" style:family="text">
      <style:text-properties fo:language="en" fo:country="GB" fo:font-weight="normal" officeooo:rsid="0142d2fc" style:font-weight-asian="normal" style:font-weight-complex="normal"/>
    </style:style>
    <style:style style:name="T263" style:family="text">
      <style:text-properties fo:language="en" fo:country="GB" fo:font-weight="normal" officeooo:rsid="0143da5c" style:font-weight-asian="normal" style:font-weight-complex="normal"/>
    </style:style>
    <style:style style:name="T264" style:family="text">
      <style:text-properties fo:language="en" fo:country="GB" fo:font-weight="normal" officeooo:rsid="014818a4" style:font-weight-asian="normal" style:font-weight-complex="normal"/>
    </style:style>
    <style:style style:name="T265" style:family="text">
      <style:text-properties fo:language="en" fo:country="GB" fo:font-weight="normal" officeooo:rsid="0153a9cb" style:font-weight-asian="normal" style:font-weight-complex="normal"/>
    </style:style>
    <style:style style:name="T266" style:family="text">
      <style:text-properties fo:language="en" fo:country="GB" fo:font-weight="normal" officeooo:rsid="017ff975" style:font-weight-asian="normal" style:font-weight-complex="normal"/>
    </style:style>
    <style:style style:name="T267" style:family="text">
      <style:text-properties fo:language="en" fo:country="GB" fo:font-weight="normal" officeooo:rsid="01952ca0" style:font-weight-asian="normal" style:font-weight-complex="normal"/>
    </style:style>
    <style:style style:name="T268" style:family="text">
      <style:text-properties fo:language="en" fo:country="GB" fo:font-weight="normal" officeooo:rsid="0196d529" style:font-weight-asian="normal" style:font-weight-complex="normal"/>
    </style:style>
    <style:style style:name="T269" style:family="text">
      <style:text-properties fo:language="en" fo:country="GB" fo:font-weight="normal" officeooo:rsid="019ad3b0" style:font-weight-asian="normal" style:font-weight-complex="normal"/>
    </style:style>
    <style:style style:name="T270" style:family="text">
      <style:text-properties fo:language="en" fo:country="GB" fo:font-weight="normal" officeooo:rsid="01b97784" style:font-weight-asian="normal" style:font-weight-complex="normal"/>
    </style:style>
    <style:style style:name="T271" style:family="text">
      <style:text-properties fo:language="en" fo:country="GB" fo:font-weight="normal" officeooo:rsid="01c03085" style:font-weight-asian="normal" style:font-weight-complex="normal"/>
    </style:style>
    <style:style style:name="T272" style:family="text">
      <style:text-properties fo:language="en" fo:country="GB" fo:font-weight="normal" officeooo:rsid="01bcf590" style:font-weight-asian="normal" style:font-weight-complex="normal"/>
    </style:style>
    <style:style style:name="T273" style:family="text">
      <style:text-properties fo:language="en" fo:country="GB" fo:font-weight="normal" officeooo:rsid="01bd8462" style:font-weight-asian="normal" style:font-weight-complex="normal"/>
    </style:style>
    <style:style style:name="T274" style:family="text">
      <style:text-properties fo:language="en" fo:country="GB" fo:font-weight="normal" officeooo:rsid="01be4374" style:font-weight-asian="normal" style:font-weight-complex="normal"/>
    </style:style>
    <style:style style:name="T275" style:family="text">
      <style:text-properties fo:language="en" fo:country="GB" fo:font-weight="normal" officeooo:rsid="01c9e7f3" style:font-weight-asian="normal" style:font-weight-complex="normal"/>
    </style:style>
    <style:style style:name="T276" style:family="text">
      <style:text-properties fo:language="en" fo:country="GB" fo:font-weight="normal" officeooo:rsid="01f14118" style:font-weight-asian="normal" style:font-weight-complex="normal"/>
    </style:style>
    <style:style style:name="T277" style:family="text">
      <style:text-properties fo:language="en" fo:country="GB" fo:font-weight="normal" officeooo:rsid="01f3cf8d" style:font-weight-asian="normal" style:font-weight-complex="normal"/>
    </style:style>
    <style:style style:name="T278" style:family="text">
      <style:text-properties fo:language="en" fo:country="GB" fo:font-weight="normal" officeooo:rsid="01b8bc5a" style:font-weight-asian="normal" style:font-weight-complex="normal"/>
    </style:style>
    <style:style style:name="T279" style:family="text">
      <style:text-properties fo:language="en" fo:country="GB" fo:font-weight="normal" officeooo:rsid="01f9efa9" style:font-weight-asian="normal" style:font-weight-complex="normal"/>
    </style:style>
    <style:style style:name="T280" style:family="text">
      <style:text-properties fo:language="en" fo:country="GB" fo:font-weight="normal" officeooo:rsid="021235e7" style:font-weight-asian="normal" style:font-weight-complex="normal"/>
    </style:style>
    <style:style style:name="T281" style:family="text">
      <style:text-properties fo:language="en" fo:country="GB" fo:font-weight="normal" officeooo:rsid="021675e4" style:font-weight-asian="normal" style:font-weight-complex="normal"/>
    </style:style>
    <style:style style:name="T282" style:family="text">
      <style:text-properties fo:language="en" fo:country="GB" fo:font-weight="normal" officeooo:rsid="0218164f" style:font-weight-asian="normal" style:font-weight-complex="normal"/>
    </style:style>
    <style:style style:name="T283" style:family="text">
      <style:text-properties fo:language="en" fo:country="GB" fo:font-weight="normal" officeooo:rsid="021941f0" style:font-weight-asian="normal" style:font-weight-complex="normal"/>
    </style:style>
    <style:style style:name="T284" style:family="text">
      <style:text-properties fo:language="en" fo:country="GB" fo:font-weight="normal" officeooo:rsid="0219b811" style:font-weight-asian="normal" style:font-weight-complex="normal"/>
    </style:style>
    <style:style style:name="T285" style:family="text">
      <style:text-properties fo:language="en" fo:country="GB" fo:font-weight="normal" officeooo:rsid="023c0a7b" style:font-weight-asian="normal" style:font-weight-complex="normal"/>
    </style:style>
    <style:style style:name="T286" style:family="text">
      <style:text-properties fo:language="en" fo:country="GB" fo:font-weight="normal" officeooo:rsid="023c2c4e" style:font-weight-asian="normal" style:font-weight-complex="normal"/>
    </style:style>
    <style:style style:name="T287" style:family="text">
      <style:text-properties fo:language="en" fo:country="GB" fo:font-weight="normal" officeooo:rsid="023a79cd" style:font-weight-asian="normal" style:font-weight-complex="normal"/>
    </style:style>
    <style:style style:name="T288" style:family="text">
      <style:text-properties fo:language="en" fo:country="GB" fo:font-weight="normal" officeooo:rsid="02400652" style:font-weight-asian="normal" style:font-weight-complex="normal"/>
    </style:style>
    <style:style style:name="T289" style:family="text">
      <style:text-properties fo:language="en" fo:country="GB" fo:font-weight="normal" officeooo:rsid="0241a82d" style:font-weight-asian="normal" style:font-weight-complex="normal"/>
    </style:style>
    <style:style style:name="T290" style:family="text">
      <style:text-properties fo:language="en" fo:country="GB" fo:font-weight="normal" officeooo:rsid="0242bac3" style:font-weight-asian="normal" style:font-weight-complex="normal"/>
    </style:style>
    <style:style style:name="T291" style:family="text">
      <style:text-properties fo:language="en" fo:country="GB" fo:font-weight="normal" officeooo:rsid="024b1be1" style:font-weight-asian="normal" style:font-weight-complex="normal"/>
    </style:style>
    <style:style style:name="T292" style:family="text">
      <style:text-properties fo:language="en" fo:country="GB" fo:font-weight="normal" officeooo:rsid="025c84bb" style:font-weight-asian="normal" style:font-weight-complex="normal"/>
    </style:style>
    <style:style style:name="T293" style:family="text">
      <style:text-properties fo:language="en" fo:country="GB" fo:font-weight="normal" officeooo:rsid="025e2e86" style:font-weight-asian="normal" style:font-weight-complex="normal"/>
    </style:style>
    <style:style style:name="T294" style:family="text">
      <style:text-properties fo:language="en" fo:country="GB" fo:font-weight="normal" officeooo:rsid="025fad6c" style:font-weight-asian="normal" style:font-weight-complex="normal"/>
    </style:style>
    <style:style style:name="T295" style:family="text">
      <style:text-properties fo:language="en" fo:country="GB" fo:font-weight="normal" officeooo:rsid="026270e0" style:font-weight-asian="normal" style:font-weight-complex="normal"/>
    </style:style>
    <style:style style:name="T296" style:family="text">
      <style:text-properties fo:language="en" fo:country="GB" fo:font-weight="normal" officeooo:rsid="02640fef" style:font-weight-asian="normal" style:font-weight-complex="normal"/>
    </style:style>
    <style:style style:name="T297" style:family="text">
      <style:text-properties fo:language="en" fo:country="GB" fo:font-weight="normal" officeooo:rsid="026458d9" style:font-weight-asian="normal" style:font-weight-complex="normal"/>
    </style:style>
    <style:style style:name="T298" style:family="text">
      <style:text-properties fo:language="en" fo:country="GB" fo:font-weight="normal" officeooo:rsid="02684ef5" style:font-weight-asian="normal" style:font-weight-complex="normal"/>
    </style:style>
    <style:style style:name="T299" style:family="text">
      <style:text-properties fo:language="en" fo:country="GB" fo:font-weight="normal" officeooo:rsid="027c439b" style:font-weight-asian="normal" style:font-weight-complex="normal"/>
    </style:style>
    <style:style style:name="T300" style:family="text">
      <style:text-properties fo:language="en" fo:country="GB" fo:font-weight="normal" officeooo:rsid="027c966e" style:font-weight-asian="normal" style:font-weight-complex="normal"/>
    </style:style>
    <style:style style:name="T301" style:family="text">
      <style:text-properties fo:language="en" fo:country="GB" fo:font-weight="normal" officeooo:rsid="028f3643" style:font-weight-asian="normal" style:font-weight-complex="normal"/>
    </style:style>
    <style:style style:name="T302" style:family="text">
      <style:text-properties fo:language="en" fo:country="GB" fo:font-weight="normal" officeooo:rsid="028fcc71" style:font-weight-asian="normal" style:font-weight-complex="normal"/>
    </style:style>
    <style:style style:name="T303" style:family="text">
      <style:text-properties fo:language="en" fo:country="GB" fo:font-weight="normal" officeooo:rsid="0292859a" style:font-weight-asian="normal" style:font-weight-complex="normal"/>
    </style:style>
    <style:style style:name="T304" style:family="text">
      <style:text-properties fo:language="en" fo:country="GB" fo:font-weight="normal" officeooo:rsid="029b557b" style:font-weight-asian="normal" style:font-weight-complex="normal"/>
    </style:style>
    <style:style style:name="T305" style:family="text">
      <style:text-properties fo:language="en" fo:country="GB" fo:font-weight="normal" officeooo:rsid="02b1e7cf" style:font-weight-asian="normal" style:font-weight-complex="normal"/>
    </style:style>
    <style:style style:name="T306" style:family="text">
      <style:text-properties fo:language="en" fo:country="GB" officeooo:rsid="00e116f8"/>
    </style:style>
    <style:style style:name="T307" style:family="text">
      <style:text-properties fo:language="en" fo:country="GB" fo:font-weight="bold" officeooo:rsid="00e116f8" style:font-weight-asian="bold" style:font-weight-complex="bold"/>
    </style:style>
    <style:style style:name="T308" style:family="text">
      <style:text-properties fo:language="en" fo:country="GB" officeooo:rsid="0153a9cb"/>
    </style:style>
    <style:style style:name="T309" style:family="text">
      <style:text-properties fo:language="en" fo:country="GB" officeooo:rsid="015431f6"/>
    </style:style>
    <style:style style:name="T310" style:family="text">
      <style:text-properties fo:language="en" fo:country="GB" officeooo:rsid="015558ce"/>
    </style:style>
    <style:style style:name="T311" style:family="text">
      <style:text-properties fo:language="en" fo:country="GB" officeooo:rsid="0156dfe3"/>
    </style:style>
    <style:style style:name="T312" style:family="text">
      <style:text-properties fo:language="en" fo:country="GB" officeooo:rsid="015c5274"/>
    </style:style>
    <style:style style:name="T313" style:family="text">
      <style:text-properties fo:language="en" fo:country="GB" officeooo:rsid="01612924"/>
    </style:style>
    <style:style style:name="T314" style:family="text">
      <style:text-properties fo:language="en" fo:country="GB" officeooo:rsid="0161aa7b"/>
    </style:style>
    <style:style style:name="T315" style:family="text">
      <style:text-properties fo:language="en" fo:country="GB" officeooo:rsid="0161b02e"/>
    </style:style>
    <style:style style:name="T316" style:family="text">
      <style:text-properties fo:language="en" fo:country="GB" officeooo:rsid="0163eb94"/>
    </style:style>
    <style:style style:name="T317" style:family="text">
      <style:text-properties fo:language="en" fo:country="GB" officeooo:rsid="01a8f1ee"/>
    </style:style>
    <style:style style:name="T318" style:family="text">
      <style:text-properties fo:language="en" fo:country="GB" officeooo:rsid="01a89336"/>
    </style:style>
    <style:style style:name="T319" style:family="text">
      <style:text-properties fo:language="en" fo:country="GB" officeooo:rsid="028c48c6"/>
    </style:style>
    <style:style style:name="T320" style:family="text">
      <style:text-properties fo:language="en" fo:country="GB" officeooo:rsid="0081140b"/>
    </style:style>
    <style:style style:name="T321" style:family="text">
      <style:text-properties fo:language="en" fo:country="GB" officeooo:rsid="00315ab1"/>
    </style:style>
    <style:style style:name="T322" style:family="text">
      <style:text-properties fo:language="en" fo:country="GB" officeooo:rsid="00331d1e"/>
    </style:style>
    <style:style style:name="T323" style:family="text">
      <style:text-properties officeooo:rsid="005e409c"/>
    </style:style>
    <style:style style:name="T324" style:family="text">
      <style:text-properties officeooo:rsid="0069c224"/>
    </style:style>
    <style:style style:name="T325" style:family="text">
      <style:text-properties officeooo:rsid="0079c636"/>
    </style:style>
    <style:style style:name="T326" style:family="text">
      <style:text-properties officeooo:rsid="007dd33a"/>
    </style:style>
    <style:style style:name="T327" style:family="text">
      <style:text-properties officeooo:rsid="00884e0d"/>
    </style:style>
    <style:style style:name="T328" style:family="text">
      <style:text-properties officeooo:rsid="008a2968"/>
    </style:style>
    <style:style style:name="T329" style:family="text">
      <style:text-properties officeooo:rsid="008b54c2"/>
    </style:style>
    <style:style style:name="T330" style:family="text">
      <style:text-properties officeooo:rsid="008bdef1"/>
    </style:style>
    <style:style style:name="T331" style:family="text">
      <style:text-properties officeooo:rsid="008d7320"/>
    </style:style>
    <style:style style:name="T332" style:family="text">
      <style:text-properties officeooo:rsid="008f569a"/>
    </style:style>
    <style:style style:name="T333" style:family="text">
      <style:text-properties officeooo:rsid="008f5f8d"/>
    </style:style>
    <style:style style:name="T334" style:family="text">
      <style:text-properties fo:font-weight="normal" style:font-weight-asian="normal" style:font-weight-complex="normal"/>
    </style:style>
    <style:style style:name="T335" style:family="text">
      <style:text-properties fo:font-weight="normal" officeooo:rsid="00cb2864" style:font-weight-asian="normal" style:font-weight-complex="normal"/>
    </style:style>
    <style:style style:name="T336" style:family="text">
      <style:text-properties fo:font-weight="normal" officeooo:rsid="00cba675" style:font-weight-asian="normal" style:font-weight-complex="normal"/>
    </style:style>
    <style:style style:name="T337" style:family="text">
      <style:text-properties fo:font-weight="normal" officeooo:rsid="00ce8172" style:font-weight-asian="normal" style:font-weight-complex="normal"/>
    </style:style>
    <style:style style:name="T338" style:family="text">
      <style:text-properties fo:font-weight="normal" officeooo:rsid="00cfb6f9" style:font-weight-asian="normal" style:font-weight-complex="normal"/>
    </style:style>
    <style:style style:name="T339" style:family="text">
      <style:text-properties fo:font-weight="normal" officeooo:rsid="00d06159" style:font-weight-asian="normal" style:font-weight-complex="normal"/>
    </style:style>
    <style:style style:name="T340" style:family="text">
      <style:text-properties fo:font-weight="normal" officeooo:rsid="013f05d9" style:font-weight-asian="normal" style:font-weight-complex="normal"/>
    </style:style>
    <style:style style:name="T341" style:family="text">
      <style:text-properties fo:font-weight="normal" officeooo:rsid="0173aa39" style:font-weight-asian="normal" style:font-weight-complex="normal"/>
    </style:style>
    <style:style style:name="T342" style:family="text">
      <style:text-properties fo:font-weight="normal" officeooo:rsid="01747ba4" style:font-weight-asian="normal" style:font-weight-complex="normal"/>
    </style:style>
    <style:style style:name="T343" style:family="text">
      <style:text-properties fo:font-weight="normal" officeooo:rsid="0176338a" style:font-weight-asian="normal" style:font-weight-complex="normal"/>
    </style:style>
    <style:style style:name="T344" style:family="text">
      <style:text-properties fo:font-weight="normal" officeooo:rsid="019deda6" style:font-weight-asian="normal" style:font-weight-complex="normal"/>
    </style:style>
    <style:style style:name="T345" style:family="text">
      <style:text-properties fo:font-weight="normal" officeooo:rsid="019ecf82" style:font-weight-asian="normal" style:font-weight-complex="normal"/>
    </style:style>
    <style:style style:name="T346" style:family="text">
      <style:text-properties fo:font-weight="normal" officeooo:rsid="019fd444" style:font-weight-asian="normal" style:font-weight-complex="normal"/>
    </style:style>
    <style:style style:name="T347" style:family="text">
      <style:text-properties fo:font-weight="normal" officeooo:rsid="01a16e7a" style:font-weight-asian="normal" style:font-weight-complex="normal"/>
    </style:style>
    <style:style style:name="T348" style:family="text">
      <style:text-properties fo:font-weight="normal" officeooo:rsid="002b22b1" style:font-weight-asian="normal" style:font-weight-complex="normal"/>
    </style:style>
    <style:style style:name="T349" style:family="text">
      <style:text-properties fo:font-weight="normal" officeooo:rsid="01afa318" style:font-weight-asian="normal" style:font-weight-complex="normal"/>
    </style:style>
    <style:style style:name="T350" style:family="text">
      <style:text-properties fo:font-weight="normal" officeooo:rsid="01b1799f" style:font-weight-asian="normal" style:font-weight-complex="normal"/>
    </style:style>
    <style:style style:name="T351" style:family="text">
      <style:text-properties fo:font-weight="normal" officeooo:rsid="01b27184" style:font-weight-asian="normal" style:font-weight-complex="normal"/>
    </style:style>
    <style:style style:name="T352" style:family="text">
      <style:text-properties fo:font-weight="normal" officeooo:rsid="01c13029" style:font-weight-asian="normal" style:font-weight-complex="normal"/>
    </style:style>
    <style:style style:name="T353" style:family="text">
      <style:text-properties fo:font-weight="normal" officeooo:rsid="01c2a637" style:font-weight-asian="normal" style:font-weight-complex="normal"/>
    </style:style>
    <style:style style:name="T354" style:family="text">
      <style:text-properties fo:font-weight="normal" officeooo:rsid="01d8beb0" style:font-weight-asian="normal" style:font-weight-complex="normal"/>
    </style:style>
    <style:style style:name="T355" style:family="text">
      <style:text-properties fo:font-weight="normal" officeooo:rsid="01df5b4f" style:font-weight-asian="normal" style:font-weight-complex="normal"/>
    </style:style>
    <style:style style:name="T356" style:family="text">
      <style:text-properties fo:font-weight="normal" officeooo:rsid="01e498f5" style:font-weight-asian="normal" style:font-weight-complex="normal"/>
    </style:style>
    <style:style style:name="T357" style:family="text">
      <style:text-properties fo:font-weight="normal" officeooo:rsid="01e67d4e" style:font-weight-asian="normal" style:font-weight-complex="normal"/>
    </style:style>
    <style:style style:name="T358" style:family="text">
      <style:text-properties fo:font-weight="normal" officeooo:rsid="01f95485" style:font-weight-asian="normal" style:font-weight-complex="normal"/>
    </style:style>
    <style:style style:name="T359" style:family="text">
      <style:text-properties fo:font-weight="normal" officeooo:rsid="01f9efa9" style:font-weight-asian="normal" style:font-weight-complex="normal"/>
    </style:style>
    <style:style style:name="T360" style:family="text">
      <style:text-properties fo:font-weight="normal" officeooo:rsid="01fb0187" style:font-weight-asian="normal" style:font-weight-complex="normal"/>
    </style:style>
    <style:style style:name="T361" style:family="text">
      <style:text-properties fo:font-weight="normal" officeooo:rsid="01fc3ae7" style:font-weight-asian="normal" style:font-weight-complex="normal"/>
    </style:style>
    <style:style style:name="T362" style:family="text">
      <style:text-properties fo:font-weight="normal" officeooo:rsid="01fe272c" style:font-weight-asian="normal" style:font-weight-complex="normal"/>
    </style:style>
    <style:style style:name="T363" style:family="text">
      <style:text-properties fo:font-weight="normal" officeooo:rsid="01ffa893" style:font-weight-asian="normal" style:font-weight-complex="normal"/>
    </style:style>
    <style:style style:name="T364" style:family="text">
      <style:text-properties fo:font-weight="normal" officeooo:rsid="02035f2a" style:font-weight-asian="normal" style:font-weight-complex="normal"/>
    </style:style>
    <style:style style:name="T365" style:family="text">
      <style:text-properties fo:font-weight="normal" officeooo:rsid="0209b0d1" style:font-weight-asian="normal" style:font-weight-complex="normal"/>
    </style:style>
    <style:style style:name="T366" style:family="text">
      <style:text-properties fo:font-weight="normal" officeooo:rsid="002c6f71" style:font-weight-asian="normal" style:font-weight-complex="normal"/>
    </style:style>
    <style:style style:name="T367" style:family="text">
      <style:text-properties fo:font-weight="normal" officeooo:rsid="0212b290" style:font-weight-asian="normal" style:font-weight-complex="normal"/>
    </style:style>
    <style:style style:name="T368" style:family="text">
      <style:text-properties fo:font-weight="normal" officeooo:rsid="021380dd" style:font-weight-asian="normal" style:font-weight-complex="normal"/>
    </style:style>
    <style:style style:name="T369" style:family="text">
      <style:text-properties fo:font-weight="normal" officeooo:rsid="02156cb5" style:font-weight-asian="normal" style:font-weight-complex="normal"/>
    </style:style>
    <style:style style:name="T370" style:family="text">
      <style:text-properties fo:font-weight="normal" officeooo:rsid="021675e4" style:font-weight-asian="normal" style:font-weight-complex="normal"/>
    </style:style>
    <style:style style:name="T371" style:family="text">
      <style:text-properties fo:font-weight="normal" officeooo:rsid="02218b07" style:font-weight-asian="normal" style:font-weight-complex="normal"/>
    </style:style>
    <style:style style:name="T372" style:family="text">
      <style:text-properties fo:font-weight="normal" officeooo:rsid="0222418b" style:font-weight-asian="normal" style:font-weight-complex="normal"/>
    </style:style>
    <style:style style:name="T373" style:family="text">
      <style:text-properties fo:font-weight="normal" officeooo:rsid="02236560" style:font-weight-asian="normal" style:font-weight-complex="normal"/>
    </style:style>
    <style:style style:name="T374" style:family="text">
      <style:text-properties fo:font-weight="normal" officeooo:rsid="02254a28" style:font-weight-asian="normal" style:font-weight-complex="normal"/>
    </style:style>
    <style:style style:name="T375" style:family="text">
      <style:text-properties fo:font-weight="normal" officeooo:rsid="0228b293" style:font-weight-asian="normal" style:font-weight-complex="normal"/>
    </style:style>
    <style:style style:name="T376" style:family="text">
      <style:text-properties fo:font-weight="normal" officeooo:rsid="02339cc0" style:font-weight-asian="normal" style:font-weight-complex="normal"/>
    </style:style>
    <style:style style:name="T377" style:family="text">
      <style:text-properties fo:font-weight="normal" officeooo:rsid="023e1e6b" style:font-weight-asian="normal" style:font-weight-complex="normal"/>
    </style:style>
    <style:style style:name="T378" style:family="text">
      <style:text-properties fo:font-weight="normal" officeooo:rsid="025c8e18" style:font-weight-asian="normal" style:font-weight-complex="normal"/>
    </style:style>
    <style:style style:name="T379" style:family="text">
      <style:text-properties fo:font-weight="normal" officeooo:rsid="025ca5ee" style:font-weight-asian="normal" style:font-weight-complex="normal"/>
    </style:style>
    <style:style style:name="T380" style:family="text">
      <style:text-properties fo:font-weight="normal" officeooo:rsid="025d89e7" style:font-weight-asian="normal" style:font-weight-complex="normal"/>
    </style:style>
    <style:style style:name="T381" style:family="text">
      <style:text-properties fo:font-weight="normal" officeooo:rsid="0266a440" style:font-weight-asian="normal" style:font-weight-complex="normal"/>
    </style:style>
    <style:style style:name="T382" style:family="text">
      <style:text-properties fo:font-weight="normal" officeooo:rsid="02684ef5" style:font-weight-asian="normal" style:font-weight-complex="normal"/>
    </style:style>
    <style:style style:name="T383" style:family="text">
      <style:text-properties fo:font-weight="normal" officeooo:rsid="0297773f" style:font-weight-asian="normal" style:font-weight-complex="normal"/>
    </style:style>
    <style:style style:name="T384" style:family="text">
      <style:text-properties fo:font-weight="normal" officeooo:rsid="029796df" style:font-weight-asian="normal" style:font-weight-complex="normal"/>
    </style:style>
    <style:style style:name="T385" style:family="text">
      <style:text-properties fo:font-weight="normal" officeooo:rsid="0299df63" style:font-weight-asian="normal" style:font-weight-complex="normal"/>
    </style:style>
    <style:style style:name="T386" style:family="text">
      <style:text-properties fo:font-weight="normal" officeooo:rsid="029c56b5" style:font-weight-asian="normal" style:font-weight-complex="normal"/>
    </style:style>
    <style:style style:name="T387" style:family="text">
      <style:text-properties fo:font-weight="normal" officeooo:rsid="029d5ce1" style:font-weight-asian="normal" style:font-weight-complex="normal"/>
    </style:style>
    <style:style style:name="T388" style:family="text">
      <style:text-properties fo:font-weight="normal" officeooo:rsid="029f451d" style:font-weight-asian="normal" style:font-weight-complex="normal"/>
    </style:style>
    <style:style style:name="T389" style:family="text">
      <style:text-properties fo:font-weight="normal" officeooo:rsid="029f93e9" style:font-weight-asian="normal" style:font-weight-complex="normal"/>
    </style:style>
    <style:style style:name="T390" style:family="text">
      <style:text-properties fo:font-weight="normal" officeooo:rsid="02a5f2f7" style:font-weight-asian="normal" style:font-weight-complex="normal"/>
    </style:style>
    <style:style style:name="T391" style:family="text">
      <style:text-properties fo:font-weight="normal" officeooo:rsid="02a8b2eb" style:font-weight-asian="normal" style:font-weight-complex="normal"/>
    </style:style>
    <style:style style:name="T392" style:family="text">
      <style:text-properties fo:font-weight="normal" officeooo:rsid="02a93371" style:font-weight-asian="normal" style:font-weight-complex="normal"/>
    </style:style>
    <style:style style:name="T393" style:family="text">
      <style:text-properties fo:font-weight="normal" officeooo:rsid="02ad7d63" style:font-weight-asian="normal" style:font-weight-complex="normal"/>
    </style:style>
    <style:style style:name="T394" style:family="text">
      <style:text-properties fo:font-weight="normal" officeooo:rsid="02b2b0dc" style:font-weight-asian="normal" style:font-weight-complex="normal"/>
    </style:style>
    <style:style style:name="T395" style:family="text">
      <style:text-properties fo:font-weight="normal" officeooo:rsid="02b49ed5" style:font-weight-asian="normal" style:font-weight-complex="normal"/>
    </style:style>
    <style:style style:name="T396" style:family="text">
      <style:text-properties fo:font-weight="normal" officeooo:rsid="02b7757b" style:font-weight-asian="normal" style:font-weight-complex="normal"/>
    </style:style>
    <style:style style:name="T397" style:family="text">
      <style:text-properties officeooo:rsid="00bb791d"/>
    </style:style>
    <style:style style:name="T398" style:family="text">
      <style:text-properties officeooo:rsid="00c2d5b5"/>
    </style:style>
    <style:style style:name="T399" style:family="text">
      <style:text-properties officeooo:rsid="00c374f3"/>
    </style:style>
    <style:style style:name="T400" style:family="text">
      <style:text-properties officeooo:rsid="00c4cfa5"/>
    </style:style>
    <style:style style:name="T401" style:family="text">
      <style:text-properties officeooo:rsid="010e0a52"/>
    </style:style>
    <style:style style:name="T402" style:family="text">
      <style:text-properties officeooo:rsid="010fc14c"/>
    </style:style>
    <style:style style:name="T403" style:family="text">
      <style:text-properties officeooo:rsid="011167e2"/>
    </style:style>
    <style:style style:name="T404" style:family="text">
      <style:text-properties officeooo:rsid="01180599"/>
    </style:style>
    <style:style style:name="T405" style:family="text">
      <style:text-properties officeooo:rsid="008fa9f0"/>
    </style:style>
    <style:style style:name="T406" style:family="text">
      <style:text-properties officeooo:rsid="0090b561"/>
    </style:style>
    <style:style style:name="T407" style:family="text">
      <style:text-properties officeooo:rsid="0091566b"/>
    </style:style>
    <style:style style:name="T408" style:family="text">
      <style:text-properties officeooo:rsid="0092a4d1"/>
    </style:style>
    <style:style style:name="T409" style:family="text">
      <style:text-properties officeooo:rsid="017052da"/>
    </style:style>
    <style:style style:name="T410" style:family="text">
      <style:text-properties style:font-name="arial" fo:font-size="12pt" fo:language="en" fo:country="GB" fo:font-weight="normal" officeooo:rsid="01997eb2" style:font-weight-asian="normal" style:font-weight-complex="normal"/>
    </style:style>
    <style:style style:name="T411" style:family="text">
      <style:text-properties style:font-name="arial" fo:font-size="12pt" fo:language="en" fo:country="GB" fo:font-weight="normal" officeooo:rsid="019a2075" style:font-weight-asian="normal" style:font-weight-complex="normal"/>
    </style:style>
    <style:style style:name="T412" style:family="text">
      <style:text-properties style:font-name="arial" fo:font-size="12pt" fo:language="en" fo:country="GB" fo:font-weight="normal" officeooo:rsid="0191341f" style:font-weight-asian="normal" style:font-weight-complex="normal"/>
    </style:style>
    <style:style style:name="T413" style:family="text">
      <style:text-properties style:font-name="arial" fo:font-size="12pt" fo:language="en" fo:country="GB" fo:font-weight="normal" officeooo:rsid="01bcf590" style:font-weight-asian="normal" style:font-weight-complex="normal"/>
    </style:style>
    <style:style style:name="T414" style:family="text">
      <style:text-properties style:font-name="arial" fo:font-size="12pt" fo:language="en" fo:country="GB" fo:font-weight="normal" officeooo:rsid="01c13029" style:font-weight-asian="normal" style:font-weight-complex="normal"/>
    </style:style>
    <style:style style:name="T415" style:family="text">
      <style:text-properties style:font-name="arial" fo:font-size="12pt" fo:language="en" fo:country="GB" fo:font-weight="normal" officeooo:rsid="01c2a637" style:font-weight-asian="normal" style:font-weight-complex="normal"/>
    </style:style>
    <style:style style:name="T416" style:family="text">
      <style:text-properties style:font-name="arial" fo:font-size="12pt" fo:language="en" fo:country="GB" fo:font-weight="normal" officeooo:rsid="02029951" style:font-weight-asian="normal" style:font-weight-complex="normal"/>
    </style:style>
    <style:style style:name="T417" style:family="text">
      <style:text-properties style:font-name="arial" fo:font-size="12pt" fo:language="en" fo:country="GB" fo:font-weight="normal" officeooo:rsid="020cf532" style:font-weight-asian="normal" style:font-weight-complex="normal"/>
    </style:style>
    <style:style style:name="T418" style:family="text">
      <style:text-properties style:font-name="arial" fo:font-size="12pt" fo:language="en" fo:country="GB" fo:font-weight="normal" officeooo:rsid="022784e6" style:font-weight-asian="normal" style:font-weight-complex="normal"/>
    </style:style>
    <style:style style:name="T419" style:family="text">
      <style:text-properties style:font-name="arial" fo:font-size="12pt" fo:language="en" fo:country="GB" fo:font-weight="normal" officeooo:rsid="02b1076f" style:font-weight-asian="normal" style:font-weight-complex="normal"/>
    </style:style>
    <style:style style:name="T420" style:family="text">
      <style:text-properties style:font-name="arial" fo:font-size="12pt" fo:language="en" fo:country="GB" fo:font-weight="normal" officeooo:rsid="02b1e7cf" style:font-weight-asian="normal" style:font-weight-complex="normal"/>
    </style:style>
    <style:style style:name="T421" style:family="text">
      <style:text-properties style:font-name="arial" fo:font-size="12pt" fo:language="en" fo:country="GB" officeooo:rsid="037d9651"/>
    </style:style>
    <style:style style:name="T422" style:family="text">
      <style:text-properties style:font-name="arial" fo:font-weight="normal" officeooo:rsid="0209b0d1" style:font-weight-asian="normal" style:font-weight-complex="normal"/>
    </style:style>
    <style:style style:name="T423" style:family="text">
      <style:text-properties style:font-name="Arial3" fo:font-weight="normal" style:font-weight-asian="normal" style:font-weight-complex="normal"/>
    </style:style>
    <style:style style:name="T424" style:family="text">
      <style:text-properties style:font-name="Arial3" fo:font-weight="normal" officeooo:rsid="01952ca0" style:font-weight-asian="normal" style:font-weight-complex="normal"/>
    </style:style>
    <style:style style:name="T425" style:family="text">
      <style:text-properties style:font-name="Arial3" fo:font-weight="normal" officeooo:rsid="0197e987" style:font-weight-asian="normal" style:font-weight-complex="normal"/>
    </style:style>
    <style:style style:name="T426" style:family="text">
      <style:text-properties style:font-name="Arial3" fo:font-weight="normal" officeooo:rsid="019800b5" style:font-weight-asian="normal" style:font-weight-complex="normal"/>
    </style:style>
    <style:style style:name="T427" style:family="text">
      <style:text-properties style:font-name="Arial3" fo:font-weight="normal" officeooo:rsid="019811aa" style:font-weight-asian="normal" style:font-weight-complex="normal"/>
    </style:style>
    <style:style style:name="T428" style:family="text">
      <style:text-properties style:font-name="Arial3" fo:font-size="12pt" fo:language="en" fo:country="GB" fo:font-weight="normal" officeooo:rsid="0196d529" style:font-weight-asian="normal" style:font-weight-complex="normal"/>
    </style:style>
    <style:style style:name="T429" style:family="text">
      <style:text-properties style:font-name="Arial3" fo:language="en" fo:country="GB" fo:font-weight="normal" officeooo:rsid="018be39d" style:font-weight-asian="normal" style:font-weight-complex="normal"/>
    </style:style>
    <style:style style:name="T430" style:family="text">
      <style:text-properties style:font-name="Arial3" fo:language="en" fo:country="GB" fo:font-weight="normal" officeooo:rsid="018c9247" style:font-weight-asian="normal" style:font-weight-complex="normal"/>
    </style:style>
    <style:style style:name="T431" style:family="text">
      <style:text-properties fo:font-size="10pt" fo:language="en" fo:country="GB" fo:font-weight="normal" officeooo:rsid="019af3a4" style:font-size-asian="10pt" style:font-weight-asian="normal" style:font-size-complex="10pt" style:font-weight-complex="normal"/>
    </style:style>
    <style:style style:name="T432" style:family="text">
      <style:text-properties fo:font-size="10pt" fo:language="en" fo:country="GB" fo:font-weight="normal" officeooo:rsid="0142d2fc" style:font-size-asian="10pt" style:font-weight-asian="normal" style:font-size-complex="10pt" style:font-weight-complex="normal"/>
    </style:style>
    <style:style style:name="T433" style:family="text">
      <style:text-properties fo:font-size="10pt" fo:language="en" fo:country="GB" fo:font-weight="normal" officeooo:rsid="019ad3b0" style:font-size-asian="10pt" style:font-weight-asian="normal" style:font-size-complex="10pt" style:font-weight-complex="normal"/>
    </style:style>
    <style:style style:name="T434" style:family="text">
      <style:text-properties style:text-underline-style="none" fo:font-weight="normal" officeooo:rsid="01a16e7a" style:font-weight-asian="normal" style:font-weight-complex="normal"/>
    </style:style>
    <style:style style:name="T435" style:family="text">
      <style:text-properties style:text-underline-style="none" fo:font-weight="normal" officeooo:rsid="01a22b41" style:font-weight-asian="normal" style:font-weight-complex="normal"/>
    </style:style>
    <style:style style:name="T436" style:family="text">
      <style:text-properties officeooo:rsid="01b46eff"/>
    </style:style>
    <style:style style:name="T437" style:family="text">
      <style:text-properties officeooo:rsid="01b78ec1"/>
    </style:style>
    <style:style style:name="T438" style:family="text">
      <style:text-properties officeooo:rsid="01b97784"/>
    </style:style>
    <style:style style:name="T439" style:family="text">
      <style:text-properties officeooo:rsid="01b9eedb"/>
    </style:style>
    <style:style style:name="T440" style:family="text">
      <style:text-properties style:text-position="super 58%" style:font-name="Arial" fo:font-size="15pt" fo:language="en" fo:country="GB" fo:font-weight="normal" officeooo:rsid="020b0667" style:font-size-asian="15pt" style:font-weight-asian="normal" style:font-size-complex="15pt" style:font-weight-complex="normal"/>
    </style:style>
    <style:style style:name="T441" style:family="text">
      <style:text-properties style:text-position="0% 100%" style:font-name="arial1" fo:font-size="12pt" fo:language="en" fo:country="GB" fo:font-weight="normal" officeooo:rsid="01f3cf8d" style:font-size-asian="15pt" style:font-weight-asian="normal" style:font-size-complex="15pt" style:font-weight-complex="normal"/>
    </style:style>
    <style:style style:name="T442" style:family="text">
      <style:text-properties officeooo:rsid="023fa3e9"/>
    </style:style>
    <style:style style:name="T443" style:family="text">
      <style:text-properties officeooo:rsid="023fe0e4"/>
    </style:style>
    <style:style style:name="T444" style:family="text">
      <style:text-properties officeooo:rsid="0245a686"/>
    </style:style>
    <style:style style:name="T445" style:family="text">
      <style:text-properties officeooo:rsid="02508d05"/>
    </style:style>
    <style:style style:name="T446" style:family="text">
      <style:text-properties officeooo:rsid="0256057c"/>
    </style:style>
    <style:style style:name="T447" style:family="text">
      <style:text-properties officeooo:rsid="0256c02c"/>
    </style:style>
    <style:style style:name="T448" style:family="text">
      <style:text-properties officeooo:rsid="02590792"/>
    </style:style>
    <style:style style:name="T449" style:family="text">
      <style:text-properties officeooo:rsid="0259edcf"/>
    </style:style>
    <style:style style:name="T450" style:family="text">
      <style:text-properties officeooo:rsid="025b8f4c"/>
    </style:style>
    <style:style style:name="T451" style:family="text">
      <style:text-properties officeooo:rsid="026a5b96"/>
    </style:style>
    <style:style style:name="T452" style:family="text">
      <style:text-properties officeooo:rsid="02897850"/>
    </style:style>
    <style:style style:name="T453" style:family="text">
      <style:text-properties officeooo:rsid="02897c42"/>
    </style:style>
    <style:style style:name="T454" style:family="text">
      <style:text-properties officeooo:rsid="02be332d"/>
    </style:style>
    <style:style style:name="T455" style:family="text">
      <style:text-properties officeooo:rsid="02bfdc1c"/>
    </style:style>
    <style:style style:name="T456" style:family="text">
      <style:text-properties officeooo:rsid="02bfdcf3"/>
    </style:style>
    <style:style style:name="T457" style:family="text">
      <style:text-properties officeooo:rsid="02c1b330"/>
    </style:style>
    <style:style style:name="T458" style:family="text">
      <style:text-properties officeooo:rsid="02c261a1"/>
    </style:style>
    <style:style style:name="T459" style:family="text">
      <style:text-properties officeooo:rsid="02c40c7c"/>
    </style:style>
    <style:style style:name="T460" style:family="text">
      <style:text-properties officeooo:rsid="02c43afd"/>
    </style:style>
    <style:style style:name="T461" style:family="text">
      <style:text-properties officeooo:rsid="02c58a88"/>
    </style:style>
    <style:style style:name="T462" style:family="text">
      <style:text-properties officeooo:rsid="02c74a1d"/>
    </style:style>
    <style:style style:name="T463" style:family="text">
      <style:text-properties officeooo:rsid="02c89a20"/>
    </style:style>
    <style:style style:name="T464" style:family="text">
      <style:text-properties officeooo:rsid="02ca21d4"/>
    </style:style>
    <style:style style:name="T465" style:family="text">
      <style:text-properties officeooo:rsid="02cbb79b"/>
    </style:style>
    <style:style style:name="T466" style:family="text">
      <style:text-properties officeooo:rsid="02cd5c04"/>
    </style:style>
    <style:style style:name="T467" style:family="text">
      <style:text-properties officeooo:rsid="02ced060"/>
    </style:style>
    <style:style style:name="T468" style:family="text">
      <style:text-properties officeooo:rsid="02d095ef"/>
    </style:style>
    <style:style style:name="T469" style:family="text">
      <style:text-properties officeooo:rsid="02d13981"/>
    </style:style>
    <style:style style:name="T470" style:family="text">
      <style:text-properties officeooo:rsid="02d2d96a"/>
    </style:style>
    <style:style style:name="T471" style:family="text">
      <style:text-properties officeooo:rsid="02d5937c"/>
    </style:style>
    <style:style style:name="T472" style:family="text">
      <style:text-properties officeooo:rsid="02dcd0c6"/>
    </style:style>
    <style:style style:name="T473" style:family="text">
      <style:text-properties officeooo:rsid="02de4d2e"/>
    </style:style>
    <style:style style:name="T474" style:family="text">
      <style:text-properties officeooo:rsid="02e02876"/>
    </style:style>
    <style:style style:name="T475" style:family="text">
      <style:text-properties officeooo:rsid="02f357b8"/>
    </style:style>
    <style:style style:name="T476" style:family="text">
      <style:text-properties officeooo:rsid="02f3f023"/>
    </style:style>
    <style:style style:name="T477" style:family="text">
      <style:text-properties officeooo:rsid="02fdb328"/>
    </style:style>
    <style:style style:name="T478" style:family="text">
      <style:text-properties officeooo:rsid="02fdbdfe"/>
    </style:style>
    <style:style style:name="T479" style:family="text">
      <style:text-properties officeooo:rsid="02fde247"/>
    </style:style>
    <style:style style:name="T480" style:family="text">
      <style:text-properties officeooo:rsid="02fea966"/>
    </style:style>
    <style:style style:name="T481" style:family="text">
      <style:text-properties officeooo:rsid="030095f0"/>
    </style:style>
    <style:style style:name="T482" style:family="text">
      <style:text-properties officeooo:rsid="030269c9"/>
    </style:style>
    <style:style style:name="T483" style:family="text">
      <style:text-properties officeooo:rsid="0303c16c"/>
    </style:style>
    <style:style style:name="T484" style:family="text">
      <style:text-properties officeooo:rsid="0305a451"/>
    </style:style>
    <style:style style:name="T485" style:family="text">
      <style:text-properties officeooo:rsid="0305c686"/>
    </style:style>
    <style:style style:name="T486" style:family="text">
      <style:text-properties officeooo:rsid="030624c7"/>
    </style:style>
    <style:style style:name="T487" style:family="text">
      <style:text-properties officeooo:rsid="0308b056"/>
    </style:style>
    <style:style style:name="T488" style:family="text">
      <style:text-properties officeooo:rsid="030a11f4"/>
    </style:style>
    <style:style style:name="T489" style:family="text">
      <style:text-properties officeooo:rsid="030bcb52"/>
    </style:style>
    <style:style style:name="T490" style:family="text">
      <style:text-properties officeooo:rsid="030c4f52"/>
    </style:style>
    <style:style style:name="T491" style:family="text">
      <style:text-properties officeooo:rsid="02d3c8f4"/>
    </style:style>
    <style:style style:name="T492" style:family="text">
      <style:text-properties officeooo:rsid="031143c5"/>
    </style:style>
    <style:style style:name="T493" style:family="text">
      <style:text-properties officeooo:rsid="02da3c43"/>
    </style:style>
    <style:style style:name="T494" style:family="text">
      <style:text-properties officeooo:rsid="032e8b7b"/>
    </style:style>
    <style:style style:name="T495" style:family="text">
      <style:text-properties officeooo:rsid="032f6faa"/>
    </style:style>
    <style:style style:name="T496" style:family="text">
      <style:text-properties officeooo:rsid="03313402"/>
    </style:style>
    <style:style style:name="T497" style:family="text">
      <style:text-properties officeooo:rsid="033486bf"/>
    </style:style>
    <style:style style:name="T498" style:family="text">
      <style:text-properties officeooo:rsid="033761bb"/>
    </style:style>
    <style:style style:name="T499" style:family="text">
      <style:text-properties officeooo:rsid="0339131b"/>
    </style:style>
    <style:style style:name="T500" style:family="text">
      <style:text-properties officeooo:rsid="033a4411"/>
    </style:style>
    <style:style style:name="T501" style:family="text">
      <style:text-properties officeooo:rsid="033ca477"/>
    </style:style>
    <style:style style:name="T502" style:family="text">
      <style:text-properties officeooo:rsid="035172d5"/>
    </style:style>
    <style:style style:name="T503" style:family="text">
      <style:text-properties officeooo:rsid="035421df"/>
    </style:style>
    <style:style style:name="T504" style:family="text">
      <style:text-properties officeooo:rsid="0354e895"/>
    </style:style>
    <style:style style:name="T505" style:family="text">
      <style:text-properties officeooo:rsid="035d2106"/>
    </style:style>
    <style:style style:name="T506" style:family="text">
      <style:text-properties officeooo:rsid="035d5a67"/>
    </style:style>
    <style:style style:name="T507" style:family="text">
      <style:text-properties officeooo:rsid="03601b0b"/>
    </style:style>
    <style:style style:name="T508" style:family="text">
      <style:text-properties officeooo:rsid="03610075"/>
    </style:style>
    <style:style style:name="T509" style:family="text">
      <style:text-properties officeooo:rsid="03625b8e"/>
    </style:style>
    <style:style style:name="T510" style:family="text">
      <style:text-properties officeooo:rsid="036476e7"/>
    </style:style>
    <style:style style:name="T511" style:family="text">
      <style:text-properties officeooo:rsid="036b1051"/>
    </style:style>
    <style:style style:name="T512" style:family="text">
      <style:text-properties officeooo:rsid="036e0304"/>
    </style:style>
    <style:style style:name="T513" style:family="text">
      <style:text-properties officeooo:rsid="036f861d"/>
    </style:style>
    <style:style style:name="T514" style:family="text">
      <style:text-properties officeooo:rsid="037efeff"/>
    </style:style>
    <style:style style:name="T515" style:family="text">
      <style:text-properties officeooo:rsid="0380c120"/>
    </style:style>
    <style:style style:name="fr1"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dynamic"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middle"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497cm">
          <style:column style:rel-width="32767*" fo:start-indent="0cm" fo:end-indent="0.249cm"/>
          <style:column style:rel-width="32768*" fo:start-indent="0.249cm" fo:end-indent="0cm"/>
        </style:columns>
      </style:section-properties>
    </style:style>
    <style:style style:name="Sect2" style:family="section">
      <style:section-properties style:editable="false">
        <style:columns fo:column-count="2" fo:column-gap="0.497cm">
          <style:column style:rel-width="32767*" fo:start-indent="0cm" fo:end-indent="0.249cm"/>
          <style:column style:rel-width="32768*" fo:start-indent="0.249cm" fo:end-indent="0cm"/>
        </style:columns>
      </style:section-properties>
    </style:style>
    <style:style style:name="Sect3" style:family="section">
      <style:section-properties style:editable="false">
        <style:columns fo:column-count="1" fo:column-gap="0cm"/>
      </style:section-properties>
    </style:style>
    <style:style style:name="Sect4" style:family="section">
      <style:section-properties text:dont-balance-text-columns="false"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10000" number:language="fr" number:country="FR">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7" draw:name="Image1" text:anchor-type="page" text:anchor-page-number="13" svg:width="17.23cm" svg:height="24.37cm" draw:z-index="14">
        <draw:image xlink:href="Pictures/10000201000009B000000DB4E80C144FB765BA3E.png" xlink:type="simple" xlink:show="embed" xlink:actuate="onLoad" loext:mime-type="image/png"/>
      </draw:frame>
      <text:p text:style-name="P115">Nepheshria</text:p>
      <text:p text:style-name="P179">Rules Book</text:p>
      <text:p text:style-name="P2"/>
      <text:p text:style-name="P2"/>
      <text:p text:style-name="P2"/>
      <text:p text:style-name="P2"/>
      <text:p text:style-name="P18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88"/>
      <text:section text:style-name="Sect1" text:name="Section1">
        <text:table-of-content text:style-name="Sect2" text:protected="true" text:name="Table des matières1">
          <text:table-of-content-source text:outline-level="3">
            <text:index-title-template text:style-name="Contents_20_Heading">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3" text:name="Table des matières1_Head">
              <text:p text:style-name="Contents_20_Heading">Content</text:p>
            </text:index-title>
            <text:p text:style-name="P183"><text:a xlink:type="simple" xlink:href="#__RefHeading___Toc851_3078473065" text:style-name="Index_20_Link" text:visited-style-name="Index_20_Link">1 Introduction<text:tab/>4</text:a></text:p>
            <text:p text:style-name="P184"><text:a xlink:type="simple" xlink:href="#__RefHeading___Toc811_3108120033" text:style-name="Index_20_Link" text:visited-style-name="Index_20_Link">1.1 The world of Nepheshria<text:tab/>5</text:a></text:p>
            <text:p text:style-name="P184"><text:a xlink:type="simple" xlink:href="#__RefHeading___Toc855_3078473065" text:style-name="Index_20_Link" text:visited-style-name="Index_20_Link">1.2 How to use this book<text:tab/>5</text:a></text:p>
            <text:p text:style-name="P184"><text:a xlink:type="simple" xlink:href="#__RefHeading___Toc857_3078473065" text:style-name="Index_20_Link" text:visited-style-name="Index_20_Link">1.3 How to play<text:tab/>6</text:a></text:p>
            <text:p text:style-name="P185"><text:a xlink:type="simple" xlink:href="#__RefHeading___Toc859_3078473065" text:style-name="Index_20_Link" text:visited-style-name="Index_20_Link">1.3.1 The world of dice<text:tab/>6</text:a></text:p>
            <text:p text:style-name="P185"><text:a xlink:type="simple" xlink:href="#__RefHeading___Toc861_3078473065" text:style-name="Index_20_Link" text:visited-style-name="Index_20_Link">1.3.2 The D100<text:tab/>7</text:a></text:p>
            <text:p text:style-name="P185"><text:a xlink:type="simple" xlink:href="#__RefHeading___Toc863_3078473065" text:style-name="Index_20_Link" text:visited-style-name="Index_20_Link">1.3.3 Advantage and Disadvantage<text:tab/>8</text:a></text:p>
            <text:p text:style-name="P184"><text:a xlink:type="simple" xlink:href="#__RefHeading___Toc865_3078473065" text:style-name="Index_20_Link" text:visited-style-name="Index_20_Link">1.4 Adventures<text:tab/>8</text:a></text:p>
            <text:p text:style-name="P185"><text:a xlink:type="simple" xlink:href="#__RefHeading___Toc1358_4200086444" text:style-name="Index_20_Link" text:visited-style-name="Index_20_Link">1.4.1 The bases of Adventure<text:tab/>10</text:a></text:p>
            <text:p text:style-name="P184"><text:a xlink:type="simple" xlink:href="#__RefHeading___Toc2555_4268352361" text:style-name="Index_20_Link" text:visited-style-name="Index_20_Link">1.5 The science of magic<text:tab/>10</text:a></text:p>
            <text:p text:style-name="P185"><text:a xlink:type="simple" xlink:href="#__RefHeading___Toc2557_4268352361" text:style-name="Index_20_Link" text:visited-style-name="Index_20_Link">1.5.1 Spell casting<text:tab/>11</text:a></text:p>
            <text:p text:style-name="P185"><text:a xlink:type="simple" xlink:href="#__RefHeading___Toc2559_4268352361" text:style-name="Index_20_Link" text:visited-style-name="Index_20_Link">1.5.2 Body enhancement / Forging<text:tab/>11</text:a></text:p>
            <text:p text:style-name="P185"><text:a xlink:type="simple" xlink:href="#__RefHeading___Toc2561_4268352361" text:style-name="Index_20_Link" text:visited-style-name="Index_20_Link">1.5.3 Runomancy<text:tab/>11</text:a></text:p>
            <text:p text:style-name="P183"><text:a xlink:type="simple" xlink:href="#__RefHeading___Toc972_3108120033" text:style-name="Index_20_Link" text:visited-style-name="Index_20_Link">2 Characters creation<text:tab/>12</text:a></text:p>
            <text:p text:style-name="P184"><text:a xlink:type="simple" xlink:href="#__RefHeading___Toc974_3108120033" text:style-name="Index_20_Link" text:visited-style-name="Index_20_Link">2.1 Basic informations<text:tab/>12</text:a></text:p>
            <text:p text:style-name="P184"><text:a xlink:type="simple" xlink:href="#__RefHeading___Toc5099_2143098266" text:style-name="Index_20_Link" text:visited-style-name="Index_20_Link">2.2 Stats<text:tab/>14</text:a></text:p>
            <text:p text:style-name="P185"><text:a xlink:type="simple" xlink:href="#__RefHeading___Toc1488_1886356450" text:style-name="Index_20_Link" text:visited-style-name="Index_20_Link">2.2.1 Core stats<text:tab/>14</text:a></text:p>
            <text:p text:style-name="P185"><text:a xlink:type="simple" xlink:href="#__RefHeading___Toc5271_3459534776" text:style-name="Index_20_Link" text:visited-style-name="Index_20_Link">2.2.2 HP and Energy<text:tab/>15</text:a></text:p>
            <text:p text:style-name="P184"><text:a xlink:type="simple" xlink:href="#__RefHeading___Toc976_3108120033" text:style-name="Index_20_Link" text:visited-style-name="Index_20_Link">2.3 Races<text:tab/>16</text:a></text:p>
            <text:p text:style-name="P185"><text:a xlink:type="simple" xlink:href="#__RefHeading___Toc5395_1704987623" text:style-name="Index_20_Link" text:visited-style-name="Index_20_Link">2.3.1 The Phusilians<text:tab/>18</text:a></text:p>
            <text:p text:style-name="P185"><text:a xlink:type="simple" xlink:href="#__RefHeading___Toc952_3956299766" text:style-name="Index_20_Link" text:visited-style-name="Index_20_Link">2.3.2 The Aluros<text:tab/>20</text:a></text:p>
            <text:p text:style-name="P185"><text:a xlink:type="simple" xlink:href="#__RefHeading___Toc5338_2143098266" text:style-name="Index_20_Link" text:visited-style-name="Index_20_Link">2.3.3 The Lycaons<text:tab/>22</text:a></text:p>
            <text:p text:style-name="P185"><text:a xlink:type="simple" xlink:href="#__RefHeading___Toc5345_2143098266" text:style-name="Index_20_Link" text:visited-style-name="Index_20_Link">2.3.4 The Bubulains<text:tab/>24</text:a></text:p>
            <text:p text:style-name="P185"><text:a xlink:type="simple" xlink:href="#__RefHeading___Toc5397_1704987623" text:style-name="Index_20_Link" text:visited-style-name="Index_20_Link">2.3.5 The Saurignians<text:tab/>26</text:a></text:p>
            <text:p text:style-name="P185"><text:a xlink:type="simple" xlink:href="#__RefHeading___Toc5349_2143098266" text:style-name="Index_20_Link" text:visited-style-name="Index_20_Link">2.3.6 The humans<text:tab/>28</text:a></text:p>
            <text:p text:style-name="P185"><text:a xlink:type="simple" xlink:href="#__RefHeading___Toc5351_2143098266" text:style-name="Index_20_Link" text:visited-style-name="Index_20_Link">2.3.7 The Nephesselaians<text:tab/>30</text:a></text:p>
            <text:p text:style-name="P185"><text:a xlink:type="simple" xlink:href="#__RefHeading___Toc5353_2143098266" text:style-name="Index_20_Link" text:visited-style-name="Index_20_Link">2.3.8 The Erebonix<text:tab/>32</text:a></text:p>
            <text:p text:style-name="P185"><text:a xlink:type="simple" xlink:href="#__RefHeading___Toc1366_4200086444" text:style-name="Index_20_Link" text:visited-style-name="Index_20_Link">2.3.9 The Pagmaians<text:tab/>34</text:a></text:p>
            <text:p text:style-name="P185"><text:a xlink:type="simple" xlink:href="#__RefHeading___Toc1490_1886356450" text:style-name="Index_20_Link" text:visited-style-name="Index_20_Link">2.3.10 Alignment<text:tab/>36</text:a></text:p>
            <text:p text:style-name="P185"><text:a xlink:type="simple" xlink:href="#__RefHeading___Toc1492_1886356450" text:style-name="Index_20_Link" text:visited-style-name="Index_20_Link">2.3.11 Passion / theme<text:tab/>37</text:a></text:p>
            <text:p text:style-name="P184"><text:a xlink:type="simple" xlink:href="#__RefHeading___Toc5317_3607824458" text:style-name="Index_20_Link" text:visited-style-name="Index_20_Link">2.4 Profession<text:tab/>39</text:a></text:p>
            <text:p text:style-name="P185"><text:a xlink:type="simple" xlink:href="#__RefHeading___Toc5319_3607824458" text:style-name="Index_20_Link" text:visited-style-name="Index_20_Link">2.4.1 Masteries<text:tab/>39</text:a></text:p>
            <text:p text:style-name="P185"><text:a xlink:type="simple" xlink:href="#__RefHeading___Toc5321_3607824458" text:style-name="Index_20_Link" text:visited-style-name="Index_20_Link">2.4.2 Classes<text:tab/>39</text:a></text:p>
            <text:p text:style-name="P184"><text:a xlink:type="simple" xlink:href="#__RefHeading___Toc5323_3607824458" text:style-name="Index_20_Link" text:visited-style-name="Index_20_Link">2.5 Starting Gear<text:tab/>39</text:a></text:p>
            <text:p text:style-name="P183"><text:a xlink:type="simple" xlink:href="#__RefHeading___Toc1453_1886356450" text:style-name="Index_20_Link" text:visited-style-name="Index_20_Link">3 How to play<text:tab/>40</text:a></text:p>
            <text:p text:style-name="P184"><text:a xlink:type="simple" xlink:href="#__RefHeading___Toc1455_1886356450" text:style-name="Index_20_Link" text:visited-style-name="Index_20_Link">3.1 A classic round<text:tab/>40</text:a></text:p>
            <text:p text:style-name="P184"><text:a xlink:type="simple" xlink:href="#__RefHeading___Toc1457_1886356450" text:style-name="Index_20_Link" text:visited-style-name="Index_20_Link">3.2 Camps<text:tab/>40</text:a></text:p>
            <text:p text:style-name="P184"><text:a xlink:type="simple" xlink:href="#__RefHeading___Toc1459_1886356450" text:style-name="Index_20_Link" text:visited-style-name="Index_20_Link">3.3 Death of a character<text:tab/>41</text:a></text:p>
            <text:p text:style-name="P184"><text:a xlink:type="simple" xlink:href="#__RefHeading___Toc1461_1886356450" text:style-name="Index_20_Link" text:visited-style-name="Index_20_Link">3.4 Character’s Progression<text:tab/>41</text:a></text:p>
            <text:p text:style-name="P183"><text:a xlink:type="simple" xlink:href="#__RefHeading___Toc1463_1886356450" text:style-name="Index_20_Link" text:visited-style-name="Index_20_Link">4 Magic research<text:tab/>42</text:a></text:p>
            <text:p text:style-name="P184"><text:a xlink:type="simple" xlink:href="#__RefHeading___Toc1465_1886356450" text:style-name="Index_20_Link" text:visited-style-name="Index_20_Link">4.1 How does magic work<text:tab/>42</text:a></text:p>
            <text:p text:style-name="P184"><text:a xlink:type="simple" xlink:href="#__RefHeading___Toc1467_1886356450" text:style-name="Index_20_Link" text:visited-style-name="Index_20_Link">4.2 Spells’ creation<text:tab/>42</text:a></text:p>
            <text:p text:style-name="P184"><text:a xlink:type="simple" xlink:href="#__RefHeading___Toc1469_1886356450" text:style-name="Index_20_Link" text:visited-style-name="Index_20_Link">4.3 Body forging<text:tab/>42</text:a></text:p>
            <text:p text:style-name="P184"><text:a xlink:type="simple" xlink:href="#__RefHeading___Toc1471_1886356450" text:style-name="Index_20_Link" text:visited-style-name="Index_20_Link">4.4 Enchanting and artefact<text:tab/>42</text:a></text:p>
          </text:index-body>
        </text:table-of-content>
        <text:p text:style-name="Contents_20_4"/>
      </text:section>
      <text:h text:style-name="P186" text:outline-level="1"><text:bookmark-start text:name="__RefHeading___Toc851_3078473065"/>Introduction<text:bookmark-end text:name="__RefHeading___Toc851_3078473065"/></text:h>
      <text:p text:style-name="P4"/>
      <text:section text:style-name="Sect1" text:name="Section2">
        <text:p text:style-name="Text_20_body">Nepheshria is a role-playing game built with the will to allow even new players that don’t want to read huge rules book, to merge in the story at the first session.</text:p>
        <text:p text:style-name="Text_20_body">Unlike other well-known role-playing game as Dungeons &amp; Dragons or Pathfinder, Nepheshria provide a lot of freedom concerning the course of action. There is nevertheless some dice to roll but it’s up to the DM* to decide what will be the result of <text:bookmark-start text:name="_Hlk81081955"/>your roll. So. It will be up to the DM to decide if you can achieve something's and what will be your success chance.</text:p>
        <text:p text:style-name="P9">However, like every other role-playing game Nepheshria is about living your own adventure with your friend. To live an adventure, what did I need, you may ask. To live an adventure, you will need two types of players:</text:p>
        <text:list xml:id="list2843537972" text:style-name="L1">
          <text:list-item>
            <text:p text:style-name="P238">The Adventurer. They are players that incarnate the characters that will live the adventure.</text:p>
          </text:list-item>
          <text:list-item>
            <text:p text:style-name="P292">The DM. It’s the player that will narrate the story and decide on the result of adventurer’s actions.</text:p>
          </text:list-item>
        </text:list>
        <text:p text:style-name="Text_20_body">Since there is no fixed story, the DM can narrate every story he wants. Moreover, the adventurer are not limits to a restricted number of actions as in a book where you are the hero. They can choose not to stick to the DM plots and goes lived their own adventures. (try to at least investigate the main plot even if it’s in an alternative way). Here is a little example:</text:p>
        <text:p text:style-name="Text_20_body">The DM might describe a tavern in which you heard rumors about a dungeon that nobody ever succeed to explore completely. And the adventurer will decide what they will do.</text:p>
        <text:p text:style-name="Text_20_body">Will they go asking local people for intel about the dungeon location and what other adventures face in the explored zone.</text:p>
        <text:p text:style-name="Text_20_body">Or will they ask the DM to describe the quest postpone on the panel at the back of the tavern, because they want to gain money to buy new gears. After that, the DM tell the players if they need to roll to succeed an action.</text:p>
        <text:p text:style-name="Text_20_body">And then after the rolls, the DM tell the result of the adventurer’s action.</text:p>
        <text:p text:style-name="Text_20_body">Then the DM determines the results of the adventurers’ actions and narrates what they experience. Sometimes he can like your idea and decide to help you a bit or disadvantage you because killing a PNJ necessary to the plot isn’t really a good idea.</text:p>
        <text:p text:style-name="Text_20_body"><text:soft-page-break/>Because the DM need improvise to react to anything the players attempt, Nepheshria is infinitely flexible as every role-playing game, and each adventure can be exciting and unexpected, even you play the same history to group won’t experiment the same adventure.</text:p>
        <text:p text:style-name="Text_20_body">Unlike a one-shot, a campaign doesn’t really get an end. Even if you finish the quest you were running you can still embark in a new one with your characters.</text:p>
        <text:p text:style-name="Text_20_body">The best way to live good experience while playing role-playing game is to meet with their friends every once in a while to pick up the story where they left off. Making their campaign lasting for months, or event years.</text:p>
        <text:p text:style-name="Text_20_body">Players will face stronger and stronger foe, they loot legendary artifact instead of the few rusted junk from their beginning, and the most important they will learn new skill from the teaching of NPC* or some scrolls.</text:p>
        <text:p text:style-name="P9">Since the purpose of every role-playing game is to create an exciting story of bold adventurers who confront deadly perils, losing or winning the game wouldn't make sense. So, if an adventurer die the other adventurers can find a way to resurrect him or he can just recreate a character.</text:p>
        <text:h text:style-name="P189" text:outline-level="2"><text:bookmark-start text:name="__RefHeading___Toc811_3108120033"/>The world of Nepheshria<text:bookmark-end text:name="__RefHeading___Toc811_3108120033"/></text:h>
        <text:p text:style-name="Text_20_body">Nepheshria is system of rules, but it comes with his own universe. </text:p>
        <text:p text:style-name="Text_20_body">This universe as been constructed with the desire to get away from the Tolkien classic. That’s why you won’t encounter the classical elf, Orc, Dwarf. The world of Nepheshria obeys to the law of physics that our world, so do not hesitate to explain how the spells you create work. </text:p>
        <text:p text:style-name="Text_20_body">The universe will be depicted in more detail in the book of the universe.</text:p>
        <text:h text:style-name="Heading_20_2" text:outline-level="2"><text:bookmark-start text:name="__RefHeading___Toc855_3078473065"/>How to use this book<text:bookmark-end text:name="__RefHeading___Toc855_3078473065"/></text:h>
        <text:p text:style-name="Text_20_body">This book is divided in three parts.</text:p>
        <text:p text:style-name="Text_20_body">Part 1 Characters creation: Here you will discover everything you need to give birth to new character. It includes information on my homemade races, all the classes some are home brew and others are classic, the unique alignment system of Nepheshria. Along this you will find a step-by-step tutorial that will explain you how to create a character and read the characters sheets. </text:p>
        <text:p text:style-name="Text_20_body">Part 2 How a round goes: Here you will find all the rules you need to know to play the game as a DM and a player. There will be some examples of a classic round and some tips for the player and the DM. </text:p>
        <text:p text:style-name="Text_20_body"><text:soft-page-break/>Part 3 Training system: This last part is more important for the DM and the players that play campaign. If you only chose to run a one shot* you can skip it since the player characters won’t progress through the adventures. So, you will find an explanation on how you will train your characters and how you will be able to create new spells and artifact.</text:p>
        <text:h text:style-name="Heading_20_2" text:outline-level="2"><text:bookmark-start text:name="__RefHeading___Toc857_3078473065"/>How to play<text:bookmark-end text:name="__RefHeading___Toc857_3078473065"/></text:h>
        <text:p text:style-name="Text_20_body">A round of a roleplaying game is generally divided in three parts:</text:p>
        <text:p text:style-name="Text_20_body">1. The player who is the DM describe the place where the players are, if they heard the sound of a minstrel that sung a ballad that sings the praises of the local lord, or if they smell the pestilence of the slurry that have been spread over the field this morning. The DM will also describe all the NPC, and what do they do.</text:p>
        <text:p text:style-name="Text_20_body">2. Ones the player know where they are, they can decide what do they do with that information. Will they ask the minstrel about the lord, or will they throw slurry at him because they hate the local lord. The option are limitless. Ones they decide what will they characters do, the DM will tell them if they need to do an ability check to succeed an action. </text:p>
        <text:p text:style-name="Text_20_body">3. The DM Will then describe the action of the player’s characters action. If the minstrel respond to their question or if he sent them away, which lead to an another description, so return to the beginning.</text:p>
        <text:p text:style-name="Text_20_body">And the session goes on like that by succeeding players action and description of the DM. The player don’t really need to take turn when they are outside combat faze, but when they engage a fight a more structured action can help everyone to figure how thing happened. Since there is no initiative system as in D&amp;D or Pathfinder, so it’s up to the dm to decide how they will do, they can define an order for the players turn at the beginning <text:span text:style-name="T333">o</text:span>f the session or the players made a dice roll when they engage a fight.</text:p>
        <text:p text:style-name="Text_20_body">The true core of roleplaying is your imagination. Your DM can choose to play music, sound affect, or maps with small figures, to help the players get into the game, but all of this is optional.</text:p>
        <text:p text:style-name="Text_20_body">Everyone can decide to adopt different voice for their players, or even wear costume. This is totally optional, but if you can this might enhance your immersion. </text:p>
        <text:h text:style-name="Heading_20_3" text:outline-level="3"><text:bookmark-start text:name="__RefHeading___Toc859_3078473065"/>The world of dice<text:bookmark-end text:name="__RefHeading___Toc859_3078473065"/></text:h>
        <text:p text:style-name="Text_20_body">If you are used to TTRPG’s or if you are just passing by you might have notice <text:soft-page-break/>that we use many special dice. You can fin those dice in tabletop games store or on internet.</text:p>
        <text:p text:style-name="Text_20_body">We usually use an abbreviation to talk about those dice, these abbreviation work like this:</text:p>
        <text:p text:style-name="P116">d [the number of faces on the dice]</text:p>
        <text:p text:style-name="Text_20_body">So, the classic dice with six faces will be called d6, and some dice with ten faces will be named d10, d20 for a twenty faces dice and so on. And when you will be in need to roll several dice you add the number of roll you need to perform before the abbreviation.</text:p>
        <text:p text:style-name="P116">Like this:</text:p>
        <text:p text:style-name="P116">[number of rolls] d [number of faces on dice]</text:p>
        <text:p text:style-name="Text_20_body">Some peculiar dice can be the combination of two dice or a special utilization of a dice. For example, the d100 is composed by two d10. The first one is for the tens of the digit and the second one gave the ones digit. So, if you roll five and three, the result is 53. And if you roll two zero, the result is 100.</text:p>
        <text:p text:style-name="Text_20_body">There is some d10 that represent the tens, to make the understanding of what is the tens easier.</text:p>
        <text:p text:style-name="Text_20_body">And you can simulate a d3 with a d6 if you say that 1 and 2 give 1, 3 and 4 gives 2, and 5 and 6 mean 3. Or you can make a d2 by using the odd and heaven number of a dice.</text:p>
        <text:h text:style-name="Heading_20_3" text:outline-level="3"><text:bookmark-start text:name="__RefHeading___Toc861_3078473065"/>The D100<text:bookmark-end text:name="__RefHeading___Toc861_3078473065"/></text:h>
        <text:p text:style-name="Text_20_body">Does your characters will manage to strike the plunderer that run toward him, or will his sword drive away the flies? </text:p>
        <text:p text:style-name="P9">In cases where the outcome of an action is uncertain, in Nepheshria, we rely on rolls of d100, to determine success or failure. Every character in the game possesses capabilities defined by five ability scores. The abilities are:</text:p>
        <text:list xml:id="list2980200951" text:style-name="L2">
          <text:list-item>
            <text:p text:style-name="P239">Dexterity: For anything that requires precision and stealth such as lock-picking, infiltration, dodging or handling slashing weapon</text:p>
          </text:list-item>
          <text:list-item>
            <text:p text:style-name="P239">Strength: For anything that requires sheer strength such as weightlifting, stamina or handling blunder weapons.</text:p>
          </text:list-item>
          <text:list-item>
            <text:p text:style-name="P239">Social: For anything that requires communicating to other people, such as negotiation or social interaction.</text:p>
          </text:list-item>
          <text:list-item>
            <text:p text:style-name="P239">Instinct: For anything that requires your innate sensations, such as sensing your environment or manipulating certain magic.</text:p>
          </text:list-item>
          <text:list-item>
            <text:p text:style-name="P293">Intelligence: For anything that requires knowledge, such as identifying things, mythological and histor<text:soft-page-break/>ical comprehension or manipulating certain magic.</text:p>
          </text:list-item>
        </text:list>
        <text:p text:style-name="P9">They typically range from 6 to 95 for most adventurers. These ability scores, and the ability modifiers derived from them, are the basis for almost every d100 roll that a player makes on a character. All ability checks rolls follow these simple steps:</text:p>
        <text:list xml:id="list183070947" text:style-name="L3">
          <text:list-item>
            <text:p text:style-name="P294">Identify the ability to check, usually it’s the DM who decide.</text:p>
          </text:list-item>
          <text:list-item>
            <text:p text:style-name="P294">Apply circumstantial bonuses and penalties some knowledge, the effect of a spell, an artefact or particular circumstance. Once you’ve done that you, obtain the number you need to roll under.</text:p>
            <text:p text:style-name="P313">For example, if need to do a dexterity check you count like this: your dexterity + modifier so it will give you 60 + 15 = 75</text:p>
          </text:list-item>
          <text:list-item>
            <text:p text:style-name="P294">Then you can roll and compare the result to the number if you roll is lower or equal to your number, the ability check is a success. Otherwise, it’s a failure.</text:p>
          </text:list-item>
        </text:list>
        <text:p text:style-name="Text_20_body">In our case you need to roll a number under or equal to 75.</text:p>
        <text:p text:style-name="P9">The DM will then decide what will happened in adequa<text:span text:style-name="T323">cy</text:span> <text:span text:style-name="T113">with</text:span> the result of the roll. The lower the result is the greater the result will be.</text:p>
        <text:h text:style-name="P199" text:outline-level="3"><text:bookmark-start text:name="__RefHeading___Toc863_3078473065"/>Advantage <text:span text:style-name="T65">and </text:span>Disadvantage<text:bookmark-end text:name="__RefHeading___Toc863_3078473065"/></text:h>
        <text:p text:style-name="Text_20_body"><text:bookmark text:name="p216"/><text:span text:style-name="T52">It might </text:span><text:bookmark text:name="378-379"/><text:span text:style-name="T52">happen that in some </text:span><text:bookmark text:name="335-336"/><text:span text:style-name="T52">situation your </text:span><text:bookmark text:name="337-338"/><text:span text:style-name="T52">character will be proficient or inefficient in his </text:span><text:bookmark text:name="339-340"/><text:span text:style-name="T52">action.</text:span><text:bookmark text:name="p217"/><text:span text:style-name="T52"> Those </text:span><text:bookmark text:name="341-342"/><text:span text:style-name="T52">proficiency </text:span><text:bookmark text:name="380-381"/><text:span text:style-name="T52">comes when </text:span><text:bookmark text:name="226"/><text:span text:style-name="T52">you are </text:span><text:bookmark text:name="382-383"/><text:span text:style-name="T52">executing an </text:span><text:bookmark text:name="343-344"/><text:span text:style-name="T52">action in </text:span><text:bookmark text:name="345"/><text:span text:style-name="T52">adequacy with your </text:span><text:bookmark text:name="346-347"/><text:span text:style-name="T52">alignment or your </text:span><text:bookmark text:name="348-349"/><text:span text:style-name="T52">passion/</text:span><text:bookmark text:name="350-351"/><text:span text:style-name="T52">theme.</text:span><text:bookmark text:name="p1008"/><text:span text:style-name="T52"> <text:line-break/></text:span><text:bookmark text:name="p1009-pl12"/><text:bookmark text:name="p1009"/><text:span text:style-name="T52">In those </text:span><text:bookmark text:name="1097-1098-p1009-pl"/><text:span text:style-name="T52">case</text:span><text:bookmark text:name="p1009-pl11"/><text:span text:style-name="T52"> </text:span><text:bookmark text:name="1016-p1009-pl"/><text:span text:style-name="T52">you</text:span><text:bookmark text:name="p1009-pl10"/><text:span text:style-name="T52"> will </text:span><text:bookmark text:name="1121-1122-p1009-pl"/><text:span text:style-name="T52">perform</text:span><text:bookmark text:name="p1009-pl9"/><text:span text:style-name="T52"> two </text:span><text:bookmark text:name="1099-1100-p1009-pl"/><text:span text:style-name="T52">rolls</text:span><text:bookmark text:name="p1009-pl8"/><text:span text:style-name="T52"> and will </text:span><text:bookmark text:name="1033-1123-1124-p1009-pl"/><text:span text:style-name="T52">choose</text:span><text:bookmark text:name="p1009-pl7"/><text:span text:style-name="T52"> the </text:span><text:bookmark text:name="1032-p1009-pl"/><text:span text:style-name="T52">best</text:span><text:bookmark text:name="p1009-pl6"/><text:span text:style-name="T52"> one if </text:span><text:bookmark text:name="1017-p1009-pl"/><text:span text:style-name="T52">you</text:span><text:bookmark text:name="p1009-pl5"/><text:span text:style-name="T52"> </text:span><text:bookmark text:name="1125-1126-p1009-pl"/><text:span text:style-name="T52">are</text:span><text:bookmark text:name="p1009-pl4"/><text:span text:style-name="T52"> in an </text:span><text:bookmark text:name="1101-1102-p1009-pl"/><text:span text:style-name="T52">advantage</text:span><text:bookmark text:name="p1009-pl3"/><text:span text:style-name="T52">, and the worst one when </text:span><text:bookmark text:name="1018-p1009-pl"/><text:span text:style-name="T52">you</text:span><text:bookmark text:name="p1009-pl2"/><text:span text:style-name="T52"> </text:span><text:bookmark text:name="1127-1128-p1009-pl"/><text:span text:style-name="T52">are</text:span><text:bookmark text:name="p1009-pl1"/><text:span text:style-name="T52"> in a </text:span><text:bookmark text:name="1103-1104-p1009-pl"/><text:span text:style-name="T52">disadvantage</text:span><text:bookmark text:name="p1009-pl"/><text:span text:style-name="T52">.</text:span></text:p>
        <text:p text:style-name="Text_20_body"><text:bookmark text:name="p1010"/><text:span text:style-name="T52">For </text:span><text:bookmark text:name="1105-1106"/><text:span text:style-name="T52">example:</text:span></text:p>
        <text:p text:style-name="Text_20_body"><text:span text:style-name="T52">You </text:span><text:bookmark text:name="1230-1231"/><text:span text:style-name="T52">are a historian passionate about the </text:span><text:bookmark text:name="1166"/><text:span text:style-name="T52">pres-imperial period and </text:span><text:bookmark text:name="1232-1233"/><text:span text:style-name="T52">are in the </text:span><text:bookmark text:name="1216-1217"/><text:span text:style-name="T52">process of </text:span><text:bookmark text:name="1234-1235"/><text:span text:style-name="T52">identifying an </text:span><text:bookmark text:name="1218-1219"/><text:span text:style-name="T52">artifact that </text:span><text:bookmark text:name="1020"/><text:span text:style-name="T52">you </text:span><text:bookmark text:name="1236-1237"/><text:span text:style-name="T52">think to </text:span><text:bookmark text:name="1238-1239"/><text:span text:style-name="T52">be a </text:span><text:bookmark text:name="1167"/><text:span text:style-name="T52">pres-imperial </text:span><text:bookmark text:name="1155"/><text:span text:style-name="T52">Erebonix mask.</text:span><text:bookmark text:name="p1152"/><text:span text:style-name="T52"> </text:span></text:p>
        <text:p text:style-name="Text_20_body"><text:span text:style-name="T52">In this </text:span><text:bookmark text:name="1220-1221"/><text:span text:style-name="T52">situation since your </text:span><text:bookmark text:name="1222-1223"/><text:span text:style-name="T52">character is fond of </text:span><text:bookmark text:name="1168"/><text:span text:style-name="T52">pres-imperial history and </text:span><text:bookmark text:name="1240-1241"/><text:span text:style-name="T52">is from the intellect alignment, </text:span><text:bookmark text:name="1160"/><text:span text:style-name="T52">you will be advantaged.</text:span><text:bookmark text:name="p1153"/><text:span text:style-name="T52"> </text:span></text:p>
        <text:p text:style-name="Text_20_body"><text:span text:style-name="T52">Since </text:span><text:bookmark text:name="1161"/><text:span text:style-name="T52">you are in </text:span><text:bookmark text:name="1224-1225"/><text:span text:style-name="T52">advantage </text:span><text:bookmark text:name="1162"/><text:span text:style-name="T52">you will </text:span><text:bookmark text:name="1242-1243"/><text:span text:style-name="T52">roll two </text:span><text:bookmark text:name="1226-1227"/><text:span text:style-name="T52">dice for the </text:span><text:bookmark text:name="1228-1229"/><text:span text:style-name="T52">identification.</text:span><text:bookmark text:name="p1154"/><text:span text:style-name="T52"> </text:span><text:bookmark text:name="1244-1245"/><text:span text:style-name="T52">Let's </text:span><text:bookmark text:name="1246-1247"/><text:span text:style-name="T52">assume </text:span><text:bookmark text:name="1163"/><text:span text:style-name="T52">you </text:span><text:bookmark text:name="1248-1249"/><text:span text:style-name="T52">got an 80 and a 30, In this case </text:span><text:bookmark text:name="1164"/><text:span text:style-name="T52">you will </text:span><text:bookmark text:name="1170"/><text:span text:style-name="T52">only count the best roll so </text:span><text:bookmark text:name="1165"/><text:span text:style-name="T52">you </text:span><text:bookmark text:name="1171-1250-1251"/><text:span text:style-name="T52">obtain a 30.</text:span></text:p>
        <text:h text:style-name="Heading_20_2" text:outline-level="2"><text:bookmark-start text:name="__RefHeading___Toc865_3078473065"/>Adventures<text:bookmark-end text:name="__RefHeading___Toc865_3078473065"/></text:h>
        <text:p text:style-name="P8"><text:span text:style-name="T5">The core of TTRPG is to follow one or </text:span><text:span text:style-name="T2">more</text:span><text:span text:style-name="T5"> characters, </text:span><text:span text:style-name="T6">that live an adventure, </text:span><text:bookmark text:name="tw-target-text"/><text:span text:style-name="T7">narrate </text:span><text:span text:style-name="T8">by the dungeon master.</text:span></text:p>
        <text:p text:style-name="P5"><text:span text:style-name="T53">E</text:span><text:span text:style-name="T55">ach character wear peculiar ability, one might be a powerful magic caster while </text:span><text:soft-page-break/><text:span text:style-name="T55">an another one won’t be able to use a spark of magic and will solve everything's with shear strengths. </text:span><text:span text:style-name="T54">Every character has his very own set of ability in </text:span><text:bookmark text:name="tw-target-text2"/><text:span text:style-name="T54">adequacy with his race, classes, or personality.</text:span></text:p>
        <text:p text:style-name="P6"><text:span text:style-name="T54">S</text:span><text:span text:style-name="T56">ince everyone has his own weakness the characters will need to form a party </text:span><text:bookmark text:name="tw-target-text3"/><text:span text:style-name="T52">to compensate for their </text:span><text:span text:style-name="T56">weak point, and succeed their quest.</text:span></text:p>
        <text:p text:style-name="Text_20_body">The <text:span text:style-name="T52">story</text:span> is the <text:span text:style-name="T52">core</text:span> of the game, an adventure with a beginning, a middle, and an end.</text:p>
        <text:p text:style-name="Text_20_body">The Dungeon Master might create his own or <text:span text:style-name="T52">seek one on </text:span>internet, tha<text:span text:style-name="T9">t he will </text:span><text:span text:style-name="T1"><text:s/>tweak to suit </text:span><text:span text:style-name="T3">hi</text:span><text:span text:style-name="T1">s needs and desires. In either case, </text:span><text:span text:style-name="T4">the</text:span><text:span text:style-name="T1"> adventure </text:span><text:span text:style-name="T10">or campaign</text:span><text:span text:style-name="T1"> features a </text:span><text:span text:style-name="T11">custom</text:span><text:span text:style-name="T1"> setting, </text:span><text:span text:style-name="T41">it can be an investigation in the modern times or the underground settlement of a mage, in the case of Nepheshr</text:span><text:span text:style-name="T42">ia</text:span><text:span text:style-name="T41"> it will b</text:span><text:span text:style-name="T42">e in</text:span><text:span text:style-name="T41"> a world of magic in science that is closer to dark fantasy than medieval fantasy</text:span><text:span text:style-name="T1">. </text:span><text:span text:style-name="T43">Along with the player’s characters there will be </text:span><text:span text:style-name="T44">NPC that will be controlled and created by the dungeon master.</text:span></text:p>
        <text:p text:style-name="P22"><text:span text:style-name="T44">D</text:span><text:span text:style-name="T49">uring an adventure the characters might encounter strange creatures or object it will be up to them do decide what to do with them. Violence or brute force may be the solution for almost every problem </text:span><text:span text:style-name="T46">but </text:span><text:span text:style-name="T49">some times </text:span><text:span text:style-name="T45">cunning and socializing could bring more interesting result. </text:span><text:span text:style-name="T47">They can also encounter really complex enigma that need to be solve to pass trough a door, and decide that it might be easier to make it explode. Its the exploration of new ground, the hardship while getting out off troublesome situation, </text:span><text:span text:style-name="T48">and the consequences of their decision </text:span><text:span text:style-name="T47"><text:s/>that make </text:span><text:span text:style-name="T48">the adventure.</text:span></text:p>
        <text:p text:style-name="P23"><text:span text:style-name="T1">We could separate the adventures into two types, </text:span><text:span text:style-name="T50">t</text:span><text:span text:style-name="T1">he one-shot</text:span><text:span text:style-name="T50">s and the campaign.</text:span></text:p>
        <text:p text:style-name="P7">The one-shot are small adventure the last one game session, it can be small things like cleaning a monster nest, testing the security of a new commercial road. It can last between 2 or 4 hour. </text:p>
        <text:p text:style-name="Text_20_body"><text:span text:style-name="T50">And there </text:span><text:span text:style-name="T12">are</text:span><text:span text:style-name="T50"> the campaigns, </text:span><text:span text:style-name="T51">it’s a longer adventure that can last man</text:span>y session, some of them can even last an entire year. In those campaigns the adventures might need to take down an entire organisation, or seek the inheritance of a powerful mage that disappear decades ago.</text:p>
        <text:p text:style-name="Text_20_body">Once the adventurers manage to fulfil there objective, we can say that the campaign or the one-shot. But the player can decide to start an another one and to keep plain the same characters. A campaign can be a succession of any adventure.</text:p>
        <text:h text:style-name="Heading_20_3" text:outline-level="3"><text:bookmark-start text:name="__RefHeading___Toc1358_4200086444"/><text:soft-page-break/>The <text:span text:style-name="T208">base</text:span>s of Adventure<text:bookmark-end text:name="__RefHeading___Toc1358_4200086444"/></text:h>
        <text:p text:style-name="Text_20_body">An adventure can be about anything's but the core aspect of an adventure are the exploration, social interaction, and the combat.</text:p>
        <text:p text:style-name="Text_20_body">Exploration encompasses <text:s/>the player’s movement here, there, and everywhere, the scavenging of an unknown dungeon. For that the DM’s needs to give a description of the place the player are passing trough. The player’s can react accordingly, one of them can for example light up a torch to get a better understanding of the surrounding. <text:span text:style-name="T208">Once the player’s gave the description of their action the DM can describe the consequences. The exploration can be on a close or a large scale. During a small sentence the players spend day of travelling or only look around them.</text:span></text:p>
        <text:p text:style-name="Text_20_body"><text:span text:style-name="T208">The </text:span><text:span text:style-name="T209">social interaction also represent an important feature of TTRPG. Even if some player’s tend to forget that they can interact in a peaceful way. It might be harder to solve things peacefully but the benefit </text:span><text:span text:style-name="T210">might out scale the troubles. For example they can discover the secret hideout of a dangerous beast if they decide to follow it instead of attacking it, right from the bat.</text:span></text:p>
        <text:p text:style-name="P24"><text:span text:style-name="T210">C</text:span><text:span text:style-name="T214">ombat, its surely one of the most important things in TTRPG. During a fight </text:span><text:span text:style-name="T211">the characters will cast spell, swing their weapon, </text:span><text:span text:style-name="T212">use artefact or move around. To help the player to have a better understanding </text:span><text:span text:style-name="T213">of what’s currently happening the part is the most structured element of the game. Player’s and creature will take turns, so everyone can act. The important things is to remember that even in a fighting situation is that you can still try to do others things than fighting like exploring the surrounding to find something's helpful or try to make a deal with your enemy.</text:span></text:p>
        <text:h text:style-name="Heading_20_2" text:outline-level="2"><text:bookmark-start text:name="__RefHeading___Toc2555_4268352361"/>The science of magic<text:bookmark-end text:name="__RefHeading___Toc2555_4268352361"/></text:h>
        <text:p text:style-name="Text_20_body">In the worlds of <text:span text:style-name="T208">Nepheshria </text:span><text:span text:style-name="T215">magic is the pinnacle of science. </text:span><text:span text:style-name="T216">Eon ago some unknown people discovered a new particle that brim with energy. They decide to name it Energy. </text:span><text:span text:style-name="T217">During their study about the En</text:span><text:span text:style-name="T208">ergy they unravel many wonder and rules that regulate the Energy:</text:span></text:p>
        <text:list xml:id="list2872844662" text:style-name="L4">
          <text:list-item>
            <text:p text:style-name="P240"><text:span text:style-name="T325">One can’t create energy from nothings</text:span>.</text:p>
          </text:list-item>
          <text:list-item>
            <text:p text:style-name="P240">It can overlap with physical mater and enhance its proprieties.</text:p>
          </text:list-item>
          <text:list-item>
            <text:p text:style-name="P240"><text:span text:style-name="T208">Energy particle can have the proprieties of a particle and then one of a </text:span><text:span text:style-name="T112">wave</text:span><text:span text:style-name="T208">.</text:span></text:p>
          </text:list-item>
          <text:list-item>
            <text:p text:style-name="P240">Energy particle can be used to create natural and unnatural phenomena.</text:p>
          </text:list-item>
          <text:list-item>
            <text:p text:style-name="P240"><text:soft-page-break/><text:span text:style-name="T208">Energy particle can </text:span><text:span text:style-name="T114">crystallise </text:span><text:span text:style-name="T119">if </text:span><text:span text:style-name="T114">maintained </text:span><text:span text:style-name="T119">in a highly concentrated state </text:span><text:span text:style-name="T114">for a long duration.</text:span></text:p>
          </text:list-item>
          <text:list-item>
            <text:p text:style-name="P295"><text:span text:style-name="T208">Energy particle can form structure called rune that can produce some phenomena when </text:span><text:span text:style-name="T115">stimulated</text:span><text:span text:style-name="T208">.</text:span></text:p>
          </text:list-item>
        </text:list>
        <text:p text:style-name="P116"><text:bookmark text:name="p341"/>In this <text:bookmark text:name="43-441"/>world the <text:bookmark text:name="45-461"/>use of Energy is <text:bookmark text:name="49-501"/>separated in few <text:bookmark text:name="47-481"/>branches:</text:p>
        <text:h text:style-name="Heading_20_3" text:outline-level="3"><text:bookmark-start text:name="__RefHeading___Toc2557_4268352361"/>Spell casting<text:bookmark-end text:name="__RefHeading___Toc2557_4268352361"/></text:h>
        <text:p text:style-name="Text_20_body"><text:bookmark text:name="p174"/>It’<text:bookmark text:name="193-194"/>s the <text:bookmark text:name="191-192"/>process of harnessing the surrounding Energy, to <text:bookmark text:name="195-196"/>produce unnatural phenomena.<text:bookmark text:name="p175"/> One still needs <text:bookmark text:name="177"/>to <text:bookmark text:name="177-197-198"/>use his own Energy to <text:bookmark text:name="199-200"/>command a foreign one.</text:p>
        <text:h text:style-name="P200" text:outline-level="3"><text:bookmark-start text:name="__RefHeading___Toc2559_4268352361"/>Body enhancement / <text:span text:style-name="T326">Forging</text:span><text:bookmark-end text:name="__RefHeading___Toc2559_4268352361"/></text:h>
        <text:p text:style-name="Text_20_body"><text:bookmark text:name="p348"/>The body enhancement practitioner <text:bookmark text:name="354-391-392"/>seeks to <text:bookmark text:name="393-394"/>gain tremendous bursts of <text:bookmark text:name="381-382"/>strength or remarkable resilience, by <text:bookmark text:name="395"/>sucking the surrounding energy in their <text:bookmark text:name="385-386"/>flesh and <text:bookmark text:name="387-388"/>bones, and <text:bookmark text:name="389-390"/>organs.<text:bookmark text:name="p349"/> Alas, one still needs <text:bookmark text:name="353"/>to <text:bookmark text:name="353-396"/>deplete some of his <text:bookmark text:name="350"/>Energy to <text:bookmark text:name="397"/>harvest the surrounding <text:bookmark text:name="351"/>Energy.</text:p>
        <text:p text:style-name="P126"><text:span text:style-name="T116">B</text:span><text:span text:style-name="T112">ody Forging is they way to permanently </text:span><text:span text:style-name="T117">change one’s body, </text:span><text:span text:style-name="T118">by exposing him to harsh condition or high concentration of Energy. </text:span><text:span text:style-name="T119">Each race seems to have a traditional body forging method, however to progress to an higher realm one must find his own way.</text:span></text:p>
        <text:h text:style-name="Heading_20_3" text:outline-level="3"><text:bookmark-start text:name="__RefHeading___Toc2561_4268352361"/>Runomanc<text:bookmark-end text:name="_Hlk81081955"/><text:span text:style-name="T482">y </text:span><text:bookmark-end text:name="__RefHeading___Toc2561_4268352361"/></text:h>
        <text:p text:style-name="P117">Runomancie consist of using the rune form by the energy to form complex system with various effect. The one who walk the path of Runomancie must find the effect of rune and perform countless experiment to find what combination of rune will produce the desired effect. For example with the good combination one might transform a butter knife in the sharpest things in the universe, but transform the sharpest sword in a simple bar of metal.</text:p>
        <text:section text:style-name="Sect4" text:name="Section3">
          <text:h text:style-name="P186" text:outline-level="1"><text:bookmark-start text:name="__RefHeading___Toc972_3108120033"/>Characters creation<text:bookmark-end text:name="__RefHeading___Toc972_3108120033"/></text:h>
        </text:section>
      </text:section>
      <text:section text:style-name="Sect1" text:name="Section4">
        <text:p text:style-name="P12"><text:span text:style-name="T61">The character creation of a characters will require, to fill any information and to create a short story that will </text:span><text:bookmark text:name="tw-target-text4"/>summarize <text:span text:style-name="T61">the life of your character before the begetting of the adventure. Those back story a really useful information for the DM, because it allow them to make a tailor made story for theirs players. </text:span></text:p>
        <text:p text:style-name="P13"><text:span text:style-name="T61">S</text:span>o before rushing the creation, its good to take 5 minute to thinks about where do you characters come from, what it is, and what do you want him to become. </text:p>
        <text:h text:style-name="P190" text:outline-level="2"><text:bookmark-start text:name="__RefHeading___Toc974_3108120033"/>Basic informations<text:bookmark-end text:name="__RefHeading___Toc974_3108120033"/></text:h>
        <text:p text:style-name="P14"><text:span text:style-name="T59">As you can see on the character’s sheets on the right there is few basic information that wont have any </text:span><text:bookmark text:name="tw-target-text1"/><text:span text:style-name="T59">or very few </text:span>influence <text:span text:style-name="T59">on your adventure:</text:span></text:p>
        <text:list xml:id="list4259853838" text:style-name="L5">
          <text:list-item>
            <text:p text:style-name="P241">Name. It’s how your character’s will be called during his adventure. It can be a nickname or anything's you want but take in account that it will be your name as well for the duration of the party.</text:p>
          </text:list-item>
        </text:list>
        <text:list xml:id="list4127582319" text:style-name="L6">
          <text:list-item>
            <text:p text:style-name="P296"><text:span text:style-name="T60">Ages. The age of your character won’t influence you adventure to much. It will depend of your DM’s will to choose if making a young characters will gave </text:span><text:span text:style-name="T67">it</text:span><text:span text:style-name="T60"> a body a bit stronger or if he will get the wisdom his great age come with.</text:span></text:p>
            <text:p text:style-name="P297">You can see on the example below that this characters is named Bill and that he is 100 years old.</text:p>
            <text:p text:style-name="P298">However the age might be useful to make an assumption on the level of your character by making the difference</text:p>
          </text:list-item>
        </text:list>
        <text:p text:style-name="P18"/>
        <text:h text:style-name="P196" text:outline-level="2"/>
        <text:h text:style-name="P197" text:outline-level="2"><text:bookmark-start text:name="__RefHeading___Toc5099_2143098266"/>Stats<text:bookmark-end text:name="__RefHeading___Toc5099_2143098266"/></text:h>
        <text:h text:style-name="P201" text:outline-level="3"><text:bookmark-start text:name="__RefHeading___Toc1488_1886356450"/>Core stats<text:bookmark-end text:name="__RefHeading___Toc1488_1886356450"/></text:h>
        <text:p text:style-name="Standard">Once you have fill the basic information you can <text:span text:style-name="T454">start </text:span><text:span text:style-name="T455">choosing your stats. </text:span><text:span text:style-name="T456">Each stat is used in </text:span><text:span text:style-name="T457">specific situation. </text:span><text:span text:style-name="T458">The stats are divided in 3 different rank:</text:span></text:p>
        <text:list xml:id="list975066193" text:style-name="L7">
          <text:list-item>
            <text:p text:style-name="P242">Mortal from 5 to 95. <text:span text:style-name="T466">It correspond to the action perform by an human, </text:span><text:span text:style-name="T467">for example if they need to open a locked door they will need to pick-lock it or to forced it but they will struggle if its a normal door and wont be able to do it if It’s a enchanted door.</text:span></text:p>
          </text:list-item>
          <text:list-item>
            <text:p text:style-name="P242">Heroic form 105 to 19<text:span text:style-name="T459">5. </text:span><text:span text:style-name="T467">It correspond to the action of being that surpass the mortal people, they will be able to </text:span><text:span text:style-name="T468">destroy a normal door without struggle and will be only restrained by enchanted things and only god will be able to incapacitate them.</text:span></text:p>
          </text:list-item>
          <text:list-item>
            <text:p text:style-name="P243"><text:span text:style-name="T164">Devine from 205 to 2</text:span><text:span text:style-name="T165">95. I</text:span><text:span text:style-name="T166">t correspond to the pinnacle of existence they can blow-up mountains and flatten city in mere minute.</text:span></text:p>
          </text:list-item>
        </text:list>
        <text:p text:style-name="P123">At the beginning every character will be in the <text:span text:style-name="T460">mortal rank. </text:span><text:span text:style-name="T461">You will begin with 200 point to </text:span><text:span text:style-name="T462">distribute </text:span><text:span text:style-name="T463">between the 5 stat, </text:span><text:span text:style-name="T487">you can also roll </text:span><text:span text:style-name="T488">5</text:span><text:span text:style-name="T487"> d</text:span><text:span text:style-name="T488">100 and </text:span><text:span text:style-name="T489">assign one to each stat, </text:span><text:span text:style-name="T488">but it’s really random </text:span><text:span text:style-name="T489">and it has his risk</text:span><text:span text:style-name="T463">. You can’t have a stat under 5 since 5 and under are critical success, but you won’t be able to have stat</text:span><text:span text:style-name="T464">s</text:span><text:span text:style-name="T463"> above </text:span><text:span text:style-name="T464">95 since more than 95 is a critical failure. </text:span><text:span text:style-name="T465">When you character will grow you will be able to upgrade </text:span><text:span text:style-name="T466">those stats and even to </text:span><text:span text:style-name="T469">breakthrough an another rank. </text:span><text:span text:style-name="T475">More information on how to do an ability check an</text:span><text:span text:style-name="T476">d</text:span><text:span text:style-name="T475"> on how </text:span><text:span text:style-name="T476">to progress trough rank will be found in the how to play and the progression chapter.</text:span></text:p>
        <text:h text:style-name="P212" text:outline-level="4"><text:bookmark-start text:name="__RefHeading___Toc1610_1886356450"/>Dexterity<text:bookmark-end text:name="__RefHeading___Toc1610_1886356450"/></text:h>
        <text:p text:style-name="P44">The dexterity is the stat that correspond to <text:span text:style-name="T470">everything that require nimble hand, precise movement, finesse or discretion. </text:span><text:span text:style-name="T491">This stat will be of a great use since it will be employed for do</text:span><text:span text:style-name="T471">d</text:span><text:span text:style-name="T491">ging check and most of the weapon </text:span><text:span text:style-name="T471">require a dexterity check. </text:span></text:p>
        <text:p text:style-name="P124">It can also be used while a artisan tries to create a new artefact or to repair some complex equipment.</text:p>
        <text:h text:style-name="P212" text:outline-level="4"><text:bookmark-start text:name="__RefHeading___Toc1612_1886356450"/>Strength<text:bookmark-end text:name="__RefHeading___Toc1612_1886356450"/></text:h>
        <text:p text:style-name="P42">Strength is the stat of brute force, it will be of great use when you need to carry something, some heavy armour might even need to have enough strength to wield them. <text:span text:style-name="T493">In fight the strength is needed when you need to block a it whit shield or even bare handed. It will be of great use when </text:span><text:soft-page-break/><text:span text:style-name="T493">you need to use weapon that deal blunt damage li</text:span><text:span text:style-name="T472">k</text:span><text:span text:style-name="T493">e morning-star o</text:span><text:span text:style-name="T473">r</text:span><text:span text:style-name="T493"> war-hammer. </text:span><text:span text:style-name="T474">Someone can even do a dexterity check and a strength to throw something at the enemy.</text:span></text:p>
        <text:h text:style-name="P213" text:outline-level="4"><text:bookmark-start text:name="__RefHeading___Toc1614_1886356450"/>Social<text:bookmark-end text:name="__RefHeading___Toc1614_1886356450"/></text:h>
        <text:p text:style-name="P111"><text:span text:style-name="T171">This stat is used for social </text:span><text:span text:style-name="T172">interaction. It will be of use when you need to bargain with a merchant or to scavenge information </text:span><text:span text:style-name="T173">from the locals. </text:span><text:span text:style-name="T167">It can also be used deceive someone. </text:span><text:span text:style-name="T168">Even if this stat seems to be useless, a peaceful solution might be the best solution some time. And if you prepare good convincing argument the DM might even give you an advantage on this roll.</text:span></text:p>
        <text:h text:style-name="P213" text:outline-level="4"><text:bookmark-start text:name="__RefHeading___Toc1616_1886356450"/>Instinct<text:bookmark-end text:name="__RefHeading___Toc1616_1886356450"/></text:h>
        <text:p text:style-name="P43">The instinct correspond to the perception, it’s <text:span text:style-name="T477">both a magical </text:span>perception <text:span text:style-name="T477">and classic perception. </text:span><text:span text:style-name="T478">It will help to detect the enemy lurking in your shadow or if something is enchanted. The second use of this stat is for all magic that don’t require good comprehension on how things work but more to feel the flow and state of Energy, like pyromancy, </text:span><text:span text:style-name="T479">or necromancy. If you understand how does it work it will be better for really complex spell or for when you need to teach your spell to someon</text:span><text:span text:style-name="T480">e.</text:span></text:p>
        <text:h text:style-name="P213" text:outline-level="4"><text:bookmark-start text:name="__RefHeading___Toc1618_1886356450"/>Intelligence<text:bookmark-end text:name="__RefHeading___Toc1618_1886356450"/></text:h>
        <text:p text:style-name="P110"><text:span text:style-name="T170">Intelligence is the stat that will manage most of your knowledge, when you need to gees what is something you will need to make an intelligent check. It is generally paired with a lot of knowledge skill that come from the education you receive before starting the adventure or for things you learned by reading book, or following lesson during your adventure. </text:span>It will also be of use for every magic <text:span text:style-name="T481">or profession </text:span>that rely on knowledge <text:span text:style-name="T481">like enchantment, Runomanc</text:span><text:span text:style-name="T482">y, or alchemy.</text:span></text:p>
        <text:h text:style-name="P203" text:outline-level="3"><text:bookmark-start text:name="__RefHeading___Toc5271_3459534776"/>HP and Energy<text:bookmark-end text:name="__RefHeading___Toc5271_3459534776"/></text:h>
        <text:p text:style-name="P107"><text:span text:style-name="T483">Once you have allocated your core stats point you can </text:span><text:span text:style-name="T484">allocate your </text:span><text:span text:style-name="T485">HP and your Energy. You will need to distribute 20 point between them, </text:span><text:span text:style-name="T486">or you can roll </text:span><text:span text:style-name="T169">1d20</text:span><text:span text:style-name="T486"> for each and </text:span><text:span text:style-name="T490">assign the one you want on the HP and the other for the Energy.</text:span></text:p>
        <text:h text:style-name="P229" text:outline-level="4">HP or Health point</text:h>
        <text:p text:style-name="P108">As the name say it its the number that represent your health and you will faint when it reach 0.</text:p>
        <text:h text:style-name="P229" text:outline-level="4">Energy</text:h>
        <text:p text:style-name="P109">It represent the amount of usable Energy in your body, <text:span text:style-name="T492">you will use it to cast spell, and when it reach 0 you will struggle to think, and you won’t be able to cast spell.</text:span></text:p>
        <text:section text:style-name="Sect4" text:name="Section5">
          <text:h text:style-name="P198" text:outline-level="2"><text:bookmark-start text:name="__RefHeading___Toc976_3108120033"/>Races<text:bookmark-end text:name="__RefHeading___Toc976_3108120033"/></text:h>
        </text:section>
        <text:p text:style-name="Text_20_body"><text:span text:style-name="T71">There is 9 playable races in old continent of Nepheshria </text:span><text:span text:style-name="T72">some are natural while some are the result of magical wonder but all of them wear different skills.</text:span></text:p>
        <text:p text:style-name="Text_20_body"/>
        <text:p text:style-name="Text_20_body">Lorem ipsum dolor sit amet, consectetur adipiscing elit. Vestibulum nec lacus lacinia, maximus felis lacinia, semper velit. Maecenas porta commodo lacus, eu condimentum odio ornare vitae. Curabitur convallis in magna a convallis. Sed sed nunc eget ante aliquam porta. Sed accumsan turpis vel euismod porta. Phasellus ultricies semper quam quis aliquet. Suspendisse blandit, odio nec euismod dictum, justo mauris mollis nisl, a efficitur erat libero nec eros. Duis porttitor ipsum et vestibulum vehicula. Cras egestas enim quis metus luctus malesuada.</text:p>
        <text:p text:style-name="Text_20_body">Mauris lorem erat, vehicula in justo eu, facilisis faucibus justo. Sed eu libero porta, porta libero at, convallis sem. Duis efficitur justo sapien, vel dictum quam tincidunt in. Nulla dictum neque malesuada mi finibus auctor. Suspendisse potenti. Quisque mi mauris, consectetur in urna nec, ultrices semper tortor. Ut tincidunt mollis porttitor. Sed erat eros, convallis eget dapibus id, mollis sed felis. Proin fermentum tortor porta, fermentum tortor vel, finibus felis. In pellentesque ac nisi sit amet pellentesque. Maecenas vulputate quam est, sit amet tincidunt lectus vehicula non. Quisque pharetra rutrum eleifend. Aenean vel felis bibendum, scelerisque urna ac, rhoncus tortor. </text:p>
        <text:p text:style-name="Text_20_body">Sed vel venenatis lorem, non sagittis mauris. Nulla massa augue, efficitur in imperdiet et, euismod et mauris. Morbi tristique quam id volutpat finibus. Proin velit est, mattis vitae felis in, pretium vestibulum diam. Proin lectus nibh, accumsan ac erat id, porttitor tempor lacus. Nunc vestibulum mi odio, a facilisis tortor molestie ac. Sed at efficitur arcu. Cras facilisis tortor mi, a lacinia metus mollis ac. </text:p>
        <text:p text:style-name="Text_20_body">Donec gravida nisl at lacus ullamcorper, quis ultrices massa hendrerit. Sed gravida pharetra nisl, eu varius urna hendrerit non. Vestibulum vel metus id massa venenatis dapibus. In venenatis enim nisl, sit amet finibus velit rutrum eget. Aliquam vitae velit neque. Aliquam erat volutpat. Pellentesque id placerat libero. Suspendisse enim sem, feugiat quis congue quis, lobortis ac libero. Cras a blandit enim. Sed dignissim viverra commodo. Pellentesque habitant morbi tristique senectus et <text:soft-page-break/>netus et malesuada fames ac turpis egestas. Aliquam placerat vel urna at hendrerit. Donec viverra accumsan massa, vel ornare nibh consequat a. </text:p>
        <text:p text:style-name="Text_20_body">Ut dictum purus quis urna eleifend, ac porttitor mauris elementum. Donec laoreet neque turpis, nec vehicula enim porta a. Pellentesque vel faucibus turpis, imperdiet consequat lorem. Vivamus vel nulla efficitur felis mollis volutpat. Pellentesque nunc velit, tempus vitae justo id, mollis molestie mi. Etiam pretium gravida aliquam. Morbi eleifend sem maximus quam imperdiet, vel dapibus felis vehicula. Duis sed efficitur ligula. Donec dapibus velit quis mi elementum consequat. Curabitur efficitur malesuada ante nec porttitor. Quisque arcu mauris, feugiat sit amet cursus in, aliquet condimentum urna. Pellentesque aliquam dui id metus porta, non eleifend massa ornare. </text:p>
        <text:p text:style-name="P116"/>
        <text:h text:style-name="P205" text:outline-level="3"><text:bookmark-start text:name="__RefHeading___Toc5395_1704987623"/>The Phusilians<text:bookmark-end text:name="__RefHeading___Toc5395_1704987623"/></text:h>
        <text:h text:style-name="P230" text:outline-level="4"><text:bookmark-start text:name="__RefHeading___Toc868_59016298"/>Lore<text:bookmark-end text:name="__RefHeading___Toc868_59016298"/></text:h>
        <text:p text:style-name="P15"><text:span text:style-name="T62">More than being the forest people the </text:span><text:span text:style-name="T63">Phusilians are the forest itself. </text:span><text:span text:style-name="T64">They are </text:span><text:span text:style-name="T68">its</text:span><text:span text:style-name="T64"> <text:s/>protector. They can become one with it and due to the fact that they </text:span>are partially trees, <text:span text:style-name="T64">many of them decide to become one they became old and bored of the outer world.</text:span></text:p>
        <text:p text:style-name="P16"><text:span text:style-name="T64">They all share the bloodline of Phusis the first Phusilian. Even </text:span><text:span text:style-name="T68">if he his in a</text:span><text:span text:style-name="T64"> deep slumber most of the time he still pick an eye on his offspring from time to time to check on the well-being of his community. </text:span></text:p>
        <text:h text:style-name="P211" text:outline-level="4"><text:bookmark-start text:name="__RefHeading___Toc870_59016298"/>Description <text:bookmark-end text:name="__RefHeading___Toc870_59016298"/></text:h>
        <text:p text:style-name="P52">The Phusilians are the embodiment of plant folk, they are one of the only kind of plant folk that manage to evolve without going mad due to the merciless of the life ass a plant. They are 3 meter tall for the younglings but they can measure up to 5 meter for the elder. They look like a gathering of root covered with moss and small plant. Their torso are generally covered by darker shade of bark than the limbs. The limbs are generally composed of few shapeless roots. The extremity of those limbs can change to get a better grips on things. At the centre of their torso we can find a cavity used as a reserve of nutriment. But they can also plunge their roots into the ground to fill their reserve. The small leaf on the top of their body help them to get energy from the sun. Their face is formless since they don't have no eyes and no face or nose. To compensate those sense they can feel the vibration in the soil and the air to hear and feel where things are. They can also use magic to communicate with other races. <text:s/></text:p>
        <text:h text:style-name="P211" text:outline-level="4"><draw:frame draw:style-name="fr4" draw:name="Image2" text:anchor-type="paragraph" svg:x="0.115cm" svg:y="0.148cm" svg:width="8.151cm" svg:height="7.191cm" draw:z-index="11"><draw:image xlink:href="Pictures/10000000000003840000027C7B5CBF52C24F085C.jpg" xlink:type="simple" xlink:show="embed" xlink:actuate="onLoad" loext:mime-type="image/jpeg"/><svg:title>Emploi temporaire : des façons d&amp;#39;être productifs dès l&amp;#39;entrée en poste |  Temporaires.ca</svg:title></draw:frame><text:bookmark-start text:name="__RefHeading___Toc872_59016298"/><text:s/>Abilities<text:bookmark-end text:name="__RefHeading___Toc872_59016298"/></text:h>
        <text:p text:style-name="P17">The Phusilians can regrow missing limbs thanks to their plant <text:span text:style-name="T324">folk origin</text:span>, it will only cost them time and a loot of nutriment. They can also share a mind link with others plant to ask them information or help.</text:p>
        <text:p text:style-name="P17">Their usual alignment is Neutral but some of them are Intellect due to their long live-span <text:span text:style-name="T64">that allow them to pile up knowledge over the centuries.</text:span></text:p>
        <text:h text:style-name="P214" text:outline-level="4"><text:bookmark-start text:name="__RefHeading___Toc2977_1718771812"/><text:soft-page-break/>Stats advantage<text:bookmark-end text:name="__RefHeading___Toc2977_1718771812"/></text:h>
        <text:p text:style-name="P58"><text:bookmark text:name="p241"/><text:span text:style-name="T184">The </text:span><text:bookmark text:name="244"/><text:span text:style-name="T184">Phusilians </text:span><text:bookmark text:name="288-289"/><text:span text:style-name="T184">possess an extraordinary vitality, so </text:span><text:bookmark text:name="245"/><text:span text:style-name="T184">they will have more HP than other </text:span><text:bookmark text:name="279-280"/><text:span text:style-name="T184">species.</text:span><text:bookmark text:name="p242"/><text:span text:style-name="T184"> However, </text:span><text:bookmark text:name="250"/><text:span text:style-name="T184">due to their tree condition, </text:span><text:bookmark text:name="246"/><text:span text:style-name="T184">they are extremely bulky, </text:span><text:span text:style-name="T185">but their rough bark provide them a natural defence</text:span><text:span text:style-name="T184">.</text:span><text:bookmark text:name="p243"/><text:span text:style-name="T184"> Since </text:span><text:bookmark text:name="247"/><text:span text:style-name="T184">they a </text:span><text:bookmark text:name="281-282"/><text:span text:style-name="T184">youth as a </text:span><text:bookmark text:name="283-284"/><text:span text:style-name="T184">plant is full of row emotion and </text:span><text:bookmark text:name="285"/><text:span text:style-name="T184">sufferance, and due to their extended lifespan, </text:span><text:bookmark text:name="248"/><text:span text:style-name="T184">they will accumulate a vast amount of </text:span><text:bookmark text:name="286-287"/><text:span text:style-name="T184">knowledge.</text:span></text:p>
        <text:p text:style-name="P30">Summary:</text:p>
        <table:table table:name="StatsPhussilian" table:style-name="StatsPhussilian" table:template-name="Academic">
          <table:table-column table:style-name="StatsPhussilian.A"/>
          <table:table-column table:style-name="StatsPhussilian.B"/>
          <table:table-row table:style-name="StatsPhussilian.1">
            <table:table-cell table:style-name="StatsPhussilian.A1" office:value-type="string">
              <text:p text:style-name="P139">Stat</text:p>
            </table:table-cell>
            <table:table-cell table:style-name="StatsPhussilian.A1" office:value-type="string">
              <text:p text:style-name="P139">Bonus</text:p>
            </table:table-cell>
          </table:table-row>
          <table:table-row table:style-name="StatsPhussilian.1">
            <table:table-cell table:style-name="StatsPhussilian.A2" office:value-type="string">
              <text:p text:style-name="P139">Dexterity</text:p>
            </table:table-cell>
            <table:table-cell table:style-name="StatsPhussilian.B2" office:value-type="float" office:value="-40">
              <text:p text:style-name="P139">-<text:span text:style-name="T397">4</text:span>0</text:p>
            </table:table-cell>
          </table:table-row>
          <table:table-row table:style-name="StatsPhussilian.1">
            <table:table-cell table:style-name="StatsPhussilian.A2" office:value-type="string">
              <text:p text:style-name="P139">Strength</text:p>
            </table:table-cell>
            <table:table-cell table:style-name="StatsPhussilian.A2" office:value-type="string">
              <text:p text:style-name="P143">0</text:p>
            </table:table-cell>
          </table:table-row>
          <table:table-row table:style-name="StatsPhussilian.1">
            <table:table-cell table:style-name="StatsPhussilian.A2" office:value-type="string">
              <text:p text:style-name="P139">Social</text:p>
            </table:table-cell>
            <table:table-cell table:style-name="StatsPhussilian.B2" office:value-type="float" office:value="0">
              <text:p text:style-name="P143">0</text:p>
            </table:table-cell>
          </table:table-row>
          <table:table-row table:style-name="StatsPhussilian.1">
            <table:table-cell table:style-name="StatsPhussilian.A2" office:value-type="string">
              <text:p text:style-name="P139">Instinct</text:p>
            </table:table-cell>
            <table:table-cell table:style-name="StatsPhussilian.B2" office:value-type="float" office:value="20">
              <text:p text:style-name="P143">20</text:p>
            </table:table-cell>
          </table:table-row>
          <table:table-row table:style-name="StatsPhussilian.1">
            <table:table-cell table:style-name="StatsPhussilian.A2" office:value-type="string">
              <text:p text:style-name="P139">Intelligence</text:p>
            </table:table-cell>
            <table:table-cell table:style-name="StatsPhussilian.B2" office:value-type="float" office:value="20">
              <text:p text:style-name="P143">20</text:p>
            </table:table-cell>
          </table:table-row>
          <table:table-row table:style-name="StatsPhussilian.1">
            <table:table-cell table:style-name="StatsPhussilian.A2" office:value-type="string">
              <text:p text:style-name="P139">HP</text:p>
            </table:table-cell>
            <table:table-cell table:style-name="StatsPhussilian.B2" office:value-type="float" office:value="15">
              <text:p text:style-name="P164">15</text:p>
            </table:table-cell>
          </table:table-row>
          <table:table-row table:style-name="StatsPhussilian.8">
            <table:table-cell table:style-name="StatsPhussilian.A8" office:value-type="string">
              <text:p text:style-name="P139">Energy</text:p>
            </table:table-cell>
            <table:table-cell table:style-name="StatsPhussilian.B8" office:value-type="float" office:value="0">
              <text:p text:style-name="P143">0</text:p>
            </table:table-cell>
          </table:table-row>
          <table:table-row table:style-name="StatsPhussilian.1">
            <table:table-cell table:style-name="StatsPhussilian.A9" office:value-type="string">
              <text:p text:style-name="P147">Natural Armour</text:p>
            </table:table-cell>
            <table:table-cell table:style-name="StatsPhussilian.B9" office:value-type="string">
              <text:p text:style-name="P167">2</text:p>
            </table:table-cell>
          </table:table-row>
        </table:table>
        <text:p text:style-name="P120"/>
        <text:h text:style-name="P218" text:outline-level="4"><text:bookmark-start text:name="__RefHeading___Toc2979_1718771812"/>Traditional Body Forging<text:bookmark-end text:name="__RefHeading___Toc2979_1718771812"/></text:h>
        <text:p text:style-name="P138"><text:span text:style-name="Strong_20_Emphasis"><text:span text:style-name="T126">Name: </text:span></text:span><text:span text:style-name="Strong_20_Emphasis"><text:span text:style-name="T127">One with the Nature</text:span></text:span><text:span text:style-name="Strong_20_Emphasis"><text:span text:style-name="T126"> </text:span></text:span></text:p>
        <text:p text:style-name="P26"><text:span text:style-name="Strong_20_Emphasis"><text:span text:style-name="T335">The traditional body forging of </text:span></text:span><text:span text:style-name="Strong_20_Emphasis"><text:span text:style-name="T336">the Phusilians, </text:span></text:span><text:span text:style-name="Strong_20_Emphasis"><text:span text:style-name="T337">cant reinforce their already exceptional body but can help regenerate it. <text:s/></text:span></text:span><text:span text:style-name="Strong_20_Emphasis"><text:span text:style-name="T338">To perform this technique they need to enter in a trance where they will consume the nutriment in the soil and the Energy from the sun, </text:span></text:span><text:span text:style-name="Strong_20_Emphasis"><text:span text:style-name="T339">to regenerate their body.</text:span></text:span></text:p>
        <text:p text:style-name="Standard"><text:span text:style-name="Strong_20_Emphasis"><text:span text:style-name="T334">Requirement:</text:span></text:span></text:p>
        <text:list xml:id="list2494907630" text:style-name="L8">
          <text:list-item>
            <text:p text:style-name="P244"><text:span text:style-name="Strong_20_Emphasis"><text:span text:style-name="T228">a fertile soil</text:span></text:span></text:p>
          </text:list-item>
          <text:list-item>
            <text:p text:style-name="P244"><text:span text:style-name="Strong_20_Emphasis"><text:span text:style-name="T228">sunlight</text:span></text:span></text:p>
          </text:list-item>
          <text:list-item>
            <text:p text:style-name="P300"><text:span text:style-name="Strong_20_Emphasis"><text:span text:style-name="T228">calm </text:span></text:span><text:span text:style-name="Strong_20_Emphasis"><text:span text:style-name="T229">and safe </text:span></text:span><text:span text:style-name="Strong_20_Emphasis"><text:span text:style-name="T228">environment </text:span></text:span><text:span text:style-name="Strong_20_Emphasis"><text:span text:style-name="T229">like a camp or a town</text:span></text:span></text:p>
          </text:list-item>
        </text:list>
        <text:p text:style-name="P128"><text:span text:style-name="Strong_20_Emphasis"><text:span text:style-name="T218">Effect:</text:span></text:span></text:p>
        <text:list xml:id="list3161372815" text:style-name="L9">
          <text:list-item>
            <text:p text:style-name="P245"><text:span text:style-name="Strong_20_Emphasis"><text:span text:style-name="T230">communication with nearby plant</text:span></text:span></text:p>
          </text:list-item>
          <text:list-item>
            <text:p text:style-name="P245"><text:span text:style-name="Strong_20_Emphasis"><text:span text:style-name="T230">regeneration of the body </text:span></text:span><text:span text:style-name="Strong_20_Emphasis"><text:span text:style-name="T231">1/8 of the max HP if there is no important injuries</text:span></text:span></text:p>
          </text:list-item>
          <text:list-item>
            <text:p text:style-name="P301"><text:span text:style-name="Strong_20_Emphasis"><text:span text:style-name="T231">regeneration of a limbs </text:span></text:span><text:span text:style-name="Strong_20_Emphasis"><text:span text:style-name="T232">every 6 hour</text:span></text:span></text:p>
          </text:list-item>
        </text:list>
        <text:p text:style-name="P127"><text:span text:style-name="Strong_20_Emphasis"><text:span text:style-name="T233">Miscellaneous:</text:span></text:span></text:p>
        <text:p text:style-name="P85"><text:span text:style-name="Strong_20_Emphasis"><text:span text:style-name="T234">If a </text:span></text:span><text:span text:style-name="Strong_20_Emphasis"><text:span text:style-name="T122">Phusilians </text:span></text:span><text:span text:style-name="Strong_20_Emphasis"><text:span text:style-name="T123">use this technique without sun and </text:span></text:span><text:span text:style-name="Strong_20_Emphasis"><text:span text:style-name="T124">a fertile sun he won’t be able to use the regeneration abilities but but will still be able to communicate with nearby plant</text:span></text:span></text:p>
        <text:h text:style-name="P231" text:outline-level="4"><text:bookmark-start text:name="__RefHeading___Toc5311_3607824458"/><text:span text:style-name="Strong_20_Emphasis"><text:span text:style-name="T306">Innate skills</text:span></text:span><text:bookmark-end text:name="__RefHeading___Toc5311_3607824458"/></text:h>
        <text:p text:style-name="P86"><text:span text:style-name="Strong_20_Emphasis"><text:span text:style-name="T235">The </text:span></text:span><text:span text:style-name="Strong_20_Emphasis"><text:span text:style-name="T236">Phusilian as tree people </text:span></text:span><text:span text:style-name="Strong_20_Emphasis"><text:span text:style-name="T237">have skills that suit their </text:span></text:span><text:span text:style-name="Strong_20_Emphasis"><text:span text:style-name="T125">condition</text:span></text:span><text:span text:style-name="Strong_20_Emphasis"><text:span text:style-name="T237">:</text:span></text:span></text:p>
        <text:list xml:id="list3946062812" text:style-name="L10">
          <text:list-item>
            <text:p text:style-name="P246"><text:span text:style-name="Strong_20_Emphasis"><text:span text:style-name="T334">Seismic detection</text:span></text:span></text:p>
            <text:p text:style-name="P246"><text:span text:style-name="Strong_20_Emphasis"><text:span text:style-name="T334">Allow the user to fell the environment through the vibration of the soil.</text:span></text:span></text:p>
          </text:list-item>
          <text:list-item>
            <text:p text:style-name="P246"><text:span text:style-name="Strong_20_Emphasis"><text:span text:style-name="T334">Air vibration</text:span></text:span></text:p>
            <text:p text:style-name="P246"><text:span text:style-name="Strong_20_Emphasis"><text:span text:style-name="T334">Allow the user to communicate by making the surrounding air.</text:span></text:span></text:p>
          </text:list-item>
        </text:list>
        <text:h text:style-name="P206" text:outline-level="3"><text:bookmark-start text:name="__RefHeading___Toc952_3956299766"/>The Aluros<text:bookmark-end text:name="__RefHeading___Toc952_3956299766"/></text:h>
        <text:h text:style-name="P219" text:outline-level="4"><text:bookmark-start text:name="__RefHeading___Toc954_3956299766"/>Lore<text:bookmark-end text:name="__RefHeading___Toc954_3956299766"/></text:h>
        <text:p text:style-name="P88"><text:span text:style-name="Strong_20_Emphasis"><text:span text:style-name="T227">The Aluros are the descendent of polymorph mage that decide to fuse with feline bloodline </text:span></text:span><text:span text:style-name="Strong_20_Emphasis"><text:span text:style-name="T238">they are the first species of beast people.</text:span></text:span><text:span text:style-name="Strong_20_Emphasis"><text:span text:style-name="T227"> Their society are arranged with a strict caste system, </text:span></text:span><text:span text:style-name="Strong_20_Emphasis"><text:span text:style-name="T239">based on the purity of their bloodline. Magical beast lineage carriers have the greatest power, followed by the </text:span></text:span><text:span text:style-name="Strong_20_Emphasis"><text:span text:style-name="T240">feline’s</text:span></text:span><text:span text:style-name="Strong_20_Emphasis"><text:span text:style-name="T239"> lineage, with the cat lineage being the weakest. </text:span></text:span><text:span text:style-name="Strong_20_Emphasis"><text:span text:style-name="T241">Du to their bestial origin they worship Karrion the god of beast, adventure and polymorph, but the main object of their faith is Héméra the goddess of light, </text:span></text:span><text:span text:style-name="Strong_20_Emphasis"><text:span text:style-name="T242">since she save their birth land of the </text:span></text:span><text:span text:style-name="Strong_20_Emphasis"><text:span text:style-name="T120">yoke</text:span></text:span><text:span text:style-name="Strong_20_Emphasis"><text:span text:style-name="T242"> of Kina.</text:span></text:span></text:p>
        <text:h text:style-name="P211" text:outline-level="4"><text:bookmark-start text:name="__RefHeading___Toc870_590162981"/>Description <text:bookmark-end text:name="__RefHeading___Toc870_590162981"/></text:h>
        <text:p text:style-name="P105"><text:span text:style-name="Strong_20_Emphasis"><text:span text:style-name="T219">The </text:span></text:span><text:span text:style-name="Strong_20_Emphasis"><text:span text:style-name="T121">A</text:span></text:span><text:span text:style-name="Strong_20_Emphasis"><text:span text:style-name="T219">luros’ </text:span></text:span><text:span text:style-name="Strong_20_Emphasis"><text:span text:style-name="T220">physical appearance change depend</text:span></text:span><text:span text:style-name="Strong_20_Emphasis"><text:span text:style-name="T218">ing of the bloodline, But they all weld feline attribute as the paw, or the eyes, and the fur corresponding to their bloodline. They generally have a slender, graceful body, that favour agilit</text:span></text:span><text:span text:style-name="T223">y over strength, </text:span><text:span text:style-name="T256">their height is between 1,8 meter to 2,2 meter</text:span><text:span text:style-name="T223">.</text:span><text:span text:style-name="Strong_20_Emphasis"><text:span text:style-name="T221"> </text:span></text:span><text:span text:style-name="Strong_20_Emphasis"><text:span text:style-name="T223">Even if o</text:span></text:span><text:span text:style-name="Strong_20_Emphasis"><text:span text:style-name="T221">nly the bearer of high rank bloodline have innate abilities, however every Aluros still posses the body of a predator. Their body is adapted to the hunt in the dry and sunny scrubland, </text:span></text:span><text:span text:style-name="Strong_20_Emphasis"><text:span text:style-name="T222">so they wont need to drink to much and can resist high heat for long duration. Alas they will struggle in cold environment.</text:span></text:span></text:p>
        <text:h text:style-name="Heading_20_4" text:outline-level="4"><draw:frame draw:style-name="fr4" draw:name="Image3" text:anchor-type="paragraph" svg:x="0.369cm" svg:y="-0.03cm" svg:width="7.978cm" svg:height="10.954cm" draw:z-index="8"><draw:image xlink:href="Pictures/10000000000003840000027C7B5CBF52C24F085C.jpg" xlink:type="simple" xlink:show="embed" xlink:actuate="onLoad" loext:mime-type="image/jpeg"/><svg:title>Emploi temporaire : des façons d&amp;#39;être productifs dès l&amp;#39;entrée en poste |  Temporaires.ca</svg:title></draw:frame>Abilities</text:h>
        <text:p text:style-name="Text_20_body"><text:span text:style-name="Strong_20_Emphasis"><text:span text:style-name="T218">They have a greater dexterity and speed than other race. The bearer of magical beast’s bloodline like Fire-mane Lion or l</text:span></text:span><text:span text:style-name="T218">ighting cheetah </text:span><text:span text:style-name="Strong_20_Emphasis"><text:span text:style-name="T218">have special abilities </text:span></text:span><text:span text:style-name="Strong_20_Emphasis"><text:span text:style-name="T243">like fire resistance or high speed movement.</text:span></text:span></text:p>
        <text:p text:style-name="P82"><text:span text:style-name="Strong_20_Emphasis"><text:span text:style-name="T243">As feline they can see in dark environment but they can see in totally dark place like the </text:span></text:span><text:span text:style-name="Strong_20_Emphasis"><text:span text:style-name="T244">Erebonix. </text:span></text:span></text:p>
        <text:p text:style-name="P83"><text:span text:style-name="Strong_20_Emphasis"><text:span text:style-name="T128">T</text:span></text:span><text:span text:style-name="Strong_20_Emphasis"><text:span text:style-name="T245">heir usual align</text:span></text:span><text:span text:style-name="Strong_20_Emphasis"><text:span text:style-name="T246">m</text:span></text:span><text:span text:style-name="Strong_20_Emphasis"><text:span text:style-name="T245">ent </text:span></text:span><text:span text:style-name="Strong_20_Emphasis"><text:span text:style-name="T246">is Control.</text:span></text:span></text:p>
        <text:h text:style-name="P215" text:outline-level="4"><text:bookmark-start text:name="__RefHeading___Toc5313_3607824458"/><text:soft-page-break/>Stats advantage<text:bookmark-end text:name="__RefHeading___Toc5313_3607824458"/></text:h>
        <text:p text:style-name="P52"><text:bookmark text:name="p2412"/><text:span text:style-name="T36">T</text:span><text:span text:style-name="T37">he Aluros </text:span><text:span text:style-name="T38">are very agile people, based on their bloodline they will be more or less agile, </text:span><text:span text:style-name="T39">the most agile bloodline will lack of strength most of the time, but the </text:span><text:span text:style-name="T40">less agile bloodline will have a strength slightly stronger than other people.</text:span></text:p>
        <text:p text:style-name="P31">Summary:</text:p>
        <table:table table:name="Tableau2" table:style-name="Tableau2">
          <table:table-column table:style-name="Tableau2.A"/>
          <table:table-column table:style-name="Tableau2.B"/>
          <table:table-row table:style-name="Tableau2.1">
            <table:table-cell table:style-name="Tableau2.A1" office:value-type="string">
              <text:p text:style-name="P141">Stat</text:p>
            </table:table-cell>
            <table:table-cell table:style-name="Tableau2.A1" office:value-type="string">
              <text:p text:style-name="P141">Bonus</text:p>
            </table:table-cell>
          </table:table-row>
          <table:table-row table:style-name="Tableau2.1">
            <table:table-cell table:style-name="Tableau2.A2" office:value-type="string">
              <text:p text:style-name="P141">Dexterity</text:p>
            </table:table-cell>
            <table:table-cell table:style-name="Tableau2.A2" office:value-type="string">
              <text:p text:style-name="P163"><text:span text:style-name="T398">1</text:span>0 to <text:span text:style-name="T400">25</text:span></text:p>
            </table:table-cell>
          </table:table-row>
          <table:table-row table:style-name="Tableau2.1">
            <table:table-cell table:style-name="Tableau2.A2" office:value-type="string">
              <text:p text:style-name="P141">Strength</text:p>
            </table:table-cell>
            <table:table-cell table:style-name="Tableau2.A2" office:value-type="string">
              <text:p text:style-name="P144">-<text:span text:style-name="T399">10 to </text:span><text:span text:style-name="T400">10</text:span></text:p>
            </table:table-cell>
          </table:table-row>
          <table:table-row table:style-name="Tableau2.1">
            <table:table-cell table:style-name="Tableau2.A2" office:value-type="string">
              <text:p text:style-name="P141">Social</text:p>
            </table:table-cell>
            <table:table-cell table:style-name="Tableau2.B4" office:value-type="float" office:value="0">
              <text:p text:style-name="P144">0</text:p>
            </table:table-cell>
          </table:table-row>
          <table:table-row table:style-name="Tableau2.1">
            <table:table-cell table:style-name="Tableau2.A2" office:value-type="string">
              <text:p text:style-name="P141">Instinct</text:p>
            </table:table-cell>
            <table:table-cell table:style-name="Tableau2.B4" office:value-type="float" office:value="0">
              <text:p text:style-name="P151">0</text:p>
            </table:table-cell>
          </table:table-row>
          <table:table-row table:style-name="Tableau2.1">
            <table:table-cell table:style-name="Tableau2.A2" office:value-type="string">
              <text:p text:style-name="P141">Intelligence</text:p>
            </table:table-cell>
            <table:table-cell table:style-name="Tableau2.B4" office:value-type="float" office:value="0">
              <text:p text:style-name="P151">0</text:p>
            </table:table-cell>
          </table:table-row>
          <table:table-row table:style-name="Tableau2.1">
            <table:table-cell table:style-name="Tableau2.A2" office:value-type="string">
              <text:p text:style-name="P141">HP</text:p>
            </table:table-cell>
            <table:table-cell table:style-name="Tableau2.B4" office:value-type="float" office:value="0">
              <text:p text:style-name="P151">0</text:p>
            </table:table-cell>
          </table:table-row>
          <table:table-row table:style-name="Tableau2.8">
            <table:table-cell table:style-name="Tableau2.A8" office:value-type="string">
              <text:p text:style-name="P141">Energy</text:p>
            </table:table-cell>
            <table:table-cell table:style-name="Tableau2.B8" office:value-type="float" office:value="0">
              <text:p text:style-name="P144">0</text:p>
            </table:table-cell>
          </table:table-row>
          <table:table-row table:style-name="Tableau2.1">
            <table:table-cell table:style-name="Tableau2.A9" office:value-type="string">
              <text:p text:style-name="P148">Natural Armour</text:p>
            </table:table-cell>
            <table:table-cell table:style-name="Tableau2.B9" office:value-type="float" office:value="0">
              <text:p text:style-name="P154">0</text:p>
            </table:table-cell>
          </table:table-row>
        </table:table>
        <text:h text:style-name="P222" text:outline-level="4"><text:bookmark-start text:name="__RefHeading___Toc2983_1718771812"/>Traditional Body Forging<text:bookmark-end text:name="__RefHeading___Toc2983_1718771812"/></text:h>
        <text:p text:style-name="P138"><text:span text:style-name="Strong_20_Emphasis"><text:span text:style-name="T15">Name: Bloodline </text:span></text:span><text:span text:style-name="Strong_20_Emphasis"><text:span text:style-name="T17">purification</text:span></text:span></text:p>
        <text:p text:style-name="Text_20_body"><text:span text:style-name="Strong_20_Emphasis"><text:span text:style-name="T13">The </text:span></text:span><text:span text:style-name="Strong_20_Emphasis"><text:span text:style-name="T14">Aluros </text:span></text:span><text:span text:style-name="Strong_20_Emphasis"><text:span text:style-name="T16">have a thigh link with their </text:span></text:span><text:span text:style-name="Strong_20_Emphasis"><text:span text:style-name="T28">lineage</text:span></text:span><text:span text:style-name="Strong_20_Emphasis"><text:span text:style-name="T16">, </text:span></text:span><text:span text:style-name="Strong_20_Emphasis"><text:span text:style-name="T17">to exploit the entire power of their bloodline they developed </text:span></text:span><text:span text:style-name="Strong_20_Emphasis"><text:span text:style-name="T29">a technique</text:span></text:span><text:span text:style-name="Strong_20_Emphasis"><text:span text:style-name="T18">, </text:span></text:span><text:span text:style-name="Strong_20_Emphasis"><text:span text:style-name="T30">t</text:span></text:span><text:span text:style-name="Strong_20_Emphasis"><text:span text:style-name="T19">o </text:span></text:span><text:span text:style-name="Strong_20_Emphasis"><text:span text:style-name="T30">purify it by</text:span></text:span><text:span text:style-name="Strong_20_Emphasis"><text:span text:style-name="T19"> enter</text:span></text:span><text:span text:style-name="Strong_20_Emphasis"><text:span text:style-name="T30">ing</text:span></text:span><text:span text:style-name="Strong_20_Emphasis"><text:span text:style-name="T19"> a meditation state where their </text:span></text:span><text:span text:style-name="Strong_20_Emphasis"><text:span text:style-name="T20">heart will purified their blood in a long processes that will require many </text:span></text:span><text:span text:style-name="Strong_20_Emphasis"><text:span text:style-name="T21">cycle of purification </text:span></text:span><text:span text:style-name="Strong_20_Emphasis"><text:span text:style-name="T31">to achieve a pure bloodline</text:span></text:span><text:span text:style-name="Strong_20_Emphasis"><text:span text:style-name="T21">. The purification of the bloodline will grant the user </text:span></text:span><text:span text:style-name="Strong_20_Emphasis"><text:span text:style-name="T22">a more agile body, and strong body. Once the user perform a certain number of </text:span></text:span><text:span text:style-name="Strong_20_Emphasis"><text:span text:style-name="T23">purification cycle, the user will experiment a body reconstruction where he will gain </text:span></text:span><text:span text:style-name="Strong_20_Emphasis"><text:span text:style-name="T24">more resilience and skills linked to his bloodline, </text:span></text:span><text:span text:style-name="Strong_20_Emphasis"><text:span text:style-name="T26">some people even said that one’s body will become </text:span></text:span><text:span text:style-name="Strong_20_Emphasis"><text:span text:style-name="T27">more </text:span></text:span><text:span text:style-name="Strong_20_Emphasis"><text:span text:style-name="T26">attractive </text:span></text:span><text:span text:style-name="Strong_20_Emphasis"><text:span text:style-name="T27">every body reconstruction.</text:span></text:span></text:p>
        <text:p text:style-name="P84"><text:span text:style-name="Strong_20_Emphasis"><text:span text:style-name="T25">Requirement:</text:span></text:span></text:p>
        <text:list xml:id="list165885148" text:style-name="L11">
          <text:list-item>
            <text:p text:style-name="P247"><text:span text:style-name="Strong_20_Emphasis"><text:span text:style-name="T218">a body in perfect condition</text:span></text:span></text:p>
          </text:list-item>
          <text:list-item>
            <text:p text:style-name="P247"><text:span text:style-name="Strong_20_Emphasis"><text:span text:style-name="T218">can only perform it two time a day before fainting</text:span></text:span></text:p>
          </text:list-item>
          <text:list-item>
            <text:p text:style-name="P247"><text:span text:style-name="Strong_20_Emphasis"><text:span text:style-name="T218">can’t stop during a cycle (5 hour)</text:span></text:span></text:p>
          </text:list-item>
        </text:list>
        <text:p text:style-name="Standard"><text:span text:style-name="Strong_20_Emphasis"><text:span text:style-name="T218">Effect:</text:span></text:span></text:p>
        <text:list xml:id="list2695715228" text:style-name="L12">
          <text:list-item>
            <text:p text:style-name="P248"><text:span text:style-name="Strong_20_Emphasis"><text:span text:style-name="T218">1 strength every 100 cycle</text:span></text:span></text:p>
          </text:list-item>
          <text:list-item>
            <text:p text:style-name="P248"><text:span text:style-name="Strong_20_Emphasis"><text:span text:style-name="T218">1 dexterity every 100 cycle</text:span></text:span></text:p>
          </text:list-item>
          <text:list-item>
            <text:p text:style-name="P248"><text:span text:style-name="Strong_20_Emphasis"><text:span text:style-name="T218">Body reconstruction at 500 cycle </text:span></text:span></text:p>
            <text:list>
              <text:list-item>
                <text:p text:style-name="P248"><text:span text:style-name="Strong_20_Emphasis"><text:span text:style-name="T218">3 social</text:span></text:span></text:p>
              </text:list-item>
              <text:list-item>
                <text:p text:style-name="P248"><text:span text:style-name="Strong_20_Emphasis"><text:span text:style-name="T218">lesser skill from your bloodline (created by you and your DM)</text:span></text:span></text:p>
              </text:list-item>
              <text:list-item>
                <text:p text:style-name="P248"><text:span text:style-name="Strong_20_Emphasis"><text:span text:style-name="T218">5 HP and 3 Energy</text:span></text:span></text:p>
              </text:list-item>
            </text:list>
          </text:list-item>
          <text:list-item>
            <text:p text:style-name="P248"><text:span text:style-name="Strong_20_Emphasis"><text:span text:style-name="T218">Body reconstruction at 1000 cycle </text:span></text:span></text:p>
            <text:list>
              <text:list-item>
                <text:p text:style-name="P248"><text:span text:style-name="Strong_20_Emphasis"><text:span text:style-name="T218">7 social</text:span></text:span></text:p>
              </text:list-item>
              <text:list-item>
                <text:p text:style-name="P248"><text:span text:style-name="Strong_20_Emphasis"><text:span text:style-name="T218">enhancement of bloodline skill</text:span></text:span></text:p>
              </text:list-item>
              <text:list-item>
                <text:p text:style-name="P249"><text:span text:style-name="Strong_20_Emphasis"><text:span text:style-name="T225">5 HP </text:span></text:span><text:span text:style-name="Strong_20_Emphasis"><text:span text:style-name="T224">and 3 Energy</text:span></text:span></text:p>
              </text:list-item>
            </text:list>
          </text:list-item>
        </text:list>
        <text:h text:style-name="P232" text:outline-level="4"><text:bookmark-start text:name="__RefHeading___Toc5315_3607824458"/><text:span text:style-name="Strong_20_Emphasis"><text:span text:style-name="T307">Innate skills</text:span></text:span><text:bookmark-end text:name="__RefHeading___Toc5315_3607824458"/></text:h>
        <text:p text:style-name="P87"><text:span text:style-name="Strong_20_Emphasis"><text:span text:style-name="T247">As feline predator every Aluros have access to special abilities:</text:span></text:span></text:p>
        <text:list xml:id="list3661514817" text:style-name="L13">
          <text:list-item>
            <text:p text:style-name="P250"><text:span text:style-name="Strong_20_Emphasis"><text:span text:style-name="T218">Lesser Night Vision</text:span></text:span></text:p>
            <text:p text:style-name="P251"><text:span text:style-name="Strong_20_Emphasis"><text:span text:style-name="T248">Allow the user to see in dark place as long as there is a spark of light</text:span></text:span></text:p>
          </text:list-item>
          <text:list-item>
            <text:p text:style-name="P252"><text:span text:style-name="Strong_20_Emphasis"><text:span text:style-name="T101">L</text:span></text:span><text:span text:style-name="Strong_20_Emphasis"><text:span text:style-name="T74">esser </text:span></text:span><text:span text:style-name="Strong_20_Emphasis"><text:span text:style-name="T260">Overh</text:span></text:span><text:span text:style-name="Strong_20_Emphasis"><text:span text:style-name="T258">eat Immun</text:span></text:span><text:span text:style-name="Strong_20_Emphasis"><text:span text:style-name="T259">ity</text:span></text:span></text:p>
          </text:list-item>
        </text:list>
        <text:h text:style-name="P205" text:outline-level="3"><text:bookmark-start text:name="__RefHeading___Toc5338_2143098266"/><text:span text:style-name="T100">T</text:span><text:span text:style-name="T208">he Lycaons </text:span><text:bookmark-end text:name="__RefHeading___Toc5338_2143098266"/></text:h>
        <text:h text:style-name="P220" text:outline-level="4"><text:bookmark-start text:name="__RefHeading___Toc1598_1886356450"/>Lore<text:bookmark-end text:name="__RefHeading___Toc1598_1886356450"/></text:h>
        <text:p text:style-name="P51"><draw:frame draw:style-name="fr6" draw:name="Image4" text:anchor-type="paragraph" svg:x="-0.071cm" svg:y="10.811cm" svg:width="8.419cm" svg:height="9.821cm" draw:z-index="7"><draw:image xlink:href="Pictures/10000000000003840000027C7B5CBF52C24F085C.jpg" xlink:type="simple" xlink:show="embed" xlink:actuate="onLoad" loext:mime-type="image/jpeg"/><svg:title>Emploi temporaire : des façons d&amp;#39;être productifs dès l&amp;#39;entrée en poste |  Temporaires.ca</svg:title></draw:frame><text:span text:style-name="Strong_20_Emphasis"><text:span text:style-name="T218">The Lycaons are the second race of beast people. </text:span></text:span><text:span text:style-name="Strong_20_Emphasis"><text:span text:style-name="T226">As descendant of </text:span></text:span><text:span text:style-name="Strong_20_Emphasis"><text:span text:style-name="T227">polymorph </text:span></text:span><text:span text:style-name="Strong_20_Emphasis"><text:span text:style-name="T226">who decide to embrace their wolf part. As polymorph </text:span></text:span><text:span text:style-name="Strong_20_Emphasis"><text:span text:style-name="T249">and beast people, </text:span></text:span><text:span text:style-name="Strong_20_Emphasis"><text:span text:style-name="T226">they worship </text:span></text:span><text:span text:style-name="Strong_20_Emphasis"><text:span text:style-name="T241">Karrion the god of beast, adventure and polymorph. </text:span></text:span><text:span text:style-name="Strong_20_Emphasis"><text:span text:style-name="T250">As hunters they are really respective to the nature, and won’t hesitate to </text:span></text:span><text:span text:style-name="Strong_20_Emphasis"><text:span text:style-name="T251">murder anyone that threaten the environment. </text:span></text:span><text:span text:style-name="Strong_20_Emphasis"><text:span text:style-name="T252">As wolf they attaches great importance to their pack, and will protect everyone they consider part of it. </text:span></text:span><text:span text:style-name="Strong_20_Emphasis"><text:span text:style-name="T265">Since t</text:span></text:span><text:span text:style-name="Strong_20_Emphasis"><text:span text:style-name="T253">hey keep some of their polymorph ability</text:span></text:span><text:span text:style-name="Strong_20_Emphasis"><text:span text:style-name="T254">, </text:span></text:span><text:span text:style-name="Strong_20_Emphasis"><text:span text:style-name="T255">so they can still take a wolfish form, rumour said that some of them can even transform in wolf</text:span></text:span><text:span text:style-name="Strong_20_Emphasis"><text:span text:style-name="T254">.</text:span></text:span></text:p>
        <text:h text:style-name="P211" text:outline-level="4"><text:bookmark-start text:name="__RefHeading___Toc870_5901629818"/>Description <text:bookmark-end text:name="__RefHeading___Toc870_5901629818"/></text:h>
        <text:p text:style-name="P90"><text:span text:style-name="T308">The Lycaons are wo</text:span><text:span text:style-name="T309">lf</text:span><text:span text:style-name="T155">-men</text:span><text:span text:style-name="T309"> about 1,8 to 2 meter high, </text:span><text:span text:style-name="T310">they have </text:span><text:span text:style-name="T311">grey or dark fur that become whiter as winter approaches.</text:span><text:span text:style-name="T315"> </text:span><text:span text:style-name="T316">This</text:span><text:span text:style-name="T311"> fur protect them from the cold environment of the frozen tundra, moreover </text:span><text:span text:style-name="T312">to allow them to live in warmer environment they will naturally lose the excess fur when their environment is warming up.</text:span></text:p>
        <text:p text:style-name="P90"><text:span text:style-name="T313">T</text:span><text:span text:style-name="T314">heir foot are closer to wolf pawn but they have humanoid hand with claw instead of hands.</text:span></text:p>
        <text:p text:style-name="P91"><text:span text:style-name="T156">E</text:span><text:span text:style-name="T112">ven if they possess a humanoid appearance their fave is rather similar to the one of wolfs. The wolfish nose on their face gave them a sense of smell similar to the one of wolf. Their maw is filled with four sharp fang that allow them to </text:span><text:span text:style-name="T157">bite their prey.</text:span></text:p>
        <text:h text:style-name="P223" text:outline-level="4"><text:bookmark-start text:name="__RefHeading___Toc872_5901629818"/>Abilities<text:bookmark-end text:name="__RefHeading___Toc872_5901629818"/></text:h>
        <text:p text:style-name="P34"><text:span text:style-name="Strong_20_Emphasis"><text:span text:style-name="T340">As Wolf they possess ability that allow them to survive in their frozen tundra. Moreover they possess strong primordial instinct that allow them to track their prey and feel surrounding danger.</text:span></text:span></text:p>
        <text:p text:style-name="P72"><text:span text:style-name="Strong_20_Emphasis"><text:span text:style-name="T186">Their usual alignment are neutral </text:span></text:span><text:span text:style-name="Strong_20_Emphasis"><text:span text:style-name="T187">due to their proximity with nature</text:span></text:span><text:span text:style-name="Strong_20_Emphasis"><text:span text:style-name="T186"> or </text:span></text:span><text:span text:style-name="Strong_20_Emphasis"><text:span text:style-name="T187">passion because of their strong feeling that link them to their pack</text:span></text:span><text:span text:style-name="Strong_20_Emphasis"><text:span text:style-name="T186">.</text:span></text:span></text:p>
        <text:h text:style-name="Heading_20_4" text:outline-level="4"><text:bookmark-start text:name="__RefHeading___Toc5000_1360243471"/><text:soft-page-break/>Stats advantage<text:bookmark-end text:name="__RefHeading___Toc5000_1360243471"/></text:h>
        <text:p text:style-name="P92"><text:span text:style-name="T32">T</text:span><text:span text:style-name="T33">he Lycaons are </text:span><text:span text:style-name="T34">born to be hunter, in thus they bear really sharp instinct and detection skills. More than being hunters they are the member of a pack, th</text:span><text:span text:style-name="T35">e fact that they age in society that regard every member with importance allow them to have a better understanding of foreigner.</text:span></text:p>
        <text:p text:style-name="P32">Summary:</text:p>
        <table:table table:name="Tableau1" table:style-name="Tableau1">
          <table:table-column table:style-name="Tableau1.A"/>
          <table:table-column table:style-name="Tableau1.B"/>
          <table:table-row table:style-name="Tableau1.1">
            <table:table-cell table:style-name="Tableau1.A1" office:value-type="string">
              <text:p text:style-name="P142">Stat</text:p>
            </table:table-cell>
            <table:table-cell table:style-name="Tableau1.A1" office:value-type="string">
              <text:p text:style-name="P142">Bonus</text:p>
            </table:table-cell>
          </table:table-row>
          <table:table-row table:style-name="Tableau1.1">
            <table:table-cell table:style-name="Tableau1.A2" office:value-type="string">
              <text:p text:style-name="P142">Dexterity</text:p>
            </table:table-cell>
            <table:table-cell table:style-name="Tableau1.A2" office:value-type="string">
              <text:p text:style-name="P165">0</text:p>
            </table:table-cell>
          </table:table-row>
          <table:table-row table:style-name="Tableau1.1">
            <table:table-cell table:style-name="Tableau1.A2" office:value-type="string">
              <text:p text:style-name="P142">Strength</text:p>
            </table:table-cell>
            <table:table-cell table:style-name="Tableau1.A2" office:value-type="string">
              <text:p text:style-name="P156">0</text:p>
            </table:table-cell>
          </table:table-row>
          <table:table-row table:style-name="Tableau1.1">
            <table:table-cell table:style-name="Tableau1.A2" office:value-type="string">
              <text:p text:style-name="P142">Social</text:p>
            </table:table-cell>
            <table:table-cell table:style-name="Tableau1.B4" office:value-type="float" office:value="15">
              <text:p text:style-name="P165">1<text:span text:style-name="T409">5</text:span></text:p>
            </table:table-cell>
          </table:table-row>
          <table:table-row table:style-name="Tableau1.1">
            <table:table-cell table:style-name="Tableau1.A2" office:value-type="string">
              <text:p text:style-name="P142">Instinct</text:p>
            </table:table-cell>
            <table:table-cell table:style-name="Tableau1.B4" office:value-type="float" office:value="20">
              <text:p text:style-name="P166">20</text:p>
            </table:table-cell>
          </table:table-row>
          <table:table-row table:style-name="Tableau1.1">
            <table:table-cell table:style-name="Tableau1.A2" office:value-type="string">
              <text:p text:style-name="P142">Intelligence</text:p>
            </table:table-cell>
            <table:table-cell table:style-name="Tableau1.B4" office:value-type="float" office:value="0">
              <text:p text:style-name="P152">0</text:p>
            </table:table-cell>
          </table:table-row>
          <table:table-row table:style-name="Tableau1.1">
            <table:table-cell table:style-name="Tableau1.A2" office:value-type="string">
              <text:p text:style-name="P142">HP</text:p>
            </table:table-cell>
            <table:table-cell table:style-name="Tableau1.B4" office:value-type="float" office:value="0">
              <text:p text:style-name="P152">0</text:p>
            </table:table-cell>
          </table:table-row>
          <table:table-row table:style-name="Tableau1.8">
            <table:table-cell table:style-name="Tableau1.A8" office:value-type="string">
              <text:p text:style-name="P142">Energy</text:p>
            </table:table-cell>
            <table:table-cell table:style-name="Tableau1.B8" office:value-type="float" office:value="0">
              <text:p text:style-name="P145">0</text:p>
            </table:table-cell>
          </table:table-row>
          <table:table-row table:style-name="Tableau1.1">
            <table:table-cell table:style-name="Tableau1.A9" office:value-type="string">
              <text:p text:style-name="P149">Natural Armour</text:p>
            </table:table-cell>
            <table:table-cell table:style-name="Tableau1.B9" office:value-type="float" office:value="0">
              <text:p text:style-name="P155">0</text:p>
            </table:table-cell>
          </table:table-row>
        </table:table>
        <text:p text:style-name="P121"/>
        <text:h text:style-name="P224" text:outline-level="4"><text:bookmark-start text:name="__RefHeading___Toc2987_1718771812"/>Traditional Body Forging<text:bookmark-end text:name="__RefHeading___Toc2987_1718771812"/></text:h>
        <text:p text:style-name="P116"><text:span text:style-name="Strong_20_Emphasis"><text:span text:style-name="T334">Name: Beast regression</text:span></text:span></text:p>
        <text:p text:style-name="Text_20_body"><text:span text:style-name="Strong_20_Emphasis"><text:span text:style-name="T341">To become </text:span></text:span><text:span text:style-name="Strong_20_Emphasis"><text:span text:style-name="T342">closer to their wolf nature the Lycaons learned to transform into wolf. They usually use this form when they need to </text:span></text:span><text:span text:style-name="Strong_20_Emphasis"><text:span text:style-name="T343">hunt for subsistence or to wander in the nature.</text:span></text:span></text:p>
        <text:p text:style-name="P129"><text:span text:style-name="Strong_20_Emphasis"><text:span text:style-name="T129">Th</text:span></text:span><text:span text:style-name="Strong_20_Emphasis"><text:span text:style-name="T130">ey can achieve partial transformation to give a boost them a boost during fighting. </text:span></text:span><text:span text:style-name="Strong_20_Emphasis"><text:span text:style-name="T131">Alas</text:span></text:span><text:span text:style-name="Strong_20_Emphasis"><text:span text:style-name="T130"> the transformation will take some time and will consume part of their Energy. </text:span></text:span><text:span text:style-name="Strong_20_Emphasis"><text:span text:style-name="T132">However, there are rumours that by becoming one with their wolf part, </text:span></text:span><text:span text:style-name="Strong_20_Emphasis"><text:span text:style-name="T133">one</text:span></text:span><text:span text:style-name="Strong_20_Emphasis"><text:span text:style-name="T132"> would be able to switch from humanoid to beast form in an instant and without effort.</text:span></text:span></text:p>
        <text:p text:style-name="P89"><text:span text:style-name="Strong_20_Emphasis"><text:span text:style-name="T257">Requirement:</text:span></text:span></text:p>
        <text:list xml:id="list3991983352" text:style-name="L14">
          <text:list-header>
            <text:p text:style-name="P289"><text:span text:style-name="Strong_20_Emphasis"><text:span text:style-name="T410">A partial regression will only need few second <text:s/>(one turn) but </text:span></text:span><text:span text:style-name="Strong_20_Emphasis"><text:span text:style-name="T411">the complete one will take more time (3 turn). The user will need to make an instinct check if</text:span></text:span><text:span text:style-name="Strong_20_Emphasis"><text:span text:style-name="T412"> he isn’t completely attuned with his wolf part.</text:span></text:span></text:p>
          </text:list-header>
        </text:list>
        <text:p text:style-name="P130"><text:span text:style-name="Strong_20_Emphasis"><text:span text:style-name="T73">Effec</text:span></text:span><text:span text:style-name="Strong_20_Emphasis"><text:span text:style-name="T75">t</text:span></text:span><text:span text:style-name="Strong_20_Emphasis"><text:span text:style-name="T73"> </text:span></text:span><text:span text:style-name="Strong_20_Emphasis"><text:span text:style-name="T75">(</text:span></text:span><text:span text:style-name="Strong_20_Emphasis"><text:span text:style-name="T102">partial</text:span></text:span><text:span text:style-name="Strong_20_Emphasis"><text:span text:style-name="T75"> regression)</text:span></text:span><text:span text:style-name="Strong_20_Emphasis"><text:span text:style-name="T73">:</text:span></text:span></text:p>
        <text:list xml:id="list2610440831" text:style-name="L15">
          <text:list-item>
            <text:p text:style-name="P253"><text:span text:style-name="Strong_20_Emphasis"><text:span text:style-name="T424">damage close fighting +</text:span></text:span><text:span text:style-name="Strong_20_Emphasis"><text:span text:style-name="T425">3</text:span></text:span></text:p>
          </text:list-item>
          <text:list-item>
            <text:p text:style-name="P254"><text:span text:style-name="Strong_20_Emphasis"><text:span text:style-name="T423">Instinct stat + </text:span></text:span><text:span text:style-name="Strong_20_Emphasis"><text:span text:style-name="T427">10</text:span></text:span></text:p>
          </text:list-item>
          <text:list-item>
            <text:p text:style-name="P254"><text:span text:style-name="Strong_20_Emphasis"><text:span text:style-name="T425">strength +</text:span></text:span><text:span text:style-name="Strong_20_Emphasis"><text:span text:style-name="T427">3</text:span></text:span></text:p>
          </text:list-item>
        </text:list>
        <text:p text:style-name="P118"><text:span text:style-name="Strong_20_Emphasis"><text:span text:style-name="T218">Effec</text:span></text:span><text:span text:style-name="Strong_20_Emphasis"><text:span text:style-name="T266">t</text:span></text:span><text:span text:style-name="Strong_20_Emphasis"><text:span text:style-name="T218"> </text:span></text:span><text:span text:style-name="Strong_20_Emphasis"><text:span text:style-name="T266">(complete regression)</text:span></text:span><text:span text:style-name="Strong_20_Emphasis"><text:span text:style-name="T218">:</text:span></text:span></text:p>
        <text:list xml:id="list1616925647" text:style-name="L16">
          <text:list-item>
            <text:p text:style-name="P255"><text:span text:style-name="Strong_20_Emphasis"><text:span text:style-name="T423">Diminution of the intelligence </text:span></text:span><text:span text:style-name="Strong_20_Emphasis"><text:span text:style-name="T428">and p</text:span></text:span><text:span text:style-name="Strong_20_Emphasis"><text:span text:style-name="T429">ossibility to lose control if the user isn't attuned with </text:span></text:span><text:span text:style-name="Strong_20_Emphasis"><text:span text:style-name="T430">h</text:span></text:span><text:span text:style-name="Strong_20_Emphasis"><text:span text:style-name="T429">is wolf part</text:span></text:span></text:p>
          </text:list-item>
          <text:list-item>
            <text:p text:style-name="P255"><text:span text:style-name="Strong_20_Emphasis"><text:span text:style-name="T423">Instinct stat + 20 strength +7</text:span></text:span></text:p>
          </text:list-item>
          <text:list-item>
            <text:p text:style-name="P255"><text:span text:style-name="Strong_20_Emphasis"><text:span text:style-name="T423">damage close fighting +</text:span></text:span><text:span text:style-name="Strong_20_Emphasis"><text:span text:style-name="T426">5</text:span></text:span></text:p>
          </text:list-item>
          <text:list-item>
            <text:p text:style-name="P299"><text:span text:style-name="Strong_20_Emphasis"><text:span text:style-name="T267">Can’t use tools </text:span></text:span><text:span text:style-name="Strong_20_Emphasis"><text:span text:style-name="T268">and only armour for polymorph or designed for wolf.</text:span></text:span></text:p>
          </text:list-item>
        </text:list>
        <text:h text:style-name="P233" text:outline-level="4"><text:bookmark-start text:name="__RefHeading___Toc5002_1360243471"/><text:span text:style-name="Strong_20_Emphasis"><text:span text:style-name="T307">Innate skills</text:span></text:span><text:bookmark-end text:name="__RefHeading___Toc5002_1360243471"/></text:h>
        <text:p text:style-name="P10"><text:span text:style-name="Strong_20_Emphasis"><text:span text:style-name="T261">As Hunter from the frozen tundra they possess strong resistance against frost environment and powerful hunter instinct:</text:span></text:span></text:p>
        <text:list xml:id="list2441727723" text:style-name="L17">
          <text:list-item>
            <text:p text:style-name="P256"><text:span text:style-name="Strong_20_Emphasis"><text:span text:style-name="T66">p</text:span></text:span><text:span text:style-name="Strong_20_Emphasis"><text:span text:style-name="T262">rimordial instinct (</text:span></text:span><text:span text:style-name="Strong_20_Emphasis"><text:span text:style-name="T431">+</text:span></text:span><text:span text:style-name="Strong_20_Emphasis"><text:span text:style-name="T432">5 </text:span></text:span><text:span text:style-name="Strong_20_Emphasis"><text:span text:style-name="T431">detection check</text:span></text:span><text:span text:style-name="Strong_20_Emphasis"><text:span text:style-name="T262">)</text:span></text:span></text:p>
          </text:list-item>
          <text:list-item>
            <text:p text:style-name="P257"><text:span text:style-name="Strong_20_Emphasis"><text:span text:style-name="T264">lesser </text:span></text:span><text:span text:style-name="Strong_20_Emphasis"><text:span text:style-name="T262">hypothermia immunity</text:span></text:span><text:span text:style-name="Strong_20_Emphasis"><text:span text:style-name="T263"> </text:span></text:span><text:span text:style-name="Strong_20_Emphasis"><text:span text:style-name="T269">(</text:span></text:span><text:span text:style-name="Strong_20_Emphasis"><text:span text:style-name="T433">non severe form</text:span></text:span><text:span text:style-name="Strong_20_Emphasis"><text:span text:style-name="T269">)</text:span></text:span></text:p>
          </text:list-item>
        </text:list>
        <text:h text:style-name="P205" text:outline-level="3"><text:bookmark-start text:name="__RefHeading___Toc5345_2143098266"/><text:span text:style-name="T320">T</text:span><text:span text:style-name="T208">he Bubulains</text:span><text:span text:style-name="T100"> </text:span><text:bookmark-end text:name="__RefHeading___Toc5345_2143098266"/></text:h>
        <text:h text:style-name="P221" text:outline-level="4"><text:bookmark-start text:name="__RefHeading___Toc1606_1886356450"/>Lore<text:bookmark-end text:name="__RefHeading___Toc1606_1886356450"/></text:h>
        <text:p text:style-name="P35"><text:span text:style-name="Strong_20_Emphasis"><text:span text:style-name="T334">The Bubulains are the are the last species of beast people, they are fears warrior with a strong body second to no one. </text:span></text:span><text:span text:style-name="Strong_20_Emphasis"><text:span text:style-name="T344">In the ancient time they where said to be the strongest race of the continent since they were not </text:span></text:span><text:span text:style-name="Strong_20_Emphasis"><text:span text:style-name="T345">only strong by their body but they were also able to harness powerful magic. Alas in their hubris they decide to </text:span></text:span><text:span text:style-name="Strong_20_Emphasis"><text:span text:style-name="T346">take a war upon Karrion </text:span></text:span><text:span text:style-name="Strong_20_Emphasis"><text:span text:style-name="T347">and try to dominate the entire continent,</text:span></text:span><text:span text:style-name="Strong_20_Emphasis"><text:span text:style-name="T346"> </text:span></text:span><text:span text:style-name="Strong_20_Emphasis"><text:span text:style-name="T347">even if they manage to save the appearance in the first time they were soon decimated <text:s/>by Karrion. At the end of the war </text:span></text:span><text:span text:style-name="Strong_20_Emphasis"><text:span text:style-name="T434">Karrion </text:span></text:span><text:span text:style-name="Strong_20_Emphasis"><text:span text:style-name="T435">decide to curse the entire race as the punishment. From this moment no Bubulain as been able to use magic, they where still able to use some artefact but couldn't manipulate Energy.</text:span></text:span></text:p>
        <text:h text:style-name="P225" text:outline-level="4"><text:bookmark-start text:name="__RefHeading___Toc870_59016298112"/>Description <text:bookmark-end text:name="__RefHeading___Toc870_59016298112"/></text:h>
        <text:p text:style-name="P93"><text:span text:style-name="T318">The Bubulains are the biggest race of the continent, even if they aren’t as tall </text:span><text:span text:style-name="T317">as the Phusilians elder, they have a much </text:span><text:span text:style-name="T158">tougher build. </text:span><text:span text:style-name="T159">A Bubulain is a 3 meter tall war machine, they have bulging muscles, and a thick skin comparable to leather. </text:span><text:span text:style-name="T160">They have two </text:span><text:span text:style-name="T161">keratin horn on the to of their head. The colour of the horn and skin might change in function of the tribe they come from, from example the dark horn tribe member will have dark horns.</text:span></text:p>
        <text:h text:style-name="P225" text:outline-level="4"><draw:frame draw:style-name="fr4" draw:name="Image8" text:anchor-type="paragraph" svg:x="0.101cm" svg:y="0.259cm" svg:width="8.419cm" svg:height="10.566cm" draw:z-index="12"><draw:image xlink:href="Pictures/10000000000003840000027C7B5CBF52C24F085C.jpg" xlink:type="simple" xlink:show="embed" xlink:actuate="onLoad" loext:mime-type="image/jpeg"/><svg:title>Emploi temporaire : des façons d&amp;#39;être productifs dès l&amp;#39;entrée en poste |  Temporaires.ca</svg:title></draw:frame><text:bookmark-start text:name="__RefHeading___Toc872_59016298112"/>Abilities<text:bookmark-end text:name="__RefHeading___Toc872_59016298112"/></text:h>
        <text:p text:style-name="P36"><text:span text:style-name="Strong_20_Emphasis"><text:span text:style-name="T348">T</text:span></text:span><text:span text:style-name="Strong_20_Emphasis"><text:span text:style-name="T334">he Bubulain are born to be warrior, </text:span></text:span><text:span text:style-name="Strong_20_Emphasis"><text:span text:style-name="T349">they have a strong and sturdy build that allow them to tank better than other race, and their thick skin protect them from small damage. They would have been the perfect warrior, alas Karrion’s curse prevent them from controlling </text:span></text:span><text:span text:style-name="Strong_20_Emphasis"><text:span text:style-name="T350">the Energy outside their body. They are unable to cast spells or create artefact they can only use the Energy from within their body. </text:span></text:span><text:span text:style-name="Strong_20_Emphasis"><text:span text:style-name="T351">This will greatly restrain them if they didn’t use special technique.</text:span></text:span></text:p>
        <text:h text:style-name="P216" text:outline-level="4"><text:bookmark-start text:name="__RefHeading___Toc3005_1718771812"/><text:soft-page-break/>Stats advantage<text:bookmark-end text:name="__RefHeading___Toc3005_1718771812"/></text:h>
        <text:p text:style-name="Text_20_body">Bubula<text:span text:style-name="T437">i</text:span>ns are warriors trained in warfare from the age of 5, whatever their sex, they naturally develop a vigorous body that can withstand long and hard efforts, thanks to their military background they will be more resistant than other species, <text:span text:style-name="T439">alas most of them have only the most basic knowledge since the only things they knew were the army.</text:span></text:p>
        <text:p text:style-name="P33">Summary:</text:p>
        <table:table table:name="Tableau7" table:style-name="Tableau7">
          <table:table-column table:style-name="Tableau7.A"/>
          <table:table-column table:style-name="Tableau7.B"/>
          <table:table-row table:style-name="Tableau7.1">
            <table:table-cell table:style-name="Tableau7.A1" office:value-type="string">
              <text:p text:style-name="P140">Stat</text:p>
            </table:table-cell>
            <table:table-cell table:style-name="Tableau7.A1" office:value-type="string">
              <text:p text:style-name="P140">Bonus</text:p>
            </table:table-cell>
          </table:table-row>
          <table:table-row table:style-name="Tableau7.1">
            <table:table-cell table:style-name="Tableau7.A2" office:value-type="string">
              <text:p text:style-name="P140">Dexterity</text:p>
            </table:table-cell>
            <table:table-cell table:style-name="Tableau7.A2" office:value-type="string">
              <text:p text:style-name="P167">-5</text:p>
            </table:table-cell>
          </table:table-row>
          <table:table-row table:style-name="Tableau7.1">
            <table:table-cell table:style-name="Tableau7.A2" office:value-type="string">
              <text:p text:style-name="P140">Strength</text:p>
            </table:table-cell>
            <table:table-cell table:style-name="Tableau7.A2" office:value-type="string">
              <text:p text:style-name="P157">25</text:p>
            </table:table-cell>
          </table:table-row>
          <table:table-row table:style-name="Tableau7.1">
            <table:table-cell table:style-name="Tableau7.A2" office:value-type="string">
              <text:p text:style-name="P140">Social</text:p>
            </table:table-cell>
            <table:table-cell table:style-name="Tableau7.B4" office:value-type="float" office:value="0">
              <text:p text:style-name="P146">0</text:p>
            </table:table-cell>
          </table:table-row>
          <table:table-row table:style-name="Tableau7.1">
            <table:table-cell table:style-name="Tableau7.A2" office:value-type="string">
              <text:p text:style-name="P140">Instinct</text:p>
            </table:table-cell>
            <table:table-cell table:style-name="Tableau7.B4" office:value-type="float" office:value="0">
              <text:p text:style-name="P159">0</text:p>
            </table:table-cell>
          </table:table-row>
          <table:table-row table:style-name="Tableau7.1">
            <table:table-cell table:style-name="Tableau7.A2" office:value-type="string">
              <text:p text:style-name="P140">Intelligence</text:p>
            </table:table-cell>
            <table:table-cell table:style-name="Tableau7.B4" office:value-type="float" office:value="-20">
              <text:p text:style-name="P153">-<text:span text:style-name="T438">20</text:span></text:p>
            </table:table-cell>
          </table:table-row>
          <table:table-row table:style-name="Tableau7.1">
            <table:table-cell table:style-name="Tableau7.A2" office:value-type="string">
              <text:p text:style-name="P140">HP</text:p>
            </table:table-cell>
            <table:table-cell table:style-name="Tableau7.B4" office:value-type="float" office:value="20">
              <text:p text:style-name="P157">20</text:p>
            </table:table-cell>
          </table:table-row>
          <table:table-row table:style-name="Tableau7.8">
            <table:table-cell table:style-name="Tableau7.A8" office:value-type="string">
              <text:p text:style-name="P140">Energy</text:p>
            </table:table-cell>
            <table:table-cell table:style-name="Tableau7.B8" office:value-type="float" office:value="-5">
              <text:p text:style-name="P146">-<text:span text:style-name="T436">5</text:span></text:p>
            </table:table-cell>
          </table:table-row>
          <table:table-row table:style-name="Tableau7.1">
            <table:table-cell table:style-name="Tableau7.A9" office:value-type="string">
              <text:p text:style-name="P150">Natural Armour</text:p>
            </table:table-cell>
            <table:table-cell table:style-name="Tableau7.B9" office:value-type="float" office:value="1">
              <text:p text:style-name="P158">1</text:p>
            </table:table-cell>
          </table:table-row>
        </table:table>
        <text:p text:style-name="P122"/>
        <text:h text:style-name="P225" text:outline-level="4"><text:bookmark-start text:name="__RefHeading___Toc3007_1718771812"/>Traditional Body Forging<text:bookmark-end text:name="__RefHeading___Toc3007_1718771812"/></text:h>
        <text:p text:style-name="P125"><text:span text:style-name="Strong_20_Emphasis"><text:span text:style-name="T358">Name: Warrior body</text:span></text:span></text:p>
        <text:p text:style-name="Text_20_body"><text:span text:style-name="Strong_20_Emphasis"><text:span text:style-name="T218">Since </text:span></text:span><text:span text:style-name="Strong_20_Emphasis"><text:span text:style-name="T278">Karrion’s curse prevent the Bubulains from their Energy outside their body, in thus preventing them from casting spells and creating artefact. Fortunately they manage to create technique that allow them to strengthen their body, </text:span></text:span><text:span text:style-name="Strong_20_Emphasis"><text:span text:style-name="T270">by concentrating their Energy for long duration. This technique will allow them to </text:span></text:span><text:span text:style-name="Strong_20_Emphasis"><text:span text:style-name="T272">gain strength if they concentrated the Energy in their muscle, resilience for the skin </text:span></text:span><text:span text:style-name="Strong_20_Emphasis"><text:span text:style-name="T273">and bones</text:span></text:span><text:span text:style-name="Strong_20_Emphasis"><text:span text:style-name="T272">, poison resistance for the organs, some fighter choose to strengthen their fist and foot so they become as hard as steel. </text:span></text:span><text:span text:style-name="Strong_20_Emphasis"><text:span text:style-name="T273">The technique is divided by two level for each region the first level take </text:span></text:span><text:span text:style-name="Strong_20_Emphasis"><text:span text:style-name="T271">2</text:span></text:span><text:span text:style-name="Strong_20_Emphasis"><text:span text:style-name="T274"> month and the second will take </text:span></text:span><text:span text:style-name="Strong_20_Emphasis"><text:span text:style-name="T134">3 month</text:span></text:span><text:span text:style-name="Strong_20_Emphasis"><text:span text:style-name="T273">.</text:span></text:span></text:p>
        <text:p text:style-name="P95"><text:span text:style-name="Strong_20_Emphasis"><text:span text:style-name="T257">Requirement:</text:span></text:span></text:p>
        <text:list xml:id="list1955283692" text:style-name="L18">
          <text:list-item>
            <text:p text:style-name="P258"><text:span text:style-name="Strong_20_Emphasis"><text:span text:style-name="T334">Have some </text:span></text:span><text:span text:style-name="Strong_20_Emphasis"><text:span text:style-name="T413">E</text:span></text:span><text:span text:style-name="Strong_20_Emphasis"><text:span text:style-name="T334">nergy left</text:span></text:span></text:p>
          </text:list-item>
          <text:list-item>
            <text:p text:style-name="P303"><text:span text:style-name="Strong_20_Emphasis"><text:span text:style-name="T413">Don’t be controlled by someone</text:span></text:span></text:p>
          </text:list-item>
        </text:list>
        <text:p text:style-name="P95"><text:span text:style-name="Strong_20_Emphasis"><text:span text:style-name="T73">Effec</text:span></text:span><text:span text:style-name="Strong_20_Emphasis"><text:span text:style-name="T75">t </text:span></text:span><text:span text:style-name="Strong_20_Emphasis"><text:span text:style-name="T103">Level 1</text:span></text:span><text:span text:style-name="Strong_20_Emphasis"><text:span text:style-name="T73">:</text:span></text:span></text:p>
        <text:list xml:id="list513846667" text:style-name="L19">
          <text:list-item>
            <text:p text:style-name="P259"><text:span text:style-name="Strong_20_Emphasis"><text:span text:style-name="T414">6</text:span></text:span><text:span text:style-name="Strong_20_Emphasis"><text:span text:style-name="T334"> strength </text:span></text:span><text:span text:style-name="Strong_20_Emphasis"><text:span text:style-name="T352">for the muscle</text:span></text:span></text:p>
          </text:list-item>
          <text:list-item>
            <text:p text:style-name="P260"><text:span text:style-name="Strong_20_Emphasis"><text:span text:style-name="T353">1 Natural armour and 2 HP for skin and bones</text:span></text:span></text:p>
          </text:list-item>
          <text:list-item>
            <text:p text:style-name="P261"><text:span text:style-name="Strong_20_Emphasis"><text:span text:style-name="T353">resistance to low level poison (advantage when rolls to resist)</text:span></text:span></text:p>
          </text:list-item>
          <text:list-item>
            <text:p text:style-name="P304"><text:span text:style-name="Strong_20_Emphasis"><text:span text:style-name="T76">+ one d4 for unarmed damage</text:span></text:span></text:p>
          </text:list-item>
        </text:list>
        <text:p text:style-name="P95"><text:span text:style-name="Strong_20_Emphasis"><text:span text:style-name="T218">Effect Level </text:span></text:span><text:span text:style-name="Strong_20_Emphasis"><text:span text:style-name="T271">2</text:span></text:span><text:span text:style-name="Strong_20_Emphasis"><text:span text:style-name="T218">:</text:span></text:span></text:p>
        <text:list xml:id="list3812919046" text:style-name="L20">
          <text:list-item>
            <text:p text:style-name="P263"><text:span text:style-name="Strong_20_Emphasis"><text:span text:style-name="T414">8</text:span></text:span><text:span text:style-name="Strong_20_Emphasis"><text:span text:style-name="T334"> strength </text:span></text:span><text:span text:style-name="Strong_20_Emphasis"><text:span text:style-name="T352">for the muscle</text:span></text:span></text:p>
          </text:list-item>
          <text:list-item>
            <text:p text:style-name="P264"><text:span text:style-name="Strong_20_Emphasis"><text:span text:style-name="T415">2</text:span></text:span><text:span text:style-name="Strong_20_Emphasis"><text:span text:style-name="T353"> Natural armour and </text:span></text:span><text:span text:style-name="Strong_20_Emphasis"><text:span text:style-name="T415">3</text:span></text:span><text:span text:style-name="Strong_20_Emphasis"><text:span text:style-name="T353"> HP for skin and bones</text:span></text:span></text:p>
          </text:list-item>
          <text:list-item>
            <text:p text:style-name="P262"><text:span text:style-name="Strong_20_Emphasis"><text:span text:style-name="T353">Immunity to low level poison</text:span></text:span></text:p>
          </text:list-item>
          <text:list-item>
            <text:p text:style-name="P305"><text:span text:style-name="Strong_20_Emphasis"><text:span text:style-name="T76">+ one d</text:span></text:span><text:span text:style-name="Strong_20_Emphasis"><text:span text:style-name="T104">6</text:span></text:span><text:span text:style-name="Strong_20_Emphasis"><text:span text:style-name="T76"> for unarmed damage</text:span></text:span></text:p>
          </text:list-item>
        </text:list>
        <text:h text:style-name="P234" text:outline-level="4"><text:bookmark-start text:name="__RefHeading___Toc5149_2576462578"/><text:span text:style-name="Strong_20_Emphasis"><text:span text:style-name="T307">Innate skills</text:span></text:span><text:bookmark-end text:name="__RefHeading___Toc5149_2576462578"/></text:h>
        <text:p text:style-name="P11"><text:span text:style-name="Strong_20_Emphasis"><text:span text:style-name="T275">The Bubulains know basic military tactics due to their military background</text:span></text:span></text:p>
        <text:list xml:id="list181688171" text:style-name="L21">
          <text:list-item>
            <text:p text:style-name="P306"><text:span text:style-name="Strong_20_Emphasis"><text:span text:style-name="T97">Military tactics +10 for</text:span></text:span><text:span text:style-name="Strong_20_Emphasis"><text:span text:style-name="T98"> Int</text:span></text:span><text:span text:style-name="Strong_20_Emphasis"><text:span text:style-name="T97"> check</text:span></text:span></text:p>
          </text:list-item>
        </text:list>
        <text:h text:style-name="P207" text:outline-level="3"><text:bookmark-start text:name="__RefHeading___Toc5397_1704987623"/><text:span text:style-name="T208">The Saurigni</text:span><text:span text:style-name="T321">a</text:span><text:span text:style-name="T208">ns </text:span><text:bookmark-end text:name="__RefHeading___Toc5397_1704987623"/></text:h>
        <text:h text:style-name="P220" text:outline-level="4"><text:bookmark-start text:name="__RefHeading___Toc1600_1886356450"/>Lore<text:bookmark-end text:name="__RefHeading___Toc1600_1886356450"/></text:h>
        <text:p text:style-name="P37"><text:span text:style-name="Strong_20_Emphasis"><text:span text:style-name="T354">The Saurignians are the descendant of the dragons; they have inherited many things from the dragons, some says they have even inherited their innate pyromancy skills from them. They live in the marshes that surround the mountain where the dragon Vulcain resides. Because of the intervention of Vulcain, the massif transforms into a volcano, in thus creating a peculiar ecosystem composed of warm swamp. Their society is organised in countless sects regulated by a council composed of the stronger sect of the kingdom. The best known of these are the Vulcain's knights, the fire tong sect, and the palustrine dragons.</text:span></text:span></text:p>
        <text:h text:style-name="P211" text:outline-level="4"><text:bookmark-start text:name="__RefHeading___Toc870_5901629819"/>Description <text:bookmark-end text:name="__RefHeading___Toc870_5901629819"/></text:h>
        <text:p text:style-name="P38"><text:span text:style-name="Strong_20_Emphasis"><text:span text:style-name="T356">The Saurignians are dragonoids so they poss many draconic attribute. Their amber reptilian eye with a functional nictitating membrane set an excellent example of their draconic heritage as much as their brown greenish scales. Alas, they are no true dragon since they don’t possess wings. But at least they got a powerful tail that allow them to have more ease while moving in water; where their nictitating membrane screens their eyes, granting them a </text:span></text:span><text:span text:style-name="Strong_20_Emphasis"><text:span text:style-name="T357">clearer</text:span></text:span><text:span text:style-name="Strong_20_Emphasis"><text:span text:style-name="T356"> view.</text:span></text:span></text:p>
        <text:p text:style-name="P73"><text:span text:style-name="Strong_20_Emphasis"><text:span text:style-name="T188">Furthermore, their tooth seems to poss metallic proprieties since spark can be seen when they make their mouth clap.</text:span></text:span></text:p>
        <text:h text:style-name="P211" text:outline-level="4"><draw:frame draw:style-name="fr4" draw:name="Image5" text:anchor-type="paragraph" svg:x="0.101cm" svg:y="0.259cm" svg:width="8.419cm" svg:height="11.762cm" draw:z-index="6"><draw:image xlink:href="Pictures/10000000000003840000027C7B5CBF52C24F085C.jpg" xlink:type="simple" xlink:show="embed" xlink:actuate="onLoad" loext:mime-type="image/jpeg"/><svg:title>Emploi temporaire : des façons d&amp;#39;être productifs dès l&amp;#39;entrée en poste |  Temporaires.ca</svg:title></draw:frame><text:bookmark-start text:name="__RefHeading___Toc872_5901629819"/>Abilities<text:bookmark-end text:name="__RefHeading___Toc872_5901629819"/></text:h>
        <text:p text:style-name="P27"><text:span text:style-name="Strong_20_Emphasis"><text:span text:style-name="T355">Thanks to their draconic heritage the Saurignians are able to exhale fire, however this technique can only be efficiently used by pyromancy master.</text:span></text:span></text:p>
        <text:p text:style-name="P27"><text:span text:style-name="Strong_20_Emphasis"><text:span text:style-name="T355">Their native </text:span></text:span><text:span text:style-name="Strong_20_Emphasis"><text:span text:style-name="T354">marshes</text:span></text:span><text:span text:style-name="Strong_20_Emphasis"><text:span text:style-name="T355"> have enforce them, allowing them to be resistant to most disease.</text:span></text:span></text:p>
        <text:h text:style-name="P217" text:outline-level="4"><text:bookmark-start text:name="__RefHeading___Toc2989_1718771812"/><text:soft-page-break/>Stats advantage<text:bookmark-end text:name="__RefHeading___Toc2989_1718771812"/></text:h>
        <text:p text:style-name="Text_20_body">The Saurignians are part dragon so they poss thick scales that protect them from small scratch, and their live in the swamps gave them a firm constitution. Moreover their draconic part grant them grand magical instinct.</text:p>
        <text:p text:style-name="P32">Summary:</text:p>
        <table:table table:name="Tableau3" table:style-name="Tableau3">
          <table:table-column table:style-name="Tableau3.A"/>
          <table:table-column table:style-name="Tableau3.B"/>
          <table:table-row table:style-name="Tableau3.1">
            <table:table-cell table:style-name="Tableau3.A1" office:value-type="string">
              <text:p text:style-name="P142">Stat</text:p>
            </table:table-cell>
            <table:table-cell table:style-name="Tableau3.A1" office:value-type="string">
              <text:p text:style-name="P142">Bonus</text:p>
            </table:table-cell>
          </table:table-row>
          <table:table-row table:style-name="Tableau3.1">
            <table:table-cell table:style-name="Tableau3.A2" office:value-type="string">
              <text:p text:style-name="P142">Dexterity</text:p>
            </table:table-cell>
            <table:table-cell table:style-name="Tableau3.A2" office:value-type="string">
              <text:p text:style-name="P168">0</text:p>
            </table:table-cell>
          </table:table-row>
          <table:table-row table:style-name="Tableau3.1">
            <table:table-cell table:style-name="Tableau3.A2" office:value-type="string">
              <text:p text:style-name="P142">Strength</text:p>
            </table:table-cell>
            <table:table-cell table:style-name="Tableau3.A2" office:value-type="string">
              <text:p text:style-name="P168">0</text:p>
            </table:table-cell>
          </table:table-row>
          <table:table-row table:style-name="Tableau3.1">
            <table:table-cell table:style-name="Tableau3.A2" office:value-type="string">
              <text:p text:style-name="P142">Social</text:p>
            </table:table-cell>
            <table:table-cell table:style-name="Tableau3.B4" office:value-type="float" office:value="0">
              <text:p text:style-name="P145">0</text:p>
            </table:table-cell>
          </table:table-row>
          <table:table-row table:style-name="Tableau3.1">
            <table:table-cell table:style-name="Tableau3.A2" office:value-type="string">
              <text:p text:style-name="P142">Instinct</text:p>
            </table:table-cell>
            <table:table-cell table:style-name="Tableau3.B4" office:value-type="float" office:value="10">
              <text:p text:style-name="P169">10</text:p>
            </table:table-cell>
          </table:table-row>
          <table:table-row table:style-name="Tableau3.1">
            <table:table-cell table:style-name="Tableau3.A2" office:value-type="string">
              <text:p text:style-name="P142">Intelligence</text:p>
            </table:table-cell>
            <table:table-cell table:style-name="Tableau3.B4" office:value-type="float" office:value="0">
              <text:p text:style-name="P152">0</text:p>
            </table:table-cell>
          </table:table-row>
          <table:table-row table:style-name="Tableau3.1">
            <table:table-cell table:style-name="Tableau3.A2" office:value-type="string">
              <text:p text:style-name="P142">HP</text:p>
            </table:table-cell>
            <table:table-cell table:style-name="Tableau3.B4" office:value-type="float" office:value="5">
              <text:p text:style-name="P160">5</text:p>
            </table:table-cell>
          </table:table-row>
          <table:table-row table:style-name="Tableau3.8">
            <table:table-cell table:style-name="Tableau3.A8" office:value-type="string">
              <text:p text:style-name="P142">Energy</text:p>
            </table:table-cell>
            <table:table-cell table:style-name="Tableau3.B8" office:value-type="float" office:value="2">
              <text:p text:style-name="P161">2</text:p>
            </table:table-cell>
          </table:table-row>
          <table:table-row table:style-name="Tableau3.1">
            <table:table-cell table:style-name="Tableau3.A9" office:value-type="string">
              <text:p text:style-name="P149">Natural Armour</text:p>
            </table:table-cell>
            <table:table-cell table:style-name="Tableau3.B9" office:value-type="string">
              <text:p text:style-name="P170">2</text:p>
            </table:table-cell>
          </table:table-row>
        </table:table>
        <text:p text:style-name="P121"/>
        <text:h text:style-name="P226" text:outline-level="4"><text:bookmark-start text:name="__RefHeading___Toc5151_2576462578"/>Traditional Body Forging<text:bookmark-end text:name="__RefHeading___Toc5151_2576462578"/></text:h>
        <text:p text:style-name="P131"><text:span text:style-name="Strong_20_Emphasis"><text:span text:style-name="T135">Name: </text:span></text:span><text:span text:style-name="Strong_20_Emphasis"><text:span text:style-name="T334">Purification flame </text:span></text:span></text:p>
        <text:p text:style-name="P96"><text:span text:style-name="Strong_20_Emphasis"><text:span text:style-name="T359">This body forging technique </text:span></text:span><text:span text:style-name="Strong_20_Emphasis"><text:span text:style-name="T360">directly inherited from Vulcain is quite simple. The user that will practice this technique will need to manipulate the environment flame </text:span></text:span><text:span text:style-name="Strong_20_Emphasis"><text:span text:style-name="T361">and change their proprieties to make them armless to the user body.</text:span></text:span></text:p>
        <text:p text:style-name="P97"><text:span text:style-name="Strong_20_Emphasis"><text:span text:style-name="T361">Once the user managed to modifies the flame to correspond to his body he will immolate himself with those flame while continuously controlling them. Those flame will purify the user body and grant him a body more performant and resistant to fire.</text:span></text:span></text:p>
        <text:p text:style-name="Standard"><text:span text:style-name="Strong_20_Emphasis"><text:span text:style-name="T362">The danger is that if the user lose his control over the flame he might su</text:span></text:span><text:span text:style-name="Strong_20_Emphasis"><text:span text:style-name="T136">ff</text:span></text:span><text:span text:style-name="Strong_20_Emphasis"><text:span text:style-name="T362">er of grave burn. And practising to often might damage the body, 2h per day maximum. </text:span></text:span><text:span text:style-name="Strong_20_Emphasis"><text:span text:style-name="T363">The body will be purified after </text:span></text:span><text:span text:style-name="Strong_20_Emphasis"><text:span text:style-name="T416">around heighten</text:span></text:span><text:span text:style-name="Strong_20_Emphasis"><text:span text:style-name="T363"> </text:span></text:span><text:span text:style-name="Strong_20_Emphasis"><text:span text:style-name="T364">month </text:span></text:span><text:span text:style-name="Strong_20_Emphasis"><text:span text:style-name="T363">of daily practice.</text:span></text:span></text:p>
        <text:p text:style-name="Standard"><text:span text:style-name="Strong_20_Emphasis"><text:span text:style-name="T334">Requirement:</text:span></text:span></text:p>
        <text:list xml:id="list110615250584168" text:continue-list="list1955283692" text:style-name="L18">
          <text:list-item>
            <text:p text:style-name="P258"><text:span text:style-name="Strong_20_Emphasis"><text:span text:style-name="T334">Calm environment</text:span></text:span></text:p>
          </text:list-item>
          <text:list-item>
            <text:p text:style-name="P302"><text:span text:style-name="Strong_20_Emphasis"><text:span text:style-name="T334">Flames</text:span></text:span></text:p>
          </text:list-item>
        </text:list>
        <text:p text:style-name="P94"><text:span text:style-name="Strong_20_Emphasis"><text:span text:style-name="T73">Effec</text:span></text:span><text:span text:style-name="Strong_20_Emphasis"><text:span text:style-name="T75">t </text:span></text:span><text:span text:style-name="Strong_20_Emphasis"><text:span text:style-name="T82">every </text:span></text:span><text:span text:style-name="Strong_20_Emphasis"><text:span text:style-name="T83">9 month</text:span></text:span><text:span text:style-name="Strong_20_Emphasis"><text:span text:style-name="T73">:</text:span></text:span></text:p>
        <text:list xml:id="list3380431248" text:style-name="L22">
          <text:list-item>
            <text:p text:style-name="P266"><text:span text:style-name="Strong_20_Emphasis"><text:span text:style-name="T105">4</text:span></text:span><text:span text:style-name="Strong_20_Emphasis"><text:span text:style-name="T85"> Dexterity and strength </text:span></text:span><text:span text:style-name="Strong_20_Emphasis"><text:span text:style-name="T86">and 1 HP</text:span></text:span></text:p>
          </text:list-item>
          <text:list-item>
            <text:p text:style-name="P267"><text:span text:style-name="Strong_20_Emphasis"><text:span text:style-name="T84">+2 Natural armour for fire damage</text:span></text:span></text:p>
          </text:list-item>
        </text:list>
        <text:h text:style-name="P235" text:outline-level="4"><text:bookmark-start text:name="__RefHeading___Toc5153_2576462578"/><text:span text:style-name="Strong_20_Emphasis"><text:span text:style-name="T307">Innate skills</text:span></text:span><text:bookmark-end text:name="__RefHeading___Toc5153_2576462578"/></text:h>
        <text:p text:style-name="P28"><text:span text:style-name="Strong_20_Emphasis"><text:span text:style-name="T365">The Saurignians are Well known for their fire breath, their mastery over pyromancy and their strong immune system.</text:span></text:span></text:p>
        <text:list xml:id="list3513798910" text:style-name="L23">
          <text:list-item>
            <text:p text:style-name="P269"><text:span text:style-name="Strong_20_Emphasis"><text:span text:style-name="T334">Draconic Breath</text:span></text:span><text:span text:style-name="Strong_20_Emphasis"><text:span text:style-name="T78"> is closely linked to their mastery over the pyromancy arts, </text:span></text:span><text:span text:style-name="Strong_20_Emphasis"><text:span text:style-name="T79">for the efficiency and the distance of effect. </text:span></text:span><text:span text:style-name="Strong_20_Emphasis"><text:span text:style-name="T81">The</text:span></text:span><text:span text:style-name="Strong_20_Emphasis"><text:span text:style-name="T79"> </text:span></text:span><text:span text:style-name="Strong_20_Emphasis"><text:span text:style-name="T80">X correspond to the level of pyromancy.</text:span></text:span></text:p>
            <text:p text:style-name="P269"><text:span text:style-name="Strong_20_Emphasis"><text:span text:style-name="T77">Distance of effect = 2</text:span></text:span><text:span text:style-name="Strong_20_Emphasis"><text:span text:style-name="T440">X</text:span></text:span></text:p>
            <text:p text:style-name="P269"><text:span text:style-name="Strong_20_Emphasis"><text:span text:style-name="T218">Da</text:span></text:span><text:span text:style-name="Strong_20_Emphasis"><text:span text:style-name="T276">mage = </text:span></text:span><text:span text:style-name="Strong_20_Emphasis"><text:span text:style-name="T277">(</text:span></text:span><text:span text:style-name="Strong_20_Emphasis"><text:span text:style-name="T77">2</text:span></text:span><text:span text:style-name="Strong_20_Emphasis"><text:span text:style-name="T440">X</text:span></text:span><text:span text:style-name="Strong_20_Emphasis"><text:span text:style-name="T441">)</text:span></text:span><text:span text:style-name="Strong_20_Emphasis"><text:span text:style-name="T218">d4</text:span></text:span></text:p>
            <text:p text:style-name="P269"><text:span text:style-name="Strong_20_Emphasis"><text:span text:style-name="T334">Energy </text:span></text:span><text:span text:style-name="Strong_20_Emphasis"><text:span text:style-name="T365">= </text:span></text:span><text:span text:style-name="Strong_20_Emphasis"><text:span text:style-name="T417">5</text:span></text:span><text:span text:style-name="Strong_20_Emphasis"><text:span text:style-name="T422">X</text:span></text:span></text:p>
          </text:list-item>
          <text:list-item>
            <text:p text:style-name="P270"><text:span text:style-name="Strong_20_Emphasis"><text:span text:style-name="T279">Flame mastery (</text:span></text:span><text:span text:style-name="Strong_20_Emphasis"><text:span text:style-name="T57">Insider</text:span></text:span><text:span text:style-name="Strong_20_Emphasis"><text:span text:style-name="T279">)</text:span></text:span></text:p>
          </text:list-item>
          <text:list-item>
            <text:p text:style-name="P271"><text:span text:style-name="Strong_20_Emphasis"><text:span text:style-name="T279">Lesser disease immunity</text:span></text:span></text:p>
          </text:list-item>
        </text:list>
        <text:h text:style-name="P208" text:outline-level="3"><text:bookmark-start text:name="__RefHeading___Toc5349_2143098266"/>The humans<text:bookmark-end text:name="__RefHeading___Toc5349_2143098266"/></text:h>
        <text:h text:style-name="P220" text:outline-level="4"><text:bookmark-start text:name="__RefHeading___Toc1602_1886356450"/>Lore<text:bookmark-end text:name="__RefHeading___Toc1602_1886356450"/></text:h>
        <text:p text:style-name="P75"><text:span text:style-name="Strong_20_Emphasis"><text:span text:style-name="T189">The humans are the weakest races of the universe of Nepheshria, </text:span></text:span><text:span text:style-name="Strong_20_Emphasis"><text:span text:style-name="T190">they don’t posses strong body or any innate abilities, they only have their great fertility <text:s/>advantage. Most of the other races use them as expendable manpower, </text:span></text:span><text:span text:style-name="Strong_20_Emphasis"><text:span text:style-name="T191">and most of the time they are enslaved to other people and only live a miserable life. The odd things about them are that the more live are difficult for them the more they seem to strike back, with some times defying the odds, that were telling them, losers.</text:span></text:span></text:p>
        <text:p text:style-name="P101"><text:span text:style-name="Strong_20_Emphasis"><text:span text:style-name="T140">Only the Pagmaians and the Nephesselaians shows a bit of respect to the human since according to legend the creator of their races were born human.</text:span></text:span></text:p>
        <text:h text:style-name="Heading_20_4" text:outline-level="4">Description</text:h>
        <text:p text:style-name="P74">The humans have are 1,5 to 1,8 meter tall humanoid, covered by a feeble beige skin. </text:p>
        <text:p text:style-name="P74">They don’t poss claw or fur, they don’t have any mean to defend themselves when they are unharmed.</text:p>
        <text:p text:style-name="P76">They really are a feeble races that can be killed by everyone but they somehow managed to survive.</text:p>
        <text:p text:style-name="P74"/>
        <text:h text:style-name="P211" text:outline-level="4"><draw:frame draw:style-name="fr5" draw:name="Image6" text:anchor-type="paragraph" svg:x="0.282cm" svg:y="0.026cm" svg:width="8.419cm" svg:height="12.19cm" draw:z-index="3"><draw:image xlink:href="Pictures/10000000000003840000027C7B5CBF52C24F085C.jpg" xlink:type="simple" xlink:show="embed" xlink:actuate="onLoad" loext:mime-type="image/jpeg"/><svg:title>Emploi temporaire : des façons d&amp;#39;être productifs dès l&amp;#39;entrée en poste |  Temporaires.ca</svg:title></draw:frame><text:bookmark-start text:name="__RefHeading___Toc872_59016298110"/>Abilities<text:bookmark-end text:name="__RefHeading___Toc872_59016298110"/></text:h>
        <text:p text:style-name="P19"><text:span text:style-name="Strong_20_Emphasis"><text:span text:style-name="T366">T</text:span></text:span><text:span text:style-name="Strong_20_Emphasis"><text:span text:style-name="T334">he humans don’t poss any special abilities and since most of them are slaves or </text:span></text:span><text:span text:style-name="Strong_20_Emphasis"><text:span text:style-name="T367">poor worker most of them are illiterate and can only barely count. Since most of them lack of knowledge they will cherish every things they know and exploit them to it’s fullest. </text:span></text:span></text:p>
        <text:p text:style-name="P20"><text:span text:style-name="Strong_20_Emphasis"><text:span text:style-name="T368">Somme might say that the human have the ability to defy the odds, </text:span></text:span><text:span text:style-name="Strong_20_Emphasis"><text:span text:style-name="T369">but very few people take these legend seriously.</text:span></text:span></text:p>
        <text:h text:style-name="P211" text:outline-level="4"><text:bookmark-start text:name="__RefHeading___Toc2993_1718771812"/><text:soft-page-break/>Stats advantage<text:bookmark-end text:name="__RefHeading___Toc2993_1718771812"/></text:h>
        <text:p text:style-name="P41">The humans don’t have any special advantage in any domains, nut they nor don’t have any disadvantage.</text:p>
        <text:p text:style-name="P52">Summary:</text:p>
        <table:table table:name="Tableau4" table:style-name="Tableau4">
          <table:table-column table:style-name="Tableau4.A"/>
          <table:table-column table:style-name="Tableau4.B"/>
          <table:table-row table:style-name="Tableau4.1">
            <table:table-cell table:style-name="Tableau4.A1" office:value-type="string">
              <text:p text:style-name="P139">Stat</text:p>
            </table:table-cell>
            <table:table-cell table:style-name="Tableau4.A1" office:value-type="string">
              <text:p text:style-name="P139">Bonus</text:p>
            </table:table-cell>
          </table:table-row>
          <table:table-row table:style-name="Tableau4.1">
            <table:table-cell table:style-name="Tableau4.A2" office:value-type="string">
              <text:p text:style-name="P139">Dexterity</text:p>
            </table:table-cell>
            <table:table-cell table:style-name="Tableau4.A2" office:value-type="string">
              <text:p text:style-name="P171">0</text:p>
            </table:table-cell>
          </table:table-row>
          <table:table-row table:style-name="Tableau4.1">
            <table:table-cell table:style-name="Tableau4.A2" office:value-type="string">
              <text:p text:style-name="P139">Strength</text:p>
            </table:table-cell>
            <table:table-cell table:style-name="Tableau4.A2" office:value-type="string">
              <text:p text:style-name="P171">0</text:p>
            </table:table-cell>
          </table:table-row>
          <table:table-row table:style-name="Tableau4.1">
            <table:table-cell table:style-name="Tableau4.A2" office:value-type="string">
              <text:p text:style-name="P139">Social</text:p>
            </table:table-cell>
            <table:table-cell table:style-name="Tableau4.B4" office:value-type="float" office:value="0">
              <text:p text:style-name="P139">0</text:p>
            </table:table-cell>
          </table:table-row>
          <table:table-row table:style-name="Tableau4.1">
            <table:table-cell table:style-name="Tableau4.A2" office:value-type="string">
              <text:p text:style-name="P139">Instinct</text:p>
            </table:table-cell>
            <table:table-cell table:style-name="Tableau4.B4" office:value-type="float" office:value="0">
              <text:p text:style-name="P139">0</text:p>
            </table:table-cell>
          </table:table-row>
          <table:table-row table:style-name="Tableau4.1">
            <table:table-cell table:style-name="Tableau4.A2" office:value-type="string">
              <text:p text:style-name="P139">Intelligence</text:p>
            </table:table-cell>
            <table:table-cell table:style-name="Tableau4.B4" office:value-type="float" office:value="0">
              <text:p text:style-name="P139">0</text:p>
            </table:table-cell>
          </table:table-row>
          <table:table-row table:style-name="Tableau4.1">
            <table:table-cell table:style-name="Tableau4.A2" office:value-type="string">
              <text:p text:style-name="P139">HP</text:p>
            </table:table-cell>
            <table:table-cell table:style-name="Tableau4.B4" office:value-type="float" office:value="0">
              <text:p text:style-name="P139">0</text:p>
            </table:table-cell>
          </table:table-row>
          <table:table-row table:style-name="Tableau4.8">
            <table:table-cell table:style-name="Tableau4.A8" office:value-type="string">
              <text:p text:style-name="P139">Energy</text:p>
            </table:table-cell>
            <table:table-cell table:style-name="Tableau4.B8" office:value-type="float" office:value="0">
              <text:p text:style-name="P139">0</text:p>
            </table:table-cell>
          </table:table-row>
          <table:table-row table:style-name="Tableau4.1">
            <table:table-cell table:style-name="Tableau4.A9" office:value-type="string">
              <text:p text:style-name="P139">Natural Armour</text:p>
            </table:table-cell>
            <table:table-cell table:style-name="Tableau4.B9" office:value-type="float" office:value="0">
              <text:p text:style-name="P139">0</text:p>
            </table:table-cell>
          </table:table-row>
        </table:table>
        <text:p text:style-name="P52"/>
        <text:h text:style-name="P211" text:outline-level="4"><text:bookmark-start text:name="__RefHeading___Toc2995_1718771812"/>Traditional Body Forging<text:bookmark-end text:name="__RefHeading___Toc2995_1718771812"/></text:h>
        <text:p text:style-name="P119"><text:span text:style-name="Strong_20_Emphasis"><text:span text:style-name="T375">Name: Energy purification</text:span></text:span></text:p>
        <text:p text:style-name="P29"><text:span text:style-name="Strong_20_Emphasis"><text:span text:style-name="T371">This technique will allow them to gain bonus in the stats. </text:span></text:span><text:span text:style-name="Strong_20_Emphasis"><text:span text:style-name="T372">The functioning of this technique is close to the one of Bubulain or Saurignians. By using their Energy, the human will gather the impurities in their body and slowly make them head over the surface to expel them. Since this technique will make the impurities travel trough the body and cause a great amount of pain to the user. This technique is divided in two step </text:span></text:span><text:span text:style-name="Strong_20_Emphasis"><text:span text:style-name="T373">the first one is when the user will expel the smaller impurities after 6 month and the second one when the user will get rid of the bigger ones </text:span></text:span><text:span text:style-name="Strong_20_Emphasis"><text:span text:style-name="T374">after one more year</text:span></text:span><text:span text:style-name="Strong_20_Emphasis"><text:span text:style-name="T373">. </text:span></text:span><text:span text:style-name="Strong_20_Emphasis"><text:span text:style-name="T375">The impurities expelled will be in a form of a dark treacle with a pungent smell.</text:span></text:span></text:p>
        <text:p text:style-name="P116"><text:span text:style-name="Strong_20_Emphasis"><text:span text:style-name="T137">Requirement</text:span></text:span><text:span text:style-name="Strong_20_Emphasis"><text:span text:style-name="T218">:</text:span></text:span></text:p>
        <text:list xml:id="list2223000568" text:style-name="L24">
          <text:list-item>
            <text:p text:style-name="P272"><text:span text:style-name="Strong_20_Emphasis"><text:span text:style-name="T334">An ability under 60 to assure that the user don’t faint.</text:span></text:span></text:p>
          </text:list-item>
        </text:list>
        <text:p text:style-name="P138"><text:span text:style-name="Strong_20_Emphasis"><text:span text:style-name="T73">Effec</text:span></text:span><text:span text:style-name="Strong_20_Emphasis"><text:span text:style-name="T75">t </text:span></text:span><text:span text:style-name="Strong_20_Emphasis"><text:span text:style-name="T87">first step</text:span></text:span><text:span text:style-name="Strong_20_Emphasis"><text:span text:style-name="T73">:</text:span></text:span></text:p>
        <text:list xml:id="list110613689724059" text:continue-list="list3380431248" text:style-name="L22">
          <text:list-item>
            <text:p text:style-name="P265"><text:span text:style-name="Strong_20_Emphasis"><text:span text:style-name="T334">+5 in the chosen stats</text:span></text:span></text:p>
          </text:list-item>
          <text:list-item>
            <text:p text:style-name="P265"><text:span text:style-name="Strong_20_Emphasis"><text:span text:style-name="T334">5 HP</text:span></text:span></text:p>
            <text:p text:style-name="P290"><text:span text:style-name="Strong_20_Emphasis"><text:span text:style-name="T73">Effec</text:span></text:span><text:span text:style-name="Strong_20_Emphasis"><text:span text:style-name="T75">t </text:span></text:span><text:span text:style-name="Strong_20_Emphasis"><text:span text:style-name="T106">second</text:span></text:span><text:span text:style-name="Strong_20_Emphasis"><text:span text:style-name="T87"> step</text:span></text:span><text:span text:style-name="Strong_20_Emphasis"><text:span text:style-name="T73">:</text:span></text:span></text:p>
          </text:list-item>
          <text:list-item>
            <text:p text:style-name="P265"><text:span text:style-name="Strong_20_Emphasis"><text:span text:style-name="T334">+</text:span></text:span><text:span text:style-name="Strong_20_Emphasis"><text:span text:style-name="T418">10</text:span></text:span><text:span text:style-name="Strong_20_Emphasis"><text:span text:style-name="T334"> in the chosen stats</text:span></text:span></text:p>
          </text:list-item>
          <text:list-item>
            <text:p text:style-name="P268"><text:span text:style-name="Strong_20_Emphasis"><text:span text:style-name="T88">8</text:span></text:span><text:span text:style-name="Strong_20_Emphasis"><text:span text:style-name="T87"> HP</text:span></text:span></text:p>
          </text:list-item>
        </text:list>
        <text:h text:style-name="P236" text:outline-level="4"><text:bookmark-start text:name="__RefHeading___Toc5153_25764625781"/><text:span text:style-name="Strong_20_Emphasis"><text:span text:style-name="T307">Innate skills</text:span></text:span><text:bookmark-end text:name="__RefHeading___Toc5153_25764625781"/></text:h>
        <text:p text:style-name="P39"><text:span text:style-name="Strong_20_Emphasis"><text:span text:style-name="T370">The only skill of humans is their ability to defies the odds.</text:span></text:span></text:p>
        <text:p text:style-name="P132"><text:span text:style-name="Strong_20_Emphasis"><text:span text:style-name="T280">Payback time:</text:span></text:span></text:p>
        <text:p text:style-name="P133"><text:span text:style-name="Strong_20_Emphasis"><text:span text:style-name="T281">Each time the </text:span></text:span><text:span text:style-name="Strong_20_Emphasis"><text:span text:style-name="T282">user make a critical fail e will gain one point of luck.</text:span></text:span></text:p>
        <text:p text:style-name="P134"><text:span text:style-name="Strong_20_Emphasis"><text:span text:style-name="T282">The user can use 5 point to re-roll if his previous </text:span></text:span><text:span text:style-name="Strong_20_Emphasis"><text:span text:style-name="T283">roll fail, however the second one will be the only one the count.</text:span></text:span></text:p>
        <text:p text:style-name="P135"><text:span text:style-name="Strong_20_Emphasis"><text:span text:style-name="T283">It is also possible to use 10 point to make a roll a certain success, however the user will only barely succeed.</text:span></text:span></text:p>
        <text:p text:style-name="P137"><text:span text:style-name="Strong_20_Emphasis"><text:span text:style-name="T284">But the most interesting feature of this skill is that the user can use 20 point to transform a roll in a critical success.</text:span></text:span></text:p>
        <text:p text:style-name="P137"><text:span text:style-name="Strong_20_Emphasis"><text:span text:style-name="T284"/></text:span></text:p>
        <text:h text:style-name="P205" text:outline-level="3"><text:bookmark-start text:name="__RefHeading___Toc5351_2143098266"/><text:span text:style-name="T208">The Nephesselai</text:span><text:span text:style-name="T322">a</text:span><text:span text:style-name="T208">ns </text:span><text:bookmark-end text:name="__RefHeading___Toc5351_2143098266"/></text:h>
        <text:h text:style-name="P220" text:outline-level="4"><text:bookmark-start text:name="__RefHeading___Toc1604_1886356450"/>Lore<text:bookmark-end text:name="__RefHeading___Toc1604_1886356450"/></text:h>
        <text:p text:style-name="P40"><text:span text:style-name="Strong_20_Emphasis"><text:span text:style-name="T334">The Nephesselaians aren’t a natural races, no one is born a Nephesselaians since they are product of high level magic that make use of some of the most complex rune formation. According to the legend passed down to every new Nephesselaians the creator of the technique to transform one in a Nephesselaians and the first </text:span></text:span><text:span text:style-name="Strong_20_Emphasis"><text:span text:style-name="T377">one</text:span></text:span><text:span text:style-name="Strong_20_Emphasis"><text:span text:style-name="T334"> was Xavier Madeann. This legendary inventory was once a human and to be able to </text:span></text:span><text:span text:style-name="Strong_20_Emphasis"><text:span text:style-name="T376">progress in his long experiment he decide to make an immortal body to escape from his mortal condition. To perfect his technique he decide to transform old magician and make them vow on they core that each one of them could only transform one person to which they would make them make the same vow. Due to this vow there is only few Nephesselaians in the continent.</text:span></text:span></text:p>
        <text:h text:style-name="P227" text:outline-level="4"><text:bookmark-start text:name="__RefHeading___Toc870_59016298111"/>Description <text:bookmark-end text:name="__RefHeading___Toc870_59016298111"/></text:h>
        <text:p text:style-name="P98"><text:span text:style-name="T287">The Nephesselaians can have any shape of their will but most of them chose to keep a humanoid shape. Their body is separated in two part, the core and the shell. The core is the most important part since its where the souls of the user is located. The core is composed of a high concentrated Energy crystal, </text:span><text:span text:style-name="T285">this crystal is really valuable and one could easily live a century without about money if he where to sell it. </text:span><text:span text:style-name="T286">For the shell it change for everyone but most of them choose to use rock instead of valuable ore since </text:span><text:span text:style-name="T138">it’s more convenient to find replacement.</text:span></text:p>
        <text:h text:style-name="P211" text:outline-level="4"><draw:frame draw:style-name="fr4" draw:name="Image7" text:anchor-type="paragraph" svg:x="0.101cm" svg:y="0.259cm" svg:width="8.419cm" svg:height="11.559cm" draw:z-index="2"><draw:image xlink:href="Pictures/10000000000003840000027C7B5CBF52C24F085C.jpg" xlink:type="simple" xlink:show="embed" xlink:actuate="onLoad" loext:mime-type="image/jpeg"/><svg:title>Emploi temporaire : des façons d&amp;#39;être productifs dès l&amp;#39;entrée en poste |  Temporaires.ca</svg:title></draw:frame><text:bookmark-start text:name="__RefHeading___Toc872_59016298111"/>Abilities<text:bookmark-end text:name="__RefHeading___Toc872_59016298111"/></text:h>
        <text:p text:style-name="P21"><text:span text:style-name="Strong_20_Emphasis"><text:span text:style-name="T366">T</text:span></text:span><text:span text:style-name="Strong_20_Emphasis"><text:span text:style-name="T334">hanks to their stone body most things wont affect them, they wont greatly suffer from the loss of a limb, since they can replace it in few week of work but every damage to their core will greatly cripple them since most of their energy will be use to don’t fall apart.</text:span></text:span></text:p>
        <text:h text:style-name="P217" text:outline-level="4"><text:bookmark-start text:name="__RefHeading___Toc2997_1718771812"/><text:soft-page-break/>Stats advantage<text:bookmark-end text:name="__RefHeading___Toc2997_1718771812"/></text:h>
        <text:p text:style-name="P52">The <text:span text:style-name="T442">Nephesselaians aren’t particularly strong or agile since their body is controlled by magic they can use more Energy if they need more strength or to perceive things better. </text:span><text:span text:style-name="T443">However their infinite life spam allow them to accumulate a great amount of knowledge.</text:span></text:p>
        <text:p text:style-name="P32">Summary:</text:p>
        <table:table table:name="Tableau5" table:style-name="Tableau5">
          <table:table-column table:style-name="Tableau5.A"/>
          <table:table-column table:style-name="Tableau5.B"/>
          <table:table-row table:style-name="Tableau5.1">
            <table:table-cell table:style-name="Tableau5.A1" office:value-type="string">
              <text:p text:style-name="P142">Stat</text:p>
            </table:table-cell>
            <table:table-cell table:style-name="Tableau5.A1" office:value-type="string">
              <text:p text:style-name="P142">Bonus</text:p>
            </table:table-cell>
          </table:table-row>
          <table:table-row table:style-name="Tableau5.1">
            <table:table-cell table:style-name="Tableau5.A2" office:value-type="string">
              <text:p text:style-name="P142">Dexterity</text:p>
            </table:table-cell>
            <table:table-cell table:style-name="Tableau5.A2" office:value-type="string">
              <text:p text:style-name="P172">0</text:p>
            </table:table-cell>
          </table:table-row>
          <table:table-row table:style-name="Tableau5.1">
            <table:table-cell table:style-name="Tableau5.A2" office:value-type="string">
              <text:p text:style-name="P142">Strength</text:p>
            </table:table-cell>
            <table:table-cell table:style-name="Tableau5.A2" office:value-type="string">
              <text:p text:style-name="P172">0</text:p>
            </table:table-cell>
          </table:table-row>
          <table:table-row table:style-name="Tableau5.1">
            <table:table-cell table:style-name="Tableau5.A2" office:value-type="string">
              <text:p text:style-name="P142">Social</text:p>
            </table:table-cell>
            <table:table-cell table:style-name="Tableau5.B4" office:value-type="float" office:value="0">
              <text:p text:style-name="P145">0</text:p>
            </table:table-cell>
          </table:table-row>
          <table:table-row table:style-name="Tableau5.1">
            <table:table-cell table:style-name="Tableau5.A2" office:value-type="string">
              <text:p text:style-name="P142">Instinct</text:p>
            </table:table-cell>
            <table:table-cell table:style-name="Tableau5.B4" office:value-type="float" office:value="0">
              <text:p text:style-name="P152">0</text:p>
            </table:table-cell>
          </table:table-row>
          <table:table-row table:style-name="Tableau5.1">
            <table:table-cell table:style-name="Tableau5.A2" office:value-type="string">
              <text:p text:style-name="P142">Intelligence</text:p>
            </table:table-cell>
            <table:table-cell table:style-name="Tableau5.B4" office:value-type="float" office:value="10">
              <text:p text:style-name="P173">10</text:p>
            </table:table-cell>
          </table:table-row>
          <table:table-row table:style-name="Tableau5.1">
            <table:table-cell table:style-name="Tableau5.A2" office:value-type="string">
              <text:p text:style-name="P142">HP</text:p>
            </table:table-cell>
            <table:table-cell table:style-name="Tableau5.B4" office:value-type="float" office:value="15">
              <text:p text:style-name="P172">15</text:p>
            </table:table-cell>
          </table:table-row>
          <table:table-row table:style-name="Tableau5.8">
            <table:table-cell table:style-name="Tableau5.A8" office:value-type="string">
              <text:p text:style-name="P142">Energy</text:p>
            </table:table-cell>
            <table:table-cell table:style-name="Tableau5.B8" office:value-type="float" office:value="20">
              <text:p text:style-name="P172">20</text:p>
            </table:table-cell>
          </table:table-row>
          <table:table-row table:style-name="Tableau5.1">
            <table:table-cell table:style-name="Tableau5.A9" office:value-type="string">
              <text:p text:style-name="P149">Natural Armour</text:p>
            </table:table-cell>
            <table:table-cell table:style-name="Tableau5.B9" office:value-type="float" office:value="6">
              <text:p text:style-name="P172">6</text:p>
            </table:table-cell>
          </table:table-row>
        </table:table>
        <text:p text:style-name="P121"/>
        <text:h text:style-name="P224" text:outline-level="4"><text:bookmark-start text:name="__RefHeading___Toc2999_1718771812"/>Traditional Body Forging<text:bookmark-end text:name="__RefHeading___Toc2999_1718771812"/></text:h>
        <text:p text:style-name="P116"><text:span text:style-name="Strong_20_Emphasis"><text:span text:style-name="T218">Na</text:span></text:span><text:span text:style-name="Strong_20_Emphasis"><text:span text:style-name="T288">me: Energy circulatory system</text:span></text:span></text:p>
        <text:p text:style-name="P99"><text:span text:style-name="Strong_20_Emphasis"><text:span text:style-name="T289">This body forging technique allow the Nephesselaians to create a circulatory system akin to the one for blood, but to convey Energy. This circulatory will allow the user to have a better grasp over his body and to waste less Energy while casting spell. Even if this technique is incomplete </text:span></text:span><text:span text:style-name="Strong_20_Emphasis"><text:span text:style-name="T291">o</text:span></text:span><text:span text:style-name="Strong_20_Emphasis"><text:span text:style-name="T289">n purpose, it still have many advantage.</text:span></text:span></text:p>
        <text:p text:style-name="P100"><text:span text:style-name="Strong_20_Emphasis"><text:span text:style-name="T289">Since the goal of every Nephesselaians id to seek the truth behind the function of the world the last part of as never been created and its up to them to find their own response. The one who find will only answer that: </text:span></text:span></text:p>
        <text:p text:style-name="P100"><text:span text:style-name="Strong_20_Emphasis"><text:span text:style-name="T139">Y</text:span></text:span><text:span text:style-name="Strong_20_Emphasis"><text:span text:style-name="T289">ou need to find </text:span></text:span><text:span text:style-name="Strong_20_Emphasis"><text:span text:style-name="T290">what your hearth want and pulse with the nature.</text:span></text:span></text:p>
        <text:p text:style-name="P138"><text:span text:style-name="Strong_20_Emphasis"><text:span text:style-name="T334">Requirement:</text:span></text:span></text:p>
        <text:list xml:id="list2850900220" text:style-name="L25">
          <text:list-item>
            <text:p text:style-name="P273"><text:span text:style-name="Strong_20_Emphasis"><text:span text:style-name="T334">Energy 10 per session.</text:span></text:span></text:p>
          </text:list-item>
          <text:list-item>
            <text:p text:style-name="P273"><text:span text:style-name="Strong_20_Emphasis"><text:span text:style-name="T334">Calm environment</text:span></text:span></text:p>
          </text:list-item>
        </text:list>
        <text:p text:style-name="P138"><text:span text:style-name="Strong_20_Emphasis"><text:span text:style-name="T73">Effect </text:span></text:span><text:span text:style-name="Strong_20_Emphasis"><text:span text:style-name="T89">after </text:span></text:span><text:span text:style-name="Strong_20_Emphasis"><text:span text:style-name="T107">500</text:span></text:span><text:span text:style-name="Strong_20_Emphasis"><text:span text:style-name="T89"> session</text:span></text:span><text:span text:style-name="Strong_20_Emphasis"><text:span text:style-name="T73">:</text:span></text:span></text:p>
        <text:list xml:id="list110615222669844" text:continue-list="list110613689724059" text:style-name="L22">
          <text:list-item>
            <text:p text:style-name="P274">5 Dexterity And Strength</text:p>
          </text:list-item>
          <text:list-item>
            <text:p text:style-name="P275">10 Energy</text:p>
          </text:list-item>
          <text:list-item>
            <text:p text:style-name="P275">-1 <text:span text:style-name="T444">Energy used for everything’s</text:span></text:p>
          </text:list-item>
        </text:list>
        <text:h text:style-name="P237" text:outline-level="4"><text:bookmark-start text:name="__RefHeading___Toc5153_257646257811"/><text:span text:style-name="Strong_20_Emphasis"><text:span text:style-name="T99">Innate skills</text:span></text:span><text:bookmark-end text:name="__RefHeading___Toc5153_257646257811"/></text:h>
        <text:p text:style-name="P106"><text:span text:style-name="Strong_20_Emphasis"><text:span text:style-name="T90">The Nephesselaians will lose the</text:span></text:span><text:span text:style-name="Strong_20_Emphasis"><text:span text:style-name="T93">ir</text:span></text:span><text:span text:style-name="Strong_20_Emphasis"><text:span text:style-name="T90"> innate skill from their birth race. </text:span></text:span><text:span text:style-name="Strong_20_Emphasis"><text:span text:style-name="T93">But t</text:span></text:span><text:span text:style-name="Strong_20_Emphasis"><text:span text:style-name="T91">heir </text:span></text:span><text:span text:style-name="Strong_20_Emphasis"><text:span text:style-name="T90">Stone</text:span></text:span><text:span text:style-name="Strong_20_Emphasis"><text:span text:style-name="T91"> body is immune to every poison and will resist small flame without problem. Alas when they suffer some damage it will be a hassle to cure them since their body don’t naturally regenerate and will need resources to be repaired.</text:span></text:span><text:span text:style-name="Strong_20_Emphasis"><text:span text:style-name="T92"> The main problem is that their core is very feeble (5HP). Only the core can naturally regenerate. </text:span></text:span><text:span text:style-name="Strong_20_Emphasis"><text:span text:style-name="T93">Since they don’t have eyes they use magical mean to perceive their environment so darkness won’t restrain them.</text:span></text:span></text:p>
        <text:p text:style-name="P106"><text:span text:style-name="Strong_20_Emphasis"><text:span text:style-name="T93"/></text:span></text:p>
        <text:h text:style-name="P205" text:outline-level="3"><text:bookmark-start text:name="__RefHeading___Toc5353_2143098266"/>The Erebonix <text:bookmark-end text:name="__RefHeading___Toc5353_2143098266"/></text:h>
        <text:h text:style-name="P219" text:outline-level="4"><text:bookmark-start text:name="__RefHeading___Toc974_3956299766"/>Lore<text:bookmark-end text:name="__RefHeading___Toc974_3956299766"/></text:h>
        <text:p text:style-name="P60">The Erebonix are the masters of the underworld. <text:span text:style-name="T446">They are the ones that lurk in the shadow of the night. Their society is in a complete anarchy ruled by the stronger who dominate the weak, in the underworld nobody is trust worthy. You could walk into the house of a </text:span><text:span text:style-name="T199">famous</text:span><text:span text:style-name="T446"> merchant that nobody will cause you as long as you are stronger than the one who are baking the merchant. </text:span>Their thirst for freedom is so great that, in history, they were only unified <text:span text:style-name="T198">one</text:span> time, under the reign of Kina. <text:span text:style-name="T447">This period was named the Chaos era, since under her command, they managed to conquer the entire continent. Its only after the appearance of Héméra that a revolutionary movement managed to seal Kina in the deeps of the Underworld.</text:span></text:p>
        <text:h text:style-name="P211" text:outline-level="4"><text:bookmark-start text:name="__RefHeading___Toc870_5901629815"/>Description<text:bookmark-end text:name="__RefHeading___Toc870_5901629815"/></text:h>
        <text:p text:style-name="P77">The Erebonix are 2 meter tall humanoid with an obsidian skin. They have huge black eyes with enormous pupils. Their long arm allow them to have a great reach. They don’t have any fur or <text:span text:style-name="T111">hairs</text:span>, their body is totally beardless. Their skin colour greatly help them to hide in the shadow.</text:p>
        <text:p text:style-name="P78">One of the most interesting part of the Erebonix’s body is their eyes. Their eyes are capable to perceive a way larger spectrum on wave than the others races. Its even more relevant with the infra-red wave that allow them to see in total darkness.</text:p>
        <text:h text:style-name="P211" text:outline-level="4"><draw:frame draw:style-name="fr4" draw:name="Image16" text:anchor-type="paragraph" svg:x="0.074cm" svg:y="0.157cm" svg:width="8.419cm" svg:height="11.559cm" draw:z-index="13"><draw:image xlink:href="Pictures/10000000000003840000027C7B5CBF52C24F085C.jpg" xlink:type="simple" xlink:show="embed" xlink:actuate="onLoad" loext:mime-type="image/jpeg"/><svg:title>Emploi temporaire : des façons d&amp;#39;être productifs dès l&amp;#39;entrée en poste |  Temporaires.ca</svg:title></draw:frame><text:bookmark-start text:name="__RefHeading___Toc872_5901629815"/>Abilities<text:bookmark-end text:name="__RefHeading___Toc872_5901629815"/></text:h>
        <text:p text:style-name="P59">Since their birth place is the underworld they can see in the darkest place as long as there is a spark of light.</text:p>
        <text:p text:style-name="P61"><text:span text:style-name="T109">Alas they </text:span><text:span text:style-name="T110">need to protect their eyes from the light of the sun, or they will be blind by the light.</text:span></text:p>
        <text:h text:style-name="P217" text:outline-level="4"><text:bookmark-start text:name="__RefHeading___Toc3001_1718771812"/><text:soft-page-break/>Stats advantage<text:bookmark-end text:name="__RefHeading___Toc3001_1718771812"/></text:h>
        <text:p text:style-name="P52">The <text:span text:style-name="T448">Erebonix are people of instinct. </text:span><text:span text:style-name="T449">T</text:span><text:span text:style-name="T448">hey don’t think much and very few have the mean to be educated since they are more occupied to survive, </text:span><text:span text:style-name="T200">to</text:span><text:span text:style-name="T449"> passing time learning things </text:span><text:span text:style-name="T450">that won’t gain them direct benefice</text:span><text:span text:style-name="T449">. </text:span><text:span text:style-name="T450">But one of the advantage with living in a harsh environment where you can trust no one is that you rapidly develop skills to deceive people.</text:span></text:p>
        <text:p text:style-name="P32">Summary:</text:p>
        <table:table table:name="Tableau6" table:style-name="Tableau6">
          <table:table-column table:style-name="Tableau6.A"/>
          <table:table-column table:style-name="Tableau6.B"/>
          <table:table-row table:style-name="Tableau6.1">
            <table:table-cell table:style-name="Tableau6.A1" office:value-type="string">
              <text:p text:style-name="P142">Stat</text:p>
            </table:table-cell>
            <table:table-cell table:style-name="Tableau6.A1" office:value-type="string">
              <text:p text:style-name="P142">Bonus</text:p>
            </table:table-cell>
          </table:table-row>
          <table:table-row table:style-name="Tableau6.1">
            <table:table-cell table:style-name="Tableau6.A2" office:value-type="string">
              <text:p text:style-name="P142">Dexterity</text:p>
            </table:table-cell>
            <table:table-cell table:style-name="Tableau6.A2" office:value-type="string">
              <text:p text:style-name="P174">0</text:p>
            </table:table-cell>
          </table:table-row>
          <table:table-row table:style-name="Tableau6.1">
            <table:table-cell table:style-name="Tableau6.A2" office:value-type="string">
              <text:p text:style-name="P142">Strength</text:p>
            </table:table-cell>
            <table:table-cell table:style-name="Tableau6.A2" office:value-type="string">
              <text:p text:style-name="P174">0</text:p>
            </table:table-cell>
          </table:table-row>
          <table:table-row table:style-name="Tableau6.4">
            <table:table-cell table:style-name="Tableau6.A2" office:value-type="string">
              <text:p text:style-name="P142">Social</text:p>
            </table:table-cell>
            <table:table-cell table:style-name="Tableau6.B4" office:value-type="float" office:value="8">
              <text:p text:style-name="P176">8</text:p>
            </table:table-cell>
          </table:table-row>
          <table:table-row table:style-name="Tableau6.1">
            <table:table-cell table:style-name="Tableau6.A2" office:value-type="string">
              <text:p text:style-name="P142">Instinct</text:p>
            </table:table-cell>
            <table:table-cell table:style-name="Tableau6.B4" office:value-type="float" office:value="15">
              <text:p text:style-name="P174">15</text:p>
            </table:table-cell>
          </table:table-row>
          <table:table-row table:style-name="Tableau6.1">
            <table:table-cell table:style-name="Tableau6.A2" office:value-type="string">
              <text:p text:style-name="P142">Intelligence</text:p>
            </table:table-cell>
            <table:table-cell table:style-name="Tableau6.B4" office:value-type="float" office:value="-15">
              <text:p text:style-name="P152">-<text:span text:style-name="T445">15</text:span></text:p>
            </table:table-cell>
          </table:table-row>
          <table:table-row table:style-name="Tableau6.1">
            <table:table-cell table:style-name="Tableau6.A2" office:value-type="string">
              <text:p text:style-name="P142">HP</text:p>
            </table:table-cell>
            <table:table-cell table:style-name="Tableau6.B4" office:value-type="float" office:value="5">
              <text:p text:style-name="P175">5</text:p>
            </table:table-cell>
          </table:table-row>
          <table:table-row table:style-name="Tableau6.8">
            <table:table-cell table:style-name="Tableau6.A8" office:value-type="string">
              <text:p text:style-name="P142">Energy</text:p>
            </table:table-cell>
            <table:table-cell table:style-name="Tableau6.B8" office:value-type="float" office:value="8">
              <text:p text:style-name="P175">8</text:p>
            </table:table-cell>
          </table:table-row>
          <table:table-row table:style-name="Tableau6.1">
            <table:table-cell table:style-name="Tableau6.A9" office:value-type="string">
              <text:p text:style-name="P149">Natural Armour</text:p>
            </table:table-cell>
            <table:table-cell table:style-name="Tableau6.B9" office:value-type="float" office:value="0">
              <text:p text:style-name="P155">0</text:p>
            </table:table-cell>
          </table:table-row>
        </table:table>
        <text:p text:style-name="P121"/>
        <text:h text:style-name="P224" text:outline-level="4"><text:bookmark-start text:name="__RefHeading___Toc3003_1718771812"/>Traditional Body Forging<text:bookmark-end text:name="__RefHeading___Toc3003_1718771812"/></text:h>
        <text:p text:style-name="P116"><text:span text:style-name="Strong_20_Emphasis"><text:span text:style-name="T218">N</text:span></text:span><text:span text:style-name="Strong_20_Emphasis"><text:span text:style-name="T292">ame: Child of shadow</text:span></text:span></text:p>
        <text:p text:style-name="Standard"><text:span text:style-name="Strong_20_Emphasis"><text:span text:style-name="T293">This technique seems to be engrave in the souls of every Erebonix since they know it from birth and can practice it even without knowing it. This technique have the advantage to have a long term passive effect and a</text:span></text:span><text:span text:style-name="Strong_20_Emphasis"><text:span text:style-name="T294">n</text:span></text:span><text:span text:style-name="Strong_20_Emphasis"><text:span text:style-name="T293"> active effect when one practice it. </text:span></text:span><text:span text:style-name="Strong_20_Emphasis"><text:span text:style-name="T295">When an Erebonix is immersed in the darkness, they will find an irresistible attraction. </text:span></text:span><text:span text:style-name="Strong_20_Emphasis"><text:span text:style-name="T296">If they let the darkness shallow them they will lose most of their cognitive abilities but they get amazing instinct and </text:span></text:span><text:span text:style-name="Strong_20_Emphasis"><text:span text:style-name="T297">great dexterity. </text:span></text:span><text:span text:style-name="Strong_20_Emphasis"><text:span text:style-name="T298">After a year of daily training one will be able to maintain some of these effect permanently.</text:span></text:span></text:p>
        <text:p text:style-name="P138"><text:span text:style-name="Strong_20_Emphasis"><text:span text:style-name="T334">Requirement:</text:span></text:span></text:p>
        <text:list xml:id="list165764676" text:style-name="L26">
          <text:list-item>
            <text:p text:style-name="P276"><text:span text:style-name="Strong_20_Emphasis"><text:span text:style-name="T334">Dark place</text:span></text:span></text:p>
          </text:list-item>
          <text:list-item>
            <text:p text:style-name="P276"><text:span text:style-name="Strong_20_Emphasis"><text:span text:style-name="T334">Be in trance</text:span></text:span></text:p>
            <text:p text:style-name="P291"><text:span text:style-name="Strong_20_Emphasis"><text:span text:style-name="T293">Effect </text:span></text:span><text:span text:style-name="Strong_20_Emphasis"><text:span text:style-name="T143">active</text:span></text:span><text:span text:style-name="Strong_20_Emphasis"><text:span text:style-name="T293">:</text:span></text:span></text:p>
          </text:list-item>
          <text:list-item>
            <text:p text:style-name="P276"><text:span text:style-name="Strong_20_Emphasis"><text:span text:style-name="T334">Intelligence is set to 10</text:span></text:span></text:p>
          </text:list-item>
          <text:list-item>
            <text:p text:style-name="P277"><text:span text:style-name="Strong_20_Emphasis"><text:span text:style-name="T381">20 dexterity, 30 instinct</text:span></text:span></text:p>
          </text:list-item>
        </text:list>
        <text:p text:style-name="P138"><text:span text:style-name="Strong_20_Emphasis"><text:span text:style-name="T218">Effect </text:span></text:span><text:span text:style-name="Strong_20_Emphasis"><text:span text:style-name="T294">passive</text:span></text:span><text:span text:style-name="Strong_20_Emphasis"><text:span text:style-name="T218">:</text:span></text:span></text:p>
        <text:list xml:id="list889534381" text:style-name="L27">
          <text:list-item>
            <text:p text:style-name="P278"><text:span text:style-name="Strong_20_Emphasis"><text:span text:style-name="T382">5 Instinct, 10 dexterity</text:span></text:span></text:p>
          </text:list-item>
          <text:list-item>
            <text:p text:style-name="P278"><text:span text:style-name="Strong_20_Emphasis"><text:span text:style-name="T382">Advantage when hiding in the darkness</text:span></text:span></text:p>
          </text:list-item>
        </text:list>
        <text:h text:style-name="Heading_20_4" text:outline-level="4"><text:bookmark-start text:name="__RefHeading___Toc5153_2576462578111"/><text:span text:style-name="Strong_20_Emphasis">Innate skills</text:span><text:bookmark-end text:name="__RefHeading___Toc5153_2576462578111"/></text:h>
        <text:p text:style-name="P102"><text:span text:style-name="Strong_20_Emphasis"><text:span text:style-name="T378">The Erebonix are able to see in the most profound darkness but their eyes will be extremely sensible to sunlight:</text:span></text:span></text:p>
        <text:list xml:id="list1851583297" text:style-name="L28">
          <text:list-item>
            <text:p text:style-name="P307"><text:span text:style-name="Strong_20_Emphasis"><text:span text:style-name="T378">True dark vision</text:span></text:span></text:p>
            <text:p text:style-name="P307"><text:span text:style-name="Strong_20_Emphasis"><text:span text:style-name="T378">Allow the </text:span></text:span><text:span text:style-name="Strong_20_Emphasis"><text:span text:style-name="T141">Erebonix</text:span></text:span><text:span text:style-name="Strong_20_Emphasis"><text:span text:style-name="T378"> to perfectly see in the darkest pla</text:span></text:span><text:span text:style-name="Strong_20_Emphasis"><text:span text:style-name="T379">c</text:span></text:span><text:span text:style-name="Strong_20_Emphasis"><text:span text:style-name="T378">e.</text:span></text:span></text:p>
          </text:list-item>
          <text:list-item>
            <text:p text:style-name="P307"><text:span text:style-name="Strong_20_Emphasis"><text:span text:style-name="T379">Light sensibility</text:span></text:span></text:p>
            <text:p text:style-name="P307"><text:span text:style-name="Strong_20_Emphasis"><text:span text:style-name="T379">The </text:span></text:span><text:span text:style-name="Strong_20_Emphasis"><text:span text:style-name="T141">Erebonix</text:span></text:span><text:span text:style-name="Strong_20_Emphasis"><text:span text:style-name="T379"> have very sensible eyes, </text:span></text:span><text:span text:style-name="Strong_20_Emphasis"><text:span text:style-name="T380">they will need to wear mask with feint </text:span></text:span><text:span text:style-name="Strong_20_Emphasis"><text:span text:style-name="T142">slot</text:span></text:span><text:span text:style-name="Strong_20_Emphasis"><text:span text:style-name="T380"> like Inuit glasses. The richer one will be able to buy sunglasses.</text:span></text:span></text:p>
          </text:list-item>
        </text:list>
        <text:h text:style-name="P209" text:outline-level="3"><text:bookmark-start text:name="__RefHeading___Toc1366_4200086444"/><text:span text:style-name="T69">The </text:span><text:span text:style-name="T70">Pagmaians</text:span><text:bookmark-end text:name="__RefHeading___Toc1366_4200086444"/></text:h>
        <text:h text:style-name="P220" text:outline-level="4"><text:bookmark-start text:name="__RefHeading___Toc1608_1886356450"/>Lore<text:bookmark-end text:name="__RefHeading___Toc1608_1886356450"/></text:h>
        <text:p text:style-name="P104"><text:span text:style-name="Strong_20_Emphasis"><text:span text:style-name="T144">The Pagmaians are in some way similar to the Nephesselaians, since they have been created by a human. The founder of the Pagmaians is Pagmas the blacksmith king. His obsession for blacksmithing as pushed him to </text:span></text:span><text:span text:style-name="Strong_20_Emphasis"><text:span text:style-name="T145">forged his own body, since he didn’t what an artificial and dead of like the Nephesselaians, </text:span></text:span><text:span text:style-name="Strong_20_Emphasis"><text:span text:style-name="T146">he decide to transform his body so he can have the same proprieties a the wiling minerals. </text:span></text:span><text:span text:style-name="Strong_20_Emphasis"><text:span text:style-name="T147">The Pagmaians are the best artisan since, they shape the metal with their bare hand, carve the wood with their nails and their eye an identifies the jewel. To be able to work on bigger project Pagmas decide to form apprentice and to transform them, </text:span></text:span><text:span text:style-name="Strong_20_Emphasis"><text:span text:style-name="T148">in thus creating the Pagmaians race. </text:span></text:span><text:span text:style-name="Strong_20_Emphasis"><text:span text:style-name="T152">They conquer a mountain with rich vein of mineral in the north of the continent. They were a prosperous civilisation under the reign of Pagmas. Alas, he as been </text:span></text:span><text:span text:style-name="Strong_20_Emphasis"><text:span text:style-name="T153">devoured</text:span></text:span><text:span text:style-name="Strong_20_Emphasis"><text:span text:style-name="T152"> by Kina.</text:span></text:span></text:p>
        <text:h text:style-name="P211" text:outline-level="4"><text:bookmark-start text:name="__RefHeading___Toc870_59016298113"/>Description <text:bookmark-end text:name="__RefHeading___Toc870_59016298113"/></text:h>
        <text:p text:style-name="P79"><text:span text:style-name="Strong_20_Emphasis"><text:span text:style-name="T192">The Pagmaians are 2 meter tall humanoid with a rough skin tanned by the work a the forge. </text:span></text:span><text:span text:style-name="Strong_20_Emphasis"><text:span text:style-name="T193">They have calloused hands, </text:span></text:span><text:span text:style-name="Strong_20_Emphasis"><text:span text:style-name="T194">with nails as sharp as a chisels. Their powerful muscle with their thick rocky skin allow them to bend and hit the heated metal bare handed. </text:span></text:span><text:span text:style-name="Strong_20_Emphasis"><text:span text:style-name="T195">Even if their entire body is more resilient that the one of a human only their forearm and their hand is resistant to high heat allowing the to </text:span></text:span><text:span text:style-name="Strong_20_Emphasis"><text:span text:style-name="T196">work in the forge without any tools.</text:span></text:span></text:p>
        <text:h text:style-name="P211" text:outline-level="4"><draw:frame draw:style-name="fr4" draw:name="Image9" text:anchor-type="paragraph" svg:x="0.074cm" svg:y="-0.086cm" svg:width="8.419cm" svg:height="11.262cm" draw:z-index="1"><draw:image xlink:href="Pictures/10000000000003840000027C7B5CBF52C24F085C.jpg" xlink:type="simple" xlink:show="embed" xlink:actuate="onLoad" loext:mime-type="image/jpeg"/><svg:title>Emploi temporaire : des façons d&amp;#39;être productifs dès l&amp;#39;entrée en poste |  Temporaires.ca</svg:title></draw:frame><text:bookmark-start text:name="__RefHeading___Toc872_59016298113"/>Abilities<text:bookmark-end text:name="__RefHeading___Toc872_59016298113"/></text:h>
        <text:p text:style-name="P103"><text:span text:style-name="Strong_20_Emphasis"><text:span text:style-name="T218">The Pagmaians are master craftsmanship, </text:span></text:span><text:span text:style-name="Strong_20_Emphasis"><text:span text:style-name="T299">they can forge or sculpt bare handed. </text:span></text:span><text:span text:style-name="Strong_20_Emphasis"><text:span text:style-name="T300">Those who can receive education will be educated to the <text:s/>craftsmanship art. Even the </text:span></text:span><text:span text:style-name="Strong_20_Emphasis"><text:span text:style-name="T149">poor will seek to be the apprentice of an artisan, </text:span></text:span><text:span text:style-name="Strong_20_Emphasis"><text:span text:style-name="T150">securing their future. </text:span></text:span><text:span text:style-name="Strong_20_Emphasis"><text:span text:style-name="T151">Being recognised as an artisan is one of the most honouring things to a Pagmaians.</text:span></text:span></text:p>
        <text:h text:style-name="P217" text:outline-level="4"><text:bookmark-start text:name="__RefHeading___Toc3009_1718771812"/><text:soft-page-break/>Stats advantage<text:bookmark-end text:name="__RefHeading___Toc3009_1718771812"/></text:h>
        <text:p text:style-name="Text_20_body"><text:span text:style-name="T208">The </text:span><text:span text:style-name="T319">Pagmaians have a body a bit better than the one of human in almost any way, they a more agile, stronger, more resilient, and well versed with the manipulation of Energy. They </text:span><text:span text:style-name="T162">are great engineer, but they are really taciturn and don’t mend well whit people, the only things that interest them is how things work and how can they exploit it. The las</text:span><text:span text:style-name="T163">t problem is that their body is made for noisy environment so their instinct is a bit dull comparing to other races.</text:span></text:p>
        <text:p text:style-name="P32">Summary :</text:p>
        <table:table table:name="Tableau8" table:style-name="Tableau8">
          <table:table-column table:style-name="Tableau8.A"/>
          <table:table-column table:style-name="Tableau8.B"/>
          <table:table-row table:style-name="Tableau8.1">
            <table:table-cell table:style-name="Tableau8.A1" office:value-type="string">
              <text:p text:style-name="P142">Stat</text:p>
            </table:table-cell>
            <table:table-cell table:style-name="Tableau8.A1" office:value-type="string">
              <text:p text:style-name="P142">Bonus</text:p>
            </table:table-cell>
          </table:table-row>
          <table:table-row table:style-name="Tableau8.1">
            <table:table-cell table:style-name="Tableau8.A2" office:value-type="string">
              <text:p text:style-name="P142">Dexterity</text:p>
            </table:table-cell>
            <table:table-cell table:style-name="Tableau8.A2" office:value-type="string">
              <text:p text:style-name="P178">5</text:p>
            </table:table-cell>
          </table:table-row>
          <table:table-row table:style-name="Tableau8.1">
            <table:table-cell table:style-name="Tableau8.A2" office:value-type="string">
              <text:p text:style-name="P142">Strength</text:p>
            </table:table-cell>
            <table:table-cell table:style-name="Tableau8.A2" office:value-type="string">
              <text:p text:style-name="P178">5</text:p>
            </table:table-cell>
          </table:table-row>
          <table:table-row table:style-name="Tableau8.1">
            <table:table-cell table:style-name="Tableau8.A2" office:value-type="string">
              <text:p text:style-name="P142">Social</text:p>
            </table:table-cell>
            <table:table-cell table:style-name="Tableau8.B4" office:value-type="float" office:value="-10">
              <text:p text:style-name="P145">-<text:span text:style-name="T451">1</text:span><text:span text:style-name="T452">0</text:span></text:p>
            </table:table-cell>
          </table:table-row>
          <table:table-row table:style-name="Tableau8.1">
            <table:table-cell table:style-name="Tableau8.A2" office:value-type="string">
              <text:p text:style-name="P142">Instinct</text:p>
            </table:table-cell>
            <table:table-cell table:style-name="Tableau8.B4" office:value-type="float" office:value="-10">
              <text:p text:style-name="P152">-<text:span text:style-name="T453">10</text:span></text:p>
            </table:table-cell>
          </table:table-row>
          <table:table-row table:style-name="Tableau8.1">
            <table:table-cell table:style-name="Tableau8.A2" office:value-type="string">
              <text:p text:style-name="P142">Intelligence</text:p>
            </table:table-cell>
            <table:table-cell table:style-name="Tableau8.B4" office:value-type="float" office:value="5">
              <text:p text:style-name="P178">5</text:p>
            </table:table-cell>
          </table:table-row>
          <table:table-row table:style-name="Tableau8.1">
            <table:table-cell table:style-name="Tableau8.A2" office:value-type="string">
              <text:p text:style-name="P142">HP</text:p>
            </table:table-cell>
            <table:table-cell table:style-name="Tableau8.B4" office:value-type="float" office:value="8">
              <text:p text:style-name="P177">8</text:p>
            </table:table-cell>
          </table:table-row>
          <table:table-row table:style-name="Tableau8.8">
            <table:table-cell table:style-name="Tableau8.A8" office:value-type="string">
              <text:p text:style-name="P142">Energy</text:p>
            </table:table-cell>
            <table:table-cell table:style-name="Tableau8.B8" office:value-type="float" office:value="3">
              <text:p text:style-name="P177">3</text:p>
            </table:table-cell>
          </table:table-row>
          <table:table-row table:style-name="Tableau8.1">
            <table:table-cell table:style-name="Tableau8.A9" office:value-type="string">
              <text:p text:style-name="P149">Natural Armour</text:p>
            </table:table-cell>
            <table:table-cell table:style-name="Tableau8.B9" office:value-type="float" office:value="2">
              <text:p text:style-name="P162">2</text:p>
            </table:table-cell>
          </table:table-row>
        </table:table>
        <text:p text:style-name="P121"/>
        <text:h text:style-name="P224" text:outline-level="4"><text:bookmark-start text:name="__RefHeading___Toc3011_1718771812"/>Traditional Body Forging<text:bookmark-end text:name="__RefHeading___Toc3011_1718771812"/></text:h>
        <text:p text:style-name="P136"><text:span text:style-name="Strong_20_Emphasis"><text:span text:style-name="T301">Name: Mineral absorption</text:span></text:span></text:p>
        <text:p text:style-name="P180"><text:span text:style-name="Strong_20_Emphasis"><text:span text:style-name="T303">The <text:s/>Pagmaians’</text:span></text:span><text:span text:style-name="Strong_20_Emphasis"><text:span text:style-name="T305"> </text:span></text:span><text:span text:style-name="Strong_20_Emphasis"><text:span text:style-name="T334">technique is a bit special since it’s one of th</text:span></text:span><text:span text:style-name="Strong_20_Emphasis"><text:span text:style-name="T420">ose</text:span></text:span><text:span text:style-name="Strong_20_Emphasis"><text:span text:style-name="T334"> that require material to function. </text:span></text:span><text:span text:style-name="Strong_20_Emphasis"><text:span text:style-name="T394">However t</text:span></text:span><text:span text:style-name="Strong_20_Emphasis"><text:span text:style-name="T334">he </text:span></text:span><text:bookmark text:name="tw-target-text6"/><text:span text:style-name="Strong_20_Emphasis"><text:span text:style-name="T57">functioning</text:span></text:span><text:span text:style-name="Strong_20_Emphasis"><text:span text:style-name="T334"> </text:span></text:span><text:span text:style-name="Strong_20_Emphasis"><text:span text:style-name="T383">is quite simple. </text:span></text:span><text:span text:style-name="Strong_20_Emphasis"><text:span text:style-name="T384">The user will need to infuse a great amount of a mineral </text:span></text:span><text:span text:style-name="Strong_20_Emphasis"><text:span text:style-name="T395">with his Energy</text:span></text:span><text:span text:style-name="Strong_20_Emphasis"><text:span text:style-name="T384">, around </text:span></text:span><text:span text:style-name="Strong_20_Emphasis"><text:span text:style-name="T385">0.1 Cubic/meter. </text:span></text:span><text:span text:style-name="Strong_20_Emphasis"><text:span text:style-name="T387">After 2 to </text:span></text:span><text:span text:style-name="Strong_20_Emphasis"><text:span text:style-name="T388">6</text:span></text:span><text:span text:style-name="Strong_20_Emphasis"><text:span text:style-name="T387"> month, </text:span></text:span><text:span text:style-name="Strong_20_Emphasis"><text:span text:style-name="T388">it depend on the mineral if it is an high Energy mineral, it will take long</text:span></text:span><text:span text:style-name="Strong_20_Emphasis"><text:span text:style-name="T396">er</text:span></text:span><text:span text:style-name="Strong_20_Emphasis"><text:span text:style-name="T388"> since. </text:span></text:span><text:span text:style-name="Strong_20_Emphasis"><text:span text:style-name="T389">O</text:span></text:span><text:span text:style-name="Strong_20_Emphasis"><text:span text:style-name="T387">nce</text:span></text:span><text:span text:style-name="Strong_20_Emphasis"><text:span text:style-name="T386"> the mineral is brimming with the user’s Energy, </text:span></text:span><text:span text:style-name="Strong_20_Emphasis"><text:span text:style-name="T390">the user will need to slowly absorb it and to make it fuse with his body during the next year. </text:span></text:span><text:span text:style-name="Strong_20_Emphasis"><text:span text:style-name="T391">Once the mineral is completely fused with his body the user will undergo </text:span></text:span><text:span text:style-name="Strong_20_Emphasis"><text:span text:style-name="T392">many qualitative change </text:span></text:span><text:span text:style-name="Strong_20_Emphasis"><text:span text:style-name="T393">in </text:span></text:span><text:span text:style-name="Strong_20_Emphasis"><text:span text:style-name="T419">adequacy</text:span></text:span><text:span text:style-name="Strong_20_Emphasis"><text:span text:style-name="T393"> with the mineral proprieties</text:span></text:span><text:span text:style-name="Strong_20_Emphasis"><text:span text:style-name="T392">, if the mineral is resistant to fire he will gain fire resistance</text:span></text:span><text:span text:style-name="Strong_20_Emphasis"><text:span text:style-name="T58">, some mineral that can stock Energy will even allow his body to store more Energy.</text:span></text:span></text:p>
        <text:p text:style-name="P138"><text:span text:style-name="Strong_20_Emphasis"><text:span text:style-name="T334">Requirement:</text:span></text:span></text:p>
        <text:list xml:id="list763962595" text:style-name="L29">
          <text:list-item>
            <text:p text:style-name="P279"><text:span text:style-name="Strong_20_Emphasis"><text:span text:style-name="T154">a</text:span></text:span><text:span text:style-name="Strong_20_Emphasis"><text:span text:style-name="T302">ny</text:span></text:span><text:span text:style-name="Strong_20_Emphasis"><text:span text:style-name="T304"> </text:span></text:span><text:span text:style-name="Strong_20_Emphasis"><text:span text:style-name="T302">Mineral </text:span></text:span><text:span text:style-name="Strong_20_Emphasis"><text:span text:style-name="T304">or alloy</text:span></text:span></text:p>
          </text:list-item>
          <text:list-item>
            <text:p text:style-name="P279"><text:span text:style-name="Strong_20_Emphasis"><text:span text:style-name="T334">secure environment</text:span></text:span></text:p>
          </text:list-item>
          <text:list-item>
            <text:p text:style-name="P279"><text:span text:style-name="Strong_20_Emphasis"><text:span text:style-name="T154">c</text:span></text:span><text:span text:style-name="Strong_20_Emphasis"><text:span text:style-name="T302">onsumption of all the Energy</text:span></text:span></text:p>
          </text:list-item>
        </text:list>
        <text:p text:style-name="P138"><text:span text:style-name="Strong_20_Emphasis"><text:span text:style-name="T73">Effect </text:span></text:span><text:span text:style-name="Strong_20_Emphasis"><text:span text:style-name="T94">in <text:s/>adequacy with the mineral used </text:span></text:span><text:span text:style-name="Strong_20_Emphasis"><text:span text:style-name="T73">:</text:span></text:span></text:p>
        <text:list xml:id="list230592232" text:style-name="L30">
          <text:list-item>
            <text:p text:style-name="P280"><text:span text:style-name="Strong_20_Emphasis"><text:span text:style-name="T94">additional natural armour, </text:span></text:span><text:span text:style-name="Strong_20_Emphasis"><text:span text:style-name="T96">and </text:span></text:span><text:span text:style-name="Strong_20_Emphasis"><text:span text:style-name="T108">various</text:span></text:span><text:span text:style-name="Strong_20_Emphasis"><text:span text:style-name="T96"> resistance</text:span></text:span></text:p>
          </text:list-item>
          <text:list-item>
            <text:p text:style-name="P281"><text:span text:style-name="Strong_20_Emphasis"><text:span text:style-name="T94">additional </text:span></text:span><text:span text:style-name="Strong_20_Emphasis"><text:span text:style-name="T95">Energy, </text:span></text:span><text:span text:style-name="Strong_20_Emphasis"><text:span text:style-name="T94">and HP.</text:span></text:span></text:p>
          </text:list-item>
        </text:list>
        <text:h text:style-name="Heading_20_4" text:outline-level="4"><text:span text:style-name="Strong_20_Emphasis">Innate skills</text:span></text:h>
        <text:p text:style-name="Standard"><text:span text:style-name="Strong_20_Emphasis"><text:span text:style-name="T334">The most important abilities of the Pagmaians come from their body :</text:span></text:span></text:p>
        <text:list xml:id="list1184568732" text:style-name="L31">
          <text:list-item>
            <text:p text:style-name="P282"><text:span text:style-name="Strong_20_Emphasis"><text:span text:style-name="T334">Artisan body</text:span></text:span></text:p>
            <text:p text:style-name="P283"><text:span text:style-name="Strong_20_Emphasis"><text:span text:style-name="T334">Their body allow them to do almost anything without using any tools. 10 fire damage resistance in their arm and +4 bare handed damage.</text:span></text:span></text:p>
          </text:list-item>
        </text:list>
        <text:h text:style-name="P210" text:outline-level="3"><text:bookmark-start text:name="__RefHeading___Toc1490_1886356450"/>Alignment <text:bookmark-end text:name="__RefHeading___Toc1490_1886356450"/></text:h>
        <text:p text:style-name="P45">The alignment is something related to how your character will behave in general, and how he will think. <text:span text:style-name="T494">Even if the alignment </text:span><text:span text:style-name="T495">isn’t something that will grant you </text:span><text:span text:style-name="T496">great bonuses, but if you do something's related to your alignment you might roll with advantage, </text:span><text:span text:style-name="T511">but the opposite</text:span><text:span text:style-name="T496"> is also true.</text:span></text:p>
        <text:p text:style-name="P46"><draw:frame draw:style-name="fr3" draw:name="Image10" text:anchor-type="paragraph" svg:x="0.143cm" svg:y="-0.266cm" svg:width="8.251cm" svg:height="1.566cm" draw:z-index="5"><draw:image xlink:href="Pictures/1000020100001425000003D4CCF62FDB73637BF5.png" xlink:type="simple" xlink:show="embed" xlink:actuate="onLoad" loext:mime-type="image/png"/></draw:frame>As you can see in the picture up there, there is 5 alignment, the more the alignment is on the left the more is person is in the control of everything<text:span text:style-name="T497">. </text:span><text:span text:style-name="T498">In opposition the person from the alignment on the right tend to do as they wish regardless of the opinion of others.</text:span></text:p>
        <text:h text:style-name="P228" text:outline-level="4"><text:bookmark-start text:name="__RefHeading___Toc1620_1886356450"/>Control<text:bookmark-end text:name="__RefHeading___Toc1620_1886356450"/></text:h>
        <text:p text:style-name="P47"><draw:frame draw:style-name="fr2" draw:name="Image11" text:anchor-type="paragraph" svg:x="2.27cm" svg:y="-0.275cm" svg:width="3.711cm" svg:height="5.262cm" draw:z-index="15"><draw:image xlink:href="Pictures/10000201000001C20000027E6DA4CD78621B3A9C.png" xlink:type="simple" xlink:show="embed" xlink:actuate="onLoad" loext:mime-type="image/png"/></draw:frame>The person from the Control alignment are really strict on the rules, they won’t allow <text:span text:style-name="T499">any bargain on the established rules, and will ap</text:span><text:span text:style-name="T500">ply them by the book.</text:span></text:p>
        <text:p text:style-name="P48">They generally impose strict rules on themselves, <text:span text:style-name="T501">about how they should do thing, what they will and wont do…</text:span></text:p>
        <text:p text:style-name="P80"><text:span text:style-name="T201">The </text:span><text:span text:style-name="T202">most </text:span><text:span text:style-name="T201">iconic </text:span><text:bookmark text:name="tw-target-text5"/><text:span text:style-name="T52">representative</text:span><text:span text:style-name="T202"> of this alignment would be Héméra the goddess of light, </text:span><text:span text:style-name="T203">since she is the ruler over the </text:span><text:span text:style-name="T204">church of light with an iron hand. </text:span><text:span text:style-name="T205">Moreover the church light is a religion of control that impose a strict way of living to the </text:span><text:bookmark text:name="tw-target-text7"/><text:span text:style-name="T207">believers</text:span><text:span text:style-name="T205">.</text:span></text:p>
        <text:h text:style-name="P228" text:outline-level="4"><text:bookmark-start text:name="__RefHeading___Toc1622_1886356450"/>Intellect<text:bookmark-end text:name="__RefHeading___Toc1622_1886356450"/></text:h>
        <text:p text:style-name="P112"><draw:frame draw:style-name="fr2" draw:name="Image15" text:anchor-type="paragraph" svg:x="2.046cm" svg:y="-0.312cm" svg:width="4.156cm" svg:height="4.858cm" draw:z-index="10"><draw:image xlink:href="Pictures/1000020100000226000002831589420E8C76DDE2.png" xlink:type="simple" xlink:show="embed" xlink:actuate="onLoad" loext:mime-type="image/png"/></draw:frame><text:span text:style-name="T174">The intellect alignment </text:span><text:span text:style-name="T175">represent the people that seek knowledge, and want to find how things work.</text:span></text:p>
        <text:p text:style-name="P112"><text:span text:style-name="T176">They are not restrain by any </text:span><text:span text:style-name="T177">moral, since they only care about logic. They will calculate the prow an the cons of doing something, and will do it only if it’s beneficial to them. Du to this fact they tend to be view as heartless and asocial people.</text:span></text:p>
        <text:p text:style-name="P113"><text:span text:style-name="T175">T</text:span><text:span text:style-name="T112">he most iconic </text:span><text:span text:style-name="T206">representative</text:span><text:span text:style-name="T178"> of this alignment </text:span><text:span text:style-name="T112">is surely Xavier Madeann the god of science. </text:span><text:span text:style-name="T179">He his the creator of the Nephesselaians who share his </text:span><text:span text:style-name="T180">logical mind.</text:span></text:p>
        <text:h text:style-name="P211" text:outline-level="4"><text:bookmark-start text:name="__RefHeading___Toc1624_1886356450"/><text:soft-page-break/>Neutral<text:bookmark-end text:name="__RefHeading___Toc1624_1886356450"/></text:h>
        <text:p text:style-name="P50"><draw:frame draw:style-name="fr2" draw:name="Image12" text:anchor-type="paragraph" svg:x="1.323cm" svg:y="-0.245cm" svg:width="4.639cm" svg:height="4.639cm" draw:z-index="9"><draw:image xlink:href="Pictures/1000020100000492000004924D96295B5E94EBDB.png" xlink:type="simple" xlink:show="embed" xlink:actuate="onLoad" loext:mime-type="image/png"/></draw:frame>The people of the neutral alignment are not really interest in anything, they only want to live their live while following the flow of event. </text:p>
        <text:p text:style-name="P50">Phusis <text:span text:style-name="T514">and the Phusilian are</text:span> the most iconic example of this <text:span text:style-name="T502">alignment, </text:span><text:span text:style-name="T515">and they are often used as symbol an neutrality.</text:span></text:p>
        <text:h text:style-name="P211" text:outline-level="4"><text:bookmark-start text:name="__RefHeading___Toc1626_1886356450"/>Passion <text:bookmark-end text:name="__RefHeading___Toc1626_1886356450"/></text:h>
        <text:p text:style-name="P49"><draw:frame draw:style-name="fr2" draw:name="Image13" text:anchor-type="paragraph" svg:x="2.447cm" svg:y="-0.247cm" svg:width="3.36cm" svg:height="4.796cm" draw:z-index="4"><draw:image xlink:href="Pictures/100002010000034D000004B6D521B309A0889E2C.png" xlink:type="simple" xlink:show="embed" xlink:actuate="onLoad" loext:mime-type="image/png"/></draw:frame>The <text:span text:style-name="T503">person that come from </text:span><text:span text:style-name="T504">this alignment are passionate people that will do anything to achieve their objective.</text:span></text:p>
        <text:p text:style-name="P114"><text:span text:style-name="T181">They wont miss any occasion to do something related to their passion. It reach such a point that it can be labelled a obsession. </text:span><text:span text:style-name="T182">Pagmas was one of those people, since he had a burning </text:span><text:span text:style-name="T183">passion</text:span><text:span text:style-name="T182"> for </text:span><text:bookmark text:name="tw-target-text8"/><text:span text:style-name="T182">the art of blacksmithing.</text:span></text:p>
        <text:h text:style-name="P211" text:outline-level="4"><text:bookmark-start text:name="__RefHeading___Toc1628_1886356450"/>Liberty<text:bookmark-end text:name="__RefHeading___Toc1628_1886356450"/></text:h>
        <text:p text:style-name="P81"><draw:frame draw:style-name="fr1" draw:name="Image14" text:anchor-type="paragraph" svg:y="-0.296cm" svg:width="4.429cm" svg:height="4.526cm" draw:z-index="0"><draw:image xlink:href="Pictures/10000201000002B4000002C3CC7C36352E1B142D.png" xlink:type="simple" xlink:show="embed" xlink:actuate="onLoad" loext:mime-type="image/png"/></draw:frame>The people from the alignment of liberty are free spirit, they don’t abide by the law and logic; they do as they wish, when they wish. They hate being restrained by other people and they would rather die than being enslaved by something. <text:span text:style-name="T512">But if you see one </text:span><text:span text:style-name="T513">that willingly offer to serve you, you must pay attention to you life.</text:span></text:p>
        <text:p text:style-name="Standard">The Erebonix society is the most important example of this, they is no rule other that the natural one. </text:p>
        <text:h text:style-name="Heading_20_3" text:outline-level="3"><text:bookmark-start text:name="__RefHeading___Toc1492_1886356450"/>Passion / theme<text:bookmark-end text:name="__RefHeading___Toc1492_1886356450"/></text:h>
        <text:p text:style-name="Standard">Passion and theme are <text:span text:style-name="T508">2 to 3 </text:span>short sentence that will summarise the way your character think and <text:span text:style-name="T505">what does he want. </text:span><text:span text:style-name="T506">For Example:</text:span></text:p>
        <text:list xml:id="list1634338726" text:style-name="L32">
          <text:list-item>
            <text:p text:style-name="P285"><text:span text:style-name="T507">Only w</text:span>hen I fight, I feel alive.</text:p>
          </text:list-item>
          <text:list-item>
            <text:p text:style-name="P284"><text:span text:style-name="T509">If he dies, </text:span><text:span text:style-name="T421">he dies.</text:span></text:p>
          </text:list-item>
          <text:list-item>
            <text:p text:style-name="P286">Beer is the most sacred beverage.</text:p>
          </text:list-item>
        </text:list>
        <text:p text:style-name="P181"><text:span text:style-name="T509">A character with those passion / them will be a battle maniac that don’t care if people die, </text:span><text:span text:style-name="T510">but won’t stand if people mistreat beer.</text:span></text:p>
        <text:h text:style-name="P195" text:outline-level="2"><text:bookmark-start text:name="__RefHeading___Toc5317_3607824458"/>Profession<text:bookmark-end text:name="__RefHeading___Toc5317_3607824458"/></text:h>
        <text:p text:style-name="P62">Few word about profession classes mastier<text:span text:style-name="T401">ies</text:span> and <text:span text:style-name="T402">archetype (support dps tank</text:span><text:span text:style-name="T403">)</text:span></text:p>
        <text:h text:style-name="P202" text:outline-level="3"><text:bookmark-start text:name="__RefHeading___Toc5319_3607824458"/>Masteries<text:bookmark-end text:name="__RefHeading___Toc5319_3607824458"/></text:h>
        <text:h text:style-name="P211" text:outline-level="4"><text:bookmark-start text:name="__RefHeading___Toc4746_1569402401"/>Light mastery<text:bookmark-end text:name="__RefHeading___Toc4746_1569402401"/></text:h>
        <text:p text:style-name="P63"/>
        <text:h text:style-name="P211" text:outline-level="4"><text:bookmark-start text:name="__RefHeading___Toc4748_1569402401"/>Shadow mastery<text:bookmark-end text:name="__RefHeading___Toc4748_1569402401"/></text:h>
        <text:p text:style-name="P63"/>
        <text:h text:style-name="P211" text:outline-level="4"><text:bookmark-start text:name="__RefHeading___Toc4750_1569402401"/>Mental mastery<text:bookmark-end text:name="__RefHeading___Toc4750_1569402401"/></text:h>
        <text:p text:style-name="P63"/>
        <text:h text:style-name="P211" text:outline-level="4"><text:bookmark-start text:name="__RefHeading___Toc4752_1569402401"/>Death mastery<text:bookmark-end text:name="__RefHeading___Toc4752_1569402401"/></text:h>
        <text:p text:style-name="P63"/>
        <text:h text:style-name="P211" text:outline-level="4"><text:bookmark-start text:name="__RefHeading___Toc4754_1569402401"/>Spirit mastery<text:bookmark-end text:name="__RefHeading___Toc4754_1569402401"/></text:h>
        <text:p text:style-name="P63"/>
        <text:h text:style-name="P211" text:outline-level="4"><text:bookmark-start text:name="__RefHeading___Toc4756_1569402401"/>Rune mastery<text:bookmark-end text:name="__RefHeading___Toc4756_1569402401"/></text:h>
        <text:p text:style-name="P63"/>
        <text:h text:style-name="P211" text:outline-level="4"><text:bookmark-start text:name="__RefHeading___Toc4758_1569402401"/>Soul’s mastery<text:bookmark-end text:name="__RefHeading___Toc4758_1569402401"/></text:h>
        <text:p text:style-name="P63"/>
        <text:h text:style-name="P211" text:outline-level="4"><text:bookmark-start text:name="__RefHeading___Toc4760_1569402401"/>Flame mastery<text:bookmark-end text:name="__RefHeading___Toc4760_1569402401"/></text:h>
        <text:p text:style-name="P63"/>
        <text:h text:style-name="P211" text:outline-level="4"><text:bookmark-start text:name="__RefHeading___Toc4762_1569402401"/>Alchemist mastery<text:bookmark-end text:name="__RefHeading___Toc4762_1569402401"/></text:h>
        <text:p text:style-name="P64"/>
        <text:h text:style-name="P211" text:outline-level="4"><text:bookmark-start text:name="__RefHeading___Toc4764_1569402401"/>Enchanting mastery<text:bookmark-end text:name="__RefHeading___Toc4764_1569402401"/></text:h>
        <text:p text:style-name="P64"/>
        <text:h text:style-name="P211" text:outline-level="4"><text:bookmark-start text:name="__RefHeading___Toc4766_1569402401"/>D<text:span text:style-name="T404">ruidic mastery</text:span><text:bookmark-end text:name="__RefHeading___Toc4766_1569402401"/></text:h>
        <text:p text:style-name="P64"/>
        <text:h text:style-name="P211" text:outline-level="4"><text:bookmark-start text:name="__RefHeading___Toc4768_1569402401"/>Lurker’s mastery<text:bookmark-end text:name="__RefHeading___Toc4768_1569402401"/></text:h>
        <text:p text:style-name="P65"/>
        <text:h text:style-name="P211" text:outline-level="4"><text:bookmark-start text:name="__RefHeading___Toc4770_1569402401"/>Close fight mastery<text:bookmark-end text:name="__RefHeading___Toc4770_1569402401"/></text:h>
        <text:p text:style-name="P66"/>
        <text:h text:style-name="P211" text:outline-level="4"><text:bookmark-start text:name="__RefHeading___Toc4772_1569402401"/>Berserker mastery<text:bookmark-end text:name="__RefHeading___Toc4772_1569402401"/></text:h>
        <text:p text:style-name="P52"/>
        <text:h text:style-name="P204" text:outline-level="3"><text:bookmark-start text:name="__RefHeading___Toc5321_3607824458"/>Starting Skills<text:bookmark-end text:name="__RefHeading___Toc5321_3607824458"/></text:h>
        <text:p text:style-name="P67"/>
        <text:p text:style-name="P67"/>
        <text:h text:style-name="P191" text:outline-level="2"><text:bookmark-start text:name="__RefHeading___Toc5323_3607824458"/>Starting Gear<text:bookmark-end text:name="__RefHeading___Toc5323_3607824458"/></text:h>
        <text:h text:style-name="P187" text:outline-level="1"><text:bookmark-start text:name="__RefHeading___Toc1453_1886356450"/>How to play<text:bookmark-end text:name="__RefHeading___Toc1453_1886356450"/></text:h>
        <text:h text:style-name="P192" text:outline-level="2"><text:bookmark-start text:name="__RefHeading___Toc1455_1886356450"/>A classic round<text:bookmark-end text:name="__RefHeading___Toc1455_1886356450"/></text:h>
        <text:p text:style-name="P25">As explained in the introduction a round of the game is divided in three step : </text:p>
        <text:list xml:id="list3018261785" text:style-name="L33">
          <text:list-item>
            <text:p text:style-name="P287">The player who is the DM describe the place where the players are. The DM will also describe all the NPC, and what do they do. <text:span text:style-name="T327">If an enemy is her without the player knowing the DM can do a instinct check to see if they figure it out. </text:span></text:p>
          </text:list-item>
          <text:list-item>
            <text:p text:style-name="P309">On<text:span text:style-name="T328">ce</text:span> the player<text:span text:style-name="T328">s</text:span> know where they are, they can decide what do they <text:span text:style-name="T328">will </text:span>do with that information. The option are limitless. Ones they decide what will they characters do, the DM will tell them if they need to do an ability check to succeed an action. <text:span text:style-name="T329">Some action might need the player to use resource's like Energy or consumable,in that case the DM will ask the player to remove them from their inventory.</text:span></text:p>
          </text:list-item>
          <text:list-item>
            <text:p text:style-name="P309"><text:span text:style-name="T330">To end the turn t</text:span>he DM Will then describe the action of the player’s characters. <text:span text:style-name="T331">If the player’s characters scavenge any resource's, recover their Energy or mend their wound, it’s the moment where the DM explain what do they get. </text:span><text:span text:style-name="T330">This lead to an </text:span>another description, so <text:span text:style-name="T332">it</text:span> return to the beginning.</text:p>
          </text:list-item>
        </text:list>
        <text:p text:style-name="P57"><text:span text:style-name="T197">A</text:span>nd the session goes on like that by succeeding players action and description of the DM. The player don’t really need to take turn when they are outside combat faze, but when they engage a fight a more structured action can help everyone to figure how thing happened. Since there is no initiative system as in D&amp;D or Pathfinder, so it’s up to the dm to decide how they will do, they can define an order for the players turn at the beginning <text:span text:style-name="T333">o</text:span>f the session or the players made a dice roll when they engage a fight.</text:p>
        <text:p text:style-name="P68">A board with <text:span text:style-name="T405">figurine can help the player to figure what is happening but isn’t required to play the game. Since there is no <text:s text:c="2"/>system of distance in this game it’s up to the DM to decide if the player’s character is close enough. But it might be usefull to know that a normal human run at 13 Km/h so it’s around 3,5 meter/s. Since a round duration is around 6 second, we can say that </text:span><text:span text:style-name="T406">a </text:span><text:span text:style-name="T407">character can </text:span><text:span text:style-name="T406">move up to 20 meter in a round </text:span><text:span text:style-name="T408">in normal condition</text:span><text:span text:style-name="T406">.</text:span></text:p>
        <text:p text:style-name="P53"/>
        <text:h text:style-name="P192" text:outline-level="2"><text:bookmark-start text:name="__RefHeading___Toc1457_1886356450"/>Camps<text:bookmark-end text:name="__RefHeading___Toc1457_1886356450"/></text:h>
        <text:p text:style-name="P54">Nqnmpn</text:p>
        <text:p text:style-name="P54"><text:soft-page-break/>alvnapmon*</text:p>
        <text:p text:style-name="P54">jqsgvc</text:p>
        <text:p text:style-name="P56">around 2 page</text:p>
        <text:h text:style-name="P193" text:outline-level="2"><text:bookmark-start text:name="__RefHeading___Toc1459_1886356450"/>Death of a character<text:bookmark-end text:name="__RefHeading___Toc1459_1886356450"/></text:h>
        <text:p text:style-name="P52"><text:bookmark text:name="p153"/>When a <text:bookmark text:name="162-200-201"/>character’s HP reach 0 he will faint.<text:bookmark text:name="p154"/> It’s only when <text:bookmark text:name="160"/>the <text:bookmark text:name="160-163-202-203"/>character’s HP <text:bookmark text:name="214-215"/>is below a certain negative value, that <text:bookmark text:name="161"/>the <text:bookmark text:name="161-164-204-205"/>character <text:bookmark text:name="216-217"/>dies.<text:bookmark text:name="p155"/> The negative value is <text:bookmark text:name="218-219"/>decided by the DM, but generally it’<text:bookmark text:name="220-221"/>s between <text:bookmark text:name="158"/>-maxHP and <text:bookmark text:name="159"/>-<text:bookmark text:name="p152"/>(<text:bookmark text:name="157"/>maxHP/2).</text:p>
        <text:p text:style-name="P69"><text:bookmark text:name="p156"/>Obviously in <text:bookmark text:name="206-207"/>case the entire party faints while fighting bandit or <text:bookmark text:name="208-209"/>criminal <text:bookmark text:name="165"/>they might <text:bookmark text:name="222-223"/>get capture, but if <text:bookmark text:name="166"/>they were <text:bookmark text:name="224-225"/>battling against <text:bookmark text:name="210-211"/>beasts and <text:bookmark text:name="212-213"/>monster <text:bookmark text:name="167"/>they would likely die.</text:p>
        <text:p text:style-name="P70">Once a character died there is few option :</text:p>
        <text:list xml:id="list331560024" text:style-name="L34">
          <text:list-item>
            <text:p text:style-name="P310">the party as a mean to preserve the soul of the character</text:p>
          </text:list-item>
          <text:list-item>
            <text:p text:style-name="P311">the party know a resurrection spells</text:p>
          </text:list-item>
          <text:list-item>
            <text:p text:style-name="P311">the party know how to transform a souls in a wandering spirit</text:p>
          </text:list-item>
          <text:list-item>
            <text:p text:style-name="P312">the party can’t do anything's</text:p>
          </text:list-item>
        </text:list>
        <text:p text:style-name="P52">In this case the player whose character’s die simply need to create a new one.</text:p>
        <text:h text:style-name="P193" text:outline-level="2"><text:bookmark-start text:name="__RefHeading___Toc1461_1886356450"/>Character’s Progression<text:bookmark-end text:name="__RefHeading___Toc1461_1886356450"/></text:h>
        <text:p text:style-name="P56">Pib</text:p>
        <text:p text:style-name="P56">pmaqf*</text:p>
        <text:p text:style-name="P56">laqonf</text:p>
        <text:p text:style-name="P56">arroud 3 page</text:p>
        <text:h text:style-name="P188" text:outline-level="1"><text:bookmark-start text:name="__RefHeading___Toc1463_1886356450"/>Magic research<text:bookmark-end text:name="__RefHeading___Toc1463_1886356450"/></text:h>
        <text:h text:style-name="P194" text:outline-level="2"><text:bookmark-start text:name="__RefHeading___Toc1465_1886356450"/>How does magic work<text:bookmark-end text:name="__RefHeading___Toc1465_1886356450"/></text:h>
        <text:p text:style-name="P55">Apegn</text:p>
        <text:p text:style-name="P55">pzmiign</text:p>
        <text:p text:style-name="P55">ampqin</text:p>
        <text:p text:style-name="P55">2/3 pages</text:p>
        <text:h text:style-name="P194" text:outline-level="2"><text:bookmark-start text:name="__RefHeading___Toc1467_1886356450"/>Spells’ creation<text:bookmark-end text:name="__RefHeading___Toc1467_1886356450"/></text:h>
        <text:p text:style-name="P55">Pzorng</text:p>
        <text:p text:style-name="P55">pmaen,</text:p>
        <text:p text:style-name="P55">2 page</text:p>
        <text:h text:style-name="P194" text:outline-level="2"><text:bookmark-start text:name="__RefHeading___Toc1469_1886356450"/>Body forging<text:bookmark-end text:name="__RefHeading___Toc1469_1886356450"/></text:h>
        <text:p text:style-name="P55">Mping</text:p>
        <text:p text:style-name="P55">zmsing</text:p>
        <text:p text:style-name="P55">2 page</text:p>
        <text:h text:style-name="P194" text:outline-level="2"><text:bookmark-start text:name="__RefHeading___Toc1471_1886356450"/>Enchanting and artefact<text:bookmark-end text:name="__RefHeading___Toc1471_1886356450"/></text:h>
        <text:p text:style-name="P55">Pmvn</text:p>
        <text:p text:style-name="P55">pmqnf</text:p>
        <text:p text:style-name="P55">q^n</text:p>
        <text:p text:style-name="P55">3 page</text:p>
        <text:p text:style-name="P71"/>
      </text:section>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Algerian1" svg:font-family="Algerian" style:font-family-generic="decorative"/>
    <style:font-face style:name="Arial3" svg:font-family="Arial" style:font-family-generic="swiss"/>
    <style:font-face style:name="arial2" svg:font-family="arial" style:font-adornments="Bold" style:font-family-generic="swiss"/>
    <style:font-face style:name="arial3" svg:font-family="arial" style:font-adornments="Gras" style:font-family-generic="swiss"/>
    <style:font-face style:name="arial" svg:font-family="arial" style:font-adornments="Normal" style:font-family-generic="swiss"/>
    <style:font-face style:name="arial1" svg:font-family="arial" style:font-adornments="Regular" style:font-family-generic="swiss"/>
    <style:font-face style:name="Liberation Mono" svg:font-family="'Liberation Mono'" style:font-family-generic="modern" style:font-pitch="fixed"/>
    <style:font-face style:name="NSimSun" svg:font-family="NSimSun" style:font-family-generic="modern" style:font-pitch="fixed"/>
    <style:font-face style:name="Noto Sans Mono CJK SC" svg:font-family="'Noto Sans Mono CJK SC'" style:font-family-generic="modern" style:font-pitch="fixed"/>
    <style:font-face style:name="Algerian2" svg:font-family="Algerian" style:font-family-generic="decorative" style:font-pitch="variable"/>
    <style:font-face style:name="Algerian" svg:font-family="Algerian"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Liberation Serif" svg:font-family="'Liberation Serif'" style:font-family-generic="roman" style:font-pitch="variable"/>
    <style:font-face style:name="Liberation Serif2" svg:font-family="'Liberation Serif'" style:font-adornments="Gras" style:font-family-generic="roman" style:font-pitch="variable"/>
    <style:font-face style:name="Liberation Serif1" svg:font-family="'Liberation Serif'" style:font-adornments="Normal" style:font-family-generic="roman" style:font-pitch="variable"/>
    <style:font-face style:name="Arial" svg:font-family="Arial" style:font-family-generic="swiss" style:font-pitch="variable"/>
    <style:font-face style:name="Arial2" svg:font-family="Arial" style:font-adornments="Gras" style:font-family-generic="swiss" style:font-pitch="variable"/>
    <style:font-face style:name="Arial1" svg:font-family="Arial" style:font-adornments="Normal" style:font-family-generic="swiss" style:font-pitch="variable"/>
    <style:font-face style:name="Calibri1" svg:font-family="Calibri" style:font-adornments="Normal"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Times New Roman" svg:font-family="'Times New Roman'" style:font-family-generic="system" style:font-pitch="variable"/>
    <style:font-face style:name="Yu Gothic Light" svg:font-family="'Yu Gothic Light'" style:font-family-generic="system" style:font-pitch="variable"/>
    <style:font-face style:name="Yu Mincho" svg:font-family="'Yu Mincho'"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line-height="150%" fo:text-align="justify" style:justify-single-word="false" fo:orphans="2" fo:widows="2" fo:hyphenation-ladder-count="no-limit" fo:text-indent="0.7cm" style:auto-text-indent="false" style:page-number="auto"/>
      <style:text-properties style:font-name="arial" fo:font-family="arial" style:font-style-name="Normal" style:font-family-generic="swiss" fo:font-size="12pt" fo:language="en" fo:country="GB" fo:hyphenate="true" fo:hyphenation-remain-char-count="2" fo:hyphenation-push-char-count="2" loext:hyphenation-no-caps="false"/>
    </style:style>
    <style:style style:name="Heading" style:family="paragraph" style:parent-style-name="Standard" style:next-style-name="Text_20_body" style:class="text" style:master-page-name="">
      <style:paragraph-properties fo:margin-top="0cm" fo:margin-bottom="0cm" loext:contextual-spacing="false" style:page-number="auto" fo:keep-with-next="auto"/>
      <style:text-properties style:font-name="Liberation Serif1" fo:font-family="'Liberation Serif'" style:font-style-name="Normal" style:font-family-generic="roman" style:font-pitch="variable" fo:font-size="11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101cm" loext:contextual-spacing="false" fo:line-height="150%" fo:text-align="justify" style:justify-single-word="false" fo:orphans="2" fo:widows="2" fo:text-indent="0.801cm" style:auto-text-indent="false" style:page-number="auto"/>
      <style:text-properties style:font-name="arial1" fo:font-family="arial" style:font-style-name="Regular" style:font-family-generic="swiss" fo:font-size="12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master-page-name="">
      <style:paragraph-properties fo:margin-top="0cm" fo:margin-bottom="0cm" loext:contextual-spacing="false" style:page-number="auto" text:number-lines="false" text:line-number="0"/>
      <style:text-properties fo:font-size="11pt" fo:font-style="normal"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master-page-name="">
      <style:paragraph-properties fo:margin-left="0cm" fo:margin-right="0cm" fo:margin-top="0.3cm" fo:margin-bottom="0.499cm" loext:contextual-spacing="false" fo:line-height="150%" fo:text-align="justify" style:justify-single-word="false" fo:orphans="2" fo:widows="2" fo:text-indent="0cm" style:auto-text-indent="false" style:page-number="auto" text:number-lines="false" text:line-number="0"/>
      <style:text-properties style:font-name="arial1" fo:font-family="arial" style:font-style-name="Regular" style:font-family-generic="swiss" fo:font-size="13pt" fo:font-weight="bold" style:font-size-asian="12pt" style:font-name-complex="Lohit Devanagari1" style:font-family-complex="'Lohit Devanagari'"/>
    </style:style>
    <style:style style:name="Normal_20_Table" style:display-name="Normal Table" style:family="paragraph" style:default-outline-level="">
      <style:paragraph-properties fo:margin-top="0cm" fo:margin-bottom="0.282cm" loext:contextual-spacing="false" fo:line-height="107%" fo:text-align="start" style:justify-single-word="false" fo:orphans="2" fo:widows="2" style:vertical-align="auto"/>
      <style:text-properties style:font-name="Calibri" fo:font-family="Calibri" style:font-family-generic="roman" style:font-pitch="variable" fo:font-size="11pt" fo:language="fr" fo:country="FR" style:font-name-asian="Yu Mincho" style:font-family-asian="'Yu Mincho'" style:font-family-generic-asian="system" style:font-pitch-asian="variable" style:font-size-asian="11pt" style:language-asian="ja" style:country-asian="JP" style:font-name-complex="Times New Roman" style:font-family-complex="'Times New Roman'" style:font-family-generic-complex="system" style:font-pitch-complex="variable" style:font-size-complex="11pt" style:language-complex="ar" style:country-complex="SA"/>
    </style:style>
    <style:style style:name="No_20_Spacing" style:display-name="No Spacing" style:family="paragraph" style:default-outline-level="">
      <style:paragraph-properties fo:margin-left="0cm" fo:margin-right="0cm" fo:text-align="start" style:justify-single-word="false" fo:orphans="2" fo:widows="2" fo:text-indent="0.4cm" style:auto-text-indent="false" style:vertical-align="auto"/>
      <style:text-properties style:font-name="Calibri" fo:font-family="Calibri" style:font-family-generic="roman" style:font-pitch="variable" fo:font-size="11pt" fo:language="fr" fo:country="FR" style:font-name-asian="Yu Mincho" style:font-family-asian="'Yu Mincho'" style:font-family-generic-asian="system" style:font-pitch-asian="variable" style:font-size-asian="11pt" style:language-asian="ja" style:country-asian="JP" style:font-name-complex="Times New Roman" style:font-family-complex="'Times New Roman'" style:font-family-generic-complex="system" style:font-pitch-complex="variable" style:font-size-complex="11pt" style:language-complex="ar" style:country-complex="SA"/>
    </style:style>
    <style:style style:name="Title" style:family="paragraph" style:parent-style-name="Heading" style:next-style-name="Text_20_body" style:class="chapter" style:master-page-name="">
      <style:paragraph-properties fo:margin-left="0cm" fo:margin-right="0cm" fo:margin-top="4.001cm" fo:margin-bottom="0.499cm" loext:contextual-spacing="false" fo:text-align="center" style:justify-single-word="false" fo:orphans="2" fo:widows="2" fo:text-indent="0cm" style:auto-text-indent="false" style:page-number="auto" fo:keep-with-next="always"/>
      <style:text-properties fo:color="#00002c" style:font-name="arial2" fo:font-family="arial" style:font-style-name="Bold" style:font-family-generic="swiss" fo:font-size="40pt" fo:font-style="normal" fo:font-weight="bold" style:font-size-asian="28pt" style:font-weight-asian="bold" style:font-size-complex="28pt" style:font-weight-complex="bold"/>
    </style:style>
    <style:style style:name="Frame_20_contents" style:display-name="Frame contents" style:family="paragraph" style:parent-style-name="Standard" style:class="extra"/>
    <style:style style:name="Subtitle" style:family="paragraph" style:parent-style-name="Heading" style:next-style-name="Text_20_body" style:class="chapter">
      <style:paragraph-properties fo:margin-left="0cm" fo:margin-right="0cm" fo:margin-top="0cm" fo:margin-bottom="0cm" loext:contextual-spacing="false" fo:text-align="start" style:justify-single-word="false" fo:text-indent="0cm" style:auto-text-indent="false"/>
      <style:text-properties fo:color="#000000" style:font-name="Liberation Serif2" fo:font-family="'Liberation Serif'" style:font-style-name="Gras" style:font-family-generic="roman" style:font-pitch="variable" fo:font-size="11pt" fo:font-weight="normal"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master-page-name="">
      <style:paragraph-properties fo:margin-left="0cm" fo:margin-right="0cm" fo:text-align="end" style:justify-single-word="false" fo:text-indent="0cm" style:auto-text-indent="false" style:page-number="auto" text:number-lines="false" text:line-number="0">
        <style:tab-stops>
          <style:tab-stop style:position="8.5cm" style:type="center"/>
          <style:tab-stop style:position="17cm" style:type="right"/>
        </style:tab-stops>
      </style:paragraph-properties>
      <style:text-properties fo:font-size="12pt"/>
    </style:style>
    <style:style style:name="Header" style:family="paragraph" style:parent-style-name="Header_20_and_20_Footer" style:class="extra" style:master-page-name="">
      <style:paragraph-properties fo:margin-left="0cm" fo:margin-right="0cm" fo:margin-top="0cm" fo:margin-bottom="0.199cm" loext:contextual-spacing="false" fo:line-height="150%" fo:text-align="justify" style:justify-single-word="false" fo:orphans="2" fo:widows="2" fo:text-indent="0cm" style:auto-text-indent="false" style:page-number="auto" text:number-lines="false" text:line-number="0">
        <style:tab-stops>
          <style:tab-stop style:position="9.001cm" style:type="center"/>
          <style:tab-stop style:position="18.002cm" style:type="right"/>
        </style:tab-stops>
      </style:paragraph-properties>
      <style:text-properties style:font-name="arial3" fo:font-family="arial" style:font-style-name="Gras" style:font-family-generic="swiss" fo:font-size="14pt" fo:font-weight="bold"/>
    </style:style>
    <style:style style:name="Heading_20_1" style:display-name="Heading 1" style:family="paragraph" style:parent-style-name="Heading" style:next-style-name="Text_20_body" style:default-outline-level="1" style:class="text" style:master-page-name="">
      <style:paragraph-properties fo:margin-top="0cm" fo:margin-bottom="0cm" loext:contextual-spacing="false" fo:text-align="justify" style:justify-single-word="false" fo:orphans="2" fo:widows="2" style:page-number="auto" fo:padding="0.049cm" fo:border="none" fo:keep-with-next="always">
        <style:tab-stops/>
      </style:paragraph-properties>
      <style:text-properties style:use-window-font-color="true" style:font-name="arial2" fo:font-family="arial" style:font-style-name="Bold" style:font-family-generic="swiss" fo:font-size="20pt" fo:font-weight="bold" style:font-size-asian="130%" style:font-weight-asian="bold" style:font-size-complex="130%" style:font-weight-complex="bold"/>
    </style:style>
    <style:style style:name="Footnote" style:family="paragraph" style:parent-style-name="Standard" style:class="extra" style:master-page-name="">
      <style:paragraph-properties fo:margin-left="0.762cm" fo:margin-right="0cm" fo:margin-top="0cm" fo:margin-bottom="0.254cm" loext:contextual-spacing="false" fo:text-align="justify" style:justify-single-word="false" fo:text-indent="-0.762cm" style:auto-text-indent="false" style:page-number="auto" text:number-lines="false" text:line-number="0">
        <style:tab-stops/>
      </style:paragraph-properties>
      <style:text-properties fo:font-size="11pt" style:font-size-asian="10pt" style:font-size-complex="10pt"/>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199cm" fo:margin-bottom="0.101cm" loext:contextual-spacing="false" fo:text-align="start" style:justify-single-word="false" fo:orphans="2" fo:widows="2" fo:text-indent="0.499cm" style:auto-text-indent="false" style:page-number="auto" fo:keep-with-next="always"/>
      <style:text-properties style:use-window-font-color="true" style:font-name="arial1" fo:font-family="arial" style:font-style-name="Regular" style:font-family-generic="swiss" fo:font-size="13pt" fo:font-style="normal" fo:font-weight="bold" style:font-size-asian="95%" style:font-style-asian="italic" style:font-weight-asian="bold" style:font-size-complex="95%" style:font-style-complex="italic"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7cm" fo:margin-bottom="0.101cm" loext:contextual-spacing="false" fo:text-align="justify" style:justify-single-word="false" fo:orphans="2" fo:widows="2" fo:text-indent="0cm" style:auto-text-indent="false" style:page-number="auto" fo:keep-with-next="always"/>
      <style:text-properties style:use-window-font-color="true" style:font-name="arial2" fo:font-family="arial" style:font-style-name="Bold" style:font-family-generic="swiss" fo:font-size="16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499cm" fo:margin-bottom="0.101cm" loext:contextual-spacing="false" fo:text-align="start" style:justify-single-word="false" fo:orphans="2" fo:widows="2" fo:text-indent="0cm" style:auto-text-indent="false" style:page-number="auto" fo:keep-with-next="always"/>
      <style:text-properties style:use-window-font-color="true" style:font-name="Arial" fo:font-family="Arial" style:font-family-generic="swiss" style:font-pitch="variable" fo:font-size="14pt" fo:font-weight="bold" officeooo:rsid="002b22b1" style:font-size-asian="15pt" style:font-weight-asian="bold" style:font-size-complex="15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master-page-name="">
      <style:paragraph-properties fo:margin-left="0cm" fo:margin-right="0cm" fo:margin-top="0.22cm" fo:margin-bottom="0.21cm" loext:contextual-spacing="false" fo:text-align="center" style:justify-single-word="false" fo:text-indent="0cm" style:auto-text-indent="false" style:page-number="auto" text:number-lines="false" text:line-number="0"/>
      <style:text-properties style:use-window-font-color="true" style:font-name="arial3" fo:font-family="arial" style:font-style-name="Gras" style:font-family-generic="swiss" fo:font-size="18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101cm" fo:margin-bottom="0.049cm" loext:contextual-spacing="false" fo:line-height="100%" fo:text-indent="0cm" style:auto-text-indent="false" style:page-number="auto">
        <style:tab-stops>
          <style:tab-stop style:position="17cm" style:type="right" style:leader-style="dotted" style:leader-text="."/>
        </style:tab-stops>
      </style:paragraph-properties>
      <style:text-properties style:use-window-font-color="true" style:font-name="Arial2" fo:font-family="Arial" style:font-style-name="Gras" style:font-family-generic="swiss" style:font-pitch="variable" fo:font-size="14pt" fo:font-weight="bold"/>
    </style:style>
    <style:style style:name="Contents_20_2" style:display-name="Contents 2" style:family="paragraph" style:parent-style-name="Index" style:class="index">
      <style:paragraph-properties fo:margin-left="0.199cm" fo:margin-right="0cm" fo:margin-top="0cm" fo:margin-bottom="0cm" loext:contextual-spacing="false" fo:line-height="100%" fo:text-indent="0cm" style:auto-text-indent="false">
        <style:tab-stops>
          <style:tab-stop style:position="16.501cm" style:type="right" style:leader-style="dotted" style:leader-text="."/>
        </style:tab-stops>
      </style:paragraph-properties>
      <style:text-properties style:font-name="Arial1" fo:font-family="Arial" style:font-style-name="Normal" style:font-family-generic="swiss" style:font-pitch="variable" fo:font-size="10.5pt"/>
    </style:style>
    <style:style style:name="Contents_20_3" style:display-name="Contents 3" style:family="paragraph" style:parent-style-name="Index" style:class="index">
      <style:paragraph-properties fo:margin-left="0.4cm" fo:margin-right="0cm" fo:margin-top="0.101cm" fo:margin-bottom="0cm" loext:contextual-spacing="false" fo:line-height="100%" fo:text-indent="0cm" style:auto-text-indent="false">
        <style:tab-stops>
          <style:tab-stop style:position="16.002cm" style:type="right" style:leader-style="dotted" style:leader-text="."/>
        </style:tab-stops>
      </style:paragraph-properties>
      <style:text-properties style:font-name="Arial1" fo:font-family="Arial" style:font-style-name="Normal" style:font-family-generic="swiss" style:font-pitch="variable" fo:font-size="10pt"/>
    </style:style>
    <style:style style:name="Table_20_Contents" style:display-name="Table Contents" style:family="paragraph" style:parent-style-name="Standard" style:class="extra" style:master-page-name="">
      <style:paragraph-properties fo:margin-left="0cm" fo:margin-right="0cm" fo:text-align="center" style:justify-single-word="false" fo:text-indent="0cm" style:auto-text-indent="false" style:page-number="auto" text:number-lines="false" text:line-number="0" style:vertical-align="middle"/>
      <style:text-properties fo:font-size="13pt"/>
    </style:style>
    <style:style style:name="Contents_20_4" style:display-name="Contents 4" style:family="paragraph" style:parent-style-name="Index" style:class="index" style:master-page-name="">
      <style:paragraph-properties fo:margin-left="0.6cm" fo:margin-right="0cm" fo:margin-top="0cm" fo:margin-bottom="0cm" loext:contextual-spacing="false" fo:line-height="100%" fo:text-indent="0cm" style:auto-text-indent="false" style:page-number="auto">
        <style:tab-stops>
          <style:tab-stop style:position="15.503cm" style:type="right" style:leader-style="dotted" style:leader-text="."/>
        </style:tab-stops>
      </style:paragraph-properties>
      <style:text-properties style:use-window-font-color="true" style:font-name="Arial1" fo:font-family="Arial" style:font-style-name="Normal" style:font-family-generic="swiss" style:font-pitch="variable" fo:font-size="9pt" fo:font-weight="normal"/>
    </style:style>
    <style:style style:name="Heading_20_8" style:display-name="Heading 8" style:family="paragraph" style:parent-style-name="Heading" style:next-style-name="Text_20_body" style:default-outline-level="8" style:class="text" style:master-page-name="">
      <style:paragraph-properties fo:margin-top="0.106cm" fo:margin-bottom="0.106cm" loext:contextual-spacing="false" fo:orphans="0" fo:widows="0" style:page-number="auto" fo:keep-with-next="auto"/>
      <style:text-properties fo:font-size="80%" fo:font-style="italic" fo:font-weight="bold" style:font-size-asian="80%" style:font-style-asian="italic" style:font-weight-asian="bold" style:font-size-complex="80%"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Drawing" style:family="paragraph" style:parent-style-name="Caption" style:class="extra">
      <style:text-properties fo:color="#ff0000" fo:font-size="44pt"/>
    </style:style>
    <style:style style:name="Quotations" style:family="paragraph" style:parent-style-name="Standard" style:class="html" style:master-page-name="">
      <style:paragraph-properties fo:margin-left="2cm" fo:margin-right="2cm" fo:margin-top="0.199cm" fo:margin-bottom="0.199cm" loext:contextual-spacing="false" fo:line-height="150%" fo:text-align="justify" style:justify-single-word="false" fo:orphans="2" fo:widows="2" fo:text-indent="0cm" style:auto-text-indent="false" style:page-number="auto"/>
      <style:text-properties style:font-name="arial2" fo:font-family="arial" style:font-style-name="Bold" style:font-family-generic="swiss" fo:font-size="12pt" fo:font-weight="bold"/>
    </style:style>
    <style:style style:name="Hanging_20_indent" style:display-name="Hanging indent" style:family="paragraph" style:parent-style-name="Text_20_body" style:class="text" style:master-page-name="">
      <style:paragraph-properties fo:margin-left="0cm" fo:margin-right="0cm" fo:text-indent="0cm" style:auto-text-indent="false" style:page-number="auto">
        <style:tab-stops>
          <style:tab-stop style:position="0cm"/>
        </style:tab-stops>
      </style:paragraph-properties>
    </style:style>
    <style:style style:name="Illustration" style:family="paragraph" style:parent-style-name="Caption" style:class="extra" style:master-page-name="">
      <style:paragraph-properties fo:margin-left="0cm" fo:margin-right="0cm" fo:margin-top="0cm" fo:margin-bottom="0cm" loext:contextual-spacing="false" fo:text-indent="0cm" style:auto-text-indent="false" style:page-number="auto"/>
      <style:text-properties fo:font-size="11pt" fo:font-style="italic"/>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Marginalia" style:family="paragraph" style:parent-style-name="Text_20_body" style:class="text">
      <style:paragraph-properties fo:margin-left="4.001cm" fo:margin-right="0cm" fo:text-indent="0cm" style:auto-text-indent="false"/>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cm" fo:margin-bottom="0cm" loext: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loext:contextual-spacing="false" fo:text-indent="-0.635cm" style:auto-text-indent="false"/>
    </style:style>
    <style:style style:name="Signature" style:family="paragraph" style:parent-style-name="Standard" style:class="text">
      <style:paragraph-properties text:number-lines="false" text:line-number="0"/>
    </style:style>
    <style:style style:name="Sender" style:family="paragraph" style:parent-style-name="Standard" style:class="extra" style:master-page-name="">
      <style:paragraph-properties fo:margin-left="0cm" fo:margin-right="0cm" fo:margin-top="0cm" fo:margin-bottom="0.199cm" loext:contextual-spacing="false" fo:text-align="center" style:justify-single-word="false" fo:orphans="2" fo:widows="2" fo:text-indent="0cm" style:auto-text-indent="false" style:page-number="auto" text:number-lines="false" text:line-number="0"/>
      <style:text-properties style:font-name="arial3" fo:font-family="arial" style:font-style-name="Gras" style:font-family-generic="swiss" fo:font-weight="bold"/>
    </style:style>
    <style:style style:name="Figure" style:family="paragraph" style:parent-style-name="Caption" style:class="extra"/>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line-height="100%" fo:text-indent="0cm" style:auto-text-indent="false">
        <style:tab-stops>
          <style:tab-stop style:position="16.002cm" style:type="right" style:leader-style="dotted" style:leader-text="."/>
        </style:tab-stops>
      </style:paragraph-properties>
    </style:style>
    <style:style style:name="Titre_20_sommaire" style:display-name="Titre sommaire" style:family="paragraph" style:parent-style-name="Contents_20_Heading">
      <style:paragraph-properties fo:margin-top="0cm" fo:margin-bottom="0cm" loext:contextual-spacing="false" fo:line-height="100%"/>
      <style:text-properties fo:color="#000000" style:font-name="Arial2" fo:font-family="Arial" style:font-style-name="Gras" style:font-family-generic="swiss" style:font-pitch="variable" fo:font-size="20pt"/>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style:font-name="arial3" fo:font-family="arial" style:font-style-name="Gras" style:font-family-generic="swis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3.506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005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1.499cm" style:auto-text-indent="false"/>
    </style:style>
    <style:style style:name="Addressee" style:family="paragraph" style:parent-style-name="Standard" style:class="extra">
      <style:paragraph-properties fo:margin-top="0cm" fo:margin-bottom="0.106cm" loext:contextual-spacing="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Titre_20_Car" style:display-name="Titre Car" style:family="text" style:parent-style-name="Default_20_Paragraph_20_Font">
      <style:text-properties fo:color="#ffffff" style:font-name="Algerian" fo:font-family="Algerian" style:font-family-generic="roman" style:font-pitch="variable" fo:font-size="28pt" fo:letter-spacing="-0.018cm" style:letter-kerning="true" style:font-name-asian="Yu Gothic Light" style:font-family-asian="'Yu Gothic Light'" style:font-family-generic-asian="system" style:font-pitch-asian="variable" style:font-size-asian="28pt" style:font-size-complex="28pt"/>
    </style:style>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Titre_20_1_20_Car" style:display-name="Titre 1 Car" style:family="text" style:parent-style-name="Default_20_Paragraph_20_Font">
      <style:text-properties fo:color="#2f5496" style:font-name="Calibri Light" fo:font-family="'Calibri Light'" style:font-family-generic="roman" style:font-pitch="variable" fo:font-size="16pt" style:font-name-asian="Yu Gothic Light" style:font-family-asian="'Yu Gothic Light'" style:font-family-generic-asian="system" style:font-pitch-asian="variable" style:font-size-asian="16pt" style:font-size-complex="16pt"/>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Rubies" style:family="text">
      <style:text-properties fo:font-size="6pt" style:text-underline-style="none" style:font-size-asian="6pt" style:font-size-complex="6pt" style:text-emphasize="none"/>
    </style:style>
    <style:style style:name="Endnote_20_Symbol" style:display-name="Endnote Symbol" style:family="text"/>
    <style:style style:name="Variable" style:family="text">
      <style:text-properties fo:font-style="italic" style:font-style-asian="italic" style:font-style-complex="italic"/>
    </style:style>
    <style:style style:name="Emphasis" style:family="text">
      <style:text-properties fo:font-style="italic" style:font-style-asian="italic" style:font-style-complex="italic"/>
    </style:style>
    <style:style style:name="Footnote_20_anchor" style:display-name="Footnote anchor" style:family="text">
      <style:text-properties style:text-position="super 58%"/>
    </style:style>
    <style:style style:name="Exampl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Citation"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use-window-font-color="true" style:font-name="OpenSymbol" fo:font-family="OpenSymbol" style:font-charset="x-symbol" fo:font-style="normal" fo:font-weight="normal" style:font-name-asian="OpenSymbol" style:font-family-asian="OpenSymbol" style:font-charset-asian="x-symbol" style:font-style-asian="normal" style:font-weight-asian="normal" style:font-name-complex="OpenSymbol" style:font-family-complex="OpenSymbol" style:font-charset-complex="x-symbol" style:font-style-complex="normal" style:font-weight-complex="normal"/>
    </style:style>
    <style:style style:name="Numbering_20_Symbols" style:display-name="Numbering Symbols"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035cm" fo:text-indent="-0.4cm" fo:margin-left="1.03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436cm" fo:text-indent="-0.4cm" fo:margin-left="1.43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834cm" fo:text-indent="-0.4cm" fo:margin-left="1.834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2.235cm" fo:text-indent="-0.4cm" fo:margin-left="2.235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635cm" fo:text-indent="-0.4cm" fo:margin-left="2.63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3.036cm" fo:text-indent="-0.4cm" fo:margin-left="3.036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434cm" fo:text-indent="-0.4cm" fo:margin-left="3.434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835cm" fo:text-indent="-0.4cm" fo:margin-left="3.835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4.235cm" fo:text-indent="-0.4cm" fo:margin-left="4.23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636cm" fo:text-indent="-0.4cm" fo:margin-left="4.636cm"/>
        </style:list-level-properties>
        <style:text-properties style:font-name="OpenSymbol"/>
      </text:list-level-style-bullet>
    </text:list-style>
    <text:list-style style:name="WWNum1">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08P0" style:volatile="true">
      <number:currency-symbol number:language="en" number:country="US">$</number:currency-symbol>
      <number:number number:decimal-places="0" loext:min-decimal-places="0" number:min-integer-digits="1" number:grouping="true"/>
    </number:currency-style>
    <number:currency-style style:name="N108">
      <number:text>-</number:text>
      <number:currency-symbol number:language="en" number:country="US">$</number:currency-symbol>
      <number:number number:decimal-places="0" loext:min-decimal-places="0" number:min-integer-digits="1" number:grouping="true"/>
      <style:map style:condition="value()&gt;=0" style:apply-style-name="N108P0"/>
    </number:currency-style>
    <number:currency-style style:name="N110P0" style:volatile="true">
      <number:currency-symbol number:language="en" number:country="US">$</number:currency-symbol>
      <number:number number:decimal-places="2" loext:min-decimal-places="2" number:min-integer-digits="1" number:grouping="true"/>
    </number:currency-style>
    <number:currency-style style:name="N110">
      <number:text>-</number:text>
      <number:currency-symbol number:language="en" number:country="US">$</number:currency-symbol>
      <number:number number:decimal-places="2" loext:min-decimal-places="2" number:min-integer-digits="1" number:grouping="true"/>
      <style:map style:condition="value()&gt;=0" style:apply-style-name="N110P0"/>
    </number:currency-style>
    <number:currency-style style:name="N111P0" style:volatile="true">
      <number:currency-symbol number:language="en" number:country="US">$</number:currency-symbol>
      <number:number number:decimal-places="0" loext:min-decimal-places="0" number:min-integer-digits="1" number:grouping="true"/>
    </number:currency-style>
    <number:currency-style style:name="N111">
      <style:text-properties fo:color="#ff0000"/>
      <number:text>-</number:text>
      <number:currency-symbol number:language="en" number:country="US">$</number:currency-symbol>
      <number:number number:decimal-places="0" loext:min-decimal-places="0" number:min-integer-digits="1" number:grouping="true"/>
      <style:map style:condition="value()&gt;=0" style:apply-style-name="N111P0"/>
    </number:currency-style>
    <number:currency-style style:name="N112P0" style:volatile="true">
      <number:currency-symbol number:language="en" number:country="US">$</number:currency-symbol>
      <number:number number:decimal-places="2" loext:min-decimal-places="2" number:min-integer-digits="1" number:grouping="true"/>
    </number:currency-style>
    <number:currency-style style:name="N112">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2P0"/>
    </number:currency-style>
    <number:currency-style style:name="N114P0" style:volatile="true">
      <number:currency-symbol number:language="en" number:country="US">$</number:currency-symbol>
      <number:number number:decimal-places="2" loext:min-decimal-places="0" number:min-integer-digits="1" number:decimal-replacement="--" number:grouping="true"/>
    </number:currency-style>
    <number:currency-style style:name="N114">
      <style:text-properties fo:color="#ff0000"/>
      <number:text>-</number:text>
      <number:currency-symbol number:language="en" number:country="US">$</number:currency-symbol>
      <number:number number:decimal-places="2" loext:min-decimal-places="0" number:min-integer-digits="1" number:decimal-replacement="--" number:grouping="true"/>
      <style:map style:condition="value()&gt;=0" style:apply-style-name="N114P0"/>
    </number:currency-style>
    <number:number-style style:name="N116P0" style:volatile="true">
      <number:number number:decimal-places="0" loext:min-decimal-places="0" number:min-integer-digits="1" number:grouping="true"/>
      <number:text> </number:text>
    </number:number-style>
    <number:number-style style:name="N116">
      <number:text>(</number:text>
      <number:number number:decimal-places="0" loext:min-decimal-places="0" number:min-integer-digits="1" number:grouping="true"/>
      <number:text>)</number:text>
      <style:map style:condition="value()&gt;=0" style:apply-style-name="N116P0"/>
    </number:number-style>
    <number:number-style style:name="N118P0" style:volatile="true">
      <number:number number:decimal-places="2" loext:min-decimal-places="2" number:min-integer-digits="1" number:grouping="true"/>
      <number:text> </number:text>
    </number:number-style>
    <number:number-style style:name="N118">
      <number:text>(</number:text>
      <number:number number:decimal-places="2" loext:min-decimal-places="2" number:min-integer-digits="1" number:grouping="true"/>
      <number:text>)</number:text>
      <style:map style:condition="value()&gt;=0" style:apply-style-name="N118P0"/>
    </number:number-style>
    <number:currency-style style:name="N120P0" style:volatile="true">
      <number:currency-symbol number:language="en" number:country="US">$</number:currency-symbol>
      <loext:fill-character> </loext:fill-character>
      <number:number number:decimal-places="0" loext:min-decimal-places="0" number:min-integer-digits="1" number:grouping="true"/>
    </number:currency-style>
    <number:currency-style style:name="N120">
      <number:text>-</number:text>
      <number:currency-symbol number:language="en" number:country="US">$</number:currency-symbol>
      <loext:fill-character> </loext:fill-character>
      <number:number number:decimal-places="0" loext:min-decimal-places="0" number:min-integer-digits="1" number:grouping="true"/>
      <style:map style:condition="value()&gt;=0" style:apply-style-name="N120P0"/>
    </number:currency-style>
    <number:currency-style style:name="N122P0" style:volatile="true">
      <number:currency-symbol number:language="en" number:country="US">$</number:currency-symbol>
      <loext:fill-character> </loext:fill-character>
      <number:number number:decimal-places="2" loext:min-decimal-places="2" number:min-integer-digits="1" number:grouping="true"/>
    </number:currency-style>
    <number:currency-style style:name="N122">
      <number:text>-</number:text>
      <number:currency-symbol number:language="en" number:country="US">$</number:currency-symbol>
      <loext:fill-character> </loext:fill-character>
      <number:number number:decimal-places="2" loext:min-decimal-places="2" number:min-integer-digits="1" number:grouping="true"/>
      <style:map style:condition="value()&gt;=0" style:apply-style-name="N122P0"/>
    </number:currency-style>
    <number:date-style style:name="N123">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24">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25">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26">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27">
      <number:day number:calendar="jewish"/>
      <number:text> </number:text>
      <number:month number:calendar="jewish" number:style="long" number:textual="true"/>
      <number:text> </number:text>
      <number:year number:calendar="jewish" number:style="long"/>
    </number:date-style>
    <number:date-style style:name="N128">
      <number:month number:calendar="jewish" number:style="long" number:textual="true"/>
      <number:text> </number:text>
      <number:day number:calendar="jewish"/>
      <number:text> </number:text>
      <number:year number:calendar="jewish" number:style="long"/>
    </number:date-style>
    <number:date-style style:name="N129">
      <number:day number:calendar="jewish"/>
      <number:text> </number:text>
      <number:month number:calendar="jewish" number:style="long" number:textual="true"/>
    </number:date-style>
    <number:date-style style:name="N130">
      <number:month number:calendar="jewish" number:style="long" number:textual="true"/>
      <number:text> </number:text>
      <number:day number:calendar="jewish"/>
    </number:date-style>
    <number:date-style style:name="N131">
      <number:month number:calendar="jewish" number:style="long" number:textual="true"/>
      <number:text> </number:text>
      <number:year number:calendar="jewish" number:style="long"/>
    </number:date-style>
    <number:date-style style:name="N132">
      <number:month number:calendar="jewish" number:style="long" number:textual="true"/>
    </number:date-style>
    <style:default-page-layout>
      <style:page-layout-properties style:writing-mode="lr-tb" style:layout-grid-standard-mode="true"/>
    </style:default-page-layout>
  </office:styles>
  <office:automatic-styles>
    <style:style style:name="MP1" style:family="paragraph" style:parent-style-name="Header">
      <style:text-properties officeooo:rsid="00098d19" officeooo:paragraph-rsid="00098d19"/>
    </style:style>
    <style:style style:name="MP2" style:family="paragraph" style:parent-style-name="Standard">
      <style:paragraph-properties fo:text-align="center" style:justify-single-word="false" style:writing-mode="lr-tb"/>
      <style:text-properties fo:language="en" fo:country="US" officeooo:paragraph-rsid="00098d19"/>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Footer_20_left"/>
      </style:header>
      <loext:header-first>
        <text:p text:style-name="MP1"/>
      </loext:header-first>
      <style:footer>
        <text:p text:style-name="Footer"><text:page-number text:select-page="current">37</text:page-number></text:p>
      </style:footer>
      <loext:footer-first>
        <text:p text:style-name="MP2">Everything you need to enjoy your own adventure</text:p>
      </loext:footer-first>
    </style:master-page>
    <style:master-page style:name="Converted1" style:page-layout-name="Mpm2"/>
    <style:master-page style:name="Converted2" style:page-layout-name="Mpm2"/>
    <style:master-page style:name="First_20_Page" style:display-name="First Page" style:page-layout-name="Mpm3" style:next-style-name="Standard"/>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editing-duration>P1DT2H10M11S</meta:editing-duration>
    <meta:editing-cycles>526</meta:editing-cycles>
    <meta:generator>LibreOffice/6.4.7.2$Linux_X86_64 LibreOffice_project/40$Build-2</meta:generator>
    <dc:date>2022-03-04T15:53:02.562864924</dc:date>
    <meta:document-statistic meta:table-count="9" meta:image-count="16" meta:object-count="0" meta:page-count="41" meta:paragraph-count="707" meta:word-count="11254" meta:character-count="62750" meta:non-whitespace-character-count="52384"/>
  </office:meta>
</office:document-meta>
</file>